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1.9075in"/>
    </style:style>
    <style:style style:name="co4" style:family="table-column">
      <style:table-column-properties fo:break-before="auto" style:column-width="1.75in"/>
    </style:style>
    <style:style style:name="co5" style:family="table-column">
      <style:table-column-properties fo:break-before="auto" style:column-width="1.5492in"/>
    </style:style>
    <style:style style:name="co6" style:family="table-column">
      <style:table-column-properties fo:break-before="auto" style:column-width="2.3465in"/>
    </style:style>
    <style:style style:name="co7" style:family="table-column">
      <style:table-column-properties fo:break-before="auto" style:column-width="2.5965in"/>
    </style:style>
    <style:style style:name="co8" style:family="table-column">
      <style:table-column-properties fo:break-before="auto" style:column-width="2.4299in"/>
    </style:style>
    <style:style style:name="co9" style:family="table-column">
      <style:table-column-properties fo:break-before="auto" style:column-width="1.5965in"/>
    </style:style>
    <style:style style:name="co10" style:family="table-column">
      <style:table-column-properties fo:break-before="auto" style:column-width="2.2909in"/>
    </style:style>
    <style:style style:name="co11" style:family="table-column">
      <style:table-column-properties fo:break-before="auto" style:column-width="1.1799in"/>
    </style:style>
    <style:style style:name="co12" style:family="table-column">
      <style:table-column-properties fo:break-before="auto" style:column-width="3.1244in"/>
    </style:style>
    <style:style style:name="co13" style:family="table-column">
      <style:table-column-properties fo:break-before="auto" style:column-width="1.0547in"/>
    </style:style>
    <style:style style:name="co14" style:family="table-column">
      <style:table-column-properties fo:break-before="auto" style:column-width="1.2909in"/>
    </style:style>
    <style:style style:name="co15" style:family="table-column">
      <style:table-column-properties fo:break-before="auto" style:column-width="1.3882in"/>
    </style:style>
    <style:style style:name="co16" style:family="table-column">
      <style:table-column-properties fo:break-before="auto" style:column-width="1.3465in"/>
    </style:style>
    <style:style style:name="co17" style:family="table-column">
      <style:table-column-properties fo:break-before="auto" style:column-width="1.4161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1.0134in"/>
    </style:style>
    <style:style style:name="co21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0272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0.6382in"/>
    </style:style>
    <style:style style:name="co25" style:family="table-column">
      <style:table-column-properties fo:break-before="auto" style:column-width="1.0689in"/>
    </style:style>
    <style:style style:name="co26" style:family="table-column">
      <style:table-column-properties fo:break-before="auto" style:column-width="4.9299in"/>
    </style:style>
    <style:style style:name="co27" style:family="table-column">
      <style:table-column-properties fo:break-before="auto" style:column-width="1.152in"/>
    </style:style>
    <style:style style:name="co28" style:family="table-column">
      <style:table-column-properties fo:break-before="auto" style:column-width="1.1937in"/>
    </style:style>
    <style:style style:name="co29" style:family="table-column">
      <style:table-column-properties fo:break-before="auto" style:column-width="1.0409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2.4161in"/>
    </style:style>
    <style:style style:name="co32" style:family="table-column">
      <style:table-column-properties fo:break-before="auto" style:column-width="2.6661in"/>
    </style:style>
    <style:style style:name="co33" style:family="table-column">
      <style:table-column-properties fo:break-before="auto" style:column-width="3.6102in"/>
    </style:style>
    <style:style style:name="co34" style:family="table-column">
      <style:table-column-properties fo:break-before="auto" style:column-width="1.1382in"/>
    </style:style>
    <style:style style:name="co35" style:family="table-column">
      <style:table-column-properties fo:break-before="auto" style:column-width="0.8882in"/>
    </style:style>
    <style:style style:name="co36" style:family="table-column">
      <style:table-column-properties fo:break-before="auto" style:column-width="0.9437in"/>
    </style:style>
    <style:style style:name="co37" style:family="table-column">
      <style:table-column-properties fo:break-before="auto" style:column-width="1.5827in"/>
    </style:style>
    <style:style style:name="co38" style:family="table-column">
      <style:table-column-properties fo:break-before="auto" style:column-width="1.2492in"/>
    </style:style>
    <style:style style:name="co39" style:family="table-column">
      <style:table-column-properties fo:break-before="auto" style:column-width="1.2772in"/>
    </style:style>
    <style:style style:name="co40" style:family="table-column">
      <style:table-column-properties fo:break-before="auto" style:column-width="0.8327in"/>
    </style:style>
    <style:style style:name="co41" style:family="table-column">
      <style:table-column-properties fo:break-before="auto" style:column-width="1.7075in"/>
    </style:style>
    <style:style style:name="co42" style:family="table-column">
      <style:table-column-properties fo:break-before="auto" style:column-width="1.2354in"/>
    </style:style>
    <style:style style:name="co43" style:family="table-column">
      <style:table-column-properties fo:break-before="auto" style:column-width="1.1102in"/>
    </style:style>
    <style:style style:name="co44" style:family="table-column">
      <style:table-column-properties fo:break-before="auto" style:column-width="1.4854in"/>
    </style:style>
    <style:style style:name="co45" style:family="table-column">
      <style:table-column-properties fo:break-before="auto" style:column-width="1.5134in"/>
    </style:style>
    <style:style style:name="co46" style:family="table-column">
      <style:table-column-properties fo:break-before="auto" style:column-width="1.7492in"/>
    </style:style>
    <style:style style:name="co47" style:family="table-column">
      <style:table-column-properties fo:break-before="auto" style:column-width="1.4717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302in" fo:break-before="auto" style:use-optimal-row-height="false"/>
    </style:style>
    <style:style style:name="ro3" style:family="table-row">
      <style:table-row-properties style:row-height="0.5102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8957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8854in" fo:break-before="auto" style:use-optimal-row-height="false"/>
    </style:style>
    <style:style style:name="ro8" style:family="table-row">
      <style:table-row-properties style:row-height="0.5417in" fo:break-before="auto" style:use-optimal-row-height="false"/>
    </style:style>
    <style:style style:name="ro9" style:family="table-row">
      <style:table-row-properties style:row-height="0.2917in" fo:break-before="auto" style:use-optimal-row-height="false"/>
    </style:style>
    <style:style style:name="ro10" style:family="table-row">
      <style:table-row-properties style:row-height="0.552in" fo:break-before="auto" style:use-optimal-row-height="false"/>
    </style:style>
    <style:style style:name="ro11" style:family="table-row">
      <style:table-row-properties style:row-height="0.2811in" fo:break-before="auto" style:use-optimal-row-height="false"/>
    </style:style>
    <style:style style:name="ro12" style:family="table-row">
      <style:table-row-properties style:row-height="0.5209in" fo:break-before="auto" style:use-optimal-row-height="false"/>
    </style:style>
    <style:style style:name="ro13" style:family="table-row">
      <style:table-row-properties style:row-height="0.2689in" fo:break-before="auto" style:use-optimal-row-height="fals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1665in" fo:break-before="auto" style:use-optimal-row-height="false"/>
    </style:style>
    <style:style style:name="ro17" style:family="table-row">
      <style:table-row-properties style:row-height="0.1874in" fo:break-before="auto" style:use-optimal-row-height="false"/>
    </style:style>
    <style:style style:name="ro18" style:family="table-row">
      <style:table-row-properties style:row-height="0.219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head">
      <style:table-properties table:display="true" style:writing-mode="lr-tb"/>
    </style:style>
    <style:style style:name="ta3" style:family="table" style:master-page-name="PageStyle_5f_torso">
      <style:table-properties table:display="true" style:writing-mode="lr-tb"/>
    </style:style>
    <style:style style:name="ta4" style:family="table" style:master-page-name="PageStyle_5f_left_5f_arm">
      <style:table-properties table:display="true" style:writing-mode="lr-tb"/>
    </style:style>
    <style:style style:name="ta5" style:family="table" style:master-page-name="PageStyle_5f_left_5f_hand">
      <style:table-properties table:display="true" style:writing-mode="lr-tb"/>
    </style:style>
    <style:style style:name="ta6" style:family="table" style:master-page-name="PageStyle_5f_right_5f_arm">
      <style:table-properties table:display="true" style:writing-mode="lr-tb"/>
    </style:style>
    <style:style style:name="ta7" style:family="table" style:master-page-name="PageStyle_5f_right_5f_hand">
      <style:table-properties table:display="true" style:writing-mode="lr-tb"/>
    </style:style>
    <style:style style:name="ta8" style:family="table" style:master-page-name="PageStyle_5f_left_5f_leg">
      <style:table-properties table:display="true" style:writing-mode="lr-tb"/>
    </style:style>
    <style:style style:name="ta9" style:family="table" style:master-page-name="PageStyle_5f_left_5f_lower_5f_leg">
      <style:table-properties table:display="true" style:writing-mode="lr-tb"/>
    </style:style>
    <style:style style:name="ta10" style:family="table" style:master-page-name="PageStyle_5f_right_5f_leg">
      <style:table-properties table:display="true" style:writing-mode="lr-tb"/>
    </style:style>
    <style:style style:name="ta11" style:family="table" style:master-page-name="PageStyle_5f_right_5f_lower_5f_leg">
      <style:table-properties table:display="true" style:writing-mode="lr-tb"/>
    </style:style>
    <style:style style:name="ta12" style:family="table" style:master-page-name="PageStyle_5f_robotmotorgui_5f_ini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1a1a1a" style:direction="ltr" fo:padding="0.028in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333333" style:direction="ltr" fo:padding="0.028in" fo:border-right="none" style:rotation-angle="0" style:rotation-align="none" style:shrink-to-fit="false" fo:border-top="0.74pt solid #333333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5f_BuiltIn_5f_Ba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333333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5f_BuiltIn_5f_Bad" style:data-style-name="N0">
      <style:table-cell-properties style:glyph-orientation-vertical="0" fo:border-bottom="0.74pt solid #333333" style:cell-protect="protected" style:print-content="true" style:diagonal-bl-tr="none" style:diagonal-tl-br="none" style:text-align-source="fix" style:repeat-content="false" fo:wrap-option="no-wrap" fo:border-left="0.74pt solid #333333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1.76pt solid #1a1a1a" style:direction="ltr" fo:padding="0.028in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order-bottom="1.76pt solid #1a1a1a" fo:background-color="#99cc00" style:diagonal-bl-tr="none" style:diagonal-tl-br="none" fo:border-left="1.76pt solid #1a1a1a" fo:padding="0.028in" fo:border-right="none" style:rotation-align="none" fo:border-top="1.76pt solid #1a1a1a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order-bottom="1.76pt solid #333333" fo:background-color="#99ccff" style:diagonal-bl-tr="none" style:diagonal-tl-br="none" fo:border-left="1.76pt solid #333333" fo:padding="0.028in" fo:border-right="none" style:rotation-align="none" fo:border-top="1.76pt solid #333333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1a1a1a" style:direction="ltr" fo:padding="0.028in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order-bottom="none" fo:background-color="#00ff00" style:diagonal-bl-tr="none" style:diagonal-tl-br="none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0.74pt solid #333333" fo:background-color="#00ff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1a1a1a" fo:padding="0.028in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74pt solid #1a1a1a" style:direction="ltr" fo:padding="0.028in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1a1a1a" style:direction="ltr" fo:padding="0.028in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333333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1a1a1a" fo:padding="0.028in" fo:border-right="1.76pt solid #1a1a1a" style:rotation-align="none" fo:border-top="1.76pt solid #1a1a1a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 style:data-style-name="N127">
      <style:table-cell-properties fo:border-bottom="1.76pt solid #1a1a1a" style:diagonal-bl-tr="none" style:diagonal-tl-br="none" fo:border-left="1.76pt solid #1a1a1a" fo:padding="0.028in" fo:border-right="1.76pt solid #1a1a1a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22" style:family="table-cell" style:parent-style-name="Default">
      <style:table-cell-properties fo:background-color="transparent" fo:padding="0.028in"/>
    </style:style>
    <style:style style:name="ce23" style:family="table-cell" style:parent-style-name="Default" style:data-style-name="N125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order-bottom="1.76pt solid #333333" fo:background-color="#99ccff" style:diagonal-bl-tr="none" style:diagonal-tl-br="none" fo:border-left="none" fo:padding="0.028in" fo:border-right="none" style:rotation-align="none" fo:border-top="1.76pt solid #333333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 style:data-style-name="N125">
      <style:table-cell-properties fo:border-bottom="none" fo:background-color="#ffff00" style:diagonal-bl-tr="none" style:diagonal-tl-br="none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 style:data-style-name="N125">
      <style:table-cell-properties fo:background-color="#ffff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125">
      <style:table-cell-properties fo:border-bottom="0.74pt solid #333333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 style:data-style-name="N125">
      <style:table-cell-properties fo:border-bottom="0.74pt solid #333333" fo:background-color="#ffff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Normal_20_3">
      <style:table-cell-properties fo:background-color="#ffff00" fo:padding="0.028in"/>
    </style:style>
    <style:style style:name="ce31" style:family="table-cell" style:parent-style-name="Normal_20_3">
      <style:table-cell-properties fo:border-bottom="0.74pt solid #333333" fo:background-color="#ffff00" style:diagonal-bl-tr="none" style:diagonal-tl-br="none" fo:border-left="none" fo:padding="0.028in" fo:border-right="none" style:rotation-align="none" fo:border-top="none"/>
    </style:style>
    <style:style style:name="ce32" style:family="table-cell" style:parent-style-name="Default" style:data-style-name="N125">
      <style:table-cell-properties fo:background-color="#ffff00" style:diagonal-bl-tr="none" style:diagonal-tl-br="none" fo:border="0.74pt solid #1a1a1a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Default" style:data-style-name="N125">
      <style:table-cell-properties fo:border-bottom="none" style:diagonal-bl-tr="none" style:diagonal-tl-br="none" fo:background-color="transparent" fo:border-left="0.74pt solid #1a1a1a" fo:padding="0.028in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125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74pt solid #1a1a1a" style:direction="ltr" fo:padding="0.028in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 style:data-style-name="N125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1a1a1a" style:direction="ltr" fo:padding="0.028in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1.76pt solid #1a1a1a" fo:padding="0.028in" fo:border-right="none" style:rotation-align="none" fo:border-top="1.76pt solid #1a1a1a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1a1a1a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00ff00" style:diagonal-bl-tr="none" style:diagonal-tl-br="none" fo:border="0.06pt solid #000000" fo:padding="0.028in" style:rotation-align="none"/>
    </style:style>
    <style:style style:name="ce40" style:family="table-cell" style:parent-style-name="Default">
      <style:table-cell-properties fo:background-color="#ffff00" style:diagonal-bl-tr="none" style:diagonal-tl-br="none" fo:border="0.06pt solid #000000" fo:padding="0.028in" style:rotation-align="none"/>
    </style:style>
    <style:style style:name="ce41" style:family="table-cell" style:parent-style-name="Default">
      <style:table-cell-properties fo:background-color="#ffcc00" fo:padding="0.028in"/>
    </style:style>
    <style:style style:name="ce42" style:family="table-cell" style:parent-style-name="Default">
      <style:table-cell-properties fo:background-color="#ff0000" style:diagonal-bl-tr="none" style:diagonal-tl-br="none" fo:border="0.06pt solid #000000" fo:padding="0.028in" style:rotation-align="none"/>
    </style:style>
    <style:style style:name="ce43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44" style:family="table-cell" style:parent-style-name="Default">
      <style:table-cell-properties fo:background-color="#ffffff" fo:padding="0.028in"/>
    </style:style>
    <style:style style:name="ce45" style:family="table-cell" style:parent-style-name="Default" style:data-style-name="N125">
      <style:table-cell-properties fo:border-bottom="none" fo:background-color="#ff0000" style:diagonal-bl-tr="none" style:diagonal-tl-br="none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 style:data-style-name="N125">
      <style:table-cell-properties fo:background-color="#ff00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7" style:family="table-cell" style:parent-style-name="Default" style:data-style-name="N125">
      <style:table-cell-properties fo:border-bottom="0.74pt solid #333333" fo:background-color="#ff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8" style:family="table-cell" style:parent-style-name="Default">
      <style:table-cell-properties fo:background-color="#ff00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Default" style:data-style-name="N2">
      <style:table-cell-properties fo:background-color="#ff00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333333" fo:background-color="#ff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1.76pt solid #1a1a1a"/>
    </style:style>
    <style:style style:name="ce53" style:family="table-cell" style:parent-style-name="Default">
      <style:table-cell-properties fo:border-bottom="1.76pt solid #333333" fo:background-color="#99ccff" style:diagonal-bl-tr="none" style:diagonal-tl-br="none" fo:border-left="none" fo:padding="0.028in" fo:border-right="none" style:rotation-align="none" fo:border-top="1.76pt solid #333333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1a1a1a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 style:data-style-name="N125">
      <style:table-cell-properties fo:border-bottom="none" fo:background-color="#ff0000" style:diagonal-bl-tr="none" style:diagonal-tl-br="none" fo:border-left="0.74pt solid #333333" fo:padding="0.028in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6" style:family="table-cell" style:parent-style-name="Default" style:data-style-name="N125">
      <style:table-cell-properties fo:border-bottom="none" fo:background-color="#ff0000" style:diagonal-bl-tr="none" style:diagonal-tl-br="none" fo:border-left="0.74pt solid #333333" fo:padding="0.028in" fo:border-right="0.74pt solid #333333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7" style:family="table-cell" style:parent-style-name="Default" style:data-style-name="N125">
      <style:table-cell-properties fo:border-bottom="0.74pt solid #333333" fo:background-color="#ff0000" style:diagonal-bl-tr="none" style:diagonal-tl-br="none" fo:border-left="0.74pt solid #333333" fo:padding="0.028in" fo:border-right="0.74pt solid #333333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8" style:family="table-cell" style:parent-style-name="Default" style:data-style-name="N125">
      <style:table-cell-properties fo:border-bottom="none" style:diagonal-bl-tr="none" style:diagonal-tl-br="none" fo:border-left="0.74pt solid #1a1a1a" fo:padding="0.028in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9" style:family="table-cell" style:parent-style-name="Default">
      <style:table-cell-properties fo:background-color="transparent" fo:padding="0.028in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25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74pt solid #1a1a1a" style:direction="ltr" fo:padding="0.028in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1" style:family="table-cell" style:parent-style-name="Default" style:data-style-name="N125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1a1a1a" style:direction="ltr" fo:padding="0.028in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2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1.76pt solid #1a1a1a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333333" style:direction="ltr" fo:padding="0.028in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0.74pt solid #333333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9" style:family="table-cell" style:parent-style-name="Default">
      <style:table-cell-properties fo:border-bottom="0.74pt solid #333333" style:diagonal-bl-tr="none" style:diagonal-tl-br="none" fo:background-color="transparent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0" style:family="table-cell" style:parent-style-name="Default">
      <style:table-cell-properties fo:background-color="#ffcc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" style:family="table-cell" style:parent-style-name="Default">
      <style:table-cell-properties fo:border-bottom="0.74pt solid #333333" fo:background-color="#ffcc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" style:family="table-cell" style:parent-style-name="Default" style:data-style-name="N125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3" style:family="table-cell" style:parent-style-name="Default" style:data-style-name="N125">
      <style:table-cell-properties fo:background-color="#ffcc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1.76pt solid #1a1a1a"/>
    </style:style>
    <style:style style:name="ce75" style:family="table-cell" style:parent-style-name="Default">
      <style:table-cell-properties style:diagonal-bl-tr="none" style:diagonal-tl-br="none" fo:border="none" fo:padding="0.028in" style:rotation-align="none"/>
    </style:style>
    <style:style style:name="ce76" style:family="table-cell" style:parent-style-name="Default">
      <style:table-cell-properties fo:border-bottom="none" style:diagonal-bl-tr="none" style:diagonal-tl-br="none" fo:background-color="transparent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7" style:family="table-cell" style:parent-style-name="Default">
      <style:table-cell-properties fo:border-bottom="0.74pt solid #333333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8" style:family="table-cell" style:parent-style-name="Default">
      <style:table-cell-properties fo:background-color="#ffff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Default">
      <style:table-cell-properties fo:border-bottom="0.74pt solid #333333" fo:background-color="#ffff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333333"/>
    </style:style>
    <style:style style:name="ce81" style:family="table-cell" style:parent-style-name="Default">
      <style:table-cell-properties fo:border-bottom="0.74pt solid #333333" style:diagonal-bl-tr="none" style:diagonal-tl-br="none" fo:border-left="none" fo:padding="0.028in" fo:border-right="none" style:rotation-align="none" fo:border-top="none"/>
    </style:style>
    <style:style style:name="ce82" style:family="table-cell" style:parent-style-name="Default">
      <style:table-cell-properties fo:border-bottom="none" style:diagonal-bl-tr="none" style:diagonal-tl-br="none" fo:border-left="none" fo:padding="0.028in" fo:border-right="1.76pt solid #1a1a1a" style:rotation-align="none" fo:border-top="1.76pt solid #1a1a1a"/>
    </style:style>
    <style:style style:name="ce83" style:family="table-cell" style:parent-style-name="Default">
      <style:table-cell-properties fo:border-bottom="none" fo:background-color="#ff0000" style:diagonal-bl-tr="none" style:diagonal-tl-br="none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4" style:family="table-cell" style:parent-style-name="Default">
      <style:table-cell-properties fo:border-bottom="0.74pt solid #333333" fo:background-color="#ff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5" style:family="table-cell" style:parent-style-name="Default" style:data-style-name="N126">
      <style:table-cell-properties fo:border-bottom="none" fo:background-color="#ff0000" style:diagonal-bl-tr="none" style:diagonal-tl-br="none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6" style:family="table-cell" style:parent-style-name="Default" style:data-style-name="N126">
      <style:table-cell-properties fo:background-color="#ff00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Default" style:data-style-name="N126">
      <style:table-cell-properties fo:border-bottom="0.74pt solid #333333" fo:background-color="#ff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8" style:family="table-cell" style:parent-style-name="Default" style:data-style-name="N126">
      <style:table-cell-properties fo:border-bottom="none" style:diagonal-bl-tr="none" style:diagonal-tl-br="none" fo:background-color="transparent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9" style:family="table-cell" style:parent-style-name="Default" style:data-style-name="N126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Default" style:data-style-name="N126">
      <style:table-cell-properties fo:border-bottom="0.74pt solid #333333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1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2" style:family="table-cell" style:parent-style-name="Default" style:data-style-name="N2">
      <style:table-cell-properties fo:border-bottom="0.74pt solid #333333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33333" style:direction="ltr" fo:padding="0.028in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4" style:family="table-cell" style:parent-style-name="Default" style:data-style-name="N2">
      <style:table-cell-properties fo:border-bottom="none" style:diagonal-bl-tr="none" style:diagonal-tl-br="none" fo:background-color="transparent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5" style:family="table-cell" style:parent-style-name="Default" style:data-style-name="N125">
      <style:table-cell-properties fo:border-bottom="none" style:diagonal-bl-tr="none" style:diagonal-tl-br="none" fo:background-color="transparent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33333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7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8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9" style:family="table-cell" style:parent-style-name="Default" style:data-style-name="N1">
      <style:table-cell-properties style:glyph-orientation-vertical="0" fo:border-bottom="0.74pt solid #333333" fo:background-color="#ff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0.74pt solid #333333" fo:background-color="#ff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1" style:family="table-cell" style:parent-style-name="Default" style:data-style-name="N1">
      <style:table-cell-properties fo:background-color="#ff00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2" style:family="table-cell" style:parent-style-name="Default" style:data-style-name="N1">
      <style:table-cell-properties fo:border-bottom="0.74pt solid #333333" fo:background-color="#ff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3" style:family="table-cell" style:parent-style-name="Default" style:data-style-name="N2">
      <style:table-cell-properties fo:border-bottom="none" fo:background-color="#ffcc00" style:diagonal-bl-tr="none" style:diagonal-tl-br="none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4" style:family="table-cell" style:parent-style-name="Default" style:data-style-name="N2">
      <style:table-cell-properties fo:background-color="#ffcc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5" style:family="table-cell" style:parent-style-name="Default">
      <style:table-cell-properties fo:background-color="#ffcc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  <style:map style:condition="cell-content()!=INDIRECT(&quot;Dummy_for_Comparison1!&quot;&amp;ADDRESS(ROW();COLUMN()))" style:apply-style-name="Excel_5f_CondFormat_5f_1_5f_2_5f_1" style:base-cell-address="Sheet1.P8"/>
    </style:style>
    <style:style style:name="ce106" style:family="table-cell" style:parent-style-name="Default">
      <style:table-cell-properties fo:border-bottom="0.74pt solid #333333" fo:background-color="#ffcc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  <style:map style:condition="cell-content()!=INDIRECT(&quot;Dummy_for_Comparison1!&quot;&amp;ADDRESS(ROW();COLUMN()))" style:apply-style-name="Excel_5f_CondFormat_5f_1_5f_2_5f_1" style:base-cell-address="Sheet1.P8"/>
    </style:style>
    <style:style style:name="ce107" style:family="table-cell" style:parent-style-name="Default" style:data-style-name="N2">
      <style:table-cell-properties fo:border-bottom="0.74pt solid #333333" fo:background-color="#ffcc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8" style:family="table-cell" style:parent-style-name="Default">
      <style:table-cell-properties fo:border-bottom="none" fo:background-color="#ffcc00" style:diagonal-bl-tr="none" style:diagonal-tl-br="none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  <style:map style:condition="cell-content()!=INDIRECT(&quot;Dummy_for_Comparison1!&quot;&amp;ADDRESS(ROW();COLUMN()))" style:apply-style-name="Excel_5f_CondFormat_5f_1_5f_1_5f_1" style:base-cell-address="Sheet1.Q4"/>
    </style:style>
    <style:style style:name="ce109" style:family="table-cell" style:parent-style-name="Default">
      <style:table-cell-properties fo:background-color="#ffcc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  <style:map style:condition="cell-content()!=INDIRECT(&quot;Dummy_for_Comparison1!&quot;&amp;ADDRESS(ROW();COLUMN()))" style:apply-style-name="Excel_5f_CondFormat_5f_1_5f_1_5f_1" style:base-cell-address="Sheet1.Q4"/>
    </style:style>
    <style:style style:name="ce110" style:family="table-cell" style:parent-style-name="Default" style:data-style-name="N125">
      <style:table-cell-properties fo:background-color="#ffcc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  <style:map style:condition="cell-content()!=INDIRECT(&quot;Dummy_for_Comparison1!&quot;&amp;ADDRESS(ROW();COLUMN()))" style:apply-style-name="Excel_5f_CondFormat_5f_1_5f_1_5f_1" style:base-cell-address="Sheet1.Q4"/>
    </style:style>
    <style:style style:name="ce111" style:family="table-cell" style:parent-style-name="Default" style:data-style-name="N125">
      <style:table-cell-properties fo:border-bottom="0.74pt solid #333333" fo:background-color="#ffcc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  <style:map style:condition="cell-content()!=INDIRECT(&quot;Dummy_for_Comparison1!&quot;&amp;ADDRESS(ROW();COLUMN()))" style:apply-style-name="Excel_5f_CondFormat_5f_1_5f_1_5f_1" style:base-cell-address="Sheet1.Q4"/>
    </style:style>
    <style:style style:name="ce112" style:family="table-cell" style:parent-style-name="Default">
      <style:table-cell-properties fo:padding="0.028in"/>
      <style:map style:condition="cell-content()!=INDIRECT(&quot;Dummy_for_Comparison1!&quot;&amp;ADDRESS(ROW();COLUMN()))" style:apply-style-name="Excel_5f_CondFormat_5f_1_5f_3_5f_1" style:base-cell-address="Sheet1.Q97"/>
    </style:style>
    <style:style style:name="ce113" style:family="table-cell" style:parent-style-name="Default">
      <style:table-cell-properties fo:padding="0.028in"/>
      <style:map style:condition="cell-content()!=INDIRECT(&quot;Dummy_for_Comparison1!&quot;&amp;ADDRESS(ROW();COLUMN()))" style:apply-style-name="Excel_5f_CondFormat_5f_1_5f_4_5f_1" style:base-cell-address="Sheet1.Q101"/>
    </style:style>
    <style:style style:name="ce114" style:family="table-cell" style:parent-style-name="Default">
      <style:table-cell-properties fo:padding="0.028in"/>
      <style:map style:condition="cell-content()!=INDIRECT(&quot;Dummy_for_Comparison1!&quot;&amp;ADDRESS(ROW();COLUMN()))" style:apply-style-name="Excel_5f_CondFormat_5f_1_5f_5_5f_1" style:base-cell-address="Sheet1.Q105"/>
    </style:style>
    <style:style style:name="ce115" style:family="table-cell" style:parent-style-name="Default" style:data-style-name="N125">
      <style:table-cell-properties fo:border-bottom="0.74pt solid #333333" fo:background-color="#ffcc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6" style:family="table-cell" style:parent-style-name="Default" style:data-style-name="N2">
      <style:table-cell-properties fo:border-bottom="none" fo:background-color="#ffff00" style:diagonal-bl-tr="none" style:diagonal-tl-br="none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7" style:family="table-cell" style:parent-style-name="Default" style:data-style-name="N2">
      <style:table-cell-properties fo:background-color="#ffff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8" style:family="table-cell" style:parent-style-name="Default" style:data-style-name="N2">
      <style:table-cell-properties fo:border-bottom="0.74pt solid #333333" fo:background-color="#ffff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9" style:family="table-cell" style:parent-style-name="Default" style:data-style-name="N1">
      <style:table-cell-properties fo:border-bottom="none" style:diagonal-bl-tr="none" style:diagonal-tl-br="none" fo:background-color="transparent" fo:border-left="none" fo:padding="0.028in" fo:border-right="none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0" style:family="table-cell" style:parent-style-name="Default" style:data-style-name="N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1" style:family="table-cell" style:parent-style-name="Default" style:data-style-name="N1">
      <style:table-cell-properties fo:border-bottom="0.74pt solid #333333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2" style:family="table-cell" style:parent-style-name="Default">
      <style:table-cell-properties fo:border-bottom="1.76pt solid #333333" fo:background-color="#99ccff" style:diagonal-bl-tr="none" style:diagonal-tl-br="none" fo:border-left="none" fo:padding="0.028in" fo:border-right="1.76pt solid #333333" style:rotation-align="none" fo:border-top="1.76pt solid #333333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 style:data-style-name="N125">
      <style:table-cell-properties fo:border-bottom="none" style:diagonal-bl-tr="none" style:diagonal-tl-br="none" fo:background-color="transparent" fo:border-left="none" fo:padding="0.028in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4" style:family="table-cell" style:parent-style-name="Default" style:data-style-name="N125">
      <style:table-cell-properties fo:border-bottom="none" style:diagonal-bl-tr="none" style:diagonal-tl-br="none" fo:background-color="transparent" fo:border-left="none" fo:padding="0.028in" fo:border-right="0.74pt solid #333333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5" style:family="table-cell" style:parent-style-name="Default" style:data-style-name="N125">
      <style:table-cell-properties fo:border-bottom="0.74pt solid #333333" style:diagonal-bl-tr="none" style:diagonal-tl-br="none" fo:background-color="transparent" fo:border-left="none" fo:padding="0.028in" fo:border-right="0.74pt solid #333333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6" style:family="table-cell" style:parent-style-name="Default" style:data-style-name="N1">
      <style:table-cell-properties fo:border-bottom="none" style:diagonal-bl-tr="none" style:diagonal-tl-br="none" fo:background-color="transparent" fo:border-left="none" fo:padding="0.028in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7" style:family="table-cell" style:parent-style-name="Default" style:data-style-name="N1">
      <style:table-cell-properties fo:border-bottom="none" style:diagonal-bl-tr="none" style:diagonal-tl-br="none" fo:background-color="transparent" fo:border-left="none" fo:padding="0.028in" fo:border-right="0.74pt solid #333333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8" style:family="table-cell" style:parent-style-name="Default" style:data-style-name="N1">
      <style:table-cell-properties fo:border-bottom="0.74pt solid #333333" style:diagonal-bl-tr="none" style:diagonal-tl-br="none" fo:background-color="transparent" fo:border-left="none" fo:padding="0.028in" fo:border-right="0.74pt solid #333333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3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4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7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8" style:family="table-cell" style:parent-style-name="Default" style:data-style-name="N0">
      <style:table-cell-properties style:glyph-orientation-vertical="0" fo:background-color="#ff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9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 style:data-style-name="N126">
      <style:table-cell-properties fo:padding="0.028in"/>
    </style:style>
    <style:style style:name="ce142" style:family="table-cell" style:parent-style-name="Default" style:data-style-name="N2">
      <style:table-cell-properties fo:padding="0.028in"/>
    </style:style>
    <style:style style:name="ce14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6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</style:style>
    <style:style style:name="ce147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style:diagonal-bl-tr="none" style:diagonal-tl-br="none" fo:background-color="transparent" fo:border="none" fo:padding="0.028in" style:rotation-align="none"/>
    </style:style>
    <style:style style:name="ce149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</style:style>
    <style:style style:name="ce1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5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 style:data-style-name="N128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0">
      <style:table-cell-properties style:diagonal-bl-tr="none" style:diagonal-tl-br="none" fo:border="none" fo:padding="0.028in" style:rotation-align="none"/>
    </style:style>
    <style:style style:name="ce156" style:family="table-cell" style:parent-style-name="Default" style:data-style-name="N1">
      <style:table-cell-properties style:diagonal-bl-tr="none" style:diagonal-tl-br="none" fo:background-color="transparent" fo:border="none" fo:padding="0.028in" style:rotation-align="none"/>
    </style:style>
    <style:style style:name="ce157" style:family="table-cell" style:parent-style-name="Default" style:data-style-name="N1">
      <style:table-cell-properties fo:padding="0.028in"/>
    </style:style>
    <style:style style:name="ce158" style:family="table-cell" style:parent-style-name="Default" style:data-style-name="N0">
      <style:table-cell-properties fo:padding="0.028in"/>
    </style:style>
    <style:style style:name="ce159" style:family="table-cell" style:parent-style-name="Default" style:data-style-name="N0">
      <style:table-cell-properties fo:background-color="#ff0000" fo:padding="0.028in"/>
    </style:style>
    <style:style style:name="ce160" style:family="table-cell" style:parent-style-name="Default" style:data-style-name="N128">
      <style:table-cell-properties fo:background-color="#c0c0c0" fo:padding="0.028in"/>
    </style:style>
    <style:style style:name="ce16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4" style:family="table-cell" style:parent-style-name="Default" style:data-style-name="N128">
      <style:table-cell-properties fo:padding="0.028in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 style:data-style-name="N0">
      <style:table-cell-properties fo:background-color="transparent" fo:padding="0.028in"/>
    </style:style>
    <style:style style:name="ce167" style:family="table-cell" style:parent-style-name="Default" style:data-style-name="N2">
      <style:table-cell-properties fo:background-color="transparent" fo:padding="0.028in"/>
    </style:style>
    <style:style style:name="ce168" style:family="table-cell" style:parent-style-name="Default" style:data-style-name="N100">
      <style:table-cell-properties fo:background-color="transparent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00" fo:padding="0.028in"/>
    </style:style>
    <style:style style:name="ce1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72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2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4pt" fo:font-weight="bold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style:font-weight-asian="bold" style:font-weight-complex="bold" fo:font-style="italic" style:font-style-asian="italic" style:font-style-complex="italic"/>
    </style:style>
    <style:style style:name="T3" style:family="text">
      <style:text-properties style:use-window-font-color="true" style:font-name="Calibri" fo:font-size="14pt" fo:font-weight="bold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style:font-weight-asian="bold" style:font-weight-complex="bold" fo:font-style="normal" style:font-style-asian="normal" style:font-style-complex="normal"/>
    </style:style>
    <style:style style:name="T4" style:family="text">
      <style:text-properties style:use-window-font-color="true" style:font-name="Times New Roman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Times New Roman" fo:font-size="14pt" fo:font-weight="bold" style:text-underline-style="none" style:text-underline-color="font-color" style:text-line-through-type="none" style:text-outline="false" fo:text-shadow="none" style:text-position="0% 100%" style:font-name-complex="Times New Roman" style:font-size-asian="14pt" style:font-size-complex="14pt" style:font-weight-asian="bold" style:font-weight-complex="bold" fo:font-style="italic" style:font-style-asian="italic" style:font-style-complex="italic"/>
    </style:style>
    <style:style style:name="T6" style:family="text">
      <style:text-properties style:use-window-font-color="true" style:font-name="Times New Roman" fo:font-size="14pt" fo:font-weight="bold" style:text-underline-style="none" style:text-underline-color="font-color" style:text-line-through-type="none" style:text-outline="false" fo:text-shadow="none" style:text-position="0% 100%" style:font-name-complex="Times New Roman" style:font-size-asian="14pt" style:font-size-complex="14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()&gt;=0" table:allow-empty-cell="true" table:base-cell-address="Sheet1.C4">
          <table:help-message table:title="THIS VALUE MUST BE POSITIVE" table:display="true">
            <text:p>THIS VALUE MUST BE POSITIVE</text:p>
          </table:help-message>
          <table:error-message table:message-type="stop" table:title="THIS VALUE MUST BE POSITIVE" table:display="true">
            <text:p>THIS VALUE MUST BE POSITIVE</text:p>
          </table:error-message>
        </table:content-validation>
        <table:content-validation table:name="val2" table:condition="of:cell-content-is-whole-number() and cell-content()&gt;=0" table:allow-empty-cell="true" table:base-cell-address="Sheet1.I26">
          <table:help-message table:title="THIS NUMBER MUST BE POSITIVE" table:display="true">
            <text:p>THIS NUMBER MUST BE POSITIVE</text:p>
          </table:help-message>
          <table:error-message table:message-type="stop" table:title="THIS NUMBER MUST BE POSITIVE" table:display="true">
            <text:p>THIS NUMBER MUST BE POSITIVE</text:p>
          </table:error-message>
        </table:content-validation>
      </table:content-validation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1" form:id="control1" form:label="Generate Torso  files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2" form:id="control2" form:label="Generate Head files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4" form:control-implementation="ooo:com.sun.star.form.component.CommandButton" xml:id="control3" form:id="control3" form:label="Generate Left Arm  files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6" form:control-implementation="ooo:com.sun.star.form.component.CommandButton" xml:id="control4" form:id="control4" form:label="Generate Right Arm files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9" form:control-implementation="ooo:com.sun.star.form.component.CommandButton" xml:id="control5" form:id="control5" form:label="Generate robotMotorGui.ini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6" form:id="control6" form:label="Generate Left_leg and Right_leg  files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8" form:control-implementation="ooo:com.sun.star.form.component.CommandButton" xml:id="control7" form:id="control7" form:label="&gt;&gt;&gt; Generate All NEW - USE THIS &lt;&lt;&lt;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44"/>
        <table:table-column table:style-name="co4" table:default-cell-style-name="ce44"/>
        <table:table-column table:style-name="co5" table:default-cell-style-name="ce62"/>
        <table:table-column table:style-name="co6" table:default-cell-style-name="ce6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Default"/>
        <table:table-column table:style-name="co24" table:default-cell-style-name="ce1"/>
        <table:table-column table:style-name="co25" table:number-columns-repeated="2" table:default-cell-style-name="ce1"/>
        <table:table-column table:style-name="co23" table:number-columns-repeated="996" table:default-cell-style-name="Default"/>
        <table:table-row table:style-name="ro1">
          <table:table-cell/>
          <table:table-cell table:style-name="ce9"/>
          <table:table-cell table:style-name="ce23" table:number-columns-repeated="4"/>
          <table:table-cell table:style-name="ce66"/>
          <table:table-cell table:style-name="ce23" table:number-columns-repeated="2"/>
          <table:table-cell table:style-name="ce66" table:number-columns-repeated="8"/>
          <table:table-cell table:style-name="ce23" table:number-columns-repeated="3"/>
          <table:table-cell table:number-columns-repeated="1004"/>
        </table:table-row>
        <table:table-row table:style-name="ro2">
          <table:table-cell/>
          <table:table-cell table:style-name="ce10" office:value-type="string" calcext:value-type="string">
            <text:p>HEAD V2</text:p>
          </table:table-cell>
          <table:table-cell table:style-name="ce24" table:number-columns-repeated="2"/>
          <table:table-cell table:style-name="ce53" table:number-columns-repeated="2"/>
          <table:table-cell table:style-name="ce24" table:number-columns-repeated="22"/>
          <table:table-cell table:style-name="ce122"/>
          <table:table-cell table:number-columns-repeated="995"/>
        </table:table-row>
        <table:table-row table:style-name="ro3">
          <table:table-cell table:style-name="ce2" office:value-type="string" calcext:value-type="string">
            <text:p>JOINT ini file</text:p>
          </table:table-cell>
          <table:table-cell table:style-name="ce11" office:value-type="string" calcext:value-type="string">
            <text:p>JOINT</text:p>
          </table:table-cell>
          <table:table-cell table:style-name="ce11" office:value-type="string" calcext:value-type="string">
            <text:p>|value_read_at_zeros|</text:p>
          </table:table-cell>
          <table:table-cell table:style-name="ce11" office:value-type="string" calcext:value-type="string">
            <text:p>zeros</text:p>
          </table:table-cell>
          <table:table-cell table:style-name="ce54" office:value-type="string" calcext:value-type="string">
            <text:p><text:span text:style-name="T1">|</text:span><text:span text:style-name="T2">value_read_at_zeros</text:span><text:span text:style-name="T3">(i)|-|Zeros(i)|</text:span></text:p>
          </table:table-cell>
          <table:table-cell table:style-name="ce65" office:value-type="string" calcext:value-type="string">
            <text:p>Formula</text:p>
          </table:table-cell>
          <table:table-cell table:style-name="ce65" office:value-type="string" calcext:value-type="string">
            <text:p>Min </text:p>
          </table:table-cell>
          <table:table-cell table:style-name="ce65" office:value-type="string" calcext:value-type="string">
            <text:p>Max</text:p>
          </table:table-cell>
          <table:table-cell table:style-name="ce65" office:value-type="string" calcext:value-type="string">
            <text:p>Vmin</text:p>
          </table:table-cell>
          <table:table-cell table:style-name="ce65" office:value-type="string" calcext:value-type="string">
            <text:p>Vmax</text:p>
          </table:table-cell>
          <table:table-cell table:style-name="ce65" office:value-type="string" calcext:value-type="string">
            <text:p>Encoders </text:p>
          </table:table-cell>
          <table:table-cell table:style-name="ce65" office:value-type="string" calcext:value-type="string">
            <text:p>Notes</text:p>
          </table:table-cell>
          <table:table-cell table:style-name="ce93" table:number-columns-repeated="2"/>
          <table:table-cell table:style-name="ce65" office:value-type="string" calcext:value-type="string">
            <text:p>Calibration Type</text:p>
          </table:table-cell>
          <table:table-cell table:style-name="ce65" office:value-type="string" calcext:value-type="string">
            <text:p>Calilbration 1</text:p>
          </table:table-cell>
          <table:table-cell table:style-name="ce65" office:value-type="string" calcext:value-type="string">
            <text:p>Calilbration 2</text:p>
          </table:table-cell>
          <table:table-cell table:style-name="ce65" office:value-type="string" calcext:value-type="string">
            <text:p>Calilbration 3</text:p>
          </table:table-cell>
          <table:table-cell table:style-name="ce65" office:value-type="string" calcext:value-type="string">
            <text:p><text:s/>Position Zero</text:p>
          </table:table-cell>
          <table:table-cell table:style-name="ce65" office:value-type="string" calcext:value-type="string">
            <text:p>Velocity Zero </text:p>
          </table:table-cell>
          <table:table-cell table:style-name="ce65" office:value-type="string" calcext:value-type="string">
            <text:p>HOME Position </text:p>
          </table:table-cell>
          <table:table-cell table:style-name="ce65" office:value-type="string" calcext:value-type="string">
            <text:p>HOME Velocity </text:p>
          </table:table-cell>
          <table:table-cell table:style-name="ce65" office:value-type="string" calcext:value-type="string">
            <text:p>Delta <text:s/></text:p>
          </table:table-cell>
          <table:table-cell table:style-name="ce93" table:number-columns-repeated="6"/>
          <table:table-cell table:style-name="ce129" table:number-columns-repeated="995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Head Joint 0</text:p>
          </table:table-cell>
          <table:table-cell table:style-name="ce25" table:content-validation-name="val1" office:value-type="float" office:value="2048" calcext:value-type="float">
            <text:p>2048.0</text:p>
          </table:table-cell>
          <table:table-cell table:style-name="ce45" office:value-type="float" office:value="180" calcext:value-type="float">
            <text:p>180.0</text:p>
          </table:table-cell>
          <table:table-cell table:style-name="ce45" table:formula="of:=(ABS([.C4]/[.K4])-ABS([.D4]))" office:value-type="float" office:value="0.043956043956058" calcext:value-type="float">
            <text:p>0.0</text:p>
          </table:table-cell>
          <table:table-cell table:style-name="ce45" table:formula="of:=IF([.E4]&gt;=0;([.E4]*11.375);(360+[.E4])*11.375)" office:value-type="float" office:value="0.50000000000016" calcext:value-type="float">
            <text:p>0.5</text:p>
          </table:table-cell>
          <table:table-cell table:style-name="ce67" table:number-columns-repeated="2"/>
          <table:table-cell table:style-name="ce76" table:number-columns-repeated="2"/>
          <table:table-cell table:style-name="ce83" office:value-type="float" office:value="11.375" calcext:value-type="float">
            <text:p>11.375</text:p>
          </table:table-cell>
          <table:table-cell table:style-name="ce88" office:value-type="string" calcext:value-type="string">
            <text:p>using aea</text:p>
          </table:table-cell>
          <table:table-cell table:style-name="ce88"/>
          <table:table-cell table:style-name="ce95"/>
          <table:table-cell table:style-name="ce96" office:value-type="float" office:value="3" calcext:value-type="float">
            <text:p>3</text:p>
          </table:table-cell>
          <table:table-cell table:style-name="ce103" table:formula="of:=([.D4]+[.S4])*[.K4]" office:value-type="float" office:value="2047.5" calcext:value-type="float">
            <text:p>2047.50</text:p>
          </table:table-cell>
          <table:table-cell table:style-name="ce108" office:value-type="float" office:value="10" calcext:value-type="float">
            <text:p>10</text:p>
          </table:table-cell>
          <table:table-cell table:style-name="ce103" table:formula="of:=+[.F4]" office:value-type="float" office:value="0.50000000000016" calcext:value-type="float">
            <text:p>0.50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office:value-type="float" office:value="-30" calcext:value-type="float">
            <text:p>-3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95" table:number-columns-repeated="5"/>
          <table:table-cell table:style-name="ce123"/>
          <table:table-cell table:number-columns-repeated="99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Head Joint 1</text:p>
          </table:table-cell>
          <table:table-cell table:style-name="ce26" table:content-validation-name="val1" office:value-type="float" office:value="2048" calcext:value-type="float">
            <text:p>2048.0</text:p>
          </table:table-cell>
          <table:table-cell table:style-name="ce46" office:value-type="float" office:value="-180" calcext:value-type="float">
            <text:p>-180.0</text:p>
          </table:table-cell>
          <table:table-cell table:style-name="ce46" table:formula="of:=(ABS([.C5]/[.K5])-ABS([.D5]))" office:value-type="float" office:value="0.043956043956058" calcext:value-type="float">
            <text:p>0.0</text:p>
          </table:table-cell>
          <table:table-cell table:style-name="ce46" table:formula="of:=IF([.E5]&gt;=0;([.E5]*11.375);(360+[.E5])*11.375)" office:value-type="float" office:value="0.50000000000016" calcext:value-type="float">
            <text:p>0.5</text:p>
          </table:table-cell>
          <table:table-cell table:style-name="ce9"/>
          <table:table-cell table:style-name="ce68"/>
          <table:table-cell table:style-name="ce9" table:number-columns-repeated="2"/>
          <table:table-cell table:style-name="ce48" office:value-type="float" office:value="-11.375" calcext:value-type="float">
            <text:p>-11.375</text:p>
          </table:table-cell>
          <table:table-cell table:style-name="ce89" office:value-type="string" calcext:value-type="string">
            <text:p>using aea</text:p>
          </table:table-cell>
          <table:table-cell table:style-name="ce8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5]+[.S5])*[.K5]" office:value-type="float" office:value="2047.5" calcext:value-type="float">
            <text:p>2047.50</text:p>
          </table:table-cell>
          <table:table-cell table:style-name="ce109" office:value-type="float" office:value="10" calcext:value-type="float">
            <text:p>10</text:p>
          </table:table-cell>
          <table:table-cell table:style-name="ce104" table:formula="of:=+[.F5]" office:value-type="float" office:value="0.50000000000016" calcext:value-type="float">
            <text:p>0.5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23" table:number-columns-repeated="5"/>
          <table:table-cell table:style-name="ce124"/>
          <table:table-cell table:number-columns-repeated="99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Head Joint 2</text:p>
          </table:table-cell>
          <table:table-cell table:style-name="ce26" table:content-validation-name="val1" office:value-type="float" office:value="3858" calcext:value-type="float">
            <text:p>3858.0</text:p>
          </table:table-cell>
          <table:table-cell table:style-name="ce46" office:value-type="float" office:value="180" calcext:value-type="float">
            <text:p>180.0</text:p>
          </table:table-cell>
          <table:table-cell table:style-name="ce46" table:formula="of:=(ABS([.C6]/[.K6])-ABS([.D6]))" office:value-type="float" office:value="159.164835164835" calcext:value-type="float">
            <text:p>159.2</text:p>
          </table:table-cell>
          <table:table-cell table:style-name="ce46" table:formula="of:=IF([.E6]&gt;=0;([.E6]*11.375);(360+[.E6])*11.375)" office:value-type="float" office:value="1810.5" calcext:value-type="float">
            <text:p>1810.5</text:p>
          </table:table-cell>
          <table:table-cell table:style-name="ce68" table:number-columns-repeated="2"/>
          <table:table-cell table:style-name="ce9" table:number-columns-repeated="2"/>
          <table:table-cell table:style-name="ce48" office:value-type="float" office:value="11.375" calcext:value-type="float">
            <text:p>11.375</text:p>
          </table:table-cell>
          <table:table-cell table:style-name="ce89" office:value-type="string" calcext:value-type="string">
            <text:p>using aea</text:p>
          </table:table-cell>
          <table:table-cell table:style-name="ce8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6]+[.S6])*[.K6]" office:value-type="float" office:value="2047.5" calcext:value-type="float">
            <text:p>2047.50</text:p>
          </table:table-cell>
          <table:table-cell table:style-name="ce109" office:value-type="float" office:value="10" calcext:value-type="float">
            <text:p>10</text:p>
          </table:table-cell>
          <table:table-cell table:style-name="ce104" table:formula="of:=+[.F6]" office:value-type="float" office:value="1810.5" calcext:value-type="float">
            <text:p>1810.5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23" table:number-columns-repeated="5"/>
          <table:table-cell table:style-name="ce124"/>
          <table:table-cell table:number-columns-repeated="99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Head Joint 3</text:p>
          </table:table-cell>
          <table:table-cell table:style-name="ce27" table:content-validation-name="val1" office:value-type="float" office:value="967" calcext:value-type="float">
            <text:p>967</text:p>
          </table:table-cell>
          <table:table-cell table:style-name="ce46" office:value-type="float" office:value="180" calcext:value-type="float">
            <text:p>180.0</text:p>
          </table:table-cell>
          <table:table-cell table:style-name="ce46" table:formula="of:=(ABS([.C7]/[.K7])-ABS([.D7]))" office:value-type="float" office:value="-94.989010989011" calcext:value-type="float">
            <text:p>-95.0</text:p>
          </table:table-cell>
          <table:table-cell table:style-name="ce46" table:formula="of:=IF([.E7]&gt;=0;([.E7]*11.375);(360+[.E7])*11.375)" office:value-type="float" office:value="3014.5" calcext:value-type="float">
            <text:p>3014.5</text:p>
          </table:table-cell>
          <table:table-cell table:style-name="ce68" table:number-columns-repeated="2"/>
          <table:table-cell table:style-name="ce9" table:number-columns-repeated="2"/>
          <table:table-cell table:style-name="ce48" office:value-type="float" office:value="11.375" calcext:value-type="float">
            <text:p>11.375</text:p>
          </table:table-cell>
          <table:table-cell table:style-name="ce89" office:value-type="string" calcext:value-type="string">
            <text:p>using aea</text:p>
          </table:table-cell>
          <table:table-cell table:style-name="ce8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7]+[.S7])*[.K7]" office:value-type="float" office:value="2047.5" calcext:value-type="float">
            <text:p>2047.50</text:p>
          </table:table-cell>
          <table:table-cell table:style-name="ce109" office:value-type="float" office:value="10" calcext:value-type="float">
            <text:p>10</text:p>
          </table:table-cell>
          <table:table-cell table:style-name="ce104" table:formula="of:=+[.F7]" office:value-type="float" office:value="3014.5" calcext:value-type="float">
            <text:p>3014.5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23" table:number-columns-repeated="5"/>
          <table:table-cell table:style-name="ce124"/>
          <table:table-cell table:number-columns-repeated="99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Head Joint 4</text:p>
          </table:table-cell>
          <table:table-cell table:style-name="ce23"/>
          <table:table-cell table:style-name="ce46" office:value-type="float" office:value="-45" calcext:value-type="float">
            <text:p>-45.0</text:p>
          </table:table-cell>
          <table:table-cell table:style-name="ce23" table:number-columns-repeated="2"/>
          <table:table-cell table:style-name="ce68" table:number-columns-repeated="2"/>
          <table:table-cell table:style-name="ce9" table:number-columns-repeated="2"/>
          <table:table-cell table:style-name="ce48" office:value-type="float" office:value="568.88" calcext:value-type="float">
            <text:p>568.88</text:p>
          </table:table-cell>
          <table:table-cell table:style-name="ce89" office:value-type="string" calcext:value-type="string">
            <text:p>using relativ enc</text:p>
          </table:table-cell>
          <table:table-cell table:style-name="ce89"/>
          <table:table-cell table:style-name="ce23"/>
          <table:table-cell table:style-name="ce98" office:value-type="float" office:value="0" calcext:value-type="float">
            <text:p>0</text:p>
          </table:table-cell>
          <table:table-cell table:style-name="ce105" office:value-type="float" office:value="900" calcext:value-type="float">
            <text:p>900</text:p>
          </table:table-cell>
          <table:table-cell table:style-name="ce110" office:value-type="float" office:value="20" calcext:value-type="float">
            <text:p>20.0</text:p>
          </table:table-cell>
          <table:table-cell table:style-name="ce73" table:formula="of:=+[.J8]" office:value-type="float" office:value="0" calcext:value-type="float">
            <text:p>0.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23" table:number-columns-repeated="5"/>
          <table:table-cell table:style-name="ce124"/>
          <table:table-cell table:number-columns-repeated="995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Head Joint 5</text:p>
          </table:table-cell>
          <table:table-cell table:style-name="ce28"/>
          <table:table-cell table:style-name="ce47" office:value-type="float" office:value="0" calcext:value-type="float">
            <text:p>0.0</text:p>
          </table:table-cell>
          <table:table-cell table:style-name="ce28" table:number-columns-repeated="2"/>
          <table:table-cell table:style-name="ce69" table:number-columns-repeated="2"/>
          <table:table-cell table:style-name="ce77" table:number-columns-repeated="2"/>
          <table:table-cell table:style-name="ce84" office:value-type="float" office:value="284.44" calcext:value-type="float">
            <text:p>284.44</text:p>
          </table:table-cell>
          <table:table-cell table:style-name="ce90" office:value-type="string" calcext:value-type="string">
            <text:p>using relativ enc</text:p>
          </table:table-cell>
          <table:table-cell table:style-name="ce90"/>
          <table:table-cell table:style-name="ce28"/>
          <table:table-cell table:style-name="ce99" office:value-type="float" office:value="0" calcext:value-type="float">
            <text:p>0</text:p>
          </table:table-cell>
          <table:table-cell table:style-name="ce106" office:value-type="float" office:value="900" calcext:value-type="float">
            <text:p>900</text:p>
          </table:table-cell>
          <table:table-cell table:style-name="ce111" office:value-type="float" office:value="20" calcext:value-type="float">
            <text:p>20.0</text:p>
          </table:table-cell>
          <table:table-cell table:style-name="ce115" table:formula="of:=+[.J9]" office:value-type="float" office:value="0" calcext:value-type="float">
            <text:p>0.0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28" table:number-columns-repeated="5"/>
          <table:table-cell table:style-name="ce125"/>
          <table:table-cell table:number-columns-repeated="995"/>
        </table:table-row>
        <table:table-row table:style-name="ro5">
          <table:table-cell/>
          <table:table-cell>
            <draw:control draw:z-index="1" draw:name="Button 3" draw:style-name="gr1" draw:text-style-name="P1" svg:width="1.822in" svg:height="0.6862in" svg:x="0.1535in" svg:y="0.1047in" draw:control="control2">
              <svg:desc>Generate Head files</svg:desc>
            </draw:control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TORSO</text:p>
          </table:table-cell>
          <table:table-cell table:style-name="ce24" table:number-columns-repeated="2"/>
          <table:table-cell table:style-name="ce53" table:number-columns-repeated="2"/>
          <table:table-cell table:style-name="ce24" table:number-columns-repeated="22"/>
          <table:table-cell table:style-name="ce122"/>
          <table:table-cell table:number-columns-repeated="995"/>
        </table:table-row>
        <table:table-row table:style-name="ro6">
          <table:table-cell table:style-name="ce2" office:value-type="string" calcext:value-type="string">
            <text:p>JOINT ini file</text:p>
          </table:table-cell>
          <table:table-cell table:style-name="ce11" office:value-type="string" calcext:value-type="string">
            <text:p>JOINT</text:p>
          </table:table-cell>
          <table:table-cell table:style-name="ce11" office:value-type="string" calcext:value-type="string">
            <text:p>|value_read_at_zeros|</text:p>
          </table:table-cell>
          <table:table-cell table:style-name="ce11" office:value-type="string" calcext:value-type="string">
            <text:p>zeros</text:p>
          </table:table-cell>
          <table:table-cell table:style-name="ce11" office:value-type="string" calcext:value-type="string">
            <text:p><text:span text:style-name="T1">|</text:span><text:span text:style-name="T2">value_read_at_zeros</text:span><text:span text:style-name="T3">(i)|-|Zeros(i)|</text:span></text:p>
          </table:table-cell>
          <table:table-cell table:style-name="ce11" office:value-type="string" calcext:value-type="string">
            <text:p>Formula</text:p>
          </table:table-cell>
          <table:table-cell table:style-name="ce11" office:value-type="string" calcext:value-type="string">
            <text:p>Min 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Vmin</text:p>
          </table:table-cell>
          <table:table-cell table:style-name="ce11" office:value-type="string" calcext:value-type="string">
            <text:p>Vmax</text:p>
          </table:table-cell>
          <table:table-cell table:style-name="ce11" office:value-type="string" calcext:value-type="string">
            <text:p>Encoders </text:p>
          </table:table-cell>
          <table:table-cell table:style-name="ce65" office:value-type="string" calcext:value-type="string">
            <text:p>Notes</text:p>
          </table:table-cell>
          <table:table-cell table:style-name="ce93" table:number-columns-repeated="2"/>
          <table:table-cell table:style-name="ce65" office:value-type="string" calcext:value-type="string">
            <text:p>Calibration Type</text:p>
          </table:table-cell>
          <table:table-cell table:style-name="ce11" office:value-type="string" calcext:value-type="string">
            <text:p>Calilbration 1</text:p>
          </table:table-cell>
          <table:table-cell table:style-name="ce11" office:value-type="string" calcext:value-type="string">
            <text:p>Calilbration 2</text:p>
          </table:table-cell>
          <table:table-cell table:style-name="ce11" office:value-type="string" calcext:value-type="string">
            <text:p>Calilbration 3</text:p>
          </table:table-cell>
          <table:table-cell table:style-name="ce11" office:value-type="string" calcext:value-type="string">
            <text:p><text:s/>Position Zero</text:p>
          </table:table-cell>
          <table:table-cell table:style-name="ce11" office:value-type="string" calcext:value-type="string">
            <text:p>Velocity Zero </text:p>
          </table:table-cell>
          <table:table-cell table:style-name="ce11" office:value-type="string" calcext:value-type="string">
            <text:p>HOME Position </text:p>
          </table:table-cell>
          <table:table-cell table:style-name="ce11" office:value-type="string" calcext:value-type="string">
            <text:p>HOME Velocity </text:p>
          </table:table-cell>
          <table:table-cell table:style-name="ce11" office:value-type="string" calcext:value-type="string">
            <text:p>Delta <text:s/></text:p>
          </table:table-cell>
          <table:table-cell table:style-name="ce93" table:number-columns-repeated="6"/>
          <table:table-cell table:style-name="ce129" table:number-columns-repeated="995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Torso Joint 0</text:p>
          </table:table-cell>
          <table:table-cell table:style-name="ce25" table:content-validation-name="val1" office:value-type="float" office:value="55135" calcext:value-type="float">
            <text:p>55135.0</text:p>
          </table:table-cell>
          <table:table-cell table:style-name="ce45" office:value-type="float" office:value="180" calcext:value-type="float">
            <text:p>180.0</text:p>
          </table:table-cell>
          <table:table-cell table:style-name="ce55" table:formula="of:=(ABS([.C13]/[.K13])-ABS([.D13]))" office:value-type="float" office:value="122.866340005713" calcext:value-type="float">
            <text:p>122.9</text:p>
          </table:table-cell>
          <table:table-cell table:style-name="ce45" table:formula="of:=IF([.E13]&gt;=0;([.E13]*ABS([.K13]));(360+[.E13])*ABS([.K13]))" office:value-type="float" office:value="22367.08" calcext:value-type="float">
            <text:p>22367.1</text:p>
          </table:table-cell>
          <table:table-cell table:style-name="ce67" table:number-columns-repeated="2"/>
          <table:table-cell table:style-name="ce76" table:number-columns-repeated="2"/>
          <table:table-cell table:style-name="ce85" office:value-type="float" office:value="182.044" calcext:value-type="float">
            <text:p>182.044</text:p>
          </table:table-cell>
          <table:table-cell table:style-name="ce88" office:value-type="string" calcext:value-type="string">
            <text:p>using aea</text:p>
          </table:table-cell>
          <table:table-cell table:style-name="ce76"/>
          <table:table-cell table:style-name="ce95"/>
          <table:table-cell table:style-name="ce96" office:value-type="float" office:value="3" calcext:value-type="float">
            <text:p>3</text:p>
          </table:table-cell>
          <table:table-cell table:style-name="ce103" table:formula="of:=([.D13]+[.S13])*[.K13]" office:value-type="float" office:value="32767.92" calcext:value-type="float">
            <text:p>32767.92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table:formula="of:=+[.F13]" office:value-type="float" office:value="22367.08" calcext:value-type="float">
            <text:p>22367.08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table:number-columns-repeated="5"/>
          <table:table-cell table:style-name="ce126"/>
          <table:table-cell table:number-columns-repeated="99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orso Joint 1</text:p>
          </table:table-cell>
          <table:table-cell table:style-name="ce26" table:content-validation-name="val1" office:value-type="float" office:value="45519" calcext:value-type="float">
            <text:p>45519.0</text:p>
          </table:table-cell>
          <table:table-cell table:style-name="ce46" office:value-type="float" office:value="180" calcext:value-type="float">
            <text:p>180.0</text:p>
          </table:table-cell>
          <table:table-cell table:style-name="ce56" table:formula="of:=(ABS([.C14]/[.K14])-ABS([.D14]))" office:value-type="float" office:value="70.0439454197886" calcext:value-type="float">
            <text:p>70.0</text:p>
          </table:table-cell>
          <table:table-cell table:style-name="ce46" table:formula="of:=IF([.E14]&gt;=0;([.E14]*ABS([.K14]));(360+[.E14])*ABS([.K14]))" office:value-type="float" office:value="12751.08" calcext:value-type="float">
            <text:p>12751.1</text:p>
          </table:table-cell>
          <table:table-cell table:style-name="ce68" table:number-columns-repeated="2"/>
          <table:table-cell table:style-name="ce9" table:number-columns-repeated="2"/>
          <table:table-cell table:style-name="ce86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14]+[.S14])*[.K14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14]" office:value-type="float" office:value="12751.08" calcext:value-type="float">
            <text:p>12751.08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Torso Joint 2</text:p>
          </table:table-cell>
          <table:table-cell table:style-name="ce29" table:content-validation-name="val1" office:value-type="float" office:value="33119" calcext:value-type="float">
            <text:p>33119.0</text:p>
          </table:table-cell>
          <table:table-cell table:style-name="ce47" office:value-type="float" office:value="180" calcext:value-type="float">
            <text:p>180.0</text:p>
          </table:table-cell>
          <table:table-cell table:style-name="ce57" table:formula="of:=(ABS([.C15]/[.K15])-ABS([.D15]))" office:value-type="float" office:value="1.9285447474237" calcext:value-type="float">
            <text:p>1.9</text:p>
          </table:table-cell>
          <table:table-cell table:style-name="ce47" table:formula="of:=IF([.E15]&gt;=0;([.E15]*ABS([.K15]));(360+[.E15])*ABS([.K15]))" office:value-type="float" office:value="351.08" calcext:value-type="float">
            <text:p>351.1</text:p>
          </table:table-cell>
          <table:table-cell table:style-name="ce69" table:number-columns-repeated="2"/>
          <table:table-cell table:style-name="ce77" table:number-columns-repeated="2"/>
          <table:table-cell table:style-name="ce87" office:value-type="float" office:value="182.044" calcext:value-type="float">
            <text:p>182.044</text:p>
          </table:table-cell>
          <table:table-cell table:style-name="ce90" office:value-type="string" calcext:value-type="string">
            <text:p>using aea</text:p>
          </table:table-cell>
          <table:table-cell table:style-name="ce77"/>
          <table:table-cell table:style-name="ce28"/>
          <table:table-cell table:style-name="ce100" office:value-type="float" office:value="3" calcext:value-type="float">
            <text:p>3</text:p>
          </table:table-cell>
          <table:table-cell table:style-name="ce107" table:formula="of:=([.D15]+[.S15])*[.K15]" office:value-type="float" office:value="32767.92" calcext:value-type="float">
            <text:p>32767.92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table:formula="of:=+[.F15]" office:value-type="float" office:value="351.08" calcext:value-type="float">
            <text:p>351.08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office:value-type="float" office:value="-20" calcext:value-type="float">
            <text:p>-2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21" table:number-columns-repeated="5"/>
          <table:table-cell table:style-name="ce128"/>
          <table:table-cell table:number-columns-repeated="995"/>
        </table:table-row>
        <table:table-row table:style-name="ro7">
          <table:table-cell table:style-name="ce6"/>
          <table:table-cell table:style-name="ce9">
            <draw:control draw:z-index="0" draw:name="Button 2" draw:style-name="gr1" draw:text-style-name="P1" svg:width="1.822in" svg:height="0.522in" svg:x="0.1252in" svg:y="0.1661in" draw:control="control1">
              <svg:desc>Generate Torso  files</svg:desc>
            </draw:control>
          </table:table-cell>
          <table:table-cell table:style-name="ce23" table:number-columns-repeated="4"/>
          <table:table-cell table:style-name="ce9" table:number-columns-repeated="11"/>
          <table:table-cell table:style-name="ce66" table:number-columns-repeated="3"/>
          <table:table-cell table:number-columns-repeated="1004"/>
        </table:table-row>
        <table:table-row table:style-name="ro2">
          <table:table-cell table:style-name="ce6"/>
          <table:table-cell table:style-name="ce10" office:value-type="string" calcext:value-type="string">
            <text:p>LEFT_ARM V2_ETH</text:p>
          </table:table-cell>
          <table:table-cell table:style-name="ce24" table:number-columns-repeated="2"/>
          <table:table-cell table:style-name="ce53" table:number-columns-repeated="2"/>
          <table:table-cell table:style-name="ce24" table:number-columns-repeated="22"/>
          <table:table-cell table:style-name="ce122"/>
          <table:table-cell table:number-columns-repeated="995"/>
        </table:table-row>
        <table:table-row table:style-name="ro8">
          <table:table-cell table:style-name="ce2" office:value-type="string" calcext:value-type="string">
            <text:p>JOINT ini file</text:p>
          </table:table-cell>
          <table:table-cell table:style-name="ce11" office:value-type="string" calcext:value-type="string">
            <text:p>JOINT</text:p>
          </table:table-cell>
          <table:table-cell table:style-name="ce11" office:value-type="string" calcext:value-type="string">
            <text:p>value_read_at_zeros</text:p>
          </table:table-cell>
          <table:table-cell table:style-name="ce11" office:value-type="string" calcext:value-type="string">
            <text:p>zeros</text:p>
          </table:table-cell>
          <table:table-cell table:style-name="ce11" office:value-type="string" calcext:value-type="string">
            <text:p><text:span text:style-name="T1">|</text:span><text:span text:style-name="T2">value_read_at_zeros</text:span><text:span text:style-name="T3">(i)|-|Zeros(i)|</text:span></text:p>
          </table:table-cell>
          <table:table-cell table:style-name="ce11" office:value-type="string" calcext:value-type="string">
            <text:p>Formula</text:p>
          </table:table-cell>
          <table:table-cell table:style-name="ce11" office:value-type="string" calcext:value-type="string">
            <text:p>Min 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Vmin</text:p>
          </table:table-cell>
          <table:table-cell table:style-name="ce11" office:value-type="string" calcext:value-type="string">
            <text:p>Vmax</text:p>
          </table:table-cell>
          <table:table-cell table:style-name="ce11" office:value-type="string" calcext:value-type="string">
            <text:p>Encoders </text:p>
          </table:table-cell>
          <table:table-cell table:style-name="ce65" office:value-type="string" calcext:value-type="string">
            <text:p>Notes</text:p>
          </table:table-cell>
          <table:table-cell table:style-name="ce93" table:number-columns-repeated="2"/>
          <table:table-cell table:style-name="ce65" office:value-type="string" calcext:value-type="string">
            <text:p>Calibration Type</text:p>
          </table:table-cell>
          <table:table-cell table:style-name="ce11" office:value-type="string" calcext:value-type="string">
            <text:p>Calilbration 1</text:p>
          </table:table-cell>
          <table:table-cell table:style-name="ce11" office:value-type="string" calcext:value-type="string">
            <text:p>Calilbration 2</text:p>
          </table:table-cell>
          <table:table-cell table:style-name="ce11" office:value-type="string" calcext:value-type="string">
            <text:p>Calilbration 3</text:p>
          </table:table-cell>
          <table:table-cell table:style-name="ce11" office:value-type="string" calcext:value-type="string">
            <text:p><text:s/>Position Zero</text:p>
          </table:table-cell>
          <table:table-cell table:style-name="ce11" office:value-type="string" calcext:value-type="string">
            <text:p>Velocity Zero </text:p>
          </table:table-cell>
          <table:table-cell table:style-name="ce11" office:value-type="string" calcext:value-type="string">
            <text:p>HOME Position </text:p>
          </table:table-cell>
          <table:table-cell table:style-name="ce11" office:value-type="string" calcext:value-type="string">
            <text:p>HOME Velocity </text:p>
          </table:table-cell>
          <table:table-cell table:style-name="ce11" office:value-type="string" calcext:value-type="string">
            <text:p>Delta <text:s/></text:p>
          </table:table-cell>
          <table:table-cell table:style-name="ce93" table:number-columns-repeated="6"/>
          <table:table-cell table:style-name="ce129" table:number-columns-repeated="995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LeftArm Joint 0</text:p>
          </table:table-cell>
          <table:table-cell table:style-name="ce30" table:content-validation-name="val1" office:value-type="float" office:value="20654" calcext:value-type="float">
            <text:p>20654</text:p>
          </table:table-cell>
          <table:table-cell table:style-name="ce45" office:value-type="float" office:value="-180" calcext:value-type="float">
            <text:p>-180.0</text:p>
          </table:table-cell>
          <table:table-cell table:style-name="ce46" table:formula="of:=(ABS([.C19]/[.K19])-ABS([.D19]))" office:value-type="float" office:value="-66.5439124607238" calcext:value-type="float">
            <text:p>-66.5</text:p>
          </table:table-cell>
          <table:table-cell table:style-name="ce45" table:formula="of:=IF([.E19]&gt;=0;([.E19]*ABS([.K19]));(360+[.E19])*ABS([.K19]))" office:value-type="float" office:value="53421.92" calcext:value-type="float">
            <text:p>53421.9</text:p>
          </table:table-cell>
          <table:table-cell table:style-name="ce67" table:number-columns-repeated="2"/>
          <table:table-cell table:style-name="ce76"/>
          <table:table-cell table:style-name="ce80"/>
          <table:table-cell table:style-name="ce85" office:value-type="float" office:value="-182.044" calcext:value-type="float">
            <text:p>-182.044</text:p>
          </table:table-cell>
          <table:table-cell table:style-name="ce88" office:value-type="string" calcext:value-type="string">
            <text:p>using aea</text:p>
          </table:table-cell>
          <table:table-cell table:style-name="ce76"/>
          <table:table-cell table:style-name="ce95"/>
          <table:table-cell table:style-name="ce96" office:value-type="float" office:value="3" calcext:value-type="float">
            <text:p>3</text:p>
          </table:table-cell>
          <table:table-cell table:style-name="ce103" table:formula="of:=([.D19]+[.S19])*[.K19]" office:value-type="float" office:value="38229.24" calcext:value-type="float">
            <text:p>38229.24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table:formula="of:=+[.F19]" office:value-type="float" office:value="53421.92" calcext:value-type="float">
            <text:p>53421.92</text:p>
          </table:table-cell>
          <table:table-cell table:style-name="ce103" office:value-type="float" office:value="-30" calcext:value-type="float">
            <text:p>-3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office:value-type="float" office:value="-30" calcext:value-type="float">
            <text:p>-3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table:number-columns-repeated="5"/>
          <table:table-cell table:style-name="ce126"/>
          <table:table-cell table:number-columns-repeated="99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eftArm Joint 1</text:p>
          </table:table-cell>
          <table:table-cell table:style-name="ce30" table:content-validation-name="val1" office:value-type="float" office:value="7636" calcext:value-type="float">
            <text:p>7636</text:p>
          </table:table-cell>
          <table:table-cell table:style-name="ce46" office:value-type="float" office:value="-315" calcext:value-type="float">
            <text:p>-315.0</text:p>
          </table:table-cell>
          <table:table-cell table:style-name="ce46" table:formula="of:=(ABS([.C20]/[.K20])-ABS([.D20]))" office:value-type="float" office:value="-273.05409681176" calcext:value-type="float">
            <text:p>-273.1</text:p>
          </table:table-cell>
          <table:table-cell table:style-name="ce46" table:formula="of:=IF([.E20]&gt;=0;([.E20]*ABS([.K20]));(360+[.E20])*ABS([.K20]))" office:value-type="float" office:value="15827.98" calcext:value-type="float">
            <text:p>15828.0</text:p>
          </table:table-cell>
          <table:table-cell table:style-name="ce68" table:number-columns-repeated="2"/>
          <table:table-cell table:style-name="ce9" table:number-columns-repeated="2"/>
          <table:table-cell table:style-name="ce86" office:value-type="float" office:value="-182.044" calcext:value-type="float">
            <text:p>-182.044</text:p>
          </table:table-cell>
          <table:table-cell table:style-name="ce89" office:value-type="string" calcext:value-type="string">
            <text:p>using aea</text:p>
          </table:table-cell>
          <table:table-cell table:style-name="ce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20]+[.S20])*[.K20]" office:value-type="float" office:value="51882.54" calcext:value-type="float">
            <text:p>51882.54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20]" office:value-type="float" office:value="15827.98" calcext:value-type="float">
            <text:p>15827.98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LeftArm Joint2</text:p>
          </table:table-cell>
          <table:table-cell table:style-name="ce30" table:content-validation-name="val1" office:value-type="float" office:value="34888" calcext:value-type="float">
            <text:p>34888</text:p>
          </table:table-cell>
          <table:table-cell table:style-name="ce46" office:value-type="float" office:value="180" calcext:value-type="float">
            <text:p>180.0</text:p>
          </table:table-cell>
          <table:table-cell table:style-name="ce46" table:formula="of:=(ABS([.C21]/[.K21])-ABS([.D21]))" office:value-type="float" office:value="11.6459756981828" calcext:value-type="float">
            <text:p>11.6</text:p>
          </table:table-cell>
          <table:table-cell table:style-name="ce46" table:formula="of:=IF([.E21]&gt;=0;([.E21]*ABS([.K21]));(360+[.E21])*ABS([.K21]))" office:value-type="float" office:value="2120.08" calcext:value-type="float">
            <text:p>2120.1</text:p>
          </table:table-cell>
          <table:table-cell table:style-name="ce68" table:number-columns-repeated="2"/>
          <table:table-cell table:style-name="ce9" table:number-columns-repeated="2"/>
          <table:table-cell table:style-name="ce86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21]+[.S21])*[.K21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21]" office:value-type="float" office:value="2120.08" calcext:value-type="float">
            <text:p>2120.08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LeftArm Joint 3</text:p>
          </table:table-cell>
          <table:table-cell table:style-name="ce31" table:content-validation-name="val1" office:value-type="float" office:value="31905" calcext:value-type="float">
            <text:p>31905</text:p>
          </table:table-cell>
          <table:table-cell table:style-name="ce47" office:value-type="float" office:value="-180" calcext:value-type="float">
            <text:p>-180.0</text:p>
          </table:table-cell>
          <table:table-cell table:style-name="ce47" table:formula="of:=(ABS([.C22]/[.K22])-ABS([.D22]))" office:value-type="float" office:value="-4.74017270549979" calcext:value-type="float">
            <text:p>-4.7</text:p>
          </table:table-cell>
          <table:table-cell table:style-name="ce47" table:formula="of:=IF([.E22]&gt;=0;([.E22]*ABS([.K22]));(360+[.E22])*ABS([.K22]))" office:value-type="float" office:value="64672.92" calcext:value-type="float">
            <text:p>64672.9</text:p>
          </table:table-cell>
          <table:table-cell table:style-name="ce69" table:number-columns-repeated="2"/>
          <table:table-cell table:style-name="ce77" table:number-columns-repeated="2"/>
          <table:table-cell table:style-name="ce87" office:value-type="float" office:value="-182.044" calcext:value-type="float">
            <text:p>-182.044</text:p>
          </table:table-cell>
          <table:table-cell table:style-name="ce90" office:value-type="string" calcext:value-type="string">
            <text:p>using aea</text:p>
          </table:table-cell>
          <table:table-cell table:style-name="ce77"/>
          <table:table-cell table:style-name="ce28"/>
          <table:table-cell table:style-name="ce100" office:value-type="float" office:value="3" calcext:value-type="float">
            <text:p>3</text:p>
          </table:table-cell>
          <table:table-cell table:style-name="ce107" table:formula="of:=([.D22]+[.S22])*[.K22]" office:value-type="float" office:value="24575.94" calcext:value-type="float">
            <text:p>24575.94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table:formula="of:=+[.F22]" office:value-type="float" office:value="64672.92" calcext:value-type="float">
            <text:p>64672.92</text:p>
          </table:table-cell>
          <table:table-cell table:style-name="ce107" office:value-type="float" office:value="45" calcext:value-type="float">
            <text:p>45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office:value-type="float" office:value="45" calcext:value-type="float">
            <text:p>45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21" table:number-columns-repeated="5"/>
          <table:table-cell table:style-name="ce128"/>
          <table:table-cell table:number-columns-repeated="99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LeftArm Joint 4</text:p>
          </table:table-cell>
          <table:table-cell table:style-name="ce23"/>
          <table:table-cell table:style-name="ce46" office:value-type="float" office:value="-75" calcext:value-type="float">
            <text:p>-75.0</text:p>
          </table:table-cell>
          <table:table-cell table:style-name="ce23" table:number-columns-repeated="2"/>
          <table:table-cell table:style-name="ce68" table:number-columns-repeated="2"/>
          <table:table-cell table:style-name="ce23" table:number-columns-repeated="2"/>
          <table:table-cell table:style-name="ce48" office:value-type="float" office:value="706.67" calcext:value-type="float">
            <text:p>706.67</text:p>
          </table:table-cell>
          <table:table-cell table:style-name="ce89" office:value-type="string" calcext:value-type="string">
            <text:p>using relativ enc</text:p>
          </table:table-cell>
          <table:table-cell table:style-name="ce9"/>
          <table:table-cell table:style-name="ce23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500" calcext:value-type="float">
            <text:p>500.00</text:p>
          </table:table-cell>
          <table:table-cell table:style-name="ce104" office:value-type="float" office:value="20" calcext:value-type="float">
            <text:p>20.00</text:p>
          </table:table-cell>
          <table:table-cell table:number-columns-repeated="2"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LeftArm Joint 5</text:p>
          </table:table-cell>
          <table:table-cell table:style-name="ce26" table:content-validation-name="val1" office:value-type="float" office:value="-38403" calcext:value-type="float">
            <text:p>-38403.0</text:p>
          </table:table-cell>
          <table:table-cell table:style-name="ce46" office:value-type="float" office:value="-180" calcext:value-type="float">
            <text:p>-180.0</text:p>
          </table:table-cell>
          <table:table-cell table:style-name="ce46" table:formula="of:=(ABS([.C24]/[.K24])-ABS([.D24]))" office:value-type="float" office:value="30.9544945178089" calcext:value-type="float">
            <text:p>31.0</text:p>
          </table:table-cell>
          <table:table-cell table:style-name="ce46" table:formula="of:=IF([.E24]&gt;=0;([.E24]*ABS([.K24]));(360+[.E24])*ABS([.K24]))" office:value-type="float" office:value="5635.08" calcext:value-type="float">
            <text:p>5635.1</text:p>
          </table:table-cell>
          <table:table-cell table:style-name="ce68" table:number-columns-repeated="2"/>
          <table:table-cell table:style-name="ce23" table:number-columns-repeated="2"/>
          <table:table-cell table:style-name="ce86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8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24]+[.S24])*[.K24]" office:value-type="float" office:value="-32767.92" calcext:value-type="float">
            <text:p>-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24]" office:value-type="float" office:value="5635.08" calcext:value-type="float">
            <text:p>5635.08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LeftArm Joint 6</text:p>
          </table:table-cell>
          <table:table-cell table:style-name="ce32" office:value-type="float" office:value="33119" calcext:value-type="float">
            <text:p>33119.0</text:p>
          </table:table-cell>
          <table:table-cell table:style-name="ce46" office:value-type="float" office:value="180" calcext:value-type="float">
            <text:p>180.0</text:p>
          </table:table-cell>
          <table:table-cell table:style-name="ce46" table:formula="of:=(ABS([.C25]/[.K25])-ABS([.D25]))" office:value-type="float" office:value="1.9285447474237" calcext:value-type="float">
            <text:p>1.9</text:p>
          </table:table-cell>
          <table:table-cell table:style-name="ce46" table:formula="of:=IF([.E25]&gt;=0;([.E25]*ABS([.K25]));(360+[.E25])*ABS([.K25]))" office:value-type="float" office:value="351.08" calcext:value-type="float">
            <text:p>351.1</text:p>
          </table:table-cell>
          <table:table-cell table:style-name="ce68" table:number-columns-repeated="2"/>
          <table:table-cell table:style-name="ce23" table:number-columns-repeated="2"/>
          <table:table-cell table:style-name="ce86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8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25]+[.S25])*[.K25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25]" office:value-type="float" office:value="351.08" calcext:value-type="float">
            <text:p>351.08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40" calcext:value-type="float">
            <text:p>4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LeftArm Joint 7</text:p>
          </table:table-cell>
          <table:table-cell table:style-name="ce23"/>
          <table:table-cell table:style-name="ce48" table:formula="of:=IF([.K26]&gt;0;+[.I26]/[.K26]+[.G26];+[.I26]/[.K26]-[.G26])" office:value-type="float" office:value="456.923076923077" calcext:value-type="float">
            <text:p>456.923076923077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60" calcext:value-type="float">
            <text:p>60</text:p>
          </table:table-cell>
          <table:table-cell table:style-name="ce78" table:content-validation-name="val2" office:value-type="float" office:value="1980" calcext:value-type="float">
            <text:p>1980</text:p>
          </table:table-cell>
          <table:table-cell table:style-name="ce78" table:content-validation-name="val2" office:value-type="float" office:value="2240" calcext:value-type="float">
            <text:p>2240</text:p>
          </table:table-cell>
          <table:table-cell table:style-name="ce50" table:formula="of:=([.J26]-[.I26])/([.H26]-[.G26])" office:value-type="float" office:value="4.33333333333333" calcext:value-type="float">
            <text:p>4.33</text:p>
          </table:table-cell>
          <table:table-cell table:style-name="ce89" office:value-type="string" calcext:value-type="string">
            <text:p>using hall effect</text:p>
          </table:table-cell>
          <table:table-cell table:style-name="ce91"/>
          <table:table-cell table:style-name="ce23"/>
          <table:table-cell table:style-name="ce98" office:value-type="float" office:value="7" calcext:value-type="float">
            <text:p>7</text:p>
          </table:table-cell>
          <table:table-cell table:style-name="ce104" table:formula="of:=ABS(+[.D26]*[.K26])" office:value-type="float" office:value="1980" calcext:value-type="float">
            <text:p>198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5" calcext:value-type="float">
            <text:p>15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15" calcext:value-type="float">
            <text:p>15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LeftArm Joint 8</text:p>
          </table:table-cell>
          <table:table-cell table:style-name="ce23"/>
          <table:table-cell table:style-name="ce49" table:formula="of:=+[.I27]/[.K27]" office:value-type="float" office:value="118.092485549133" calcext:value-type="float">
            <text:p>118.09</text:p>
          </table:table-cell>
          <table:table-cell table:style-name="ce23" table:number-columns-repeated="2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90" calcext:value-type="float">
            <text:p>90</text:p>
          </table:table-cell>
          <table:table-cell table:style-name="ce78" table:content-validation-name="val2" office:value-type="float" office:value="1135" calcext:value-type="float">
            <text:p>1135</text:p>
          </table:table-cell>
          <table:table-cell table:style-name="ce78" table:content-validation-name="val2" office:value-type="float" office:value="2000" calcext:value-type="float">
            <text:p>2000</text:p>
          </table:table-cell>
          <table:table-cell table:style-name="ce50" table:formula="of:=([.J27]-[.I27])/([.H27])" office:value-type="float" office:value="9.61111111111111" calcext:value-type="float">
            <text:p>9.61</text:p>
          </table:table-cell>
          <table:table-cell table:style-name="ce89" office:value-type="string" calcext:value-type="string">
            <text:p>using hall effect</text:p>
          </table:table-cell>
          <table:table-cell table:style-name="ce91"/>
          <table:table-cell table:style-name="ce23"/>
          <table:table-cell table:style-name="ce98" office:value-type="float" office:value="7" calcext:value-type="float">
            <text:p>7</text:p>
          </table:table-cell>
          <table:table-cell table:style-name="ce104" table:formula="of:=ABS([.G27]*[.K27])+[.I27]" office:value-type="float" office:value="1231.11111111111" calcext:value-type="float">
            <text:p>1231.11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LeftArm Joint 9</text:p>
          </table:table-cell>
          <table:table-cell table:style-name="ce23"/>
          <table:table-cell table:style-name="ce50" table:formula="of:=-[.G28]+(+[.I28]/[.K28])" office:value-type="float" office:value="-90" calcext:value-type="float">
            <text:p>-90.00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0" calcext:value-type="float">
            <text:p>90</text:p>
          </table:table-cell>
          <table:table-cell table:style-name="ce78" table:content-validation-name="val2" office:value-type="float" office:value="246" calcext:value-type="float">
            <text:p>246</text:p>
          </table:table-cell>
          <table:table-cell table:style-name="ce78" table:content-validation-name="val2" office:value-type="float" office:value="0" calcext:value-type="float">
            <text:p>0</text:p>
          </table:table-cell>
          <table:table-cell table:style-name="ce50" table:formula="of:=([.J28]-[.I28])/([.H28]-[.G28])" office:value-type="float" office:value="-2.73333333333333" calcext:value-type="float">
            <text:p>-2.73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I28]" office:value-type="float" office:value="246" calcext:value-type="float">
            <text:p>246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6000" calcext:value-type="float">
            <text:p>6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LeftArm Joint 10</text:p>
          </table:table-cell>
          <table:table-cell table:style-name="ce23"/>
          <table:table-cell table:style-name="ce50" table:formula="of:=-[.G29]+(+[.I29]/[.K29])" office:value-type="float" office:value="-179.444444444444" calcext:value-type="float">
            <text:p>-179.44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70" calcext:value-type="float">
            <text:p>170</text:p>
          </table:table-cell>
          <table:table-cell table:style-name="ce78" table:content-validation-name="val2" office:value-type="float" office:value="475" calcext:value-type="float">
            <text:p>475</text:p>
          </table:table-cell>
          <table:table-cell table:style-name="ce78" table:content-validation-name="val2" office:value-type="float" office:value="25" calcext:value-type="float">
            <text:p>25</text:p>
          </table:table-cell>
          <table:table-cell table:style-name="ce50" table:formula="of:=([.J29]-[.I29])/([.H29]-[.G29])" office:value-type="float" office:value="-2.64705882352941" calcext:value-type="float">
            <text:p>-2.65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J29]" office:value-type="float" office:value="25" calcext:value-type="float">
            <text:p>25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-6600" calcext:value-type="float">
            <text:p>-66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style-name="ce129" table:number-columns-repeated="99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string" calcext:value-type="string">
            <text:p>LeftArm Joint 11</text:p>
          </table:table-cell>
          <table:table-cell table:style-name="ce23"/>
          <table:table-cell table:style-name="ce50" table:formula="of:=-[.G30]+(+[.I30]/[.K30])" office:value-type="float" office:value="-90" calcext:value-type="float">
            <text:p>-90.00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0" calcext:value-type="float">
            <text:p>90</text:p>
          </table:table-cell>
          <table:table-cell table:style-name="ce78" table:content-validation-name="val2" office:value-type="float" office:value="245" calcext:value-type="float">
            <text:p>245</text:p>
          </table:table-cell>
          <table:table-cell table:style-name="ce78" table:content-validation-name="val2" office:value-type="float" office:value="0" calcext:value-type="float">
            <text:p>0</text:p>
          </table:table-cell>
          <table:table-cell table:style-name="ce50" table:formula="of:=([.J30]-[.I30])/([.H30]-[.G30])" office:value-type="float" office:value="-2.72222222222222" calcext:value-type="float">
            <text:p>-2.72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I30]" office:value-type="float" office:value="245" calcext:value-type="float">
            <text:p>245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6000" calcext:value-type="float">
            <text:p>6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LeftArm Joint 12</text:p>
          </table:table-cell>
          <table:table-cell table:style-name="ce23"/>
          <table:table-cell table:style-name="ce50" table:formula="of:=-[.G31]+(+[.I31]/[.K31])" office:value-type="float" office:value="-170" calcext:value-type="float">
            <text:p>-170.00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70" calcext:value-type="float">
            <text:p>170</text:p>
          </table:table-cell>
          <table:table-cell table:style-name="ce78" table:content-validation-name="val2" office:value-type="float" office:value="490" calcext:value-type="float">
            <text:p>490</text:p>
          </table:table-cell>
          <table:table-cell table:style-name="ce78" table:content-validation-name="val2" office:value-type="float" office:value="0" calcext:value-type="float">
            <text:p>0</text:p>
          </table:table-cell>
          <table:table-cell table:style-name="ce50" table:formula="of:=([.J31]-[.I31])/([.H31]-[.G31])" office:value-type="float" office:value="-2.88235294117647" calcext:value-type="float">
            <text:p>-2.88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J31]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7000" calcext:value-type="float">
            <text:p>7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3" office:value-type="string" calcext:value-type="string">
            <text:p>LeftArm Joint 13</text:p>
          </table:table-cell>
          <table:table-cell table:style-name="ce23"/>
          <table:table-cell table:style-name="ce50" table:formula="of:=-[.G32]+(+[.I32]/[.K32])" office:value-type="float" office:value="-90" calcext:value-type="float">
            <text:p>-90.00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0" calcext:value-type="float">
            <text:p>90</text:p>
          </table:table-cell>
          <table:table-cell table:style-name="ce78" table:content-validation-name="val2" office:value-type="float" office:value="240" calcext:value-type="float">
            <text:p>240</text:p>
          </table:table-cell>
          <table:table-cell table:style-name="ce78" table:content-validation-name="val2" office:value-type="float" office:value="0" calcext:value-type="float">
            <text:p>0</text:p>
          </table:table-cell>
          <table:table-cell table:style-name="ce50" table:formula="of:=([.J32]-[.I32])/([.H32]-[.G32])" office:value-type="float" office:value="-2.66666666666667" calcext:value-type="float">
            <text:p>-2.67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I32]" office:value-type="float" office:value="240" calcext:value-type="float">
            <text:p>24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6000" calcext:value-type="float">
            <text:p>6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3" office:value-type="string" calcext:value-type="string">
            <text:p>LeftArm Joint 14</text:p>
          </table:table-cell>
          <table:table-cell table:style-name="ce23"/>
          <table:table-cell table:style-name="ce50" table:formula="of:=-[.G33]+(+[.I33]/[.K33])" office:value-type="float" office:value="-181.159737417943" calcext:value-type="float">
            <text:p>-181.16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70" calcext:value-type="float">
            <text:p>170</text:p>
          </table:table-cell>
          <table:table-cell table:style-name="ce78" table:content-validation-name="val2" office:value-type="float" office:value="487" calcext:value-type="float">
            <text:p>487</text:p>
          </table:table-cell>
          <table:table-cell table:style-name="ce78" table:content-validation-name="val2" office:value-type="float" office:value="30" calcext:value-type="float">
            <text:p>30</text:p>
          </table:table-cell>
          <table:table-cell table:style-name="ce50" table:formula="of:=([.J33]-[.I33])/([.H33]-[.G33])" office:value-type="float" office:value="-2.68823529411765" calcext:value-type="float">
            <text:p>-2.69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J33]" office:value-type="float" office:value="30" calcext:value-type="float">
            <text:p>3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-7000" calcext:value-type="float">
            <text:p>-7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LeftArm Joint 15</text:p>
          </table:table-cell>
          <table:table-cell table:style-name="ce28"/>
          <table:table-cell table:style-name="ce51" table:formula="of:=-[.G34]+(+[.I34]/[.K34])" office:value-type="float" office:value="-319.702602230483" calcext:value-type="float">
            <text:p>-319.70</text:p>
          </table:table-cell>
          <table:table-cell table:style-name="ce28"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250" calcext:value-type="float">
            <text:p>250</text:p>
          </table:table-cell>
          <table:table-cell table:style-name="ce79" table:content-validation-name="val2" office:value-type="float" office:value="688" calcext:value-type="float">
            <text:p>688</text:p>
          </table:table-cell>
          <table:table-cell table:style-name="ce79" table:content-validation-name="val2" office:value-type="float" office:value="150" calcext:value-type="float">
            <text:p>150</text:p>
          </table:table-cell>
          <table:table-cell table:style-name="ce51" table:formula="of:=([.J34]-[.I34])/([.H34]-[.G34])" office:value-type="float" office:value="-2.152" calcext:value-type="float">
            <text:p>-2.15</text:p>
          </table:table-cell>
          <table:table-cell table:style-name="ce92" office:value-type="string" calcext:value-type="string">
            <text:p>using mais</text:p>
          </table:table-cell>
          <table:table-cell table:style-name="ce92"/>
          <table:table-cell table:style-name="ce28"/>
          <table:table-cell table:style-name="ce102" office:value-type="float" office:value="6" calcext:value-type="float">
            <text:p>6</text:p>
          </table:table-cell>
          <table:table-cell table:style-name="ce107" table:formula="of:=[.I34]" office:value-type="float" office:value="688" calcext:value-type="float">
            <text:p>688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office:value-type="float" office:value="-14000" calcext:value-type="float">
            <text:p>-1400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0" calcext:value-type="float">
            <text:p>10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21" table:number-columns-repeated="5"/>
          <table:table-cell table:style-name="ce128"/>
          <table:table-cell table:number-columns-repeated="995"/>
        </table:table-row>
        <table:table-row table:style-name="ro7">
          <table:table-cell/>
          <table:table-cell table:style-name="ce15">
            <draw:control draw:z-index="2" draw:name="Button 4" draw:style-name="gr1" draw:text-style-name="P1" svg:width="1.8484in" svg:height="0.574in" svg:x="0.1394in" svg:y="0.1661in" draw:control="control3">
              <svg:desc>Generate Left Arm  files</svg:desc>
            </draw:control>
          </table:table-cell>
          <table:table-cell table:style-name="ce33" table:number-columns-repeated="2"/>
          <table:table-cell table:style-name="ce58" table:number-columns-repeated="2"/>
          <table:table-cell table:style-name="ce15" table:number-columns-repeated="14"/>
          <table:table-cell table:number-columns-repeated="1004"/>
        </table:table-row>
        <table:table-row table:style-name="ro9">
          <table:table-cell/>
          <table:table-cell table:style-name="ce10" office:value-type="string" calcext:value-type="string">
            <text:p>RIGHT_ARM V2_ETH</text:p>
          </table:table-cell>
          <table:table-cell table:style-name="ce24" table:number-columns-repeated="2"/>
          <table:table-cell table:style-name="ce53" table:number-columns-repeated="2"/>
          <table:table-cell table:style-name="ce24" table:number-columns-repeated="22"/>
          <table:table-cell table:style-name="ce122"/>
          <table:table-cell table:number-columns-repeated="995"/>
        </table:table-row>
        <table:table-row table:style-name="ro10">
          <table:table-cell table:style-name="ce2" office:value-type="string" calcext:value-type="string">
            <text:p>JOINT ini file</text:p>
          </table:table-cell>
          <table:table-cell table:style-name="ce11" office:value-type="string" calcext:value-type="string">
            <text:p>JOINT</text:p>
          </table:table-cell>
          <table:table-cell table:style-name="ce11" office:value-type="string" calcext:value-type="string">
            <text:p>value_read_at_zeros</text:p>
          </table:table-cell>
          <table:table-cell table:style-name="ce11" office:value-type="string" calcext:value-type="string">
            <text:p>zeros</text:p>
          </table:table-cell>
          <table:table-cell table:style-name="ce11" office:value-type="string" calcext:value-type="string">
            <text:p><text:span text:style-name="T1">|</text:span><text:span text:style-name="T2">value_read_at_zeros</text:span><text:span text:style-name="T3">(i)|-|Zeros(i)|</text:span></text:p>
          </table:table-cell>
          <table:table-cell table:style-name="ce11" office:value-type="string" calcext:value-type="string">
            <text:p>Formula</text:p>
          </table:table-cell>
          <table:table-cell table:style-name="ce11" office:value-type="string" calcext:value-type="string">
            <text:p>Min 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Vmin</text:p>
          </table:table-cell>
          <table:table-cell table:style-name="ce11" office:value-type="string" calcext:value-type="string">
            <text:p>Vmax</text:p>
          </table:table-cell>
          <table:table-cell table:style-name="ce11" office:value-type="string" calcext:value-type="string">
            <text:p>Encoders </text:p>
          </table:table-cell>
          <table:table-cell table:style-name="ce65" office:value-type="string" calcext:value-type="string">
            <text:p>Notes</text:p>
          </table:table-cell>
          <table:table-cell table:style-name="ce93" table:number-columns-repeated="2"/>
          <table:table-cell table:style-name="ce65" office:value-type="string" calcext:value-type="string">
            <text:p>Calibration Type</text:p>
          </table:table-cell>
          <table:table-cell table:style-name="ce11" office:value-type="string" calcext:value-type="string">
            <text:p>Calilbration 1</text:p>
          </table:table-cell>
          <table:table-cell table:style-name="ce11" office:value-type="string" calcext:value-type="string">
            <text:p>Calilbration 2</text:p>
          </table:table-cell>
          <table:table-cell table:style-name="ce11" office:value-type="string" calcext:value-type="string">
            <text:p>Calilbration 3</text:p>
          </table:table-cell>
          <table:table-cell table:style-name="ce11" office:value-type="string" calcext:value-type="string">
            <text:p><text:s/>Position Zero</text:p>
          </table:table-cell>
          <table:table-cell table:style-name="ce11" office:value-type="string" calcext:value-type="string">
            <text:p>Velocity Zero </text:p>
          </table:table-cell>
          <table:table-cell table:style-name="ce11" office:value-type="string" calcext:value-type="string">
            <text:p>HOME Position </text:p>
          </table:table-cell>
          <table:table-cell table:style-name="ce11" office:value-type="string" calcext:value-type="string">
            <text:p>HOME Velocity </text:p>
          </table:table-cell>
          <table:table-cell table:style-name="ce11" office:value-type="string" calcext:value-type="string">
            <text:p>Delta <text:s/></text:p>
          </table:table-cell>
          <table:table-cell table:style-name="ce93" table:number-columns-repeated="6"/>
          <table:table-cell table:number-columns-repeated="995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RightArm Joint 0</text:p>
          </table:table-cell>
          <table:table-cell table:style-name="ce30" table:content-validation-name="val1" office:value-type="float" office:value="8069" calcext:value-type="float">
            <text:p>8069</text:p>
          </table:table-cell>
          <table:table-cell table:style-name="ce45" office:value-type="float" office:value="180" calcext:value-type="float">
            <text:p>180.0</text:p>
          </table:table-cell>
          <table:table-cell table:style-name="ce46" table:formula="of:=(ABS([.C38]/[.K38])-ABS([.D38]))" office:value-type="float" office:value="-135.675550965701" calcext:value-type="float">
            <text:p>-135.7</text:p>
          </table:table-cell>
          <table:table-cell table:style-name="ce45" table:formula="of:=IF([.E38]&gt;=0;([.E38]*ABS([.K38]));(360+[.E38])*ABS([.K38]))" office:value-type="float" office:value="40836.92" calcext:value-type="float">
            <text:p>40836.9</text:p>
          </table:table-cell>
          <table:table-cell table:style-name="ce67" table:number-columns-repeated="2"/>
          <table:table-cell table:style-name="ce76" table:number-columns-repeated="2"/>
          <table:table-cell table:style-name="ce85" office:value-type="float" office:value="182.044" calcext:value-type="float">
            <text:p>182.044</text:p>
          </table:table-cell>
          <table:table-cell table:style-name="ce88" office:value-type="string" calcext:value-type="string">
            <text:p>using aea</text:p>
          </table:table-cell>
          <table:table-cell table:style-name="ce88"/>
          <table:table-cell table:style-name="ce95"/>
          <table:table-cell table:style-name="ce96" office:value-type="float" office:value="3" calcext:value-type="float">
            <text:p>3</text:p>
          </table:table-cell>
          <table:table-cell table:style-name="ce103" table:formula="of:=([.D38]+[.S38])*[.K38]" office:value-type="float" office:value="27306.6" calcext:value-type="float">
            <text:p>27306.6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table:formula="of:=+[.F38]" office:value-type="float" office:value="40836.92" calcext:value-type="float">
            <text:p>40836.92</text:p>
          </table:table-cell>
          <table:table-cell table:style-name="ce103" office:value-type="float" office:value="-30" calcext:value-type="float">
            <text:p>-3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office:value-type="float" office:value="-30" calcext:value-type="float">
            <text:p>-3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table:number-columns-repeated="5"/>
          <table:table-cell table:style-name="ce126"/>
          <table:table-cell table:number-columns-repeated="99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ightArm Joint 1</text:p>
          </table:table-cell>
          <table:table-cell table:style-name="ce30" table:content-validation-name="val1" office:value-type="float" office:value="47267" calcext:value-type="float">
            <text:p>47267</text:p>
          </table:table-cell>
          <table:table-cell table:style-name="ce46" office:value-type="float" office:value="45" calcext:value-type="float">
            <text:p>45.0</text:p>
          </table:table-cell>
          <table:table-cell table:style-name="ce46" table:formula="of:=(ABS([.C39]/[.K39])-ABS([.D39]))" office:value-type="float" office:value="214.646019643603" calcext:value-type="float">
            <text:p>214.6</text:p>
          </table:table-cell>
          <table:table-cell table:style-name="ce46" table:formula="of:=IF([.E39]&gt;=0;([.E39]*ABS([.K39]));(360+[.E39])*ABS([.K39]))" office:value-type="float" office:value="39075.02" calcext:value-type="float">
            <text:p>39075.0</text:p>
          </table:table-cell>
          <table:table-cell table:style-name="ce68" table:number-columns-repeated="2"/>
          <table:table-cell table:style-name="ce9" table:number-columns-repeated="2"/>
          <table:table-cell table:style-name="ce86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8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39]+[.S39])*[.K39]" office:value-type="float" office:value="13653.3" calcext:value-type="float">
            <text:p>13653.3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39]" office:value-type="float" office:value="39075.02" calcext:value-type="float">
            <text:p>39075.02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9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ightArm Joint2</text:p>
          </table:table-cell>
          <table:table-cell table:style-name="ce30" table:content-validation-name="val1" office:value-type="float" office:value="39950" calcext:value-type="float">
            <text:p>39950</text:p>
          </table:table-cell>
          <table:table-cell table:style-name="ce46" office:value-type="float" office:value="-180" calcext:value-type="float">
            <text:p>-180.0</text:p>
          </table:table-cell>
          <table:table-cell table:style-name="ce46" table:formula="of:=(ABS([.C40]/[.K40])-ABS([.D40]))" office:value-type="float" office:value="39.4524400694337" calcext:value-type="float">
            <text:p>39.5</text:p>
          </table:table-cell>
          <table:table-cell table:style-name="ce46" table:formula="of:=IF([.E40]&gt;=0;([.E40]*ABS([.K40]));(360+[.E40])*ABS([.K40]))" office:value-type="float" office:value="7182.08" calcext:value-type="float">
            <text:p>7182.1</text:p>
          </table:table-cell>
          <table:table-cell table:style-name="ce68" table:number-columns-repeated="2"/>
          <table:table-cell table:style-name="ce9" table:number-columns-repeated="2"/>
          <table:table-cell table:style-name="ce86" office:value-type="float" office:value="-182.044" calcext:value-type="float">
            <text:p>-182.044</text:p>
          </table:table-cell>
          <table:table-cell table:style-name="ce89" office:value-type="string" calcext:value-type="string">
            <text:p>using aea</text:p>
          </table:table-cell>
          <table:table-cell table:style-name="ce8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40]+[.S40])*[.K40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40]" office:value-type="float" office:value="7182.08" calcext:value-type="float">
            <text:p>7182.08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style-name="ce129" table:number-columns-repeated="995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RightArm Joint 3</text:p>
          </table:table-cell>
          <table:table-cell table:style-name="ce31" table:content-validation-name="val1" office:value-type="float" office:value="28148" calcext:value-type="float">
            <text:p>28148</text:p>
          </table:table-cell>
          <table:table-cell table:style-name="ce47" office:value-type="float" office:value="180" calcext:value-type="float">
            <text:p>180.0</text:p>
          </table:table-cell>
          <table:table-cell table:style-name="ce47" table:formula="of:=(ABS([.C41]/[.K41])-ABS([.D41]))" office:value-type="float" office:value="-25.3780404737316" calcext:value-type="float">
            <text:p>-25.4</text:p>
          </table:table-cell>
          <table:table-cell table:style-name="ce47" table:formula="of:=IF([.E41]&gt;=0;([.E41]*ABS([.K41]));(360+[.E41])*ABS([.K41]))" office:value-type="float" office:value="60915.92" calcext:value-type="float">
            <text:p>60915.9</text:p>
          </table:table-cell>
          <table:table-cell table:style-name="ce69" table:number-columns-repeated="2"/>
          <table:table-cell table:style-name="ce77" table:number-columns-repeated="2"/>
          <table:table-cell table:style-name="ce87" office:value-type="float" office:value="182.044" calcext:value-type="float">
            <text:p>182.044</text:p>
          </table:table-cell>
          <table:table-cell table:style-name="ce90" office:value-type="string" calcext:value-type="string">
            <text:p>using aea</text:p>
          </table:table-cell>
          <table:table-cell table:style-name="ce90"/>
          <table:table-cell table:style-name="ce28"/>
          <table:table-cell table:style-name="ce100" office:value-type="float" office:value="3" calcext:value-type="float">
            <text:p>3</text:p>
          </table:table-cell>
          <table:table-cell table:style-name="ce107" table:formula="of:=([.D41]+[.S41])*[.K41]" office:value-type="float" office:value="40959.9" calcext:value-type="float">
            <text:p>40959.9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table:formula="of:=+[.F41]" office:value-type="float" office:value="60915.92" calcext:value-type="float">
            <text:p>60915.92</text:p>
          </table:table-cell>
          <table:table-cell table:style-name="ce107" office:value-type="float" office:value="45" calcext:value-type="float">
            <text:p>45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office:value-type="float" office:value="45" calcext:value-type="float">
            <text:p>45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21" table:number-columns-repeated="5"/>
          <table:table-cell table:style-name="ce128"/>
          <table:table-cell table:number-columns-repeated="99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RightArm Joint 4</text:p>
          </table:table-cell>
          <table:table-cell table:style-name="ce9"/>
          <table:table-cell table:style-name="ce46" office:value-type="float" office:value="-75" calcext:value-type="float">
            <text:p>-75.0</text:p>
          </table:table-cell>
          <table:table-cell table:style-name="ce23" table:number-columns-repeated="2"/>
          <table:table-cell table:style-name="ce72" table:number-columns-repeated="2"/>
          <table:table-cell table:style-name="ce23" table:number-columns-repeated="2"/>
          <table:table-cell table:style-name="ce86" table:formula="of:=-706.67" office:value-type="float" office:value="-706.67" calcext:value-type="float">
            <text:p>-706.670</text:p>
          </table:table-cell>
          <table:table-cell table:style-name="ce89" office:value-type="string" calcext:value-type="string">
            <text:p>using relativ enc</text:p>
          </table:table-cell>
          <table:table-cell table:style-name="ce89"/>
          <table:table-cell table:style-name="ce23"/>
          <table:table-cell table:style-name="ce98" office:value-type="float" office:value="0" calcext:value-type="float">
            <text:p>0</text:p>
          </table:table-cell>
          <table:table-cell table:style-name="ce104" office:value-type="float" office:value="500" calcext:value-type="float">
            <text:p>500.00</text:p>
          </table:table-cell>
          <table:table-cell table:style-name="ce104" office:value-type="float" office:value="-20" calcext:value-type="float">
            <text:p>-20.00</text:p>
          </table:table-cell>
          <table:table-cell table:number-columns-repeated="2"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RightArm Joint 5</text:p>
          </table:table-cell>
          <table:table-cell table:style-name="ce26" table:content-validation-name="val1" office:value-type="float" office:value="67775" calcext:value-type="float">
            <text:p>67775.0</text:p>
          </table:table-cell>
          <table:table-cell table:style-name="ce46" office:value-type="float" office:value="180" calcext:value-type="float">
            <text:p>180.0</text:p>
          </table:table-cell>
          <table:table-cell table:style-name="ce46" table:formula="of:=(ABS([.C43]/[.K43])-ABS([.D43]))" office:value-type="float" office:value="192.300103271736" calcext:value-type="float">
            <text:p>192.3</text:p>
          </table:table-cell>
          <table:table-cell table:style-name="ce46" table:formula="of:=IF([.E43]&gt;=0;([.E43]*ABS([.K43]));(360+[.E43])*ABS([.K43]))" office:value-type="float" office:value="35007.08" calcext:value-type="float">
            <text:p>35007.1</text:p>
          </table:table-cell>
          <table:table-cell table:style-name="ce68" table:number-columns-repeated="2"/>
          <table:table-cell table:style-name="ce9" table:number-columns-repeated="2"/>
          <table:table-cell table:style-name="ce48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8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43]+[.S43])*[.K43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43]" office:value-type="float" office:value="35007.08" calcext:value-type="float">
            <text:p>35007.08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RightArm Joint 6</text:p>
          </table:table-cell>
          <table:table-cell table:style-name="ce26" table:content-validation-name="val1" office:value-type="float" office:value="23135" calcext:value-type="float">
            <text:p>23135.0</text:p>
          </table:table-cell>
          <table:table-cell table:style-name="ce46" office:value-type="float" office:value="-180" calcext:value-type="float">
            <text:p>-180.0</text:p>
          </table:table-cell>
          <table:table-cell table:style-name="ce46" table:formula="of:=(ABS([.C44]/[.K44])-ABS([.D44]))" office:value-type="float" office:value="-52.9153391487772" calcext:value-type="float">
            <text:p>-52.9</text:p>
          </table:table-cell>
          <table:table-cell table:style-name="ce46" table:formula="of:=IF([.E44]&gt;=0;([.E44]*ABS([.K44]));(360+[.E44])*ABS([.K44]))" office:value-type="float" office:value="55902.92" calcext:value-type="float">
            <text:p>55902.9</text:p>
          </table:table-cell>
          <table:table-cell table:style-name="ce72" table:number-columns-repeated="2"/>
          <table:table-cell table:style-name="ce9" table:number-columns-repeated="2"/>
          <table:table-cell table:style-name="ce48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89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44]+[.S44])*[.K44]" office:value-type="float" office:value="-32767.92" calcext:value-type="float">
            <text:p>-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44]" office:value-type="float" office:value="55902.92" calcext:value-type="float">
            <text:p>55902.92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40" calcext:value-type="float">
            <text:p>4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RightArm Joint 7</text:p>
          </table:table-cell>
          <table:table-cell table:style-name="ce23"/>
          <table:table-cell table:style-name="ce48" table:formula="of:=IF([.K45]&gt;0;+[.I45]/[.K45]+[.G45];+[.I45]/[.K45]-[.G45])" office:value-type="float" office:value="876" calcext:value-type="float">
            <text:p>876</text:p>
          </table:table-cell>
          <table:table-cell table:style-name="ce23" table:number-columns-repeated="2"/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60" calcext:value-type="float">
            <text:p>60.0</text:p>
          </table:table-cell>
          <table:table-cell table:style-name="ce78" table:content-validation-name="val2" office:value-type="float" office:value="1825" calcext:value-type="float">
            <text:p>1825</text:p>
          </table:table-cell>
          <table:table-cell table:style-name="ce78" table:content-validation-name="val2" office:value-type="float" office:value="1950" calcext:value-type="float">
            <text:p>1950</text:p>
          </table:table-cell>
          <table:table-cell table:style-name="ce86" table:formula="of:=([.J45]-[.I45])/([.H45]-[.G45])" office:value-type="float" office:value="2.08333333333333" calcext:value-type="float">
            <text:p>2.083</text:p>
          </table:table-cell>
          <table:table-cell table:style-name="ce89" office:value-type="string" calcext:value-type="string">
            <text:p>using hall effect</text:p>
          </table:table-cell>
          <table:table-cell table:style-name="ce89"/>
          <table:table-cell table:style-name="ce23"/>
          <table:table-cell table:style-name="ce98" office:value-type="float" office:value="7" calcext:value-type="float">
            <text:p>7</text:p>
          </table:table-cell>
          <table:table-cell table:style-name="ce104" table:formula="of:=ABS(+[.D45]*[.K45])" office:value-type="float" office:value="1825" calcext:value-type="float">
            <text:p>1825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5" calcext:value-type="float">
            <text:p>15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15" calcext:value-type="float">
            <text:p>15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RightArm Joint 8</text:p>
          </table:table-cell>
          <table:table-cell table:style-name="ce23"/>
          <table:table-cell table:style-name="ce49" table:formula="of:=+[.I46]/[.K46]" office:value-type="float" office:value="142.258064516129" calcext:value-type="float">
            <text:p>142.26</text:p>
          </table:table-cell>
          <table:table-cell table:style-name="ce23" table:number-columns-repeated="2"/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90" calcext:value-type="float">
            <text:p>90</text:p>
          </table:table-cell>
          <table:table-cell table:style-name="ce78" table:content-validation-name="val2" office:value-type="float" office:value="1225" calcext:value-type="float">
            <text:p>1225</text:p>
          </table:table-cell>
          <table:table-cell table:style-name="ce78" table:content-validation-name="val2" office:value-type="float" office:value="2000" calcext:value-type="float">
            <text:p>2000</text:p>
          </table:table-cell>
          <table:table-cell table:style-name="ce50" table:formula="of:=([.J46]-[.I46])/([.H46])" office:value-type="float" office:value="8.61111111111111" calcext:value-type="float">
            <text:p>8.61</text:p>
          </table:table-cell>
          <table:table-cell table:style-name="ce89" office:value-type="string" calcext:value-type="string">
            <text:p>using hall effect</text:p>
          </table:table-cell>
          <table:table-cell table:style-name="ce91"/>
          <table:table-cell table:style-name="ce23"/>
          <table:table-cell table:style-name="ce98" office:value-type="float" office:value="7" calcext:value-type="float">
            <text:p>7</text:p>
          </table:table-cell>
          <table:table-cell table:style-name="ce104" table:formula="of:=ABS([.G46]*[.K46])+[.I46]" office:value-type="float" office:value="1311.11111111111" calcext:value-type="float">
            <text:p>1311.11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RightArm Joint 9</text:p>
          </table:table-cell>
          <table:table-cell table:style-name="ce23"/>
          <table:table-cell table:style-name="ce50" table:formula="of:=-[.G47]+(+[.I47]/[.K47])" office:value-type="float" office:value="-112.5" calcext:value-type="float">
            <text:p>-112.50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0" calcext:value-type="float">
            <text:p>90</text:p>
          </table:table-cell>
          <table:table-cell table:style-name="ce78" table:content-validation-name="val2" office:value-type="float" office:value="250" calcext:value-type="float">
            <text:p>250</text:p>
          </table:table-cell>
          <table:table-cell table:style-name="ce78" table:content-validation-name="val2" office:value-type="float" office:value="50" calcext:value-type="float">
            <text:p>50</text:p>
          </table:table-cell>
          <table:table-cell table:style-name="ce50" table:formula="of:=([.J47]-[.I47])/([.H47]-[.G47])" office:value-type="float" office:value="-2.22222222222222" calcext:value-type="float">
            <text:p>-2.22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I47]" office:value-type="float" office:value="250" calcext:value-type="float">
            <text:p>25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6000" calcext:value-type="float">
            <text:p>6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11"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RightArm Joint 10</text:p>
          </table:table-cell>
          <table:table-cell table:style-name="ce23"/>
          <table:table-cell table:style-name="ce50" table:formula="of:=-[.G48]+(+[.I48]/[.K48])" office:value-type="float" office:value="-177.234042553192" calcext:value-type="float">
            <text:p>-177.23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70" calcext:value-type="float">
            <text:p>170</text:p>
          </table:table-cell>
          <table:table-cell table:style-name="ce78" table:content-validation-name="val2" office:value-type="float" office:value="490" calcext:value-type="float">
            <text:p>490</text:p>
          </table:table-cell>
          <table:table-cell table:style-name="ce78" table:content-validation-name="val2" office:value-type="float" office:value="20" calcext:value-type="float">
            <text:p>20</text:p>
          </table:table-cell>
          <table:table-cell table:style-name="ce50" table:formula="of:=([.J48]-[.I48])/([.H48]-[.G48])" office:value-type="float" office:value="-2.76470588235294" calcext:value-type="float">
            <text:p>-2.76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J48]" office:value-type="float" office:value="20" calcext:value-type="float">
            <text:p>20.00</text:p>
          </table:table-cell>
          <table:table-cell table:style-name="ce104" office:value-type="float" office:value="30" calcext:value-type="float">
            <text:p>30.00</text:p>
          </table:table-cell>
          <table:table-cell table:style-name="ce104" office:value-type="float" office:value="6600" calcext:value-type="float">
            <text:p>66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style-name="ce129" table:number-columns-repeated="99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string" calcext:value-type="string">
            <text:p>RightArm Joint 11</text:p>
          </table:table-cell>
          <table:table-cell table:style-name="ce23"/>
          <table:table-cell table:style-name="ce50" table:formula="of:=-[.G49]+(+[.I49]/[.K49])" office:value-type="float" office:value="-90" calcext:value-type="float">
            <text:p>-90.00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0" calcext:value-type="float">
            <text:p>90</text:p>
          </table:table-cell>
          <table:table-cell table:style-name="ce78" table:content-validation-name="val2" office:value-type="float" office:value="255" calcext:value-type="float">
            <text:p>255</text:p>
          </table:table-cell>
          <table:table-cell table:style-name="ce78" table:content-validation-name="val2" office:value-type="float" office:value="0" calcext:value-type="float">
            <text:p>0</text:p>
          </table:table-cell>
          <table:table-cell table:style-name="ce50" table:formula="of:=([.J49]-[.I49])/([.H49]-[.G49])" office:value-type="float" office:value="-2.83333333333333" calcext:value-type="float">
            <text:p>-2.83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I49]" office:value-type="float" office:value="255" calcext:value-type="float">
            <text:p>255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6000" calcext:value-type="float">
            <text:p>6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RightArm Joint 12</text:p>
          </table:table-cell>
          <table:table-cell table:style-name="ce23"/>
          <table:table-cell table:style-name="ce50" table:formula="of:=-[.G50]+(+[.I50]/[.K50])" office:value-type="float" office:value="-183.076923076923" calcext:value-type="float">
            <text:p>-183.08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70" calcext:value-type="float">
            <text:p>170</text:p>
          </table:table-cell>
          <table:table-cell table:style-name="ce78" table:content-validation-name="val2" office:value-type="float" office:value="490" calcext:value-type="float">
            <text:p>490</text:p>
          </table:table-cell>
          <table:table-cell table:style-name="ce78" table:content-validation-name="val2" office:value-type="float" office:value="35" calcext:value-type="float">
            <text:p>35</text:p>
          </table:table-cell>
          <table:table-cell table:style-name="ce50" table:formula="of:=([.J50]-[.I50])/([.H50]-[.G50])" office:value-type="float" office:value="-2.67647058823529" calcext:value-type="float">
            <text:p>-2.68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+[.J50]" office:value-type="float" office:value="35" calcext:value-type="float">
            <text:p>35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-7000" calcext:value-type="float">
            <text:p>-7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3" office:value-type="string" calcext:value-type="string">
            <text:p>RightArm Joint 13</text:p>
          </table:table-cell>
          <table:table-cell table:style-name="ce23"/>
          <table:table-cell table:style-name="ce50" table:formula="of:=-[.G51]+(+[.I51]/[.K51])" office:value-type="float" office:value="-93.781512605042" calcext:value-type="float">
            <text:p>-93.78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90" calcext:value-type="float">
            <text:p>90</text:p>
          </table:table-cell>
          <table:table-cell table:style-name="ce78" table:content-validation-name="val2" office:value-type="float" office:value="248" calcext:value-type="float">
            <text:p>248</text:p>
          </table:table-cell>
          <table:table-cell table:style-name="ce78" table:content-validation-name="val2" office:value-type="float" office:value="10" calcext:value-type="float">
            <text:p>10</text:p>
          </table:table-cell>
          <table:table-cell table:style-name="ce50" table:formula="of:=([.J51]-[.I51])/([.H51]-[.G51])" office:value-type="float" office:value="-2.64444444444444" calcext:value-type="float">
            <text:p>-2.64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I51]" office:value-type="float" office:value="248" calcext:value-type="float">
            <text:p>248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6000" calcext:value-type="float">
            <text:p>6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3" office:value-type="string" calcext:value-type="string">
            <text:p>RightArm Joint 14</text:p>
          </table:table-cell>
          <table:table-cell table:style-name="ce23"/>
          <table:table-cell table:style-name="ce50" table:formula="of:=-[.G52]+(+[.I52]/[.K52])" office:value-type="float" office:value="-171.789473684211" calcext:value-type="float">
            <text:p>-171.79</text:p>
          </table:table-cell>
          <table:table-cell table:style-name="ce23" table:number-columns-repeated="2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70" calcext:value-type="float">
            <text:p>170</text:p>
          </table:table-cell>
          <table:table-cell table:style-name="ce78" table:content-validation-name="val2" office:value-type="float" office:value="480" calcext:value-type="float">
            <text:p>480</text:p>
          </table:table-cell>
          <table:table-cell table:style-name="ce78" table:content-validation-name="val2" office:value-type="float" office:value="5" calcext:value-type="float">
            <text:p>5</text:p>
          </table:table-cell>
          <table:table-cell table:style-name="ce50" table:formula="of:=([.J52]-[.I52])/([.H52]-[.G52])" office:value-type="float" office:value="-2.79411764705882" calcext:value-type="float">
            <text:p>-2.79</text:p>
          </table:table-cell>
          <table:table-cell table:style-name="ce91" office:value-type="string" calcext:value-type="string">
            <text:p>using mais</text:p>
          </table:table-cell>
          <table:table-cell table:style-name="ce91"/>
          <table:table-cell table:style-name="ce23"/>
          <table:table-cell table:style-name="ce101" office:value-type="float" office:value="6" calcext:value-type="float">
            <text:p>6</text:p>
          </table:table-cell>
          <table:table-cell table:style-name="ce104" table:formula="of:=[.J52]" office:value-type="float" office:value="5" calcext:value-type="float">
            <text:p>5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7000" calcext:value-type="float">
            <text:p>70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0" calcext:value-type="float">
            <text:p>10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RightArm Joint 15</text:p>
          </table:table-cell>
          <table:table-cell table:style-name="ce28"/>
          <table:table-cell table:style-name="ce51" table:formula="of:=-[.G53]+(+[.I53]/[.K53])" office:value-type="float" office:value="-333.0078125" calcext:value-type="float">
            <text:p>-333.01</text:p>
          </table:table-cell>
          <table:table-cell table:style-name="ce28"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250" calcext:value-type="float">
            <text:p>250</text:p>
          </table:table-cell>
          <table:table-cell table:style-name="ce79" table:content-validation-name="val2" office:value-type="float" office:value="682" calcext:value-type="float">
            <text:p>682</text:p>
          </table:table-cell>
          <table:table-cell table:style-name="ce79" table:content-validation-name="val2" office:value-type="float" office:value="170" calcext:value-type="float">
            <text:p>170</text:p>
          </table:table-cell>
          <table:table-cell table:style-name="ce51" table:formula="of:=([.J53]-[.I53])/([.H53]-[.G53])" office:value-type="float" office:value="-2.048" calcext:value-type="float">
            <text:p>-2.05</text:p>
          </table:table-cell>
          <table:table-cell table:style-name="ce92" office:value-type="string" calcext:value-type="string">
            <text:p>using mais</text:p>
          </table:table-cell>
          <table:table-cell table:style-name="ce92"/>
          <table:table-cell table:style-name="ce28"/>
          <table:table-cell table:style-name="ce102" office:value-type="float" office:value="6" calcext:value-type="float">
            <text:p>6</text:p>
          </table:table-cell>
          <table:table-cell table:style-name="ce107" table:formula="of:=[.I53]" office:value-type="float" office:value="682" calcext:value-type="float">
            <text:p>682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office:value-type="float" office:value="14000" calcext:value-type="float">
            <text:p>1400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0" calcext:value-type="float">
            <text:p>10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21" table:number-columns-repeated="5"/>
          <table:table-cell table:style-name="ce128"/>
          <table:table-cell table:number-columns-repeated="995"/>
        </table:table-row>
        <table:table-row table:style-name="ro7">
          <table:table-cell/>
          <table:table-cell>
            <draw:control draw:z-index="3" draw:name="Button 6" draw:style-name="gr1" draw:text-style-name="P1" svg:width="1.822in" svg:height="0.5327in" svg:x="0.111in" svg:y="0.1657in" draw:control="control4">
              <svg:desc>Generate Right Arm files</svg:desc>
            </draw:control>
          </table:table-cell>
          <table:table-cell table:style-name="ce22" table:number-columns-repeated="2"/>
          <table:table-cell table:style-name="ce59" table:number-columns-repeated="2"/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LEFT_LEG </text:p>
          </table:table-cell>
          <table:table-cell table:style-name="ce24" table:number-columns-repeated="2"/>
          <table:table-cell table:style-name="ce53" table:number-columns-repeated="2"/>
          <table:table-cell table:style-name="ce24" table:number-columns-repeated="22"/>
          <table:table-cell table:style-name="ce122"/>
          <table:table-cell table:number-columns-repeated="995"/>
        </table:table-row>
        <table:table-row table:style-name="ro3">
          <table:table-cell table:style-name="ce7" office:value-type="string" calcext:value-type="string">
            <text:p>JOINT ini file</text:p>
          </table:table-cell>
          <table:table-cell table:style-name="ce16" office:value-type="string" calcext:value-type="string">
            <text:p>JOINT</text:p>
          </table:table-cell>
          <table:table-cell table:style-name="ce34" office:value-type="string" calcext:value-type="string">
            <text:p>value read at zeros</text:p>
          </table:table-cell>
          <table:table-cell table:style-name="ce34" office:value-type="string" calcext:value-type="string">
            <text:p>zeros</text:p>
          </table:table-cell>
          <table:table-cell table:style-name="ce60" office:value-type="string" calcext:value-type="string">
            <text:p><text:span text:style-name="T4">|</text:span><text:span text:style-name="T5">value_read_at_zeros</text:span><text:span text:style-name="T6">(i)|-|Zeros(i)|</text:span></text:p>
          </table:table-cell>
          <table:table-cell table:style-name="ce35" office:value-type="string" calcext:value-type="string">
            <text:p>Formula</text:p>
          </table:table-cell>
          <table:table-cell table:style-name="ce34" office:value-type="string" calcext:value-type="string">
            <text:p>Min </text:p>
          </table:table-cell>
          <table:table-cell table:style-name="ce34" office:value-type="string" calcext:value-type="string">
            <text:p>Max</text:p>
          </table:table-cell>
          <table:table-cell table:style-name="ce34" office:value-type="string" calcext:value-type="string">
            <text:p>Vmin</text:p>
          </table:table-cell>
          <table:table-cell table:style-name="ce34" office:value-type="string" calcext:value-type="string">
            <text:p>Vmax</text:p>
          </table:table-cell>
          <table:table-cell table:style-name="ce34" office:value-type="string" calcext:value-type="string">
            <text:p>Encoders </text:p>
          </table:table-cell>
          <table:table-cell table:style-name="ce65" office:value-type="string" calcext:value-type="string">
            <text:p>Notes</text:p>
          </table:table-cell>
          <table:table-cell table:style-name="ce93" table:number-columns-repeated="2"/>
          <table:table-cell table:style-name="ce65" office:value-type="string" calcext:value-type="string">
            <text:p>Calibration Type</text:p>
          </table:table-cell>
          <table:table-cell table:style-name="ce34" office:value-type="string" calcext:value-type="string">
            <text:p>Calilbration 1</text:p>
          </table:table-cell>
          <table:table-cell table:style-name="ce34" office:value-type="string" calcext:value-type="string">
            <text:p>Calilbration 2</text:p>
          </table:table-cell>
          <table:table-cell table:style-name="ce34" office:value-type="string" calcext:value-type="string">
            <text:p>Calilbration 3</text:p>
          </table:table-cell>
          <table:table-cell table:style-name="ce11" office:value-type="string" calcext:value-type="string">
            <text:p><text:s/>Position <text:s/>Zero</text:p>
          </table:table-cell>
          <table:table-cell table:style-name="ce34" office:value-type="string" calcext:value-type="string">
            <text:p>Velocity Zero </text:p>
          </table:table-cell>
          <table:table-cell table:style-name="ce34" office:value-type="string" calcext:value-type="string">
            <text:p>HOME Position </text:p>
          </table:table-cell>
          <table:table-cell table:style-name="ce34" office:value-type="string" calcext:value-type="string">
            <text:p>HOME Velocity </text:p>
          </table:table-cell>
          <table:table-cell table:style-name="ce34" office:value-type="string" calcext:value-type="string">
            <text:p>Delta <text:s/></text:p>
          </table:table-cell>
          <table:table-cell table:style-name="ce93" table:number-columns-repeated="6"/>
          <table:table-cell table:number-columns-repeated="995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LeftLeg Joint 0</text:p>
          </table:table-cell>
          <table:table-cell table:style-name="ce25" table:content-validation-name="val1" office:value-type="float" office:value="17263" calcext:value-type="float">
            <text:p>17263.0</text:p>
          </table:table-cell>
          <table:table-cell table:style-name="ce45" office:value-type="float" office:value="180" calcext:value-type="float">
            <text:p>180.0</text:p>
          </table:table-cell>
          <table:table-cell table:style-name="ce57" table:formula="of:=(ABS([.C57]/[.K57])-ABS([.D57]))" office:value-type="float" office:value="-85.1712772736262" calcext:value-type="float">
            <text:p>-85.2</text:p>
          </table:table-cell>
          <table:table-cell table:style-name="ce45" table:formula="of:=IF([.E57]&gt;=0;([.E57]*ABS([.K57]));(360+[.E57])*ABS([.K57]))" office:value-type="float" office:value="50030.92" calcext:value-type="float">
            <text:p>50030.9</text:p>
          </table:table-cell>
          <table:table-cell table:style-name="ce67" table:number-columns-repeated="2"/>
          <table:table-cell table:style-name="ce80" table:number-columns-repeated="2"/>
          <table:table-cell table:style-name="ce85" office:value-type="float" office:value="182.044" calcext:value-type="float">
            <text:p>182.044</text:p>
          </table:table-cell>
          <table:table-cell table:style-name="ce88" office:value-type="string" calcext:value-type="string">
            <text:p>using aea</text:p>
          </table:table-cell>
          <table:table-cell table:style-name="ce94"/>
          <table:table-cell table:style-name="ce95"/>
          <table:table-cell table:style-name="ce96" office:value-type="float" office:value="3" calcext:value-type="float">
            <text:p>3</text:p>
          </table:table-cell>
          <table:table-cell table:style-name="ce103" table:formula="of:=([.D57]+[.S57])*[.K57]" office:value-type="float" office:value="32767.92" calcext:value-type="float">
            <text:p>32767.92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table:formula="of:=+[.F57]" office:value-type="float" office:value="50030.92" calcext:value-type="float">
            <text:p>50030.92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table:number-columns-repeated="5"/>
          <table:table-cell table:style-name="ce126"/>
          <table:table-cell table:number-columns-repeated="99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eftLeg Joint 1</text:p>
          </table:table-cell>
          <table:table-cell table:style-name="ce26" table:content-validation-name="val1" office:value-type="float" office:value="38623" calcext:value-type="float">
            <text:p>38623.0</text:p>
          </table:table-cell>
          <table:table-cell table:style-name="ce46" office:value-type="float" office:value="180" calcext:value-type="float">
            <text:p>180.0</text:p>
          </table:table-cell>
          <table:table-cell table:style-name="ce56" table:formula="of:=(ABS([.C58]/[.K58])-ABS([.D58]))" office:value-type="float" office:value="32.162993561996" calcext:value-type="float">
            <text:p>32.2</text:p>
          </table:table-cell>
          <table:table-cell table:style-name="ce46" table:formula="of:=IF([.E58]&gt;=0;([.E58]*ABS([.K58]));(360+[.E58])*ABS([.K58]))" office:value-type="float" office:value="5855.08" calcext:value-type="float">
            <text:p>5855.1</text:p>
          </table:table-cell>
          <table:table-cell table:style-name="ce68" table:number-columns-repeated="2"/>
          <table:table-cell table:style-name="ce75" table:number-columns-repeated="2"/>
          <table:table-cell table:style-name="ce86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91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58]+[.S58])*[.K58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[.F58]" office:value-type="float" office:value="5855.08" calcext:value-type="float">
            <text:p>5855.08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LeftLeg Joint 2</text:p>
          </table:table-cell>
          <table:table-cell table:style-name="ce26" table:content-validation-name="val1" office:value-type="float" office:value="863" calcext:value-type="float">
            <text:p>863.0</text:p>
          </table:table-cell>
          <table:table-cell table:style-name="ce46" office:value-type="float" office:value="180" calcext:value-type="float">
            <text:p>180.0</text:p>
          </table:table-cell>
          <table:table-cell table:style-name="ce57" table:formula="of:=(ABS([.C59]/[.K59])-ABS([.D59]))" office:value-type="float" office:value="-175.259387840302" calcext:value-type="float">
            <text:p>-175.3</text:p>
          </table:table-cell>
          <table:table-cell table:style-name="ce46" table:formula="of:=IF([.E59]&gt;=0;([.E59]*ABS([.K59]));(360+[.E59])*ABS([.K59]))" office:value-type="float" office:value="33630.92" calcext:value-type="float">
            <text:p>33630.9</text:p>
          </table:table-cell>
          <table:table-cell table:style-name="ce68" table:number-columns-repeated="2"/>
          <table:table-cell table:style-name="ce75" table:number-columns-repeated="2"/>
          <table:table-cell table:style-name="ce86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91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59]+[.S59])*[.K59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59]" office:value-type="float" office:value="33630.92" calcext:value-type="float">
            <text:p>33630.92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LeftLeg Joint 3</text:p>
          </table:table-cell>
          <table:table-cell table:style-name="ce29" table:content-validation-name="val1" office:value-type="float" office:value="51327" calcext:value-type="float">
            <text:p>51327.0</text:p>
          </table:table-cell>
          <table:table-cell table:style-name="ce47" office:value-type="float" office:value="-180" calcext:value-type="float">
            <text:p>-180.0</text:p>
          </table:table-cell>
          <table:table-cell table:style-name="ce55" table:formula="of:=(ABS([.C60]/[.K60])-ABS([.D60]))" office:value-type="float" office:value="101.948320186329" calcext:value-type="float">
            <text:p>101.9</text:p>
          </table:table-cell>
          <table:table-cell table:style-name="ce47" table:formula="of:=IF([.E60]&gt;=0;([.E60]*ABS([.K60]));(360+[.E60])*ABS([.K60]))" office:value-type="float" office:value="18559.08" calcext:value-type="float">
            <text:p>18559.1</text:p>
          </table:table-cell>
          <table:table-cell table:style-name="ce69" table:number-columns-repeated="2"/>
          <table:table-cell table:style-name="ce81" table:number-columns-repeated="2"/>
          <table:table-cell table:style-name="ce87" office:value-type="float" office:value="-182.044" calcext:value-type="float">
            <text:p>-182.044</text:p>
          </table:table-cell>
          <table:table-cell table:style-name="ce90" office:value-type="string" calcext:value-type="string">
            <text:p>using aea</text:p>
          </table:table-cell>
          <table:table-cell table:style-name="ce92"/>
          <table:table-cell table:style-name="ce28"/>
          <table:table-cell table:style-name="ce100" office:value-type="float" office:value="3" calcext:value-type="float">
            <text:p>3</text:p>
          </table:table-cell>
          <table:table-cell table:style-name="ce107" table:formula="of:=([.D60]+[.S60])*[.K60]" office:value-type="float" office:value="32767.92" calcext:value-type="float">
            <text:p>32767.92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table:formula="of:=+[.F60]" office:value-type="float" office:value="18559.08" calcext:value-type="float">
            <text:p>18559.08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21" table:number-columns-repeated="5"/>
          <table:table-cell table:style-name="ce128"/>
          <table:table-cell table:number-columns-repeated="995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LeftLeg Joint 4</text:p>
          </table:table-cell>
          <table:table-cell table:style-name="ce25" table:content-validation-name="val1" office:value-type="float" office:value="34543" calcext:value-type="float">
            <text:p>34543.0</text:p>
          </table:table-cell>
          <table:table-cell table:style-name="ce45" office:value-type="float" office:value="-180" calcext:value-type="float">
            <text:p>-180.0</text:p>
          </table:table-cell>
          <table:table-cell table:style-name="ce56" table:formula="of:=(ABS([.C61]/[.K61])-ABS([.D61]))" office:value-type="float" office:value="9.7508294697985" calcext:value-type="float">
            <text:p>9.8</text:p>
          </table:table-cell>
          <table:table-cell table:style-name="ce45" table:formula="of:=IF([.E61]&gt;=0;([.E61]*ABS([.K61]));(360+[.E61])*ABS([.K61]))" office:value-type="float" office:value="1775.08" calcext:value-type="float">
            <text:p>1775.1</text:p>
          </table:table-cell>
          <table:table-cell table:style-name="ce67" table:number-columns-repeated="2"/>
          <table:table-cell table:style-name="ce80" table:number-columns-repeated="2"/>
          <table:table-cell table:style-name="ce85" office:value-type="float" office:value="-182.044" calcext:value-type="float">
            <text:p>-182.044</text:p>
          </table:table-cell>
          <table:table-cell table:style-name="ce88" office:value-type="string" calcext:value-type="string">
            <text:p>using aea</text:p>
          </table:table-cell>
          <table:table-cell table:style-name="ce94"/>
          <table:table-cell table:style-name="ce95"/>
          <table:table-cell table:style-name="ce96" office:value-type="float" office:value="3" calcext:value-type="float">
            <text:p>3</text:p>
          </table:table-cell>
          <table:table-cell table:style-name="ce103" table:formula="of:=([.D61]+[.S61])*[.K61]" office:value-type="float" office:value="32767.92" calcext:value-type="float">
            <text:p>32767.92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table:formula="of:=+[.F61]" office:value-type="float" office:value="1775.08" calcext:value-type="float">
            <text:p>1775.08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table:number-columns-repeated="5"/>
          <table:table-cell table:style-name="ce126"/>
          <table:table-cell table:number-columns-repeated="995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LeftLeg Joint 5</text:p>
          </table:table-cell>
          <table:table-cell table:style-name="ce29" table:content-validation-name="val1" office:value-type="float" office:value="22527" calcext:value-type="float">
            <text:p>22527.0</text:p>
          </table:table-cell>
          <table:table-cell table:style-name="ce47" office:value-type="float" office:value="180" calcext:value-type="float">
            <text:p>180.0</text:p>
          </table:table-cell>
          <table:table-cell table:style-name="ce57" table:formula="of:=(ABS([.C62]/[.K62])-ABS([.D62]))" office:value-type="float" office:value="-56.2551910527125" calcext:value-type="float">
            <text:p>-56.3</text:p>
          </table:table-cell>
          <table:table-cell table:style-name="ce47" table:formula="of:=IF([.E62]&gt;=0;([.E62]*ABS([.K62]));(360+[.E62])*ABS([.K62]))" office:value-type="float" office:value="55294.92" calcext:value-type="float">
            <text:p>55294.9</text:p>
          </table:table-cell>
          <table:table-cell table:style-name="ce69" table:number-columns-repeated="2"/>
          <table:table-cell table:style-name="ce81" table:number-columns-repeated="2"/>
          <table:table-cell table:style-name="ce87" office:value-type="float" office:value="182.044" calcext:value-type="float">
            <text:p>182.044</text:p>
          </table:table-cell>
          <table:table-cell table:style-name="ce90" office:value-type="string" calcext:value-type="string">
            <text:p>using aea</text:p>
          </table:table-cell>
          <table:table-cell table:style-name="ce92"/>
          <table:table-cell table:style-name="ce28"/>
          <table:table-cell table:style-name="ce100" office:value-type="float" office:value="3" calcext:value-type="float">
            <text:p>3</text:p>
          </table:table-cell>
          <table:table-cell table:style-name="ce107" table:formula="of:=([.D62]+[.S62])*[.K62]" office:value-type="float" office:value="32767.92" calcext:value-type="float">
            <text:p>32767.92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table:formula="of:=+[.F62]" office:value-type="float" office:value="55294.92" calcext:value-type="float">
            <text:p>55294.92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21" table:number-columns-repeated="5"/>
          <table:table-cell table:style-name="ce128"/>
          <table:table-cell table:number-columns-repeated="995"/>
        </table:table-row>
        <table:table-row table:style-name="ro5">
          <table:table-cell/>
          <table:table-cell>
            <draw:control draw:z-index="5" draw:name="Button 2" draw:style-name="gr1" draw:text-style-name="P1" svg:width="1.8224in" svg:height="0.8016in" svg:x="0.028in" svg:y="0.0315in" draw:control="control6">
              <svg:desc>Generate Left_leg and Right_leg  files</svg:desc>
            </draw:control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RIGHT_LEG</text:p>
          </table:table-cell>
          <table:table-cell table:style-name="ce24" table:number-columns-repeated="2"/>
          <table:table-cell table:style-name="ce53" table:number-columns-repeated="2"/>
          <table:table-cell table:style-name="ce24" table:number-columns-repeated="22"/>
          <table:table-cell table:style-name="ce122"/>
          <table:table-cell table:number-columns-repeated="995"/>
        </table:table-row>
        <table:table-row table:style-name="ro12">
          <table:table-cell table:style-name="ce7" office:value-type="string" calcext:value-type="string">
            <text:p>JOINT ini file</text:p>
          </table:table-cell>
          <table:table-cell table:style-name="ce17" office:value-type="string" calcext:value-type="string">
            <text:p>JOINT</text:p>
          </table:table-cell>
          <table:table-cell table:style-name="ce35" office:value-type="string" calcext:value-type="string">
            <text:p>value read at zeros</text:p>
          </table:table-cell>
          <table:table-cell table:style-name="ce35" office:value-type="string" calcext:value-type="string">
            <text:p>zeros</text:p>
          </table:table-cell>
          <table:table-cell table:style-name="ce61" office:value-type="string" calcext:value-type="string">
            <text:p><text:span text:style-name="T4">|</text:span><text:span text:style-name="T5">value_read_at_zeros</text:span><text:span text:style-name="T6">(i)|-|Zeros(i)|</text:span>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Min 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Vmin</text:p>
          </table:table-cell>
          <table:table-cell table:style-name="ce35" office:value-type="string" calcext:value-type="string">
            <text:p>Vmax</text:p>
          </table:table-cell>
          <table:table-cell table:style-name="ce35" office:value-type="string" calcext:value-type="string">
            <text:p>Encoders </text:p>
          </table:table-cell>
          <table:table-cell table:style-name="ce65" office:value-type="string" calcext:value-type="string">
            <text:p>Notes</text:p>
          </table:table-cell>
          <table:table-cell table:style-name="ce93" table:number-columns-repeated="2"/>
          <table:table-cell table:style-name="ce65" office:value-type="string" calcext:value-type="string">
            <text:p>Calibration Type</text:p>
          </table:table-cell>
          <table:table-cell table:style-name="ce35" office:value-type="string" calcext:value-type="string">
            <text:p>Calilbration 1</text:p>
          </table:table-cell>
          <table:table-cell table:style-name="ce35" office:value-type="string" calcext:value-type="string">
            <text:p>Calilbration 2</text:p>
          </table:table-cell>
          <table:table-cell table:style-name="ce35" office:value-type="string" calcext:value-type="string">
            <text:p>Calilbration 3</text:p>
          </table:table-cell>
          <table:table-cell table:style-name="ce11" office:value-type="string" calcext:value-type="string">
            <text:p><text:s/>Position <text:s/>Zero</text:p>
          </table:table-cell>
          <table:table-cell table:style-name="ce35" office:value-type="string" calcext:value-type="string">
            <text:p>Velocity Zero </text:p>
          </table:table-cell>
          <table:table-cell table:style-name="ce35" office:value-type="string" calcext:value-type="string">
            <text:p>HOME Position </text:p>
          </table:table-cell>
          <table:table-cell table:style-name="ce35" office:value-type="string" calcext:value-type="string">
            <text:p>HOME Velocity </text:p>
          </table:table-cell>
          <table:table-cell table:style-name="ce35" office:value-type="string" calcext:value-type="string">
            <text:p>Delta <text:s/></text:p>
          </table:table-cell>
          <table:table-cell table:style-name="ce93" table:number-columns-repeated="6"/>
          <table:table-cell table:style-name="ce129" table:number-columns-repeated="995"/>
        </table:table-row>
        <table:table-row table:style-name="ro13"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RightLeg Joint 0</text:p>
          </table:table-cell>
          <table:table-cell table:style-name="ce25" table:content-validation-name="val1" office:value-type="float" office:value="28735" calcext:value-type="float">
            <text:p>28735.0</text:p>
          </table:table-cell>
          <table:table-cell table:style-name="ce45" office:value-type="float" office:value="-180" calcext:value-type="float">
            <text:p>-180.0</text:p>
          </table:table-cell>
          <table:table-cell table:style-name="ce55" table:formula="of:=(ABS([.C66]/[.K66])-ABS([.D66]))" office:value-type="float" office:value="-22.1535452967415" calcext:value-type="float">
            <text:p>-22.2</text:p>
          </table:table-cell>
          <table:table-cell table:style-name="ce45" table:formula="of:=IF([.E66]&gt;=0;([.E66]*ABS([.K66]));(360+[.E66])*ABS([.K66]))" office:value-type="float" office:value="61502.92" calcext:value-type="float">
            <text:p>61502.9</text:p>
          </table:table-cell>
          <table:table-cell table:style-name="ce67" table:number-columns-repeated="2"/>
          <table:table-cell table:style-name="ce80" table:number-columns-repeated="2"/>
          <table:table-cell table:style-name="ce85" office:value-type="float" office:value="-182.044" calcext:value-type="float">
            <text:p>-182.044</text:p>
          </table:table-cell>
          <table:table-cell table:style-name="ce88" office:value-type="string" calcext:value-type="string">
            <text:p>using aea</text:p>
          </table:table-cell>
          <table:table-cell table:style-name="ce94"/>
          <table:table-cell table:style-name="ce95"/>
          <table:table-cell table:style-name="ce96" office:value-type="float" office:value="3" calcext:value-type="float">
            <text:p>3</text:p>
          </table:table-cell>
          <table:table-cell table:style-name="ce103" table:formula="of:=([.D66]+[.S66])*[.K66]" office:value-type="float" office:value="32767.92" calcext:value-type="float">
            <text:p>32767.92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table:formula="of:=+[.F66]" office:value-type="float" office:value="61502.92" calcext:value-type="float">
            <text:p>61502.92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table:number-columns-repeated="5"/>
          <table:table-cell table:style-name="ce126"/>
          <table:table-cell table:number-columns-repeated="99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ightLeg Joint 1</text:p>
          </table:table-cell>
          <table:table-cell table:style-name="ce26" table:content-validation-name="val1" office:value-type="float" office:value="50847" calcext:value-type="float">
            <text:p>50847.0</text:p>
          </table:table-cell>
          <table:table-cell table:style-name="ce46" office:value-type="float" office:value="-180" calcext:value-type="float">
            <text:p>-180.0</text:p>
          </table:table-cell>
          <table:table-cell table:style-name="ce56" table:formula="of:=(ABS([.C67]/[.K67])-ABS([.D67]))" office:value-type="float" office:value="99.3115949990112" calcext:value-type="float">
            <text:p>99.3</text:p>
          </table:table-cell>
          <table:table-cell table:style-name="ce46" table:formula="of:=IF([.E67]&gt;=0;([.E67]*ABS([.K67]));(360+[.E67])*ABS([.K67]))" office:value-type="float" office:value="18079.08" calcext:value-type="float">
            <text:p>18079.1</text:p>
          </table:table-cell>
          <table:table-cell table:style-name="ce68" table:number-columns-repeated="2"/>
          <table:table-cell table:style-name="ce75" table:number-columns-repeated="2"/>
          <table:table-cell table:style-name="ce86" office:value-type="float" office:value="-182.044" calcext:value-type="float">
            <text:p>-182.044</text:p>
          </table:table-cell>
          <table:table-cell table:style-name="ce89" office:value-type="string" calcext:value-type="string">
            <text:p>using aea</text:p>
          </table:table-cell>
          <table:table-cell table:style-name="ce91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67]+[.S67])*[.K67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67]" office:value-type="float" office:value="18079.08" calcext:value-type="float">
            <text:p>18079.08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ightLeg Joint 2</text:p>
          </table:table-cell>
          <table:table-cell table:style-name="ce26" table:content-validation-name="val1" office:value-type="float" office:value="27135" calcext:value-type="float">
            <text:p>27135.0</text:p>
          </table:table-cell>
          <table:table-cell table:style-name="ce46" office:value-type="float" office:value="-180" calcext:value-type="float">
            <text:p>-180.0</text:p>
          </table:table-cell>
          <table:table-cell table:style-name="ce57" table:formula="of:=(ABS([.C68]/[.K68])-ABS([.D68]))" office:value-type="float" office:value="-30.942629254466" calcext:value-type="float">
            <text:p>-30.9</text:p>
          </table:table-cell>
          <table:table-cell table:style-name="ce46" table:formula="of:=IF([.E68]&gt;=0;([.E68]*ABS([.K68]));(360+[.E68])*ABS([.K68]))" office:value-type="float" office:value="59902.92" calcext:value-type="float">
            <text:p>59902.9</text:p>
          </table:table-cell>
          <table:table-cell table:style-name="ce68" table:number-columns-repeated="2"/>
          <table:table-cell table:style-name="ce75" table:number-columns-repeated="2"/>
          <table:table-cell table:style-name="ce86" office:value-type="float" office:value="-182.044" calcext:value-type="float">
            <text:p>-182.044</text:p>
          </table:table-cell>
          <table:table-cell table:style-name="ce89" office:value-type="string" calcext:value-type="string">
            <text:p>using aea</text:p>
          </table:table-cell>
          <table:table-cell table:style-name="ce91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68]+[.S68])*[.K68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68]" office:value-type="float" office:value="59902.92" calcext:value-type="float">
            <text:p>59902.92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ightLeg Joint 3</text:p>
          </table:table-cell>
          <table:table-cell table:style-name="ce26" table:content-validation-name="val1" office:value-type="float" office:value="38447" calcext:value-type="float">
            <text:p>38447.0</text:p>
          </table:table-cell>
          <table:table-cell table:style-name="ce46" office:value-type="float" office:value="180" calcext:value-type="float">
            <text:p>180.0</text:p>
          </table:table-cell>
          <table:table-cell table:style-name="ce55" table:formula="of:=(ABS([.C69]/[.K69])-ABS([.D69]))" office:value-type="float" office:value="31.1961943266463" calcext:value-type="float">
            <text:p>31.2</text:p>
          </table:table-cell>
          <table:table-cell table:style-name="ce46" table:formula="of:=IF([.E69]&gt;=0;([.E69]*ABS([.K69]));(360+[.E69])*ABS([.K69]))" office:value-type="float" office:value="5679.08" calcext:value-type="float">
            <text:p>5679.1</text:p>
          </table:table-cell>
          <table:table-cell table:style-name="ce68" table:number-columns-repeated="2"/>
          <table:table-cell table:style-name="ce75" table:number-columns-repeated="2"/>
          <table:table-cell table:style-name="ce86" office:value-type="float" office:value="182.044" calcext:value-type="float">
            <text:p>182.044</text:p>
          </table:table-cell>
          <table:table-cell table:style-name="ce89" office:value-type="string" calcext:value-type="string">
            <text:p>using aea</text:p>
          </table:table-cell>
          <table:table-cell table:style-name="ce91"/>
          <table:table-cell table:style-name="ce23"/>
          <table:table-cell table:style-name="ce97" office:value-type="float" office:value="3" calcext:value-type="float">
            <text:p>3</text:p>
          </table:table-cell>
          <table:table-cell table:style-name="ce104" table:formula="of:=([.D69]+[.S69])*[.K69]" office:value-type="float" office:value="32767.92" calcext:value-type="float">
            <text:p>32767.92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table:formula="of:=+[.F69]" office:value-type="float" office:value="5679.08" calcext:value-type="float">
            <text:p>5679.08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17" office:value-type="float" office:value="0" calcext:value-type="float">
            <text:p>0.00</text:p>
          </table:table-cell>
          <table:table-cell table:style-name="ce120" table:number-columns-repeated="5"/>
          <table:table-cell table:style-name="ce127"/>
          <table:table-cell table:number-columns-repeated="995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RightLeg Joint 4</text:p>
          </table:table-cell>
          <table:table-cell table:style-name="ce25" table:content-validation-name="val1" office:value-type="float" office:value="18431" calcext:value-type="float">
            <text:p>18431.0</text:p>
          </table:table-cell>
          <table:table-cell table:style-name="ce45" office:value-type="float" office:value="180" calcext:value-type="float">
            <text:p>180.0</text:p>
          </table:table-cell>
          <table:table-cell table:style-name="ce56" table:formula="of:=(ABS([.C70]/[.K70])-ABS([.D70]))" office:value-type="float" office:value="-78.7552459844873" calcext:value-type="float">
            <text:p>-78.8</text:p>
          </table:table-cell>
          <table:table-cell table:style-name="ce45" table:formula="of:=IF([.E70]&gt;=0;([.E70]*ABS([.K70]));(360+[.E70])*ABS([.K70]))" office:value-type="float" office:value="51198.92" calcext:value-type="float">
            <text:p>51198.9</text:p>
          </table:table-cell>
          <table:table-cell table:style-name="ce67" table:number-columns-repeated="2"/>
          <table:table-cell table:style-name="ce80" table:number-columns-repeated="2"/>
          <table:table-cell table:style-name="ce85" office:value-type="float" office:value="182.044" calcext:value-type="float">
            <text:p>182.044</text:p>
          </table:table-cell>
          <table:table-cell table:style-name="ce88" office:value-type="string" calcext:value-type="string">
            <text:p>using aea</text:p>
          </table:table-cell>
          <table:table-cell table:style-name="ce94"/>
          <table:table-cell table:style-name="ce95"/>
          <table:table-cell table:style-name="ce96" office:value-type="float" office:value="3" calcext:value-type="float">
            <text:p>3</text:p>
          </table:table-cell>
          <table:table-cell table:style-name="ce103" table:formula="of:=([.D70]+[.S70])*[.K70]" office:value-type="float" office:value="32767.92" calcext:value-type="float">
            <text:p>32767.92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table:formula="of:=+[.F70]" office:value-type="float" office:value="51198.92" calcext:value-type="float">
            <text:p>51198.92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03" office:value-type="float" office:value="10" calcext:value-type="float">
            <text:p>1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119" table:number-columns-repeated="5"/>
          <table:table-cell table:style-name="ce126"/>
          <table:table-cell table:number-columns-repeated="995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RightLeg Joint 5</text:p>
          </table:table-cell>
          <table:table-cell table:style-name="ce29" table:content-validation-name="val1" office:value-type="float" office:value="3023" calcext:value-type="float">
            <text:p>3023.0</text:p>
          </table:table-cell>
          <table:table-cell table:style-name="ce47" office:value-type="float" office:value="-180" calcext:value-type="float">
            <text:p>-180.0</text:p>
          </table:table-cell>
          <table:table-cell table:style-name="ce57" table:formula="of:=(ABS([.C71]/[.K71])-ABS([.D71]))" office:value-type="float" office:value="-163.394124497374" calcext:value-type="float">
            <text:p>-163.4</text:p>
          </table:table-cell>
          <table:table-cell table:style-name="ce47" table:formula="of:=IF([.E71]&gt;=0;([.E71]*ABS([.K71]));(360+[.E71])*ABS([.K71]))" office:value-type="float" office:value="35790.92" calcext:value-type="float">
            <text:p>35790.9</text:p>
          </table:table-cell>
          <table:table-cell table:style-name="ce69" table:number-columns-repeated="2"/>
          <table:table-cell table:style-name="ce81" table:number-columns-repeated="2"/>
          <table:table-cell table:style-name="ce87" office:value-type="float" office:value="-182.044" calcext:value-type="float">
            <text:p>-182.044</text:p>
          </table:table-cell>
          <table:table-cell table:style-name="ce90" office:value-type="string" calcext:value-type="string">
            <text:p>using aea</text:p>
          </table:table-cell>
          <table:table-cell table:style-name="ce92"/>
          <table:table-cell table:style-name="ce28"/>
          <table:table-cell table:style-name="ce100" office:value-type="float" office:value="3" calcext:value-type="float">
            <text:p>3</text:p>
          </table:table-cell>
          <table:table-cell table:style-name="ce107" table:formula="of:=([.D71]+[.S71])*[.K71]" office:value-type="float" office:value="32767.92" calcext:value-type="float">
            <text:p>32767.92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table:formula="of:=+[.F71]" office:value-type="float" office:value="35790.92" calcext:value-type="float">
            <text:p>35790.92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18" office:value-type="float" office:value="0" calcext:value-type="float">
            <text:p>0.00</text:p>
          </table:table-cell>
          <table:table-cell table:style-name="ce121" table:number-columns-repeated="5"/>
          <table:table-cell table:style-name="ce128"/>
          <table:table-cell table:number-columns-repeated="995"/>
        </table:table-row>
        <table:table-row table:style-name="ro14">
          <table:table-cell table:number-columns-repeated="2"/>
          <table:table-cell table:style-name="ce1" table:number-columns-repeated="4"/>
          <table:table-cell table:number-columns-repeated="1018"/>
        </table:table-row>
        <table:table-row table:style-name="ro2">
          <table:table-cell table:style-name="ce8" office:value-type="string" calcext:value-type="string">
            <text:p>path:</text:p>
          </table:table-cell>
          <table:table-cell table:style-name="ce18" office:value-type="string" calcext:value-type="string" table:number-columns-spanned="9" table:number-rows-spanned="1">
            <text:p>C:\icub\icub-main\app\robots\iCubTwente01\hardware</text:p>
          </table:table-cell>
          <table:covered-table-cell table:number-columns-repeated="8" table:style-name="ce18"/>
          <table:table-cell office:value-type="string" calcext:value-type="string">
            <text:p>&lt;--- DO NOT PUT FINAL SLASH</text:p>
          </table:table-cell>
          <table:table-cell table:number-columns-repeated="1013"/>
        </table:table-row>
        <table:table-row table:style-name="ro15">
          <table:table-cell table:number-columns-repeated="2"/>
          <table:table-cell table:style-name="ce22" table:number-columns-repeated="2"/>
          <table:table-cell table:number-columns-repeated="1020"/>
        </table:table-row>
        <table:table-row table:style-name="ro14">
          <table:table-cell table:number-columns-repeated="2"/>
          <table:table-cell table:style-name="ce22" table:number-columns-repeated="2"/>
          <table:table-cell table:number-columns-repeated="1020"/>
        </table:table-row>
        <table:table-row table:style-name="ro2">
          <table:table-cell/>
          <table:table-cell table:style-name="ce19" office:value-type="string" calcext:value-type="string">
            <text:p>Author:</text:p>
          </table:table-cell>
          <table:table-cell table:style-name="ce36" office:value-type="string" calcext:value-type="string">
            <text:p>Marco Maggiali</text:p>
          </table:table-cell>
          <table:table-cell table:style-name="ce52"/>
          <table:table-cell table:style-name="ce63" table:number-columns-repeated="2"/>
          <table:table-cell table:style-name="ce74" table:number-columns-repeated="3"/>
          <table:table-cell table:style-name="ce82"/>
          <table:table-cell table:number-columns-repeated="1014"/>
        </table:table-row>
        <table:table-row table:style-name="ro9">
          <table:table-cell/>
          <table:table-cell table:style-name="ce19" office:value-type="string" calcext:value-type="string">
            <text:p>Release: 0.0 <text:s text:c="2"/></text:p>
          </table:table-cell>
          <table:table-cell table:style-name="ce37" office:value-type="string" calcext:value-type="string" table:number-columns-spanned="8" table:number-rows-spanned="2">
            <text:p>new configuration files for the V2 robot version with ETHERNET BOARDS</text:p>
          </table:table-cell>
          <table:covered-table-cell table:number-columns-repeated="7" table:style-name="ce37"/>
          <table:table-cell table:style-name="ce59" table:number-columns-repeated="11"/>
          <table:table-cell table:number-columns-repeated="1003"/>
        </table:table-row>
        <table:table-row table:style-name="ro2">
          <table:table-cell/>
          <table:table-cell table:style-name="ce20" office:value-type="string" calcext:value-type="string">
            <text:p>Data 10/08/12</text:p>
          </table:table-cell>
          <table:covered-table-cell table:number-columns-repeated="8" table:style-name="ce37"/>
          <table:table-cell/>
          <table:table-cell>
            <draw:control draw:z-index="6" draw:name="Button 8" draw:style-name="gr1" draw:text-style-name="P1" svg:width="3.8343in" svg:height="0.6866in" svg:x="0in" svg:y="0.2736in" draw:control="control7">
              <svg:desc>&gt;&gt;&gt; Generate All NEW - USE THIS &lt;&lt;&lt;</svg:desc>
            </draw:control>
          </table:table-cell>
          <table:table-cell table:number-columns-repeated="1012"/>
        </table:table-row>
        <table:table-row table:style-name="ro15" table:number-rows-repeated="2">
          <table:table-cell/>
          <table:table-cell table:style-name="ce21" table:number-columns-repeated="3"/>
          <table:table-cell table:style-name="ce64" table:number-columns-repeated="2"/>
          <table:table-cell table:style-name="ce75" table:number-columns-repeated="4"/>
          <table:table-cell table:number-columns-repeated="1014"/>
        </table:table-row>
        <table:table-row table:style-name="ro15">
          <table:table-cell/>
          <table:table-cell table:style-name="ce22"/>
          <table:table-cell table:style-name="ce38" office:value-type="string" calcext:value-type="string">
            <text:p>COLORS LEGEND</text:p>
          </table:table-cell>
          <table:table-cell table:style-name="ce22" table:number-columns-repeated="2"/>
          <table:table-cell table:style-name="ce1"/>
          <table:table-cell table:number-columns-repeated="1018"/>
        </table:table-row>
        <table:table-row table:style-name="ro15">
          <table:table-cell table:number-columns-repeated="2"/>
          <table:table-cell table:style-name="ce1"/>
          <table:table-cell table:style-name="ce22" table:number-columns-repeated="2"/>
          <table:table-cell table:style-name="ce1"/>
          <table:table-cell table:number-columns-repeated="1018"/>
        </table:table-row>
        <table:table-row table:style-name="ro15">
          <table:table-cell table:number-columns-repeated="2"/>
          <table:table-cell table:style-name="ce39"/>
          <table:table-cell table:style-name="ce22"/>
          <table:table-cell table:style-name="ce22" office:value-type="string" calcext:value-type="string">
            <text:p>text</text:p>
          </table:table-cell>
          <table:table-cell table:style-name="ce1"/>
          <table:table-cell table:number-columns-repeated="4"/>
          <table:table-cell>
            <draw:control draw:z-index="4" draw:name="Button 9" draw:style-name="gr1" draw:text-style-name="P1" svg:width="3.9299in" svg:height="0.6134in" svg:x="1.1398in" svg:y="0.0138in" draw:control="control5">
              <svg:desc>Generate robotMotorGui.ini</svg:desc>
            </draw:control>
          </table:table-cell>
          <table:table-cell table:number-columns-repeated="1013"/>
        </table:table-row>
        <table:table-row table:style-name="ro15">
          <table:table-cell/>
          <table:table-cell table:style-name="ce22"/>
          <table:table-cell table:style-name="ce1"/>
          <table:table-cell table:style-name="ce22" table:number-columns-repeated="2"/>
          <table:table-cell table:style-name="ce1"/>
          <table:table-cell table:number-columns-repeated="1018"/>
        </table:table-row>
        <table:table-row table:style-name="ro15">
          <table:table-cell/>
          <table:table-cell table:style-name="ce22"/>
          <table:table-cell table:style-name="ce40"/>
          <table:table-cell table:style-name="ce22"/>
          <table:table-cell table:style-name="ce22" office:value-type="string" calcext:value-type="string">
            <text:p>value to be inserted by the user</text:p>
          </table:table-cell>
          <table:table-cell table:style-name="ce1"/>
          <table:table-cell table:number-columns-repeated="1018"/>
        </table:table-row>
        <table:table-row table:style-name="ro15">
          <table:table-cell/>
          <table:table-cell table:style-name="ce22"/>
          <table:table-cell table:style-name="ce1"/>
          <table:table-cell table:style-name="ce22" table:number-columns-repeated="2"/>
          <table:table-cell table:style-name="ce1"/>
          <table:table-cell table:number-columns-repeated="1018"/>
        </table:table-row>
        <table:table-row table:style-name="ro15">
          <table:table-cell/>
          <table:table-cell table:style-name="ce22"/>
          <table:table-cell table:style-name="ce41"/>
          <table:table-cell table:style-name="ce1"/>
          <table:table-cell table:style-name="ce44" office:value-type="string" calcext:value-type="string">
            <text:p>value that can be changed by a SUPERUSER</text:p>
          </table:table-cell>
          <table:table-cell table:style-name="ce1"/>
          <table:table-cell table:number-columns-repeated="1018"/>
        </table:table-row>
        <table:table-row table:style-name="ro15">
          <table:table-cell/>
          <table:table-cell table:style-name="ce22" table:number-columns-repeated="3"/>
          <table:table-cell table:style-name="ce59"/>
          <table:table-cell table:number-columns-repeated="1019"/>
        </table:table-row>
        <table:table-row table:style-name="ro15">
          <table:table-cell/>
          <table:table-cell table:style-name="ce22"/>
          <table:table-cell table:style-name="ce42"/>
          <table:table-cell table:style-name="ce22"/>
          <table:table-cell table:style-name="ce22" office:value-type="string" calcext:value-type="string">
            <text:p>value written in the configuration file</text:p>
          </table:table-cell>
          <table:table-cell table:style-name="ce1"/>
          <table:table-cell table:number-columns-repeated="1018"/>
        </table:table-row>
        <table:table-row table:style-name="ro15">
          <table:table-cell/>
          <table:table-cell table:style-name="ce22"/>
          <table:table-cell table:style-name="ce1"/>
          <table:table-cell table:style-name="ce22" table:number-columns-repeated="2"/>
          <table:table-cell table:style-name="ce1"/>
          <table:table-cell table:number-columns-repeated="1018"/>
        </table:table-row>
        <table:table-row table:style-name="ro15">
          <table:table-cell/>
          <table:table-cell table:style-name="ce22"/>
          <table:table-cell table:style-name="ce43"/>
          <table:table-cell table:style-name="ce22"/>
          <table:table-cell table:style-name="ce22" office:value-type="string" calcext:value-type="string">
            <text:p>not used</text:p>
          </table:table-cell>
          <table:table-cell table:style-name="ce1"/>
          <table:table-cell table:number-columns-repeated="1018"/>
        </table:table-row>
        <table:table-row table:style-name="ro15" table:number-rows-repeated="5">
          <table:table-cell table:number-columns-repeated="1024"/>
        </table:table-row>
        <table:table-row table:style-name="ro4" table:number-rows-repeated="3">
          <table:table-cell table:number-columns-repeated="16"/>
          <table:table-cell table:style-name="ce112"/>
          <table:table-cell table:number-columns-repeated="1007"/>
        </table:table-row>
        <table:table-row table:style-name="ro15">
          <table:table-cell table:number-columns-repeated="1024"/>
        </table:table-row>
        <table:table-row table:style-name="ro4" table:number-rows-repeated="3">
          <table:table-cell table:number-columns-repeated="16"/>
          <table:table-cell table:style-name="ce113"/>
          <table:table-cell table:number-columns-repeated="1007"/>
        </table:table-row>
        <table:table-row table:style-name="ro15">
          <table:table-cell table:number-columns-repeated="1024"/>
        </table:table-row>
        <table:table-row table:style-name="ro4" table:number-rows-repeated="3">
          <table:table-cell table:number-columns-repeated="16"/>
          <table:table-cell table:style-name="ce114"/>
          <table:table-cell table:number-columns-repeated="1007"/>
        </table:table-row>
        <table:table-row table:style-name="ro15" table:number-rows-repeated="1048468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Sheet1.Q4:Sheet1.Q9">
            <calcext:condition calcext:apply-style-name="Excel_CondFormat_1_1_1" calcext:value="!=INDIRECT(&quot;Dummy_for_Comparison1!&quot;&amp;ADDRESS(ROW();COLUMN()))" calcext:base-cell-address="Sheet1.Q4"/>
          </calcext:conditional-format>
          <calcext:conditional-format calcext:target-range-address="Sheet1.P8:Sheet1.P9">
            <calcext:condition calcext:apply-style-name="Excel_CondFormat_1_2_1" calcext:value="!=INDIRECT(&quot;Dummy_for_Comparison1!&quot;&amp;ADDRESS(ROW();COLUMN()))" calcext:base-cell-address="Sheet1.P8"/>
          </calcext:conditional-format>
          <calcext:conditional-format calcext:target-range-address="Sheet1.Q97:Sheet1.Q99">
            <calcext:condition calcext:apply-style-name="Excel_CondFormat_1_3_1" calcext:value="!=INDIRECT(&quot;Dummy_for_Comparison1!&quot;&amp;ADDRESS(ROW();COLUMN()))" calcext:base-cell-address="Sheet1.Q97"/>
          </calcext:conditional-format>
          <calcext:conditional-format calcext:target-range-address="Sheet1.Q101:Sheet1.Q103">
            <calcext:condition calcext:apply-style-name="Excel_CondFormat_1_4_1" calcext:value="!=INDIRECT(&quot;Dummy_for_Comparison1!&quot;&amp;ADDRESS(ROW();COLUMN()))" calcext:base-cell-address="Sheet1.Q101"/>
          </calcext:conditional-format>
          <calcext:conditional-format calcext:target-range-address="Sheet1.Q105:Sheet1.Q107">
            <calcext:condition calcext:apply-style-name="Excel_CondFormat_1_5_1" calcext:value="!=INDIRECT(&quot;Dummy_for_Comparison1!&quot;&amp;ADDRESS(ROW();COLUMN()))" calcext:base-cell-address="Sheet1.Q105"/>
          </calcext:conditional-format>
        </calcext:conditional-formats>
      </table:table>
      <table:table table:name="head" table:style-name="ta2">
        <table:table-column table:style-name="co26" table:default-cell-style-name="ce1"/>
        <table:table-column table:style-name="co27" table:default-cell-style-name="ce1"/>
        <table:table-column table:style-name="co23" table:number-columns-repeated="2" table:default-cell-style-name="Default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3" table:number-columns-repeated="57" table:default-cell-style-name="Default"/>
        <table:table-row table:style-name="ro15" table:number-rows-repeated="2">
          <table:table-cell table:number-columns-repeated="64"/>
        </table:table-row>
        <table:table-row table:style-name="ro15">
          <table:table-cell table:style-name="ce130" office:value-type="string" calcext:value-type="string">
            <text:p>&lt;param name="Encoder"&gt; <text:s text:c="2"/></text:p>
          </table:table-cell>
          <table:table-cell table:style-name="ce134" table:formula="of:=+INDEX([$Sheet1.$K$4:.$K$9];COLUMN()-COLUMN([.$B$64])+1)" office:value-type="float" office:value="11.375" calcext:value-type="float">
            <text:p>11.375</text:p>
          </table:table-cell>
          <table:table-cell table:style-name="ce134" table:formula="of:=+INDEX([$Sheet1.$K$4:.$K$9];COLUMN()-COLUMN([.$B$64])+1)" office:value-type="float" office:value="-11.375" calcext:value-type="float">
            <text:p>-11.375</text:p>
          </table:table-cell>
          <table:table-cell table:style-name="ce134" table:formula="of:=+INDEX([$Sheet1.$K$4:.$K$9];COLUMN()-COLUMN([.$B$64])+1)" office:value-type="float" office:value="11.375" calcext:value-type="float">
            <text:p>11.375</text:p>
          </table:table-cell>
          <table:table-cell table:style-name="ce134" table:formula="of:=+INDEX([$Sheet1.$K$4:.$K$9];COLUMN()-COLUMN([.$B$64])+1)" office:value-type="float" office:value="11.375" calcext:value-type="float">
            <text:p>11.375</text:p>
          </table:table-cell>
          <table:table-cell table:style-name="ce134" table:formula="of:=+INDEX([$Sheet1.$K$4:.$K$9];COLUMN()-COLUMN([.$B$64])+1)" office:value-type="float" office:value="568.88" calcext:value-type="float">
            <text:p>568.880</text:p>
          </table:table-cell>
          <table:table-cell table:style-name="ce134" table:formula="of:=+INDEX([$Sheet1.$K$4:.$K$9];COLUMN()-COLUMN([.$B$64])+1)" office:value-type="float" office:value="284.44" calcext:value-type="float">
            <text:p>284.440</text:p>
          </table:table-cell>
          <table:table-cell table:style-name="ce130" office:value-type="string" calcext:value-type="string">
            <text:p>&lt;/param&gt; </text:p>
          </table:table-cell>
          <table:table-cell table:style-name="ce130"/>
          <table:table-cell table:style-name="ce133"/>
          <table:table-cell table:number-columns-repeated="54"/>
        </table:table-row>
        <table:table-row table:style-name="ro15">
          <table:table-cell table:style-name="ce130" office:value-type="string" calcext:value-type="string">
            <text:p>&lt;param name="Zeros"&gt;</text:p>
          </table:table-cell>
          <table:table-cell table:style-name="ce135" table:formula="of:=+INDEX([$Sheet1.$D$4:.$D$9];COLUMN()-COLUMN([.$B$64])+1)++INDEX([$Sheet1.$W$4:.$W$9];COLUMN()-COLUMN([.$B$64])+1)" office:value-type="float" office:value="180" calcext:value-type="float">
            <text:p>180.00</text:p>
          </table:table-cell>
          <table:table-cell table:style-name="ce135" table:formula="of:=+INDEX([$Sheet1.$D$4:.$D$9];COLUMN()-COLUMN([.$B$64])+1)++INDEX([$Sheet1.$W$4:.$W$9];COLUMN()-COLUMN([.$B$64])+1)" office:value-type="float" office:value="-180" calcext:value-type="float">
            <text:p>-180.00</text:p>
          </table:table-cell>
          <table:table-cell table:style-name="ce135" table:formula="of:=+INDEX([$Sheet1.$D$4:.$D$9];COLUMN()-COLUMN([.$B$64])+1)++INDEX([$Sheet1.$W$4:.$W$9];COLUMN()-COLUMN([.$B$64])+1)" office:value-type="float" office:value="180" calcext:value-type="float">
            <text:p>180.00</text:p>
          </table:table-cell>
          <table:table-cell table:style-name="ce135" table:formula="of:=+INDEX([$Sheet1.$D$4:.$D$9];COLUMN()-COLUMN([.$B$64])+1)++INDEX([$Sheet1.$W$4:.$W$9];COLUMN()-COLUMN([.$B$64])+1)" office:value-type="float" office:value="180" calcext:value-type="float">
            <text:p>180.00</text:p>
          </table:table-cell>
          <table:table-cell table:style-name="ce135" table:formula="of:=+INDEX([$Sheet1.$D$4:.$D$9];COLUMN()-COLUMN([.$B$64])+1)++INDEX([$Sheet1.$W$4:.$W$9];COLUMN()-COLUMN([.$B$64])+1)" office:value-type="float" office:value="-45" calcext:value-type="float">
            <text:p>-45.00</text:p>
          </table:table-cell>
          <table:table-cell table:style-name="ce135" table:formula="of:=+INDEX([$Sheet1.$D$4:.$D$9];COLUMN()-COLUMN([.$B$64])+1)++INDEX([$Sheet1.$W$4:.$W$9];COLUMN()-COLUMN([.$B$64])+1)" office:value-type="float" office:value="0" calcext:value-type="float">
            <text:p>0.00</text:p>
          </table:table-cell>
          <table:table-cell table:style-name="ce135" office:value-type="string" calcext:value-type="string">
            <text:p>&lt;/param&gt; </text:p>
          </table:table-cell>
          <table:table-cell table:style-name="ce135"/>
          <table:table-cell table:style-name="ce133"/>
          <table:table-cell table:number-columns-repeated="54"/>
        </table:table-row>
        <table:table-row table:style-name="ro15">
          <table:table-cell table:style-name="ce131"/>
          <table:table-cell table:style-name="ce132" office:value-type="float" office:value="100" calcext:value-type="float">
            <text:p>100</text:p>
          </table:table-cell>
          <table:table-cell table:style-name="ce132" table:number-columns-repeated="2"/>
          <table:table-cell table:style-name="ce133" table:number-columns-repeated="6"/>
          <table:table-cell table:number-columns-repeated="54"/>
        </table:table-row>
        <table:table-row table:style-name="ro15">
          <table:table-cell table:style-name="ce132" table:number-columns-repeated="4"/>
          <table:table-cell table:style-name="ce133" table:number-columns-repeated="6"/>
          <table:table-cell table:number-columns-repeated="54"/>
        </table:table-row>
        <table:table-row table:style-name="ro15" table:number-rows-repeated="4">
          <table:table-cell table:style-name="ce133" table:number-columns-repeated="10"/>
          <table:table-cell table:number-columns-repeated="54"/>
        </table:table-row>
        <table:table-row table:style-name="ro15">
          <table:table-cell table:style-name="ce133" office:value-type="string" calcext:value-type="string">
            <text:p>&lt;group name="HOME"&gt;</text:p>
          </table:table-cell>
          <table:table-cell table:style-name="ce133" table:number-columns-repeated="9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positionHome"&gt;</text:p>
          </table:table-cell>
          <table:table-cell table:style-name="ce136" table:formula="of:=+INDEX([$Sheet1.$U$4:.$U$9];COLUMN()-COLUMN([.$B$71])+1)" office:value-type="float" office:value="-30" calcext:value-type="float">
            <text:p>-30</text:p>
          </table:table-cell>
          <table:table-cell table:style-name="ce136" table:formula="of:=+INDEX([$Sheet1.$U$4:.$U$9];COLUMN()-COLUMN([.$B$71])+1)" office:value-type="float" office:value="0" calcext:value-type="float">
            <text:p>0</text:p>
          </table:table-cell>
          <table:table-cell table:style-name="ce136" table:formula="of:=+INDEX([$Sheet1.$U$4:.$U$9];COLUMN()-COLUMN([.$B$71])+1)" office:value-type="float" office:value="0" calcext:value-type="float">
            <text:p>0</text:p>
          </table:table-cell>
          <table:table-cell table:style-name="ce136" table:formula="of:=+INDEX([$Sheet1.$U$4:.$U$9];COLUMN()-COLUMN([.$B$71])+1)" office:value-type="float" office:value="0" calcext:value-type="float">
            <text:p>0</text:p>
          </table:table-cell>
          <table:table-cell table:style-name="ce136" table:formula="of:=+INDEX([$Sheet1.$U$4:.$U$9];COLUMN()-COLUMN([.$B$71])+1)" office:value-type="float" office:value="0" calcext:value-type="float">
            <text:p>0</text:p>
          </table:table-cell>
          <table:table-cell table:style-name="ce136" table:formula="of:=+INDEX([$Sheet1.$U$4:.$U$9];COLUMN()-COLUMN([.$B$71])+1)" office:value-type="float" office:value="0" calcext:value-type="float">
            <text:p>0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velocityHome"&gt;</text:p>
          </table:table-cell>
          <table:table-cell table:style-name="ce136" table:formula="of:=+INDEX([$Sheet1.$V$4:.$V$9];COLUMN()-COLUMN([.$B$71])+1)" office:value-type="float" office:value="10" calcext:value-type="float">
            <text:p>10</text:p>
          </table:table-cell>
          <table:table-cell table:style-name="ce136" table:formula="of:=+INDEX([$Sheet1.$V$4:.$V$9];COLUMN()-COLUMN([.$B$71])+1)" office:value-type="float" office:value="10" calcext:value-type="float">
            <text:p>10</text:p>
          </table:table-cell>
          <table:table-cell table:style-name="ce136" table:formula="of:=+INDEX([$Sheet1.$V$4:.$V$9];COLUMN()-COLUMN([.$B$71])+1)" office:value-type="float" office:value="10" calcext:value-type="float">
            <text:p>10</text:p>
          </table:table-cell>
          <table:table-cell table:style-name="ce136" table:formula="of:=+INDEX([$Sheet1.$V$4:.$V$9];COLUMN()-COLUMN([.$B$71])+1)" office:value-type="float" office:value="10" calcext:value-type="float">
            <text:p>10</text:p>
          </table:table-cell>
          <table:table-cell table:style-name="ce136" table:formula="of:=+INDEX([$Sheet1.$V$4:.$V$9];COLUMN()-COLUMN([.$B$71])+1)" office:value-type="float" office:value="10" calcext:value-type="float">
            <text:p>10</text:p>
          </table:table-cell>
          <table:table-cell table:style-name="ce136" table:formula="of:=+INDEX([$Sheet1.$V$4:.$V$9];COLUMN()-COLUMN([.$B$71])+1)" office:value-type="float" office:value="10" calcext:value-type="float">
            <text:p>10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33" table:number-columns-repeated="9"/>
          <table:table-cell table:number-columns-repeated="54"/>
        </table:table-row>
        <table:table-row table:style-name="ro15" table:number-rows-repeated="3">
          <table:table-cell table:style-name="ce133" table:number-columns-repeated="10"/>
          <table:table-cell table:number-columns-repeated="54"/>
        </table:table-row>
        <table:table-row table:style-name="ro15">
          <table:table-cell table:style-name="ce133" office:value-type="string" calcext:value-type="string">
            <text:p>&lt;group name="CALIBRATION"&gt;</text:p>
          </table:table-cell>
          <table:table-cell table:style-name="ce133" table:number-columns-repeated="9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calibrationType"&gt;</text:p>
          </table:table-cell>
          <table:table-cell table:style-name="ce136" table:formula="of:=+INDEX([$Sheet1.$O$4:.$O$9];COLUMN()-COLUMN([.$B$71])+1)" office:value-type="float" office:value="3" calcext:value-type="float">
            <text:p>3</text:p>
          </table:table-cell>
          <table:table-cell table:style-name="ce136" table:formula="of:=+INDEX([$Sheet1.$O$4:.$O$9];COLUMN()-COLUMN([.$B$71])+1)" office:value-type="float" office:value="3" calcext:value-type="float">
            <text:p>3</text:p>
          </table:table-cell>
          <table:table-cell table:style-name="ce136" table:formula="of:=+INDEX([$Sheet1.$O$4:.$O$9];COLUMN()-COLUMN([.$B$71])+1)" office:value-type="float" office:value="3" calcext:value-type="float">
            <text:p>3</text:p>
          </table:table-cell>
          <table:table-cell table:style-name="ce136" table:formula="of:=+INDEX([$Sheet1.$O$4:.$O$9];COLUMN()-COLUMN([.$B$71])+1)" office:value-type="float" office:value="3" calcext:value-type="float">
            <text:p>3</text:p>
          </table:table-cell>
          <table:table-cell table:style-name="ce136" table:formula="of:=+INDEX([$Sheet1.$O$4:.$O$9];COLUMN()-COLUMN([.$B$71])+1)" office:value-type="float" office:value="0" calcext:value-type="float">
            <text:p>0</text:p>
          </table:table-cell>
          <table:table-cell table:style-name="ce136" table:formula="of:=+INDEX([$Sheet1.$O$4:.$O$9];COLUMN()-COLUMN([.$B$71])+1)" office:value-type="float" office:value="0" calcext:value-type="float">
            <text:p>0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calibration1"&gt;</text:p>
          </table:table-cell>
          <table:table-cell table:style-name="ce137" table:formula="of:=+INDEX([$Sheet1.$P$4:.$P$9];COLUMN()-COLUMN([.$B$71])+1)" office:value-type="float" office:value="2047.5" calcext:value-type="float">
            <text:p>2047.5</text:p>
          </table:table-cell>
          <table:table-cell table:style-name="ce137" table:formula="of:=+INDEX([$Sheet1.$P$4:.$P$9];COLUMN()-COLUMN([.$B$71])+1)" office:value-type="float" office:value="2047.5" calcext:value-type="float">
            <text:p>2047.5</text:p>
          </table:table-cell>
          <table:table-cell table:style-name="ce137" table:formula="of:=+INDEX([$Sheet1.$P$4:.$P$9];COLUMN()-COLUMN([.$B$71])+1)" office:value-type="float" office:value="2047.5" calcext:value-type="float">
            <text:p>2047.5</text:p>
          </table:table-cell>
          <table:table-cell table:style-name="ce137" table:formula="of:=+INDEX([$Sheet1.$P$4:.$P$9];COLUMN()-COLUMN([.$B$71])+1)" office:value-type="float" office:value="2047.5" calcext:value-type="float">
            <text:p>2047.5</text:p>
          </table:table-cell>
          <table:table-cell table:style-name="ce137" table:formula="of:=+INDEX([$Sheet1.$P$4:.$P$9];COLUMN()-COLUMN([.$B$71])+1)" office:value-type="float" office:value="900" calcext:value-type="float">
            <text:p>900.0</text:p>
          </table:table-cell>
          <table:table-cell table:style-name="ce137" table:formula="of:=+INDEX([$Sheet1.$P$4:.$P$9];COLUMN()-COLUMN([.$B$71])+1)" office:value-type="float" office:value="900" calcext:value-type="float">
            <text:p>900.0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calibration2"&gt;</text:p>
          </table:table-cell>
          <table:table-cell table:style-name="ce137" table:formula="of:=+INDEX([$Sheet1.$Q$4:.$Q$9];COLUMN()-COLUMN([.$B$71])+1)" office:value-type="float" office:value="10" calcext:value-type="float">
            <text:p>10.0</text:p>
          </table:table-cell>
          <table:table-cell table:style-name="ce137" table:formula="of:=+INDEX([$Sheet1.$Q$4:.$Q$16];COLUMN()-COLUMN([.$B$71])+1)" office:value-type="float" office:value="10" calcext:value-type="float">
            <text:p>10.0</text:p>
          </table:table-cell>
          <table:table-cell table:style-name="ce137" table:formula="of:=+INDEX([$Sheet1.$Q$4:.$Q$16];COLUMN()-COLUMN([.$B$71])+1)" office:value-type="float" office:value="10" calcext:value-type="float">
            <text:p>10.0</text:p>
          </table:table-cell>
          <table:table-cell table:style-name="ce137" table:formula="of:=+INDEX([$Sheet1.$Q$4:.$Q$16];COLUMN()-COLUMN([.$B$71])+1)" office:value-type="float" office:value="10" calcext:value-type="float">
            <text:p>10.0</text:p>
          </table:table-cell>
          <table:table-cell table:style-name="ce137" table:formula="of:=+INDEX([$Sheet1.$Q$4:.$Q$16];COLUMN()-COLUMN([.$B$71])+1)" office:value-type="float" office:value="20" calcext:value-type="float">
            <text:p>20.0</text:p>
          </table:table-cell>
          <table:table-cell table:style-name="ce137" table:formula="of:=+INDEX([$Sheet1.$Q$4:.$Q$16];COLUMN()-COLUMN([.$B$71])+1)" office:value-type="float" office:value="20" calcext:value-type="float">
            <text:p>20.0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calibration3"&gt;</text:p>
          </table:table-cell>
          <table:table-cell table:style-name="ce137" table:formula="of:=+INDEX([$Sheet1.$R$4:.$R$9];COLUMN()-COLUMN([.$B$71])+1)" office:value-type="float" office:value="0.50000000000016" calcext:value-type="float">
            <text:p>0.5</text:p>
          </table:table-cell>
          <table:table-cell table:style-name="ce137" table:formula="of:=+INDEX([$Sheet1.$R$4:.$R$16];COLUMN()-COLUMN([.$B$71])+1)" office:value-type="float" office:value="0.50000000000016" calcext:value-type="float">
            <text:p>0.5</text:p>
          </table:table-cell>
          <table:table-cell table:style-name="ce137" table:formula="of:=+INDEX([$Sheet1.$R$4:.$R$16];COLUMN()-COLUMN([.$B$71])+1)" office:value-type="float" office:value="1810.5" calcext:value-type="float">
            <text:p>1810.5</text:p>
          </table:table-cell>
          <table:table-cell table:style-name="ce137" table:formula="of:=+INDEX([$Sheet1.$R$4:.$R$16];COLUMN()-COLUMN([.$B$71])+1)" office:value-type="float" office:value="3014.5" calcext:value-type="float">
            <text:p>3014.5</text:p>
          </table:table-cell>
          <table:table-cell table:style-name="ce137" table:formula="of:=+INDEX([$Sheet1.$R$4:.$R$16];COLUMN()-COLUMN([.$B$71])+1)" office:value-type="float" office:value="0" calcext:value-type="float">
            <text:p>0.0</text:p>
          </table:table-cell>
          <table:table-cell table:style-name="ce137" table:formula="of:=+INDEX([$Sheet1.$R$4:.$R$16];COLUMN()-COLUMN([.$B$71])+1)" office:value-type="float" office:value="0" calcext:value-type="float">
            <text:p>0.0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positionZero"&gt;</text:p>
          </table:table-cell>
          <table:table-cell table:style-name="ce137" table:formula="of:=+INDEX([$Sheet1.$S$4:.$S$9];COLUMN()-COLUMN([.$B$71])+1)" office:value-type="float" office:value="0" calcext:value-type="float">
            <text:p>0.0</text:p>
          </table:table-cell>
          <table:table-cell table:style-name="ce137" table:formula="of:=+INDEX([$Sheet1.$S$4:.$S$18];COLUMN()-COLUMN([.$B$71])+1)" office:value-type="float" office:value="0" calcext:value-type="float">
            <text:p>0.0</text:p>
          </table:table-cell>
          <table:table-cell table:style-name="ce137" table:formula="of:=+INDEX([$Sheet1.$S$4:.$S$18];COLUMN()-COLUMN([.$B$71])+1)" office:value-type="float" office:value="0" calcext:value-type="float">
            <text:p>0.0</text:p>
          </table:table-cell>
          <table:table-cell table:style-name="ce137" table:formula="of:=+INDEX([$Sheet1.$S$4:.$S$18];COLUMN()-COLUMN([.$B$71])+1)" office:value-type="float" office:value="0" calcext:value-type="float">
            <text:p>0.0</text:p>
          </table:table-cell>
          <table:table-cell table:style-name="ce137" table:formula="of:=+INDEX([$Sheet1.$S$4:.$S$18];COLUMN()-COLUMN([.$B$71])+1)" office:value-type="float" office:value="0" calcext:value-type="float">
            <text:p>0.0</text:p>
          </table:table-cell>
          <table:table-cell table:style-name="ce137" table:formula="of:=+INDEX([$Sheet1.$S$4:.$S$18];COLUMN()-COLUMN([.$B$71])+1)" office:value-type="float" office:value="0" calcext:value-type="float">
            <text:p>0.0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velocityZero"&gt;</text:p>
          </table:table-cell>
          <table:table-cell table:style-name="ce137" table:formula="of:=+INDEX([$Sheet1.$T$4:.$T$9];COLUMN()-COLUMN([.$B$71])+1)" office:value-type="float" office:value="10" calcext:value-type="float">
            <text:p>10.0</text:p>
          </table:table-cell>
          <table:table-cell table:style-name="ce137" table:formula="of:=+INDEX([$Sheet1.$T$4:.$T$19];COLUMN()-COLUMN([.$B$71])+1)" office:value-type="float" office:value="10" calcext:value-type="float">
            <text:p>10.0</text:p>
          </table:table-cell>
          <table:table-cell table:style-name="ce137" table:formula="of:=+INDEX([$Sheet1.$T$4:.$T$19];COLUMN()-COLUMN([.$B$71])+1)" office:value-type="float" office:value="10" calcext:value-type="float">
            <text:p>10.0</text:p>
          </table:table-cell>
          <table:table-cell table:style-name="ce137" table:formula="of:=+INDEX([$Sheet1.$T$4:.$T$19];COLUMN()-COLUMN([.$B$71])+1)" office:value-type="float" office:value="10" calcext:value-type="float">
            <text:p>10.0</text:p>
          </table:table-cell>
          <table:table-cell table:style-name="ce137" table:formula="of:=+INDEX([$Sheet1.$T$4:.$T$19];COLUMN()-COLUMN([.$B$71])+1)" office:value-type="float" office:value="10" calcext:value-type="float">
            <text:p>10.0</text:p>
          </table:table-cell>
          <table:table-cell table:style-name="ce137" table:formula="of:=+INDEX([$Sheet1.$T$4:.$T$19];COLUMN()-COLUMN([.$B$71])+1)" office:value-type="float" office:value="10" calcext:value-type="float">
            <text:p>10.0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maxPwm"&gt;</text:p>
          </table:table-cell>
          <table:table-cell table:number-columns-repeated="2" table:style-name="ce138" office:value-type="float" office:value="130" calcext:value-type="float">
            <text:p>130</text:p>
          </table:table-cell>
          <table:table-cell table:number-columns-repeated="4" table:style-name="ce138" office:value-type="float" office:value="0" calcext:value-type="float">
            <text:p>0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param name="posZeroThreshold"&gt;</text:p>
          </table:table-cell>
          <table:table-cell table:number-columns-repeated="6" table:style-name="ce138" office:value-type="float" office:value="2" calcext:value-type="float">
            <text:p>2</text:p>
          </table:table-cell>
          <table:table-cell table:style-name="ce130" office:value-type="string" calcext:value-type="string">
            <text:p>&lt;/param&gt; </text:p>
          </table:table-cell>
          <table:table-cell table:style-name="ce133" table:number-columns-repeated="2"/>
          <table:table-cell table:number-columns-repeated="54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33" table:number-columns-repeated="9"/>
          <table:table-cell table:number-columns-repeated="54"/>
        </table:table-row>
        <table:table-row table:style-name="ro15" table:number-rows-repeated="8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5" table:number-rows-repeated="39">
          <table:table-cell table:number-columns-repeated="64"/>
        </table:table-row>
        <table:table-row table:style-name="ro14">
          <table:table-cell table:number-columns-repeated="64"/>
        </table:table-row>
        <table:table-row table:style-name="ro15" table:number-rows-repeated="1048499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torso" table:style-name="ta3">
        <table:table-column table:style-name="co26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3" table:number-columns-repeated="2" table:default-cell-style-name="Default"/>
        <table:table-column table:style-name="co34" table:default-cell-style-name="ce1"/>
        <table:table-column table:style-name="co23" table:number-columns-repeated="57" table:default-cell-style-name="Default"/>
        <table:table-row table:style-name="ro15" table:number-rows-repeated="2">
          <table:table-cell table:number-columns-repeated="64"/>
        </table:table-row>
        <table:table-row table:style-name="ro15">
          <table:table-cell table:style-name="ce139" office:value-type="string" calcext:value-type="string">
            <text:p>&lt;param name="Encoder"&gt; <text:s text:c="2"/></text:p>
          </table:table-cell>
          <table:table-cell table:style-name="ce141" table:formula="of:=+INDEX([$Sheet1.$K$13:.$K$16];COLUMN()-COLUMN([.$B$65])+1)" office:value-type="float" office:value="182.044" calcext:value-type="float">
            <text:p>182.044</text:p>
          </table:table-cell>
          <table:table-cell table:style-name="ce141" table:formula="of:=+INDEX([$Sheet1.$K$13:.$K$16];COLUMN()-COLUMN([.$B$65])+1)" office:value-type="float" office:value="182.044" calcext:value-type="float">
            <text:p>182.044</text:p>
          </table:table-cell>
          <table:table-cell table:style-name="ce141" table:formula="of:=+INDEX([$Sheet1.$K$13:.$K$16];COLUMN()-COLUMN([.$B$65])+1)" office:value-type="float" office:value="182.044" calcext:value-type="float">
            <text:p>182.044</text:p>
          </table:table-cell>
          <table:table-cell table:style-name="ce139" office:value-type="string" calcext:value-type="string">
            <text:p>&lt;/param&gt; </text:p>
          </table:table-cell>
          <table:table-cell table:style-name="ce139"/>
          <table:table-cell table:number-columns-repeated="58"/>
        </table:table-row>
        <table:table-row table:style-name="ro15">
          <table:table-cell table:style-name="ce139" office:value-type="string" calcext:value-type="string">
            <text:p>&lt;param name="Zeros"&gt;</text:p>
          </table:table-cell>
          <table:table-cell table:style-name="ce142" table:formula="of:=+INDEX([$Sheet1.$D$13:.$D$16];COLUMN()-COLUMN([.$B$65])+1)++INDEX([$Sheet1.$W$13:.$W$16];COLUMN()-COLUMN([.$B$65])+1)" office:value-type="float" office:value="180" calcext:value-type="float">
            <text:p>180.00</text:p>
          </table:table-cell>
          <table:table-cell table:style-name="ce142" table:formula="of:=+INDEX([$Sheet1.$D$13:.$D$16];COLUMN()-COLUMN([.$B$65])+1)++INDEX([$Sheet1.$W$13:.$W$16];COLUMN()-COLUMN([.$B$65])+1)" office:value-type="float" office:value="180" calcext:value-type="float">
            <text:p>180.00</text:p>
          </table:table-cell>
          <table:table-cell table:style-name="ce142" table:formula="of:=+INDEX([$Sheet1.$D$13:.$D$16];COLUMN()-COLUMN([.$B$65])+1)++INDEX([$Sheet1.$W$13:.$W$16];COLUMN()-COLUMN([.$B$65])+1)" office:value-type="float" office:value="180" calcext:value-type="float">
            <text:p>180.00</text:p>
          </table:table-cell>
          <table:table-cell table:style-name="ce142" office:value-type="string" calcext:value-type="string">
            <text:p>&lt;/param&gt; </text:p>
          </table:table-cell>
          <table:table-cell table:style-name="ce142"/>
          <table:table-cell table:number-columns-repeated="58"/>
        </table:table-row>
        <table:table-row table:style-name="ro15">
          <table:table-cell table:style-name="ce140"/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number-columns-repeated="60"/>
        </table:table-row>
        <table:table-row table:style-name="ro15" table:number-rows-repeated="2">
          <table:table-cell table:style-name="ce21" table:number-columns-repeated="4"/>
          <table:table-cell table:number-columns-repeated="60"/>
        </table:table-row>
        <table:table-row table:style-name="ro15">
          <table:table-cell table:style-name="ce132" table:number-columns-repeated="4"/>
          <table:table-cell table:style-name="ce133" table:number-columns-repeated="4"/>
          <table:table-cell table:number-columns-repeated="56"/>
        </table:table-row>
        <table:table-row table:style-name="ro15">
          <table:table-cell table:style-name="ce133" table:number-columns-repeated="8"/>
          <table:table-cell table:number-columns-repeated="56"/>
        </table:table-row>
        <table:table-row table:style-name="ro15">
          <table:table-cell table:style-name="ce133" office:value-type="string" calcext:value-type="string">
            <text:p>&lt;group name="HOME"&gt;</text:p>
          </table:table-cell>
          <table:table-cell table:style-name="ce133" table:number-columns-repeated="7"/>
          <table:table-cell table:number-columns-repeated="56"/>
        </table:table-row>
        <table:table-row table:style-name="ro15">
          <table:table-cell table:style-name="ce133" office:value-type="string" calcext:value-type="string">
            <text:p>&lt;param name="positionHome"&gt;</text:p>
          </table:table-cell>
          <table:table-cell table:style-name="ce136" table:formula="of:=+INDEX([$Sheet1.$U$13:.$U$23];COLUMN()-COLUMN([.$B$84])+1)" office:value-type="float" office:value="0" calcext:value-type="float">
            <text:p>0</text:p>
          </table:table-cell>
          <table:table-cell table:style-name="ce136" table:formula="of:=+INDEX([$Sheet1.$U$13:.$U$23];COLUMN()-COLUMN([.$B$84])+1)" office:value-type="float" office:value="0" calcext:value-type="float">
            <text:p>0</text:p>
          </table:table-cell>
          <table:table-cell table:style-name="ce136" table:formula="of:=+INDEX([$Sheet1.$U$13:.$U$23];COLUMN()-COLUMN([.$B$84])+1)" office:value-type="float" office:value="-20" calcext:value-type="float">
            <text:p>-20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param name="velocityHome"&gt;</text:p>
          </table:table-cell>
          <table:table-cell table:style-name="ce136" table:formula="of:=+INDEX([$Sheet1.$V$13:.$V$24];COLUMN()-COLUMN([.$B$84])+1)" office:value-type="float" office:value="10" calcext:value-type="float">
            <text:p>10</text:p>
          </table:table-cell>
          <table:table-cell table:style-name="ce136" table:formula="of:=+INDEX([$Sheet1.$V$13:.$V$24];COLUMN()-COLUMN([.$B$84])+1)" office:value-type="float" office:value="10" calcext:value-type="float">
            <text:p>10</text:p>
          </table:table-cell>
          <table:table-cell table:style-name="ce136" table:formula="of:=+INDEX([$Sheet1.$V$13:.$V$24];COLUMN()-COLUMN([.$B$84])+1)" office:value-type="float" office:value="10" calcext:value-type="float">
            <text:p>10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33" table:number-columns-repeated="4"/>
          <table:table-cell table:style-name="ce144" table:number-columns-repeated="3"/>
          <table:table-cell table:style-name="ce22"/>
          <table:table-cell table:number-columns-repeated="55"/>
        </table:table-row>
        <table:table-row table:style-name="ro15" table:number-rows-repeated="3">
          <table:table-cell table:style-name="ce133" table:number-columns-repeated="5"/>
          <table:table-cell table:style-name="ce144" table:number-columns-repeated="3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group name="CALIBRATION"&gt;</text:p>
          </table:table-cell>
          <table:table-cell table:style-name="ce133" table:number-columns-repeated="4"/>
          <table:table-cell table:style-name="ce144" table:number-columns-repeated="3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param name="calibrationType"&gt;</text:p>
          </table:table-cell>
          <table:table-cell table:style-name="ce136" table:formula="of:=+INDEX([$Sheet1.$O$13:.$O$16];COLUMN()-COLUMN([.$B$65])+1)" office:value-type="float" office:value="3" calcext:value-type="float">
            <text:p>3</text:p>
          </table:table-cell>
          <table:table-cell table:style-name="ce136" table:formula="of:=+INDEX([$Sheet1.$O$13:.$O$16];COLUMN()-COLUMN([.$B$65])+1)" office:value-type="float" office:value="3" calcext:value-type="float">
            <text:p>3</text:p>
          </table:table-cell>
          <table:table-cell table:style-name="ce136" table:formula="of:=+INDEX([$Sheet1.$O$13:.$O$16];COLUMN()-COLUMN([.$B$65])+1)" office:value-type="float" office:value="3" calcext:value-type="float">
            <text:p>3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param name="calibration1"&gt;</text:p>
          </table:table-cell>
          <table:table-cell table:style-name="ce137" table:formula="of:=+INDEX([$Sheet1.$P$13:.$P$16];COLUMN()-COLUMN([.$B$65])+1)" office:value-type="float" office:value="32767.92" calcext:value-type="float">
            <text:p>32767.9</text:p>
          </table:table-cell>
          <table:table-cell table:style-name="ce137" table:formula="of:=+INDEX([$Sheet1.$P$13:.$P$16];COLUMN()-COLUMN([.$B$65])+1)" office:value-type="float" office:value="32767.92" calcext:value-type="float">
            <text:p>32767.9</text:p>
          </table:table-cell>
          <table:table-cell table:style-name="ce137" table:formula="of:=+INDEX([$Sheet1.$P$13:.$P$16];COLUMN()-COLUMN([.$B$65])+1)" office:value-type="float" office:value="32767.92" calcext:value-type="float">
            <text:p>32767.9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param name="calibration2"&gt;</text:p>
          </table:table-cell>
          <table:table-cell table:style-name="ce137" table:formula="of:=+INDEX([$Sheet1.$Q$13:.$Q$16];COLUMN()-COLUMN([.$B$84])+1)" office:value-type="float" office:value="10" calcext:value-type="float">
            <text:p>10.0</text:p>
          </table:table-cell>
          <table:table-cell table:style-name="ce137" table:formula="of:=+INDEX([$Sheet1.$Q$13:.$Q$16];COLUMN()-COLUMN([.$B$84])+1)" office:value-type="float" office:value="10" calcext:value-type="float">
            <text:p>10.0</text:p>
          </table:table-cell>
          <table:table-cell table:style-name="ce137" table:formula="of:=+INDEX([$Sheet1.$Q$13:.$Q$16];COLUMN()-COLUMN([.$B$84])+1)" office:value-type="float" office:value="10" calcext:value-type="float">
            <text:p>10.0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param name="calibration3"&gt;</text:p>
          </table:table-cell>
          <table:table-cell table:style-name="ce137" table:formula="of:=+INDEX([$Sheet1.$R$13:.$R$16];COLUMN()-COLUMN([.$B$84])+1)" office:value-type="float" office:value="22367.08" calcext:value-type="float">
            <text:p>22367.1</text:p>
          </table:table-cell>
          <table:table-cell table:style-name="ce137" table:formula="of:=+INDEX([$Sheet1.$R$13:.$R$16];COLUMN()-COLUMN([.$B$84])+1)" office:value-type="float" office:value="12751.08" calcext:value-type="float">
            <text:p>12751.1</text:p>
          </table:table-cell>
          <table:table-cell table:style-name="ce137" table:formula="of:=+INDEX([$Sheet1.$R$13:.$R$16];COLUMN()-COLUMN([.$B$84])+1)" office:value-type="float" office:value="351.08" calcext:value-type="float">
            <text:p>351.1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param name="positionZero"&gt;</text:p>
          </table:table-cell>
          <table:table-cell table:style-name="ce137" table:formula="of:=+INDEX([$Sheet1.$S$13:.$S$18];COLUMN()-COLUMN([.$B$84])+1)" office:value-type="float" office:value="0" calcext:value-type="float">
            <text:p>0.0</text:p>
          </table:table-cell>
          <table:table-cell table:style-name="ce137" table:formula="of:=+INDEX([$Sheet1.$S$13:.$S$18];COLUMN()-COLUMN([.$B$84])+1)" office:value-type="float" office:value="0" calcext:value-type="float">
            <text:p>0.0</text:p>
          </table:table-cell>
          <table:table-cell table:style-name="ce137" table:formula="of:=+INDEX([$Sheet1.$S$13:.$S$18];COLUMN()-COLUMN([.$B$84])+1)" office:value-type="float" office:value="0" calcext:value-type="float">
            <text:p>0.0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param name="velocityZero"&gt;</text:p>
          </table:table-cell>
          <table:table-cell table:style-name="ce137" table:formula="of:=+INDEX([$Sheet1.$T$13:.$T$16];COLUMN()-COLUMN([.$B$84])+1)" office:value-type="float" office:value="10" calcext:value-type="float">
            <text:p>10.0</text:p>
          </table:table-cell>
          <table:table-cell table:style-name="ce137" table:formula="of:=+INDEX([$Sheet1.$T$13:.$T$16];COLUMN()-COLUMN([.$B$84])+1)" office:value-type="float" office:value="10" calcext:value-type="float">
            <text:p>10.0</text:p>
          </table:table-cell>
          <table:table-cell table:style-name="ce137" table:formula="of:=+INDEX([$Sheet1.$T$13:.$T$16];COLUMN()-COLUMN([.$B$84])+1)" office:value-type="float" office:value="10" calcext:value-type="float">
            <text:p>10.0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param name="maxPwm"&gt;</text:p>
          </table:table-cell>
          <table:table-cell table:number-columns-repeated="3" table:style-name="ce138" office:value-type="float" office:value="2000" calcext:value-type="float">
            <text:p>2000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param name="posZeroThreshold"&gt;</text:p>
          </table:table-cell>
          <table:table-cell table:number-columns-repeated="3" table:style-name="ce138" office:value-type="float" office:value="2" calcext:value-type="float">
            <text:p>2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2"/>
          <table:table-cell table:style-name="ce144"/>
          <table:table-cell table:style-name="ce22"/>
          <table:table-cell table:number-columns-repeated="55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33" table:number-columns-repeated="7"/>
          <table:table-cell table:number-columns-repeated="56"/>
        </table:table-row>
        <table:table-row table:style-name="ro15" table:number-rows-repeated="16">
          <table:table-cell table:number-columns-repeated="64"/>
        </table:table-row>
        <table:table-row table:style-name="ro14" table:number-rows-repeated="2">
          <table:table-cell table:number-columns-repeated="64"/>
        </table:table-row>
        <table:table-row table:style-name="ro15" table:number-rows-repeated="44">
          <table:table-cell table:number-columns-repeated="64"/>
        </table:table-row>
        <table:table-row table:style-name="ro14">
          <table:table-cell table:number-columns-repeated="64"/>
        </table:table-row>
        <table:table-row table:style-name="ro15" table:number-rows-repeated="1048486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left_arm" table:style-name="ta4">
        <office:forms form:automatic-focus="false" form:apply-design-mode="false"/>
        <table:table-column table:style-name="co26" table:default-cell-style-name="ce1"/>
        <table:table-column table:style-name="co11" table:number-columns-repeated="17" table:default-cell-style-name="ce1"/>
        <table:table-column table:style-name="co35" table:default-cell-style-name="ce1"/>
        <table:table-column table:style-name="co23" table:number-columns-repeated="1005" table:default-cell-style-name="Default"/>
        <table:table-row table:style-name="ro15" table:number-rows-repeated="2">
          <table:table-cell table:style-name="ce133" table:number-columns-repeated="19"/>
          <table:table-cell table:number-columns-repeated="1005"/>
        </table:table-row>
        <table:table-row table:style-name="ro15">
          <table:table-cell table:style-name="ce130" office:value-type="string" calcext:value-type="string">
            <text:p>&lt;param name="Encoder"&gt; <text:s text:c="2"/></text:p>
          </table:table-cell>
          <table:table-cell table:style-name="ce136" table:formula="of:=+INDEX([$Sheet1.$K$19:.$K$34];COLUMN()-COLUMN([.$B$123])+1)" office:value-type="float" office:value="-182.044" calcext:value-type="float">
            <text:p>-182.044</text:p>
          </table:table-cell>
          <table:table-cell table:style-name="ce136" table:formula="of:=+INDEX([$Sheet1.$K$19:.$K$34];COLUMN()-COLUMN([.$B$123])+1)" office:value-type="float" office:value="-182.044" calcext:value-type="float">
            <text:p>-182.044</text:p>
          </table:table-cell>
          <table:table-cell table:style-name="ce136" table:formula="of:=+INDEX([$Sheet1.$K$19:.$K$34];COLUMN()-COLUMN([.$B$123])+1)" office:value-type="float" office:value="182.044" calcext:value-type="float">
            <text:p>182.044</text:p>
          </table:table-cell>
          <table:table-cell table:style-name="ce136" table:formula="of:=+INDEX([$Sheet1.$K$19:.$K$34];COLUMN()-COLUMN([.$B$123])+1)" office:value-type="float" office:value="-182.044" calcext:value-type="float">
            <text:p>-182.044</text:p>
          </table:table-cell>
          <table:table-cell table:style-name="ce130" office:value-type="string" calcext:value-type="string">
            <text:p>&lt;/param&gt; </text:p>
          </table:table-cell>
          <table:table-cell table:style-name="ce143" table:number-columns-repeated="11"/>
          <table:table-cell table:style-name="ce152"/>
          <table:table-cell table:style-name="ce130"/>
          <table:table-cell table:number-columns-repeated="1005"/>
        </table:table-row>
        <table:table-row table:style-name="ro15">
          <table:table-cell table:style-name="ce130" office:value-type="string" calcext:value-type="string">
            <text:p>&lt;param name="Zeros"&gt;</text:p>
          </table:table-cell>
          <table:table-cell table:style-name="ce135" table:formula="of:=+INDEX([$Sheet1.$D$19:.$D$34];COLUMN()-COLUMN([.$B$123])+1)++INDEX([$Sheet1.$W$19:.$W$34];COLUMN()-COLUMN([.$B$123])+1)" office:value-type="float" office:value="-180" calcext:value-type="float">
            <text:p>-180.00</text:p>
          </table:table-cell>
          <table:table-cell table:style-name="ce135" table:formula="of:=+INDEX([$Sheet1.$D$19:.$D$34];COLUMN()-COLUMN([.$B$123])+1)++INDEX([$Sheet1.$W$19:.$W$34];COLUMN()-COLUMN([.$B$123])+1)" office:value-type="float" office:value="-315" calcext:value-type="float">
            <text:p>-315.00</text:p>
          </table:table-cell>
          <table:table-cell table:style-name="ce135" table:formula="of:=+INDEX([$Sheet1.$D$19:.$D$34];COLUMN()-COLUMN([.$B$123])+1)++INDEX([$Sheet1.$W$19:.$W$34];COLUMN()-COLUMN([.$B$123])+1)" office:value-type="float" office:value="180" calcext:value-type="float">
            <text:p>180.00</text:p>
          </table:table-cell>
          <table:table-cell table:style-name="ce135" table:formula="of:=+INDEX([$Sheet1.$D$19:.$D$34];COLUMN()-COLUMN([.$B$123])+1)++INDEX([$Sheet1.$W$19:.$W$34];COLUMN()-COLUMN([.$B$123])+1)" office:value-type="float" office:value="-180" calcext:value-type="float">
            <text:p>-180.00</text:p>
          </table:table-cell>
          <table:table-cell table:style-name="ce135" office:value-type="string" calcext:value-type="string">
            <text:p>&lt;/param&gt; </text:p>
          </table:table-cell>
          <table:table-cell table:style-name="ce151" table:number-columns-repeated="12"/>
          <table:table-cell table:style-name="ce135"/>
          <table:table-cell table:number-columns-repeated="1005"/>
        </table:table-row>
        <table:table-row table:style-name="ro15">
          <table:table-cell table:style-name="ce131"/>
          <table:table-cell table:style-name="ce132" office:value-type="float" office:value="100" calcext:value-type="float">
            <text:p>100</text:p>
          </table:table-cell>
          <table:table-cell table:style-name="ce132" table:number-columns-repeated="2"/>
          <table:table-cell table:style-name="ce144" table:number-columns-repeated="14"/>
          <table:table-cell table:style-name="ce133"/>
          <table:table-cell table:number-columns-repeated="1005"/>
        </table:table-row>
        <table:table-row table:style-name="ro15" table:number-rows-repeated="4">
          <table:table-cell table:style-name="ce132" table:number-columns-repeated="4"/>
          <table:table-cell table:style-name="ce144" table:number-columns-repeated="14"/>
          <table:table-cell table:style-name="ce133"/>
          <table:table-cell table:number-columns-repeated="1005"/>
        </table:table-row>
        <table:table-row table:style-name="ro15" table:number-rows-repeated="4">
          <table:table-cell table:style-name="ce133" table:number-columns-repeated="19"/>
          <table:table-cell table:number-columns-repeated="1005"/>
        </table:table-row>
        <table:table-row table:style-name="ro15">
          <table:table-cell table:style-name="ce144" table:number-columns-repeated="18"/>
          <table:table-cell table:style-name="ce133"/>
          <table:table-cell table:number-columns-repeated="1005"/>
        </table:table-row>
        <table:table-row table:style-name="ro15" table:number-rows-repeated="3">
          <table:table-cell table:style-name="ce133" table:number-columns-repeated="6"/>
          <table:table-cell table:style-name="ce144" table:number-columns-repeated="12"/>
          <table:table-cell table:style-name="ce133"/>
          <table:table-cell table:number-columns-repeated="1005"/>
        </table:table-row>
        <table:table-row table:style-name="ro15" table:number-rows-repeated="5">
          <table:table-cell table:style-name="ce133"/>
          <table:table-cell table:style-name="ce136" table:number-columns-repeated="4"/>
          <table:table-cell table:style-name="ce130"/>
          <table:table-cell table:style-name="ce143" table:number-columns-repeated="11"/>
          <table:table-cell table:style-name="ce152"/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group name="HOME"&gt;</text:p>
          </table:table-cell>
          <table:table-cell table:style-name="ce133" table:number-columns-repeated="5"/>
          <table:table-cell table:style-name="ce144" table:number-columns-repeated="12"/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positionHome"&gt;</text:p>
          </table:table-cell>
          <table:table-cell table:style-name="ce136" table:formula="of:=+INDEX([$Sheet1.$U$19:.$U$34];COLUMN()-COLUMN([.$B$123])+1)" office:value-type="float" office:value="-30" calcext:value-type="float">
            <text:p>-30</text:p>
          </table:table-cell>
          <table:table-cell table:style-name="ce136" table:formula="of:=+INDEX([$Sheet1.$U$19:.$U$34];COLUMN()-COLUMN([.$B$123])+1)" office:value-type="float" office:value="30" calcext:value-type="float">
            <text:p>30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6" table:formula="of:=+INDEX([$Sheet1.$U$19:.$U$34];COLUMN()-COLUMN([.$B$123])+1)" office:value-type="float" office:value="45" calcext:value-type="float">
            <text:p>45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6" table:formula="of:=+INDEX([$Sheet1.$U$19:.$U$34];COLUMN()-COLUMN([.$B$123])+1)" office:value-type="float" office:value="40" calcext:value-type="float">
            <text:p>40</text:p>
          </table:table-cell>
          <table:table-cell table:style-name="ce136" table:formula="of:=+INDEX([$Sheet1.$U$19:.$U$34];COLUMN()-COLUMN([.$B$123])+1)" office:value-type="float" office:value="15" calcext:value-type="float">
            <text:p>15</text:p>
          </table:table-cell>
          <table:table-cell table:style-name="ce136" table:formula="of:=+INDEX([$Sheet1.$U$19:.$U$34];COLUMN()-COLUMN([.$B$123])+1)" office:value-type="float" office:value="30" calcext:value-type="float">
            <text:p>30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6" table:formula="of:=+INDEX([$Sheet1.$U$19:.$U$34];COLUMN()-COLUMN([.$B$123])+1)" office:value-type="float" office:value="0" calcext:value-type="float">
            <text:p>0</text:p>
          </table:table-cell>
          <table:table-cell table:style-name="ce130" office:value-type="string" calcext:value-type="string">
            <text:p>&lt;/param&gt; </text:p>
          </table:table-cell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velocityHome"&gt;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30" calcext:value-type="float">
            <text:p>30</text:p>
          </table:table-cell>
          <table:table-cell table:style-name="ce136" table:formula="of:=+INDEX([$Sheet1.$V$19:.$V$34];COLUMN()-COLUMN([.$B$123])+1)" office:value-type="float" office:value="30" calcext:value-type="float">
            <text:p>30</text:p>
          </table:table-cell>
          <table:table-cell table:style-name="ce136" table:formula="of:=+INDEX([$Sheet1.$V$19:.$V$34];COLUMN()-COLUMN([.$B$123])+1)" office:value-type="float" office:value="30" calcext:value-type="float">
            <text:p>30</text:p>
          </table:table-cell>
          <table:table-cell table:style-name="ce136" table:formula="of:=+INDEX([$Sheet1.$V$19:.$V$34];COLUMN()-COLUMN([.$B$123])+1)" office:value-type="float" office:value="100" calcext:value-type="float">
            <text:p>10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6" table:formula="of:=+INDEX([$Sheet1.$V$19:.$V$34];COLUMN()-COLUMN([.$B$123])+1)" office:value-type="float" office:value="10" calcext:value-type="float">
            <text:p>10</text:p>
          </table:table-cell>
          <table:table-cell table:style-name="ce130" office:value-type="string" calcext:value-type="string">
            <text:p>&lt;/param&gt; </text:p>
          </table:table-cell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33" table:number-columns-repeated="5"/>
          <table:table-cell table:style-name="ce144" table:number-columns-repeated="12"/>
          <table:table-cell table:style-name="ce133"/>
          <table:table-cell table:number-columns-repeated="1005"/>
        </table:table-row>
        <table:table-row table:style-name="ro15" table:number-rows-repeated="2">
          <table:table-cell table:style-name="ce133" table:number-columns-repeated="19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group name="CALIBRATION"&gt;</text:p>
          </table:table-cell>
          <table:table-cell table:style-name="ce133" table:number-columns-repeated="16"/>
          <table:table-cell table:style-name="ce132" table:number-columns-repeated="2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calibrationType"&gt;</text:p>
          </table:table-cell>
          <table:table-cell table:style-name="ce136" table:formula="of:=+INDEX([$Sheet1.$O$19:.$O$34];COLUMN()-COLUMN([.$B$123])+1)" office:value-type="float" office:value="3" calcext:value-type="float">
            <text:p>3</text:p>
          </table:table-cell>
          <table:table-cell table:style-name="ce136" table:formula="of:=+INDEX([$Sheet1.$O$19:.$O$34];COLUMN()-COLUMN([.$B$123])+1)" office:value-type="float" office:value="3" calcext:value-type="float">
            <text:p>3</text:p>
          </table:table-cell>
          <table:table-cell table:style-name="ce136" table:formula="of:=+INDEX([$Sheet1.$O$19:.$O$34];COLUMN()-COLUMN([.$B$123])+1)" office:value-type="float" office:value="3" calcext:value-type="float">
            <text:p>3</text:p>
          </table:table-cell>
          <table:table-cell table:style-name="ce136" table:formula="of:=+INDEX([$Sheet1.$O$19:.$O$34];COLUMN()-COLUMN([.$B$123])+1)" office:value-type="float" office:value="3" calcext:value-type="float">
            <text:p>3</text:p>
          </table:table-cell>
          <table:table-cell table:style-name="ce136" table:formula="of:=+INDEX([$Sheet1.$O$19:.$O$34];COLUMN()-COLUMN([.$B$123])+1)" office:value-type="float" office:value="0" calcext:value-type="float">
            <text:p>0</text:p>
          </table:table-cell>
          <table:table-cell table:style-name="ce136" table:formula="of:=+INDEX([$Sheet1.$O$19:.$O$34];COLUMN()-COLUMN([.$B$123])+1)" office:value-type="float" office:value="3" calcext:value-type="float">
            <text:p>3</text:p>
          </table:table-cell>
          <table:table-cell table:style-name="ce136" table:formula="of:=+INDEX([$Sheet1.$O$19:.$O$34];COLUMN()-COLUMN([.$B$123])+1)" office:value-type="float" office:value="3" calcext:value-type="float">
            <text:p>3</text:p>
          </table:table-cell>
          <table:table-cell table:style-name="ce136" table:formula="of:=+INDEX([$Sheet1.$O$19:.$O$34];COLUMN()-COLUMN([.$B$123])+1)" office:value-type="float" office:value="7" calcext:value-type="float">
            <text:p>7</text:p>
          </table:table-cell>
          <table:table-cell table:style-name="ce136" table:formula="of:=+INDEX([$Sheet1.$O$19:.$O$34];COLUMN()-COLUMN([.$B$123])+1)" office:value-type="float" office:value="7" calcext:value-type="float">
            <text:p>7</text:p>
          </table:table-cell>
          <table:table-cell table:style-name="ce136" table:formula="of:=+INDEX([$Sheet1.$O$19:.$O$34];COLUMN()-COLUMN([.$B$123])+1)" office:value-type="float" office:value="6" calcext:value-type="float">
            <text:p>6</text:p>
          </table:table-cell>
          <table:table-cell table:style-name="ce136" table:formula="of:=+INDEX([$Sheet1.$O$19:.$O$34];COLUMN()-COLUMN([.$B$123])+1)" office:value-type="float" office:value="6" calcext:value-type="float">
            <text:p>6</text:p>
          </table:table-cell>
          <table:table-cell table:style-name="ce136" table:formula="of:=+INDEX([$Sheet1.$O$19:.$O$34];COLUMN()-COLUMN([.$B$123])+1)" office:value-type="float" office:value="6" calcext:value-type="float">
            <text:p>6</text:p>
          </table:table-cell>
          <table:table-cell table:style-name="ce136" table:formula="of:=+INDEX([$Sheet1.$O$19:.$O$34];COLUMN()-COLUMN([.$B$123])+1)" office:value-type="float" office:value="6" calcext:value-type="float">
            <text:p>6</text:p>
          </table:table-cell>
          <table:table-cell table:style-name="ce136" table:formula="of:=+INDEX([$Sheet1.$O$19:.$O$34];COLUMN()-COLUMN([.$B$123])+1)" office:value-type="float" office:value="6" calcext:value-type="float">
            <text:p>6</text:p>
          </table:table-cell>
          <table:table-cell table:style-name="ce136" table:formula="of:=+INDEX([$Sheet1.$O$19:.$O$34];COLUMN()-COLUMN([.$B$123])+1)" office:value-type="float" office:value="6" calcext:value-type="float">
            <text:p>6</text:p>
          </table:table-cell>
          <table:table-cell table:style-name="ce136" table:formula="of:=+INDEX([$Sheet1.$O$19:.$O$34];COLUMN()-COLUMN([.$B$123])+1)" office:value-type="float" office:value="6" calcext:value-type="float">
            <text:p>6</text:p>
          </table:table-cell>
          <table:table-cell table:style-name="ce130" office:value-type="string" calcext:value-type="string">
            <text:p>&lt;/param&gt; </text:p>
          </table:table-cell>
          <table:table-cell table:style-name="ce132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calibration1"&gt;</text:p>
          </table:table-cell>
          <table:table-cell table:style-name="ce137" table:formula="of:=+INDEX([$Sheet1.$P$19:.$P$34];COLUMN()-COLUMN([.$B$123])+1)" office:value-type="float" office:value="38229.24" calcext:value-type="float">
            <text:p>38229.2</text:p>
          </table:table-cell>
          <table:table-cell table:style-name="ce137" table:formula="of:=+INDEX([$Sheet1.$P$19:.$P$34];COLUMN()-COLUMN([.$B$123])+1)" office:value-type="float" office:value="51882.54" calcext:value-type="float">
            <text:p>51882.5</text:p>
          </table:table-cell>
          <table:table-cell table:style-name="ce137" table:formula="of:=+INDEX([$Sheet1.$P$19:.$P$34];COLUMN()-COLUMN([.$B$123])+1)" office:value-type="float" office:value="32767.92" calcext:value-type="float">
            <text:p>32767.9</text:p>
          </table:table-cell>
          <table:table-cell table:style-name="ce137" table:formula="of:=+INDEX([$Sheet1.$P$19:.$P$34];COLUMN()-COLUMN([.$B$123])+1)" office:value-type="float" office:value="24575.94" calcext:value-type="float">
            <text:p>24575.9</text:p>
          </table:table-cell>
          <table:table-cell table:style-name="ce137" table:formula="of:=+INDEX([$Sheet1.$P$19:.$P$34];COLUMN()-COLUMN([.$B$123])+1)" office:value-type="float" office:value="500" calcext:value-type="float">
            <text:p>500.0</text:p>
          </table:table-cell>
          <table:table-cell table:style-name="ce137" table:formula="of:=+INDEX([$Sheet1.$P$19:.$P$34];COLUMN()-COLUMN([.$B$123])+1)" office:value-type="float" office:value="-32767.92" calcext:value-type="float">
            <text:p>-32767.9</text:p>
          </table:table-cell>
          <table:table-cell table:style-name="ce137" table:formula="of:=+INDEX([$Sheet1.$P$19:.$P$34];COLUMN()-COLUMN([.$B$123])+1)" office:value-type="float" office:value="32767.92" calcext:value-type="float">
            <text:p>32767.9</text:p>
          </table:table-cell>
          <table:table-cell table:style-name="ce137" table:formula="of:=+INDEX([$Sheet1.$P$19:.$P$34];COLUMN()-COLUMN([.$B$123])+1)" office:value-type="float" office:value="1980" calcext:value-type="float">
            <text:p>1980.0</text:p>
          </table:table-cell>
          <table:table-cell table:style-name="ce137" table:formula="of:=+INDEX([$Sheet1.$P$19:.$P$34];COLUMN()-COLUMN([.$B$123])+1)" office:value-type="float" office:value="1231.11111111111" calcext:value-type="float">
            <text:p>1231.1</text:p>
          </table:table-cell>
          <table:table-cell table:style-name="ce137" table:formula="of:=+INDEX([$Sheet1.$P$19:.$P$34];COLUMN()-COLUMN([.$B$123])+1)" office:value-type="float" office:value="246" calcext:value-type="float">
            <text:p>246.0</text:p>
          </table:table-cell>
          <table:table-cell table:style-name="ce137" table:formula="of:=+INDEX([$Sheet1.$P$19:.$P$34];COLUMN()-COLUMN([.$B$123])+1)" office:value-type="float" office:value="25" calcext:value-type="float">
            <text:p>25.0</text:p>
          </table:table-cell>
          <table:table-cell table:style-name="ce137" table:formula="of:=+INDEX([$Sheet1.$P$19:.$P$34];COLUMN()-COLUMN([.$B$123])+1)" office:value-type="float" office:value="245" calcext:value-type="float">
            <text:p>245.0</text:p>
          </table:table-cell>
          <table:table-cell table:style-name="ce137" table:formula="of:=+INDEX([$Sheet1.$P$19:.$P$34];COLUMN()-COLUMN([.$B$123])+1)" office:value-type="float" office:value="0" calcext:value-type="float">
            <text:p>0.0</text:p>
          </table:table-cell>
          <table:table-cell table:style-name="ce137" table:formula="of:=+INDEX([$Sheet1.$P$19:.$P$34];COLUMN()-COLUMN([.$B$123])+1)" office:value-type="float" office:value="240" calcext:value-type="float">
            <text:p>240.0</text:p>
          </table:table-cell>
          <table:table-cell table:style-name="ce137" table:formula="of:=+INDEX([$Sheet1.$P$19:.$P$34];COLUMN()-COLUMN([.$B$123])+1)" office:value-type="float" office:value="30" calcext:value-type="float">
            <text:p>30.0</text:p>
          </table:table-cell>
          <table:table-cell table:style-name="ce137" table:formula="of:=+INDEX([$Sheet1.$P$19:.$P$34];COLUMN()-COLUMN([.$B$123])+1)" office:value-type="float" office:value="688" calcext:value-type="float">
            <text:p>688.0</text:p>
          </table:table-cell>
          <table:table-cell table:style-name="ce130" office:value-type="string" calcext:value-type="string">
            <text:p>&lt;/param&gt; </text:p>
          </table:table-cell>
          <table:table-cell table:style-name="ce132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calibration2"&gt;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20" calcext:value-type="float">
            <text:p>2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0" calcext:value-type="float">
            <text:p>10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30" calcext:value-type="float">
            <text:p>3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7" table:formula="of:=+INDEX([$Sheet1.$Q$19:.$Q$34];COLUMN()-COLUMN([.$B$123])+1)" office:value-type="float" office:value="10" calcext:value-type="float">
            <text:p>10.0</text:p>
          </table:table-cell>
          <table:table-cell table:style-name="ce130" office:value-type="string" calcext:value-type="string">
            <text:p>&lt;/param&gt; </text:p>
          </table:table-cell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calibration3"&gt;</text:p>
          </table:table-cell>
          <table:table-cell table:style-name="ce137" table:formula="of:=+INDEX([$Sheet1.$R$19:.$R$34];COLUMN()-COLUMN([.$B$123])+1)" office:value-type="float" office:value="53421.92" calcext:value-type="float">
            <text:p>53421.9</text:p>
          </table:table-cell>
          <table:table-cell table:style-name="ce137" table:formula="of:=+INDEX([$Sheet1.$R$19:.$R$34];COLUMN()-COLUMN([.$B$123])+1)" office:value-type="float" office:value="15827.98" calcext:value-type="float">
            <text:p>15828.0</text:p>
          </table:table-cell>
          <table:table-cell table:style-name="ce137" table:formula="of:=+INDEX([$Sheet1.$R$19:.$R$34];COLUMN()-COLUMN([.$B$123])+1)" office:value-type="float" office:value="2120.08" calcext:value-type="float">
            <text:p>2120.1</text:p>
          </table:table-cell>
          <table:table-cell table:style-name="ce137" table:formula="of:=+INDEX([$Sheet1.$R$19:.$R$34];COLUMN()-COLUMN([.$B$123])+1)" office:value-type="float" office:value="64672.92" calcext:value-type="float">
            <text:p>64672.9</text:p>
          </table:table-cell>
          <table:table-cell table:style-name="ce137" table:formula="of:=+INDEX([$Sheet1.$R$19:.$R$34];COLUMN()-COLUMN([.$B$123])+1)" office:value-type="float" office:value="0" calcext:value-type="float">
            <text:p>0.0</text:p>
          </table:table-cell>
          <table:table-cell table:style-name="ce137" table:formula="of:=+INDEX([$Sheet1.$R$19:.$R$34];COLUMN()-COLUMN([.$B$123])+1)" office:value-type="float" office:value="5635.08" calcext:value-type="float">
            <text:p>5635.1</text:p>
          </table:table-cell>
          <table:table-cell table:style-name="ce137" table:formula="of:=+INDEX([$Sheet1.$R$19:.$R$34];COLUMN()-COLUMN([.$B$123])+1)" office:value-type="float" office:value="351.08" calcext:value-type="float">
            <text:p>351.1</text:p>
          </table:table-cell>
          <table:table-cell table:style-name="ce137" table:formula="of:=+INDEX([$Sheet1.$R$19:.$R$34];COLUMN()-COLUMN([.$B$123])+1)" office:value-type="float" office:value="0" calcext:value-type="float">
            <text:p>0.0</text:p>
          </table:table-cell>
          <table:table-cell table:style-name="ce137" table:formula="of:=+INDEX([$Sheet1.$R$19:.$R$34];COLUMN()-COLUMN([.$B$123])+1)" office:value-type="float" office:value="0" calcext:value-type="float">
            <text:p>0.0</text:p>
          </table:table-cell>
          <table:table-cell table:style-name="ce137" table:formula="of:=+INDEX([$Sheet1.$R$19:.$R$34];COLUMN()-COLUMN([.$B$123])+1)" office:value-type="float" office:value="6000" calcext:value-type="float">
            <text:p>6000.0</text:p>
          </table:table-cell>
          <table:table-cell table:style-name="ce137" table:formula="of:=+INDEX([$Sheet1.$R$19:.$R$34];COLUMN()-COLUMN([.$B$123])+1)" office:value-type="float" office:value="-6600" calcext:value-type="float">
            <text:p>-6600.0</text:p>
          </table:table-cell>
          <table:table-cell table:style-name="ce137" table:formula="of:=+INDEX([$Sheet1.$R$19:.$R$34];COLUMN()-COLUMN([.$B$123])+1)" office:value-type="float" office:value="6000" calcext:value-type="float">
            <text:p>6000.0</text:p>
          </table:table-cell>
          <table:table-cell table:style-name="ce137" table:formula="of:=+INDEX([$Sheet1.$R$19:.$R$34];COLUMN()-COLUMN([.$B$123])+1)" office:value-type="float" office:value="7000" calcext:value-type="float">
            <text:p>7000.0</text:p>
          </table:table-cell>
          <table:table-cell table:style-name="ce137" table:formula="of:=+INDEX([$Sheet1.$R$19:.$R$34];COLUMN()-COLUMN([.$B$123])+1)" office:value-type="float" office:value="6000" calcext:value-type="float">
            <text:p>6000.0</text:p>
          </table:table-cell>
          <table:table-cell table:style-name="ce137" table:formula="of:=+INDEX([$Sheet1.$R$19:.$R$34];COLUMN()-COLUMN([.$B$123])+1)" office:value-type="float" office:value="-7000" calcext:value-type="float">
            <text:p>-7000.0</text:p>
          </table:table-cell>
          <table:table-cell table:style-name="ce137" table:formula="of:=+INDEX([$Sheet1.$R$19:.$R$34];COLUMN()-COLUMN([.$B$123])+1)" office:value-type="float" office:value="-14000" calcext:value-type="float">
            <text:p>-14000.0</text:p>
          </table:table-cell>
          <table:table-cell table:style-name="ce130" office:value-type="string" calcext:value-type="string">
            <text:p>&lt;/param&gt; </text:p>
          </table:table-cell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positionZero"&gt;</text:p>
          </table:table-cell>
          <table:table-cell table:style-name="ce137" table:formula="of:=+INDEX([$Sheet1.$S$19:.$S$34];COLUMN()-COLUMN([.$B$123])+1)" office:value-type="float" office:value="-30" calcext:value-type="float">
            <text:p>-30.0</text:p>
          </table:table-cell>
          <table:table-cell table:style-name="ce137" table:formula="of:=+INDEX([$Sheet1.$S$19:.$S$34];COLUMN()-COLUMN([.$B$123])+1)" office:value-type="float" office:value="30" calcext:value-type="float">
            <text:p>30.0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45" calcext:value-type="float">
            <text:p>45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15" calcext:value-type="float">
            <text:p>15.0</text:p>
          </table:table-cell>
          <table:table-cell table:style-name="ce137" table:formula="of:=+INDEX([$Sheet1.$S$19:.$S$34];COLUMN()-COLUMN([.$B$123])+1)" office:value-type="float" office:value="30" calcext:value-type="float">
            <text:p>30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7" table:formula="of:=+INDEX([$Sheet1.$S$19:.$S$34];COLUMN()-COLUMN([.$B$123])+1)" office:value-type="float" office:value="0" calcext:value-type="float">
            <text:p>0.0</text:p>
          </table:table-cell>
          <table:table-cell table:style-name="ce130" office:value-type="string" calcext:value-type="string">
            <text:p>&lt;/param&gt; </text:p>
          </table:table-cell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velocityZero"&gt;</text:p>
          </table:table-cell>
          <table:table-cell table:style-name="ce137" table:formula="of:=+INDEX([$Sheet1.$T$19:.$T$34];COLUMN()-COLUMN([.$B$123])+1)" office:value-type="float" office:value="10" calcext:value-type="float">
            <text:p>10.0</text:p>
          </table:table-cell>
          <table:table-cell table:style-name="ce137" table:formula="of:=+INDEX([$Sheet1.$T$19:.$T$34];COLUMN()-COLUMN([.$B$123])+1)" office:value-type="float" office:value="10" calcext:value-type="float">
            <text:p>10.0</text:p>
          </table:table-cell>
          <table:table-cell table:style-name="ce137" table:formula="of:=+INDEX([$Sheet1.$T$19:.$T$34];COLUMN()-COLUMN([.$B$123])+1)" office:value-type="float" office:value="10" calcext:value-type="float">
            <text:p>10.0</text:p>
          </table:table-cell>
          <table:table-cell table:style-name="ce137" table:formula="of:=+INDEX([$Sheet1.$T$19:.$T$34];COLUMN()-COLUMN([.$B$123])+1)" office:value-type="float" office:value="10" calcext:value-type="float">
            <text:p>10.0</text:p>
          </table:table-cell>
          <table:table-cell table:style-name="ce137" table:formula="of:=+INDEX([$Sheet1.$T$19:.$T$34];COLUMN()-COLUMN([.$B$123])+1)" office:value-type="float" office:value="30" calcext:value-type="float">
            <text:p>30.0</text:p>
          </table:table-cell>
          <table:table-cell table:style-name="ce137" table:formula="of:=+INDEX([$Sheet1.$T$19:.$T$34];COLUMN()-COLUMN([.$B$123])+1)" office:value-type="float" office:value="30" calcext:value-type="float">
            <text:p>30.0</text:p>
          </table:table-cell>
          <table:table-cell table:style-name="ce137" table:formula="of:=+INDEX([$Sheet1.$T$19:.$T$34];COLUMN()-COLUMN([.$B$123])+1)" office:value-type="float" office:value="30" calcext:value-type="float">
            <text:p>30.0</text:p>
          </table:table-cell>
          <table:table-cell table:style-name="ce137" table:formula="of:=+INDEX([$Sheet1.$T$19:.$T$34];COLUMN()-COLUMN([.$B$123])+1)" office:value-type="float" office:value="100" calcext:value-type="float">
            <text:p>100.0</text:p>
          </table:table-cell>
          <table:table-cell table:style-name="ce137" table:formula="of:=+INDEX([$Sheet1.$T$19:.$T$34];COLUMN()-COLUMN([.$B$123])+1)" office:value-type="float" office:value="100" calcext:value-type="float">
            <text:p>100.0</text:p>
          </table:table-cell>
          <table:table-cell table:style-name="ce137" table:formula="of:=+INDEX([$Sheet1.$T$19:.$T$34];COLUMN()-COLUMN([.$B$123])+1)" office:value-type="float" office:value="100" calcext:value-type="float">
            <text:p>100.0</text:p>
          </table:table-cell>
          <table:table-cell table:style-name="ce137" table:formula="of:=+INDEX([$Sheet1.$T$19:.$T$34];COLUMN()-COLUMN([.$B$123])+1)" office:value-type="float" office:value="100" calcext:value-type="float">
            <text:p>100.0</text:p>
          </table:table-cell>
          <table:table-cell table:style-name="ce137" table:formula="of:=+INDEX([$Sheet1.$T$19:.$T$34];COLUMN()-COLUMN([.$B$123])+1)" office:value-type="float" office:value="100" calcext:value-type="float">
            <text:p>100.0</text:p>
          </table:table-cell>
          <table:table-cell table:style-name="ce137" table:formula="of:=+INDEX([$Sheet1.$T$19:.$T$34];COLUMN()-COLUMN([.$B$123])+1)" office:value-type="float" office:value="100" calcext:value-type="float">
            <text:p>100.0</text:p>
          </table:table-cell>
          <table:table-cell table:style-name="ce137" table:formula="of:=+INDEX([$Sheet1.$T$19:.$T$34];COLUMN()-COLUMN([.$B$123])+1)" office:value-type="float" office:value="100" calcext:value-type="float">
            <text:p>100.0</text:p>
          </table:table-cell>
          <table:table-cell table:style-name="ce137" table:formula="of:=+INDEX([$Sheet1.$T$19:.$T$34];COLUMN()-COLUMN([.$B$123])+1)" office:value-type="float" office:value="100" calcext:value-type="float">
            <text:p>100.0</text:p>
          </table:table-cell>
          <table:table-cell table:style-name="ce137" table:formula="of:=+INDEX([$Sheet1.$T$19:.$T$34];COLUMN()-COLUMN([.$B$123])+1)" office:value-type="float" office:value="100" calcext:value-type="float">
            <text:p>100.0</text:p>
          </table:table-cell>
          <table:table-cell table:style-name="ce130" office:value-type="string" calcext:value-type="string">
            <text:p>&lt;/param&gt; </text:p>
          </table:table-cell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maxPwm"&gt;</text:p>
          </table:table-cell>
          <table:table-cell table:number-columns-repeated="4" table:style-name="ce138" office:value-type="float" office:value="2000" calcext:value-type="float">
            <text:p>2000</text:p>
          </table:table-cell>
          <table:table-cell table:number-columns-repeated="12" table:style-name="ce138" office:value-type="float" office:value="0" calcext:value-type="float">
            <text:p>0</text:p>
          </table:table-cell>
          <table:table-cell table:style-name="ce130" office:value-type="string" calcext:value-type="string">
            <text:p>&lt;/param&gt; </text:p>
          </table:table-cell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posZeroThreshold"&gt;</text:p>
          </table:table-cell>
          <table:table-cell table:number-columns-repeated="6" table:style-name="ce138" office:value-type="float" office:value="2" calcext:value-type="float">
            <text:p>2</text:p>
          </table:table-cell>
          <table:table-cell table:number-columns-repeated="2" table:style-name="ce138" office:value-type="float" office:value="90" calcext:value-type="float">
            <text:p>90</text:p>
          </table:table-cell>
          <table:table-cell table:number-columns-repeated="8" table:style-name="ce138" office:value-type="float" office:value="1000" calcext:value-type="float">
            <text:p>1000</text:p>
          </table:table-cell>
          <table:table-cell table:style-name="ce130" office:value-type="string" calcext:value-type="string">
            <text:p>&lt;/param&gt; </text:p>
          </table:table-cell>
          <table:table-cell table:style-name="ce133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33" table:number-columns-repeated="18"/>
          <table:table-cell table:number-columns-repeated="1005"/>
        </table:table-row>
        <table:table-row table:style-name="ro15">
          <table:table-cell/>
          <table:table-cell table:style-name="ce133" table:number-columns-repeated="18"/>
          <table:table-cell table:number-columns-repeated="1005"/>
        </table:table-row>
        <table:table-row table:style-name="ro15">
          <table:table-cell table:style-name="ce133" table:number-columns-repeated="19"/>
          <table:table-cell table:number-columns-repeated="1005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12">
          <table:table-cell table:style-name="ce21" table:number-columns-repeated="19"/>
          <table:table-cell table:number-columns-repeated="1005"/>
        </table:table-row>
        <table:table-row table:style-name="ro15">
          <table:table-cell table:style-name="ce21"/>
          <table:table-cell table:style-name="ce148" table:number-columns-repeated="16"/>
          <table:table-cell table:style-name="ce21" table:number-columns-repeated="2"/>
          <table:table-cell table:number-columns-repeated="1005"/>
        </table:table-row>
        <table:table-row table:style-name="ro15">
          <table:table-cell table:style-name="ce21"/>
          <table:table-cell table:style-name="ce149" table:number-columns-repeated="16"/>
          <table:table-cell table:style-name="ce21" table:number-columns-repeated="2"/>
          <table:table-cell table:number-columns-repeated="1005"/>
        </table:table-row>
        <table:table-row table:style-name="ro15" table:number-rows-repeated="2">
          <table:table-cell table:style-name="ce145"/>
          <table:table-cell table:style-name="ce150" table:number-columns-repeated="16"/>
          <table:table-cell table:style-name="ce21" table:number-columns-repeated="2"/>
          <table:table-cell table:number-columns-repeated="1005"/>
        </table:table-row>
        <table:table-row table:style-name="ro15">
          <table:table-cell table:style-name="ce146"/>
          <table:table-cell table:style-name="ce150" table:number-columns-repeated="16"/>
          <table:table-cell table:style-name="ce21" table:number-columns-repeated="2"/>
          <table:table-cell table:number-columns-repeated="1005"/>
        </table:table-row>
        <table:table-row table:style-name="ro15">
          <table:table-cell table:style-name="ce147"/>
          <table:table-cell table:style-name="ce149" table:number-columns-repeated="16"/>
          <table:table-cell table:style-name="ce21" table:number-columns-repeated="2"/>
          <table:table-cell table:style-name="ce1" table:number-columns-repeated="8"/>
          <table:table-cell table:style-name="ce44" table:number-columns-repeated="997"/>
        </table:table-row>
        <table:table-row table:style-name="ro15">
          <table:table-cell table:style-name="ce147"/>
          <table:table-cell table:style-name="ce149" table:number-columns-repeated="16"/>
          <table:table-cell table:style-name="ce22"/>
          <table:table-cell/>
          <table:table-cell table:style-name="ce1" table:number-columns-repeated="8"/>
          <table:table-cell table:style-name="ce44" table:number-columns-repeated="997"/>
        </table:table-row>
        <table:table-row table:style-name="ro15">
          <table:table-cell table:style-name="ce21" table:number-columns-repeated="17"/>
          <table:table-cell table:style-name="ce22"/>
          <table:table-cell table:number-columns-repeated="1006"/>
        </table:table-row>
        <table:table-row table:style-name="ro14">
          <table:table-cell table:style-name="ce21" table:number-columns-repeated="17"/>
          <table:table-cell table:style-name="ce22"/>
          <table:table-cell table:number-columns-repeated="1006"/>
        </table:table-row>
        <table:table-row table:style-name="ro15">
          <table:table-cell table:style-name="ce21" table:number-columns-repeated="17"/>
          <table:table-cell table:style-name="ce22"/>
          <table:table-cell table:number-columns-repeated="1006"/>
        </table:table-row>
        <table:table-row table:style-name="ro15" table:number-rows-repeated="3">
          <table:table-cell table:style-name="ce21" table:number-columns-repeated="17"/>
          <table:table-cell table:style-name="ce22"/>
          <table:table-cell/>
          <table:table-cell table:style-name="ce1" table:number-columns-repeated="8"/>
          <table:table-cell table:style-name="ce44" table:number-columns-repeated="997"/>
        </table:table-row>
        <table:table-row table:style-name="ro15">
          <table:table-cell table:style-name="ce21" table:number-columns-repeated="17"/>
          <table:table-cell table:number-columns-repeated="2"/>
          <table:table-cell table:style-name="ce1" table:number-columns-repeated="8"/>
          <table:table-cell table:style-name="ce44" table:number-columns-repeated="997"/>
        </table:table-row>
        <table:table-row table:style-name="ro15" table:number-rows-repeated="2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5" table:number-rows-repeated="3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 table:number-rows-repeated="104844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eft_hand" table:style-name="ta5">
        <table:table-column table:style-name="co26" table:default-cell-style-name="ce1"/>
        <table:table-column table:style-name="co36" table:number-columns-repeated="17" table:default-cell-style-name="ce1"/>
        <table:table-column table:style-name="co23" table:number-columns-repeated="1006" table:default-cell-style-name="Default"/>
        <table:table-row table:style-name="ro15" table:number-rows-repeated="2">
          <table:table-cell table:style-name="ce133" table:number-columns-repeated="15"/>
          <table:table-cell table:number-columns-repeated="1009"/>
        </table:table-row>
        <table:table-row table:style-name="ro15">
          <table:table-cell table:style-name="ce153" office:value-type="string" calcext:value-type="string">
            <text:p>&lt;param name="Encoder"&gt; <text:s text:c="2"/></text:p>
          </table:table-cell>
          <table:table-cell table:style-name="ce154"/>
          <table:table-cell table:style-name="ce160" table:number-columns-repeated="3"/>
          <table:table-cell table:style-name="ce134" table:formula="of:=+INDEX([$Sheet1.$K$19:.$K$34];COLUMN()-COLUMN([.$B$123])+1)" office:value-type="float" office:value="706.67" calcext:value-type="float">
            <text:p>706.670</text:p>
          </table:table-cell>
          <table:table-cell table:style-name="ce134" table:formula="of:=+INDEX([$Sheet1.$K$19:.$K$34];COLUMN()-COLUMN([.$B$123])+1)" office:value-type="float" office:value="182.044" calcext:value-type="float">
            <text:p>182.044</text:p>
          </table:table-cell>
          <table:table-cell table:style-name="ce134" table:formula="of:=+INDEX([$Sheet1.$K$19:.$K$34];COLUMN()-COLUMN([.$B$123])+1)" office:value-type="float" office:value="182.044" calcext:value-type="float">
            <text:p>182.044</text:p>
          </table:table-cell>
          <table:table-cell table:style-name="ce134" table:formula="of:=+INDEX([$Sheet1.$K$19:.$K$34];COLUMN()-COLUMN([.$B$123])+1)" office:value-type="float" office:value="4.33333333333333" calcext:value-type="float">
            <text:p>4.333</text:p>
          </table:table-cell>
          <table:table-cell table:style-name="ce134" table:formula="of:=+INDEX([$Sheet1.$K$19:.$K$34];COLUMN()-COLUMN([.$B$123])+1)" office:value-type="float" office:value="9.61111111111111" calcext:value-type="float">
            <text:p>9.611</text:p>
          </table:table-cell>
          <table:table-cell table:style-name="ce134" table:formula="of:=+INDEX([$Sheet1.$K$19:.$K$34];COLUMN()-COLUMN([.$B$123])+1)" office:value-type="float" office:value="-2.73333333333333" calcext:value-type="float">
            <text:p>-2.733</text:p>
          </table:table-cell>
          <table:table-cell table:style-name="ce134" table:formula="of:=+INDEX([$Sheet1.$K$19:.$K$34];COLUMN()-COLUMN([.$B$123])+1)" office:value-type="float" office:value="-2.64705882352941" calcext:value-type="float">
            <text:p>-2.647</text:p>
          </table:table-cell>
          <table:table-cell table:style-name="ce134" table:formula="of:=+INDEX([$Sheet1.$K$19:.$K$34];COLUMN()-COLUMN([.$B$123])+1)" office:value-type="float" office:value="-2.72222222222222" calcext:value-type="float">
            <text:p>-2.722</text:p>
          </table:table-cell>
          <table:table-cell table:style-name="ce134" table:formula="of:=+INDEX([$Sheet1.$K$19:.$K$34];COLUMN()-COLUMN([.$B$123])+1)" office:value-type="float" office:value="-2.88235294117647" calcext:value-type="float">
            <text:p>-2.882</text:p>
          </table:table-cell>
          <table:table-cell table:style-name="ce134" table:formula="of:=+INDEX([$Sheet1.$K$19:.$K$34];COLUMN()-COLUMN([.$B$123])+1)" office:value-type="float" office:value="-2.66666666666667" calcext:value-type="float">
            <text:p>-2.667</text:p>
          </table:table-cell>
          <table:table-cell table:style-name="ce134" table:formula="of:=+INDEX([$Sheet1.$K$19:.$K$34];COLUMN()-COLUMN([.$B$123])+1)" office:value-type="float" office:value="-2.68823529411765" calcext:value-type="float">
            <text:p>-2.688</text:p>
          </table:table-cell>
          <table:table-cell table:style-name="ce134" table:formula="of:=+INDEX([$Sheet1.$K$19:.$K$34];COLUMN()-COLUMN([.$B$123])+1)" office:value-type="float" office:value="-2.152" calcext:value-type="float">
            <text:p>-2.152</text:p>
          </table:table-cell>
          <table:table-cell table:style-name="ce153" office:value-type="string" calcext:value-type="string">
            <text:p>&lt;/param&gt; </text:p>
          </table:table-cell>
          <table:table-cell table:style-name="ce164" table:number-columns-repeated="1006"/>
        </table:table-row>
        <table:table-row table:style-name="ro15">
          <table:table-cell table:style-name="ce153" office:value-type="string" calcext:value-type="string">
            <text:p>&lt;param name="Zeros"&gt;</text:p>
          </table:table-cell>
          <table:table-cell table:style-name="ce154"/>
          <table:table-cell table:style-name="ce160" table:number-columns-repeated="3"/>
          <table:table-cell table:style-name="ce135" table:formula="of:=+INDEX([$Sheet1.$D$19:.$D$34];COLUMN()-COLUMN([.$B$123])+1)++INDEX([$Sheet1.$W$19:.$W$34];COLUMN()-COLUMN([.$B$123])+1)" office:value-type="float" office:value="-75" calcext:value-type="float">
            <text:p>-75.00</text:p>
          </table:table-cell>
          <table:table-cell table:style-name="ce135" table:formula="of:=+INDEX([$Sheet1.$D$19:.$D$34];COLUMN()-COLUMN([.$B$123])+1)++INDEX([$Sheet1.$W$19:.$W$34];COLUMN()-COLUMN([.$B$123])+1)" office:value-type="float" office:value="-180" calcext:value-type="float">
            <text:p>-180.00</text:p>
          </table:table-cell>
          <table:table-cell table:style-name="ce135" table:formula="of:=+INDEX([$Sheet1.$D$19:.$D$34];COLUMN()-COLUMN([.$B$123])+1)++INDEX([$Sheet1.$W$19:.$W$34];COLUMN()-COLUMN([.$B$123])+1)" office:value-type="float" office:value="180" calcext:value-type="float">
            <text:p>180.00</text:p>
          </table:table-cell>
          <table:table-cell table:style-name="ce135" table:formula="of:=+INDEX([$Sheet1.$D$19:.$D$34];COLUMN()-COLUMN([.$B$123])+1)++INDEX([$Sheet1.$W$19:.$W$34];COLUMN()-COLUMN([.$B$123])+1)" office:value-type="float" office:value="456.923076923077" calcext:value-type="float">
            <text:p>456.92</text:p>
          </table:table-cell>
          <table:table-cell table:style-name="ce135" table:formula="of:=+INDEX([$Sheet1.$D$19:.$D$34];COLUMN()-COLUMN([.$B$123])+1)++INDEX([$Sheet1.$W$19:.$W$34];COLUMN()-COLUMN([.$B$123])+1)" office:value-type="float" office:value="118.092485549133" calcext:value-type="float">
            <text:p>118.09</text:p>
          </table:table-cell>
          <table:table-cell table:style-name="ce135" table:formula="of:=+INDEX([$Sheet1.$D$19:.$D$34];COLUMN()-COLUMN([.$B$123])+1)++INDEX([$Sheet1.$W$19:.$W$34];COLUMN()-COLUMN([.$B$123])+1)" office:value-type="float" office:value="-90" calcext:value-type="float">
            <text:p>-90.00</text:p>
          </table:table-cell>
          <table:table-cell table:style-name="ce135" table:formula="of:=+INDEX([$Sheet1.$D$19:.$D$34];COLUMN()-COLUMN([.$B$123])+1)++INDEX([$Sheet1.$W$19:.$W$34];COLUMN()-COLUMN([.$B$123])+1)" office:value-type="float" office:value="-179.444444444444" calcext:value-type="float">
            <text:p>-179.44</text:p>
          </table:table-cell>
          <table:table-cell table:style-name="ce135" table:formula="of:=+INDEX([$Sheet1.$D$19:.$D$34];COLUMN()-COLUMN([.$B$123])+1)++INDEX([$Sheet1.$W$19:.$W$34];COLUMN()-COLUMN([.$B$123])+1)" office:value-type="float" office:value="-90" calcext:value-type="float">
            <text:p>-90.00</text:p>
          </table:table-cell>
          <table:table-cell table:style-name="ce135" table:formula="of:=+INDEX([$Sheet1.$D$19:.$D$34];COLUMN()-COLUMN([.$B$123])+1)++INDEX([$Sheet1.$W$19:.$W$34];COLUMN()-COLUMN([.$B$123])+1)" office:value-type="float" office:value="-170" calcext:value-type="float">
            <text:p>-170.00</text:p>
          </table:table-cell>
          <table:table-cell table:style-name="ce135" table:formula="of:=+INDEX([$Sheet1.$D$19:.$D$34];COLUMN()-COLUMN([.$B$123])+1)++INDEX([$Sheet1.$W$19:.$W$34];COLUMN()-COLUMN([.$B$123])+1)" office:value-type="float" office:value="-90" calcext:value-type="float">
            <text:p>-90.00</text:p>
          </table:table-cell>
          <table:table-cell table:style-name="ce135" table:formula="of:=+INDEX([$Sheet1.$D$19:.$D$34];COLUMN()-COLUMN([.$B$123])+1)++INDEX([$Sheet1.$W$19:.$W$34];COLUMN()-COLUMN([.$B$123])+1)" office:value-type="float" office:value="-181.159737417943" calcext:value-type="float">
            <text:p>-181.16</text:p>
          </table:table-cell>
          <table:table-cell table:style-name="ce135" table:formula="of:=+INDEX([$Sheet1.$D$19:.$D$34];COLUMN()-COLUMN([.$B$123])+1)++INDEX([$Sheet1.$W$19:.$W$34];COLUMN()-COLUMN([.$B$123])+1)" office:value-type="float" office:value="-319.702602230483" calcext:value-type="float">
            <text:p>-319.70</text:p>
          </table:table-cell>
          <table:table-cell table:style-name="ce153" office:value-type="string" calcext:value-type="string">
            <text:p>&lt;/param&gt; </text:p>
          </table:table-cell>
          <table:table-cell table:style-name="ce164" table:number-columns-repeated="1006"/>
        </table:table-row>
        <table:table-row table:style-name="ro15">
          <table:table-cell table:style-name="ce131"/>
          <table:table-cell table:style-name="ce132" office:value-type="float" office:value="100" calcext:value-type="float">
            <text:p>100</text:p>
          </table:table-cell>
          <table:table-cell table:style-name="ce144" table:number-columns-repeated="13"/>
          <table:table-cell table:number-columns-repeated="1009"/>
        </table:table-row>
        <table:table-row table:style-name="ro15" table:number-rows-repeated="4">
          <table:table-cell table:style-name="ce132" table:number-columns-repeated="2"/>
          <table:table-cell table:style-name="ce144" table:number-columns-repeated="13"/>
          <table:table-cell table:number-columns-repeated="1009"/>
        </table:table-row>
        <table:table-row table:style-name="ro15">
          <table:table-cell table:style-name="ce144" table:number-columns-repeated="15"/>
          <table:table-cell table:number-columns-repeated="1009"/>
        </table:table-row>
        <table:table-row table:style-name="ro15" table:number-rows-repeated="2">
          <table:table-cell table:style-name="ce144"/>
          <table:table-cell table:style-name="ce143" table:number-columns-repeated="13"/>
          <table:table-cell table:style-name="ce152"/>
          <table:table-cell table:number-columns-repeated="1009"/>
        </table:table-row>
        <table:table-row table:style-name="ro15" table:number-rows-repeated="5">
          <table:table-cell table:style-name="ce144" table:number-columns-repeated="15"/>
          <table:table-cell table:number-columns-repeated="1009"/>
        </table:table-row>
        <table:table-row table:style-name="ro15" table:number-rows-repeated="8">
          <table:table-cell table:style-name="ce144"/>
          <table:table-cell table:style-name="ce143" table:number-columns-repeated="13"/>
          <table:table-cell table:style-name="ce152"/>
          <table:table-cell table:number-columns-repeated="1009"/>
        </table:table-row>
        <table:table-row table:style-name="ro15" table:number-rows-repeated="2">
          <table:table-cell table:style-name="ce22" table:number-columns-repeated="15"/>
          <table:table-cell table:number-columns-repeated="1009"/>
        </table:table-row>
        <table:table-row table:style-name="ro15">
          <table:table-cell table:number-columns-repeated="1024"/>
        </table:table-row>
        <table:table-row table:style-name="ro15" table:number-rows-repeated="3">
          <table:table-cell table:style-name="ce21" table:number-columns-repeated="16"/>
          <table:table-cell table:number-columns-repeated="1008"/>
        </table:table-row>
        <table:table-row table:style-name="ro15" table:number-rows-repeated="12">
          <table:table-cell table:number-columns-repeated="1024"/>
        </table:table-row>
        <table:table-row table:style-name="ro15" table:number-rows-repeated="12">
          <table:table-cell table:style-name="ce21" table:number-columns-repeated="16"/>
          <table:table-cell table:number-columns-repeated="1008"/>
        </table:table-row>
        <table:table-row table:style-name="ro15">
          <table:table-cell table:style-name="ce21"/>
          <table:table-cell table:style-name="ce148" table:number-columns-repeated="13"/>
          <table:table-cell table:style-name="ce21" table:number-columns-repeated="2"/>
          <table:table-cell table:number-columns-repeated="1008"/>
        </table:table-row>
        <table:table-row table:style-name="ro15">
          <table:table-cell table:style-name="ce21"/>
          <table:table-cell table:style-name="ce149" table:number-columns-repeated="13"/>
          <table:table-cell table:style-name="ce21" table:number-columns-repeated="2"/>
          <table:table-cell table:number-columns-repeated="1008"/>
        </table:table-row>
        <table:table-row table:style-name="ro15" table:number-rows-repeated="2">
          <table:table-cell table:style-name="ce145"/>
          <table:table-cell table:style-name="ce150" table:number-columns-repeated="13"/>
          <table:table-cell table:style-name="ce21" table:number-columns-repeated="2"/>
          <table:table-cell table:number-columns-repeated="1008"/>
        </table:table-row>
        <table:table-row table:style-name="ro15">
          <table:table-cell table:style-name="ce146"/>
          <table:table-cell table:style-name="ce150" table:number-columns-repeated="13"/>
          <table:table-cell table:style-name="ce21" table:number-columns-repeated="2"/>
          <table:table-cell table:number-columns-repeated="1008"/>
        </table:table-row>
        <table:table-row table:style-name="ro15">
          <table:table-cell table:style-name="ce147"/>
          <table:table-cell table:style-name="ce149" table:number-columns-repeated="13"/>
          <table:table-cell table:style-name="ce21" table:number-columns-repeated="2"/>
          <table:table-cell table:number-columns-repeated="2"/>
          <table:table-cell table:style-name="ce1" table:number-columns-repeated="6"/>
          <table:table-cell table:style-name="ce44" table:number-columns-repeated="1000"/>
        </table:table-row>
        <table:table-row table:style-name="ro15">
          <table:table-cell table:style-name="ce147"/>
          <table:table-cell table:style-name="ce149" table:number-columns-repeated="13"/>
          <table:table-cell table:style-name="ce22"/>
          <table:table-cell table:number-columns-repeated="3"/>
          <table:table-cell table:style-name="ce1" table:number-columns-repeated="6"/>
          <table:table-cell table:style-name="ce44" table:number-columns-repeated="1000"/>
        </table:table-row>
        <table:table-row table:style-name="ro15">
          <table:table-cell table:style-name="ce21" table:number-columns-repeated="14"/>
          <table:table-cell table:style-name="ce22"/>
          <table:table-cell table:number-columns-repeated="1009"/>
        </table:table-row>
        <table:table-row table:style-name="ro14">
          <table:table-cell table:style-name="ce21" table:number-columns-repeated="14"/>
          <table:table-cell table:style-name="ce22"/>
          <table:table-cell table:number-columns-repeated="1009"/>
        </table:table-row>
        <table:table-row table:style-name="ro15">
          <table:table-cell table:style-name="ce21" table:number-columns-repeated="14"/>
          <table:table-cell table:style-name="ce22"/>
          <table:table-cell table:number-columns-repeated="1009"/>
        </table:table-row>
        <table:table-row table:style-name="ro15" table:number-rows-repeated="3">
          <table:table-cell table:style-name="ce21" table:number-columns-repeated="14"/>
          <table:table-cell table:style-name="ce22"/>
          <table:table-cell table:number-columns-repeated="3"/>
          <table:table-cell table:style-name="ce1" table:number-columns-repeated="6"/>
          <table:table-cell table:style-name="ce44" table:number-columns-repeated="1000"/>
        </table:table-row>
        <table:table-row table:style-name="ro15">
          <table:table-cell table:style-name="ce21" table:number-columns-repeated="14"/>
          <table:table-cell table:number-columns-repeated="4"/>
          <table:table-cell table:style-name="ce1" table:number-columns-repeated="6"/>
          <table:table-cell table:style-name="ce44" table:number-columns-repeated="1000"/>
        </table:table-row>
        <table:table-row table:style-name="ro15" table:number-rows-repeated="5">
          <table:table-cell table:style-name="ce21" table:number-columns-repeated="14"/>
          <table:table-cell table:number-columns-repeated="1010"/>
        </table:table-row>
        <table:table-row table:style-name="ro15">
          <table:table-cell table:style-name="ce21"/>
          <table:table-cell table:style-name="ce148" table:number-columns-repeated="13"/>
          <table:table-cell table:number-columns-repeated="1010"/>
        </table:table-row>
        <table:table-row table:style-name="ro15">
          <table:table-cell table:style-name="ce75"/>
          <table:table-cell table:style-name="ce155" table:number-columns-repeated="13"/>
          <table:table-cell table:number-columns-repeated="1010"/>
        </table:table-row>
        <table:table-row table:style-name="ro15">
          <table:table-cell table:style-name="ce75" table:number-columns-repeated="14"/>
          <table:table-cell table:number-columns-repeated="1010"/>
        </table:table-row>
        <table:table-row table:style-name="ro15" table:number-rows-repeated="2">
          <table:table-cell table:style-name="ce21" table:number-columns-repeated="23"/>
          <table:table-cell table:number-columns-repeated="1001"/>
        </table:table-row>
        <table:table-row table:style-name="ro15">
          <table:table-cell table:style-name="ce21"/>
          <table:table-cell table:style-name="ce148" table:number-columns-repeated="13"/>
          <table:table-cell table:style-name="ce21" table:number-columns-repeated="2"/>
          <table:table-cell table:style-name="ce161" table:number-columns-repeated="5"/>
          <table:table-cell table:style-name="ce21" table:number-columns-repeated="2"/>
          <table:table-cell table:number-columns-repeated="1001"/>
        </table:table-row>
        <table:table-row table:style-name="ro15" table:number-rows-repeated="2">
          <table:table-cell table:style-name="ce21" table:number-columns-repeated="23"/>
          <table:table-cell table:number-columns-repeated="1001"/>
        </table:table-row>
        <table:table-row table:style-name="ro15">
          <table:table-cell table:style-name="ce21" table:number-columns-repeated="16"/>
          <table:table-cell table:style-name="ce162" table:number-columns-repeated="7"/>
          <table:table-cell table:number-columns-repeated="1001"/>
        </table:table-row>
        <table:table-row table:style-name="ro15" table:number-rows-repeated="5">
          <table:table-cell table:style-name="ce21"/>
          <table:table-cell table:style-name="ce156" table:number-columns-repeated="4"/>
          <table:table-cell table:style-name="ce21" table:number-columns-repeated="11"/>
          <table:table-cell table:style-name="ce162" table:number-columns-repeated="7"/>
          <table:table-cell table:number-columns-repeated="1001"/>
        </table:table-row>
        <table:table-row table:style-name="ro15" table:number-rows-repeated="3">
          <table:table-cell table:style-name="ce21"/>
          <table:table-cell table:style-name="ce156" table:number-columns-repeated="4"/>
          <table:table-cell table:style-name="ce21" table:number-columns-repeated="18"/>
          <table:table-cell table:number-columns-repeated="1001"/>
        </table:table-row>
        <table:table-row table:style-name="ro16">
          <table:table-cell table:style-name="ce21"/>
          <table:table-cell table:style-name="ce156" table:number-columns-repeated="4"/>
          <table:table-cell table:style-name="ce21" table:number-columns-repeated="18"/>
          <table:table-cell table:number-columns-repeated="1001"/>
        </table:table-row>
        <table:table-row table:style-name="ro15" table:number-rows-repeated="6">
          <table:table-cell table:style-name="ce21"/>
          <table:table-cell table:style-name="ce156" table:number-columns-repeated="4"/>
          <table:table-cell table:style-name="ce21" table:number-columns-repeated="18"/>
          <table:table-cell table:number-columns-repeated="1001"/>
        </table:table-row>
        <table:table-row table:style-name="ro15">
          <table:table-cell/>
          <table:table-cell table:style-name="ce157" table:number-columns-repeated="4"/>
          <table:table-cell table:number-columns-repeated="1019"/>
        </table:table-row>
        <table:table-row table:style-name="ro15">
          <table:table-cell table:style-name="ce21" table:number-columns-repeated="6"/>
          <table:table-cell table:number-columns-repeated="1018"/>
        </table:table-row>
        <table:table-row table:style-name="ro15" table:number-rows-repeated="16">
          <table:table-cell table:style-name="ce21" table:number-columns-repeated="2"/>
          <table:table-cell table:style-name="ce148"/>
          <table:table-cell table:style-name="ce21" table:number-columns-repeated="3"/>
          <table:table-cell table:number-columns-repeated="1018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[CALIBRATION]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// Joint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5">
          <table:table-cell office:value-type="string" calcext:value-type="string">
            <text:p>CalibrationType <text:s text:c="3"/></text:p>
          </table:table-cell>
          <table:table-cell table:style-name="ce158" table:formula="of:=+INDEX([$Sheet1.$O$19:.$O$34];COLUMN()-COLUMN([.$B$123])+1)" office:value-type="float" office:value="3" calcext:value-type="float">
            <text:p>3</text:p>
          </table:table-cell>
          <table:table-cell table:style-name="ce158" table:formula="of:=+INDEX([$Sheet1.$O$19:.$O$34];COLUMN()-COLUMN([.$B$123])+1)" office:value-type="float" office:value="3" calcext:value-type="float">
            <text:p>3</text:p>
          </table:table-cell>
          <table:table-cell table:style-name="ce158" table:formula="of:=+INDEX([$Sheet1.$O$19:.$O$34];COLUMN()-COLUMN([.$B$123])+1)" office:value-type="float" office:value="3" calcext:value-type="float">
            <text:p>3</text:p>
          </table:table-cell>
          <table:table-cell table:style-name="ce158" table:formula="of:=+INDEX([$Sheet1.$O$19:.$O$34];COLUMN()-COLUMN([.$B$123])+1)" office:value-type="float" office:value="3" calcext:value-type="float">
            <text:p>3</text:p>
          </table:table-cell>
          <table:table-cell table:style-name="ce158" table:formula="of:=+INDEX([$Sheet1.$O$19:.$O$34];COLUMN()-COLUMN([.$B$123])+1)" office:value-type="float" office:value="0" calcext:value-type="float">
            <text:p>0</text:p>
          </table:table-cell>
          <table:table-cell table:style-name="ce158" table:formula="of:=+INDEX([$Sheet1.$O$19:.$O$34];COLUMN()-COLUMN([.$B$123])+1)" office:value-type="float" office:value="3" calcext:value-type="float">
            <text:p>3</text:p>
          </table:table-cell>
          <table:table-cell table:style-name="ce158" table:formula="of:=+INDEX([$Sheet1.$O$19:.$O$34];COLUMN()-COLUMN([.$B$123])+1)" office:value-type="float" office:value="3" calcext:value-type="float">
            <text:p>3</text:p>
          </table:table-cell>
          <table:table-cell table:style-name="ce158" table:formula="of:=+INDEX([$Sheet1.$O$19:.$O$34];COLUMN()-COLUMN([.$B$123])+1)" office:value-type="float" office:value="7" calcext:value-type="float">
            <text:p>7</text:p>
          </table:table-cell>
          <table:table-cell table:style-name="ce158" table:formula="of:=+INDEX([$Sheet1.$O$19:.$O$34];COLUMN()-COLUMN([.$B$123])+1)" office:value-type="float" office:value="7" calcext:value-type="float">
            <text:p>7</text:p>
          </table:table-cell>
          <table:table-cell table:style-name="ce158" table:formula="of:=+INDEX([$Sheet1.$O$19:.$O$34];COLUMN()-COLUMN([.$B$123])+1)" office:value-type="float" office:value="6" calcext:value-type="float">
            <text:p>6</text:p>
          </table:table-cell>
          <table:table-cell table:style-name="ce158" table:formula="of:=+INDEX([$Sheet1.$O$19:.$O$34];COLUMN()-COLUMN([.$B$123])+1)" office:value-type="float" office:value="6" calcext:value-type="float">
            <text:p>6</text:p>
          </table:table-cell>
          <table:table-cell table:style-name="ce158" table:formula="of:=+INDEX([$Sheet1.$O$19:.$O$34];COLUMN()-COLUMN([.$B$123])+1)" office:value-type="float" office:value="6" calcext:value-type="float">
            <text:p>6</text:p>
          </table:table-cell>
          <table:table-cell table:style-name="ce158" table:formula="of:=+INDEX([$Sheet1.$O$19:.$O$34];COLUMN()-COLUMN([.$B$123])+1)" office:value-type="float" office:value="6" calcext:value-type="float">
            <text:p>6</text:p>
          </table:table-cell>
          <table:table-cell table:style-name="ce158" table:number-columns-repeated="2"/>
          <table:table-cell table:number-columns-repeated="1008"/>
        </table:table-row>
        <table:table-row table:style-name="ro15">
          <table:table-cell office:value-type="string" calcext:value-type="string">
            <text:p>Calibration1 <text:s text:c="2"/></text:p>
          </table:table-cell>
          <table:table-cell table:style-name="ce158" table:formula="of:=+INDEX([$Sheet1.$P$19:.$P$34];COLUMN()-COLUMN([.$B$123])+1)" office:value-type="float" office:value="38229.24" calcext:value-type="float">
            <text:p>38229.24</text:p>
          </table:table-cell>
          <table:table-cell table:style-name="ce158" table:formula="of:=+INDEX([$Sheet1.$P$19:.$P$34];COLUMN()-COLUMN([.$B$123])+1)" office:value-type="float" office:value="51882.54" calcext:value-type="float">
            <text:p>51882.54</text:p>
          </table:table-cell>
          <table:table-cell table:style-name="ce158" table:formula="of:=+INDEX([$Sheet1.$P$19:.$P$34];COLUMN()-COLUMN([.$B$123])+1)" office:value-type="float" office:value="32767.92" calcext:value-type="float">
            <text:p>32767.92</text:p>
          </table:table-cell>
          <table:table-cell table:style-name="ce158" table:formula="of:=+INDEX([$Sheet1.$P$19:.$P$34];COLUMN()-COLUMN([.$B$123])+1)" office:value-type="float" office:value="24575.94" calcext:value-type="float">
            <text:p>24575.94</text:p>
          </table:table-cell>
          <table:table-cell table:style-name="ce158" table:formula="of:=+INDEX([$Sheet1.$P$19:.$P$34];COLUMN()-COLUMN([.$B$123])+1)" office:value-type="float" office:value="500" calcext:value-type="float">
            <text:p>500</text:p>
          </table:table-cell>
          <table:table-cell table:style-name="ce158" table:formula="of:=+INDEX([$Sheet1.$P$19:.$P$34];COLUMN()-COLUMN([.$B$123])+1)" office:value-type="float" office:value="-32767.92" calcext:value-type="float">
            <text:p>-32767.92</text:p>
          </table:table-cell>
          <table:table-cell table:style-name="ce158" table:formula="of:=+INDEX([$Sheet1.$P$19:.$P$34];COLUMN()-COLUMN([.$B$123])+1)" office:value-type="float" office:value="32767.92" calcext:value-type="float">
            <text:p>32767.92</text:p>
          </table:table-cell>
          <table:table-cell table:style-name="ce158" table:formula="of:=+INDEX([$Sheet1.$P$19:.$P$34];COLUMN()-COLUMN([.$B$123])+1)" office:value-type="float" office:value="1980" calcext:value-type="float">
            <text:p>1980</text:p>
          </table:table-cell>
          <table:table-cell table:style-name="ce158" table:formula="of:=+INDEX([$Sheet1.$P$19:.$P$34];COLUMN()-COLUMN([.$B$123])+1)" office:value-type="float" office:value="1231.11111111111" calcext:value-type="float">
            <text:p>1231.11111111111</text:p>
          </table:table-cell>
          <table:table-cell table:style-name="ce158" table:formula="of:=+INDEX([$Sheet1.$P$19:.$P$34];COLUMN()-COLUMN([.$B$123])+1)" office:value-type="float" office:value="246" calcext:value-type="float">
            <text:p>246</text:p>
          </table:table-cell>
          <table:table-cell table:style-name="ce158" table:formula="of:=+INDEX([$Sheet1.$P$19:.$P$34];COLUMN()-COLUMN([.$B$123])+1)" office:value-type="float" office:value="25" calcext:value-type="float">
            <text:p>25</text:p>
          </table:table-cell>
          <table:table-cell table:style-name="ce158" table:formula="of:=+INDEX([$Sheet1.$P$19:.$P$34];COLUMN()-COLUMN([.$B$123])+1)" office:value-type="float" office:value="245" calcext:value-type="float">
            <text:p>245</text:p>
          </table:table-cell>
          <table:table-cell table:style-name="ce158" table:formula="of:=+INDEX([$Sheet1.$P$19:.$P$34];COLUMN()-COLUMN([.$B$123])+1)" office:value-type="float" office:value="0" calcext:value-type="float">
            <text:p>0</text:p>
          </table:table-cell>
          <table:table-cell table:style-name="ce158" table:number-columns-repeated="2"/>
          <table:table-cell table:number-columns-repeated="1008"/>
        </table:table-row>
        <table:table-row table:style-name="ro15">
          <table:table-cell office:value-type="string" calcext:value-type="string">
            <text:p>Calibration2 <text:s text:c="4"/>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formula="of:=+INDEX([$Sheet1.$Q$19:.$Q$34];COLUMN()-COLUMN([.$B$123])+1)" office:value-type="float" office:value="20" calcext:value-type="float">
            <text:p>20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formula="of:=+INDEX([$Sheet1.$Q$19:.$Q$34];COLUMN()-COLUMN([.$B$123])+1)" office:value-type="float" office:value="100" calcext:value-type="float">
            <text:p>100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formula="of:=+INDEX([$Sheet1.$Q$19:.$Q$34];COLUMN()-COLUMN([.$B$123])+1)" office:value-type="float" office:value="30" calcext:value-type="float">
            <text:p>30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formula="of:=+INDEX([$Sheet1.$Q$19:.$Q$34];COLUMN()-COLUMN([.$B$123])+1)" office:value-type="float" office:value="10" calcext:value-type="float">
            <text:p>10</text:p>
          </table:table-cell>
          <table:table-cell table:style-name="ce158" table:number-columns-repeated="2"/>
          <table:table-cell table:number-columns-repeated="1008"/>
        </table:table-row>
        <table:table-row table:style-name="ro15">
          <table:table-cell office:value-type="string" calcext:value-type="string">
            <text:p>Calibration3 <text:s text:c="6"/></text:p>
          </table:table-cell>
          <table:table-cell table:style-name="ce158" table:formula="of:=+INDEX([$Sheet1.$R$19:.$R$34];COLUMN()-COLUMN([.$B$123])+1)" office:value-type="float" office:value="53421.92" calcext:value-type="float">
            <text:p>53421.92</text:p>
          </table:table-cell>
          <table:table-cell table:style-name="ce158" table:formula="of:=+INDEX([$Sheet1.$R$19:.$R$34];COLUMN()-COLUMN([.$B$123])+1)" office:value-type="float" office:value="15827.98" calcext:value-type="float">
            <text:p>15827.98</text:p>
          </table:table-cell>
          <table:table-cell table:style-name="ce158" table:formula="of:=+INDEX([$Sheet1.$R$19:.$R$34];COLUMN()-COLUMN([.$B$123])+1)" office:value-type="float" office:value="2120.08" calcext:value-type="float">
            <text:p>2120.08</text:p>
          </table:table-cell>
          <table:table-cell table:style-name="ce158" table:formula="of:=+INDEX([$Sheet1.$R$19:.$R$34];COLUMN()-COLUMN([.$B$123])+1)" office:value-type="float" office:value="64672.92" calcext:value-type="float">
            <text:p>64672.92</text:p>
          </table:table-cell>
          <table:table-cell table:style-name="ce158" table:formula="of:=+INDEX([$Sheet1.$R$19:.$R$34];COLUMN()-COLUMN([.$B$123])+1)" office:value-type="float" office:value="0" calcext:value-type="float">
            <text:p>0</text:p>
          </table:table-cell>
          <table:table-cell table:style-name="ce158" table:formula="of:=+INDEX([$Sheet1.$R$19:.$R$34];COLUMN()-COLUMN([.$B$123])+1)" office:value-type="float" office:value="5635.08" calcext:value-type="float">
            <text:p>5635.08</text:p>
          </table:table-cell>
          <table:table-cell table:style-name="ce158" table:formula="of:=+INDEX([$Sheet1.$R$19:.$R$34];COLUMN()-COLUMN([.$B$123])+1)" office:value-type="float" office:value="351.08" calcext:value-type="float">
            <text:p>351.08</text:p>
          </table:table-cell>
          <table:table-cell table:style-name="ce158" table:formula="of:=+INDEX([$Sheet1.$R$19:.$R$34];COLUMN()-COLUMN([.$B$123])+1)" office:value-type="float" office:value="0" calcext:value-type="float">
            <text:p>0</text:p>
          </table:table-cell>
          <table:table-cell table:style-name="ce158" table:formula="of:=+INDEX([$Sheet1.$R$19:.$R$34];COLUMN()-COLUMN([.$B$123])+1)" office:value-type="float" office:value="0" calcext:value-type="float">
            <text:p>0</text:p>
          </table:table-cell>
          <table:table-cell table:style-name="ce158" table:formula="of:=+INDEX([$Sheet1.$R$19:.$R$34];COLUMN()-COLUMN([.$B$123])+1)" office:value-type="float" office:value="6000" calcext:value-type="float">
            <text:p>6000</text:p>
          </table:table-cell>
          <table:table-cell table:style-name="ce158" table:formula="of:=+INDEX([$Sheet1.$R$19:.$R$34];COLUMN()-COLUMN([.$B$123])+1)" office:value-type="float" office:value="-6600" calcext:value-type="float">
            <text:p>-6600</text:p>
          </table:table-cell>
          <table:table-cell table:style-name="ce158" table:formula="of:=+INDEX([$Sheet1.$R$19:.$R$34];COLUMN()-COLUMN([.$B$123])+1)" office:value-type="float" office:value="6000" calcext:value-type="float">
            <text:p>6000</text:p>
          </table:table-cell>
          <table:table-cell table:style-name="ce158" table:formula="of:=+INDEX([$Sheet1.$R$19:.$R$34];COLUMN()-COLUMN([.$B$123])+1)" office:value-type="float" office:value="7000" calcext:value-type="float">
            <text:p>7000</text:p>
          </table:table-cell>
          <table:table-cell table:style-name="ce158" table:number-columns-repeated="2"/>
          <table:table-cell table:number-columns-repeated="1008"/>
        </table:table-row>
        <table:table-row table:style-name="ro15">
          <table:table-cell office:value-type="string" calcext:value-type="string">
            <text:p>PositionZero <text:s text:c="5"/></text:p>
          </table:table-cell>
          <table:table-cell table:style-name="ce158" table:formula="of:=+INDEX([$Sheet1.$S$19:.$S$34];COLUMN()-COLUMN([.$B$123])+1)" office:value-type="float" office:value="-30" calcext:value-type="float">
            <text:p>-30</text:p>
          </table:table-cell>
          <table:table-cell table:style-name="ce158" table:formula="of:=+INDEX([$Sheet1.$S$19:.$S$34];COLUMN()-COLUMN([.$B$123])+1)" office:value-type="float" office:value="30" calcext:value-type="float">
            <text:p>30</text:p>
          </table:table-cell>
          <table:table-cell table:style-name="ce158" table:formula="of:=+INDEX([$Sheet1.$S$19:.$S$34];COLUMN()-COLUMN([.$B$123])+1)" office:value-type="float" office:value="0" calcext:value-type="float">
            <text:p>0</text:p>
          </table:table-cell>
          <table:table-cell table:style-name="ce158" table:formula="of:=+INDEX([$Sheet1.$S$19:.$S$34];COLUMN()-COLUMN([.$B$123])+1)" office:value-type="float" office:value="45" calcext:value-type="float">
            <text:p>45</text:p>
          </table:table-cell>
          <table:table-cell table:style-name="ce158" table:formula="of:=+INDEX([$Sheet1.$S$19:.$S$34];COLUMN()-COLUMN([.$B$123])+1)" office:value-type="float" office:value="0" calcext:value-type="float">
            <text:p>0</text:p>
          </table:table-cell>
          <table:table-cell table:style-name="ce158" table:formula="of:=+INDEX([$Sheet1.$S$19:.$S$34];COLUMN()-COLUMN([.$B$123])+1)" office:value-type="float" office:value="0" calcext:value-type="float">
            <text:p>0</text:p>
          </table:table-cell>
          <table:table-cell table:style-name="ce158" table:formula="of:=+INDEX([$Sheet1.$S$19:.$S$34];COLUMN()-COLUMN([.$B$123])+1)" office:value-type="float" office:value="0" calcext:value-type="float">
            <text:p>0</text:p>
          </table:table-cell>
          <table:table-cell table:style-name="ce158" table:formula="of:=+INDEX([$Sheet1.$S$19:.$S$34];COLUMN()-COLUMN([.$B$123])+1)" office:value-type="float" office:value="15" calcext:value-type="float">
            <text:p>15</text:p>
          </table:table-cell>
          <table:table-cell table:style-name="ce158" table:formula="of:=+INDEX([$Sheet1.$S$19:.$S$34];COLUMN()-COLUMN([.$B$123])+1)" office:value-type="float" office:value="30" calcext:value-type="float">
            <text:p>30</text:p>
          </table:table-cell>
          <table:table-cell table:style-name="ce158" table:formula="of:=+INDEX([$Sheet1.$S$19:.$S$34];COLUMN()-COLUMN([.$B$123])+1)" office:value-type="float" office:value="0" calcext:value-type="float">
            <text:p>0</text:p>
          </table:table-cell>
          <table:table-cell table:style-name="ce158" table:formula="of:=+INDEX([$Sheet1.$S$19:.$S$34];COLUMN()-COLUMN([.$B$123])+1)" office:value-type="float" office:value="0" calcext:value-type="float">
            <text:p>0</text:p>
          </table:table-cell>
          <table:table-cell table:style-name="ce158" table:formula="of:=+INDEX([$Sheet1.$S$19:.$S$34];COLUMN()-COLUMN([.$B$123])+1)" office:value-type="float" office:value="0" calcext:value-type="float">
            <text:p>0</text:p>
          </table:table-cell>
          <table:table-cell table:style-name="ce158" table:formula="of:=+INDEX([$Sheet1.$S$19:.$S$34];COLUMN()-COLUMN([.$B$123])+1)" office:value-type="float" office:value="0" calcext:value-type="float">
            <text:p>0</text:p>
          </table:table-cell>
          <table:table-cell table:style-name="ce158" table:number-columns-repeated="2"/>
          <table:table-cell table:number-columns-repeated="1008"/>
        </table:table-row>
        <table:table-row table:style-name="ro15">
          <table:table-cell office:value-type="string" calcext:value-type="string">
            <text:p>VelocityZero <text:s text:c="4"/></text:p>
          </table:table-cell>
          <table:table-cell table:style-name="ce158" table:formula="of:=+INDEX([$Sheet1.$T$19:.$T$34];COLUMN()-COLUMN([.$B$123])+1)" office:value-type="float" office:value="10" calcext:value-type="float">
            <text:p>10</text:p>
          </table:table-cell>
          <table:table-cell table:style-name="ce158" table:formula="of:=+INDEX([$Sheet1.$T$19:.$T$34];COLUMN()-COLUMN([.$B$123])+1)" office:value-type="float" office:value="10" calcext:value-type="float">
            <text:p>10</text:p>
          </table:table-cell>
          <table:table-cell table:style-name="ce158" table:formula="of:=+INDEX([$Sheet1.$T$19:.$T$34];COLUMN()-COLUMN([.$B$123])+1)" office:value-type="float" office:value="10" calcext:value-type="float">
            <text:p>10</text:p>
          </table:table-cell>
          <table:table-cell table:style-name="ce158" table:formula="of:=+INDEX([$Sheet1.$T$19:.$T$34];COLUMN()-COLUMN([.$B$123])+1)" office:value-type="float" office:value="10" calcext:value-type="float">
            <text:p>10</text:p>
          </table:table-cell>
          <table:table-cell table:style-name="ce158" table:formula="of:=+INDEX([$Sheet1.$T$19:.$T$34];COLUMN()-COLUMN([.$B$123])+1)" office:value-type="float" office:value="30" calcext:value-type="float">
            <text:p>30</text:p>
          </table:table-cell>
          <table:table-cell table:style-name="ce158" table:formula="of:=+INDEX([$Sheet1.$T$19:.$T$34];COLUMN()-COLUMN([.$B$123])+1)" office:value-type="float" office:value="30" calcext:value-type="float">
            <text:p>30</text:p>
          </table:table-cell>
          <table:table-cell table:style-name="ce158" table:formula="of:=+INDEX([$Sheet1.$T$19:.$T$34];COLUMN()-COLUMN([.$B$123])+1)" office:value-type="float" office:value="30" calcext:value-type="float">
            <text:p>30</text:p>
          </table:table-cell>
          <table:table-cell table:style-name="ce158" table:formula="of:=+INDEX([$Sheet1.$T$19:.$T$34];COLUMN()-COLUMN([.$B$123])+1)" office:value-type="float" office:value="100" calcext:value-type="float">
            <text:p>100</text:p>
          </table:table-cell>
          <table:table-cell table:style-name="ce158" table:formula="of:=+INDEX([$Sheet1.$T$19:.$T$34];COLUMN()-COLUMN([.$B$123])+1)" office:value-type="float" office:value="100" calcext:value-type="float">
            <text:p>100</text:p>
          </table:table-cell>
          <table:table-cell table:style-name="ce158" table:formula="of:=+INDEX([$Sheet1.$T$19:.$T$34];COLUMN()-COLUMN([.$B$123])+1)" office:value-type="float" office:value="100" calcext:value-type="float">
            <text:p>100</text:p>
          </table:table-cell>
          <table:table-cell table:style-name="ce158" table:formula="of:=+INDEX([$Sheet1.$T$19:.$T$34];COLUMN()-COLUMN([.$B$123])+1)" office:value-type="float" office:value="100" calcext:value-type="float">
            <text:p>100</text:p>
          </table:table-cell>
          <table:table-cell table:style-name="ce158" table:formula="of:=+INDEX([$Sheet1.$T$19:.$T$34];COLUMN()-COLUMN([.$B$123])+1)" office:value-type="float" office:value="100" calcext:value-type="float">
            <text:p>100</text:p>
          </table:table-cell>
          <table:table-cell table:style-name="ce158" table:formula="of:=+INDEX([$Sheet1.$T$19:.$T$34];COLUMN()-COLUMN([.$B$123])+1)" office:value-type="float" office:value="100" calcext:value-type="float">
            <text:p>100</text:p>
          </table:table-cell>
          <table:table-cell table:style-name="ce158" table:number-columns-repeated="2"/>
          <table:table-cell table:number-columns-repeated="1008"/>
        </table:table-row>
        <table:table-row table:style-name="ro15">
          <table:table-cell/>
          <table:table-cell table:style-name="ce158" table:number-columns-repeated="15"/>
          <table:table-cell table:number-columns-repeated="1008"/>
        </table:table-row>
        <table:table-row table:style-name="ro14">
          <table:table-cell office:value-type="string" calcext:value-type="string">
            <text:p>MaxPWM <text:s text:c="9"/></text:p>
          </table:table-cell>
          <table:table-cell table:style-name="ce159" office:value-type="float" office:value="120" calcext:value-type="float">
            <text:p>120</text:p>
          </table:table-cell>
          <table:table-cell table:number-columns-repeated="12" table:style-name="ce159" office:value-type="float" office:value="1000" calcext:value-type="float">
            <text:p>1000</text:p>
          </table:table-cell>
          <table:table-cell table:number-columns-repeated="2"/>
          <table:table-cell table:style-name="ce163" office:value-type="string" calcext:value-type="string" table:number-columns-spanned="7" table:number-rows-spanned="1">
            <text:p>//MAX PWM DURING THE CALIBRATION PHASE</text:p>
          </table:table-cell>
          <table:covered-table-cell table:number-columns-repeated="6" table:style-name="ce163"/>
          <table:table-cell table:number-columns-repeated="1001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[HOME]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// Joint <text:s text:c="8"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5">
          <table:table-cell office:value-type="string" calcext:value-type="string">
            <text:p>PositionHome <text:s text:c="6"/></text:p>
          </table:table-cell>
          <table:table-cell table:style-name="ce158" table:formula="of:=+INDEX([$Sheet1.$U$19:.$U$34];COLUMN()-COLUMN([.$B$123])+1)" office:value-type="float" office:value="-30" calcext:value-type="float">
            <text:p>-30</text:p>
          </table:table-cell>
          <table:table-cell table:style-name="ce158" table:formula="of:=+INDEX([$Sheet1.$U$19:.$U$34];COLUMN()-COLUMN([.$B$123])+1)" office:value-type="float" office:value="30" calcext:value-type="float">
            <text:p>30</text:p>
          </table:table-cell>
          <table:table-cell table:style-name="ce158" table:formula="of:=+INDEX([$Sheet1.$U$19:.$U$34];COLUMN()-COLUMN([.$B$123])+1)" office:value-type="float" office:value="0" calcext:value-type="float">
            <text:p>0</text:p>
          </table:table-cell>
          <table:table-cell table:style-name="ce158" table:formula="of:=+INDEX([$Sheet1.$U$19:.$U$34];COLUMN()-COLUMN([.$B$123])+1)" office:value-type="float" office:value="45" calcext:value-type="float">
            <text:p>45</text:p>
          </table:table-cell>
          <table:table-cell table:style-name="ce158" table:formula="of:=+INDEX([$Sheet1.$U$19:.$U$34];COLUMN()-COLUMN([.$B$123])+1)" office:value-type="float" office:value="0" calcext:value-type="float">
            <text:p>0</text:p>
          </table:table-cell>
          <table:table-cell table:style-name="ce158" table:formula="of:=+INDEX([$Sheet1.$U$19:.$U$34];COLUMN()-COLUMN([.$B$123])+1)" office:value-type="float" office:value="0" calcext:value-type="float">
            <text:p>0</text:p>
          </table:table-cell>
          <table:table-cell table:style-name="ce158" table:formula="of:=+INDEX([$Sheet1.$U$19:.$U$34];COLUMN()-COLUMN([.$B$123])+1)" office:value-type="float" office:value="40" calcext:value-type="float">
            <text:p>40</text:p>
          </table:table-cell>
          <table:table-cell table:style-name="ce158" table:formula="of:=+INDEX([$Sheet1.$U$19:.$U$34];COLUMN()-COLUMN([.$B$123])+1)" office:value-type="float" office:value="15" calcext:value-type="float">
            <text:p>15</text:p>
          </table:table-cell>
          <table:table-cell table:style-name="ce158" table:formula="of:=+INDEX([$Sheet1.$U$19:.$U$34];COLUMN()-COLUMN([.$B$123])+1)" office:value-type="float" office:value="30" calcext:value-type="float">
            <text:p>30</text:p>
          </table:table-cell>
          <table:table-cell table:style-name="ce158" table:formula="of:=+INDEX([$Sheet1.$U$19:.$U$34];COLUMN()-COLUMN([.$B$123])+1)" office:value-type="float" office:value="0" calcext:value-type="float">
            <text:p>0</text:p>
          </table:table-cell>
          <table:table-cell table:style-name="ce158" table:formula="of:=+INDEX([$Sheet1.$U$19:.$U$34];COLUMN()-COLUMN([.$B$123])+1)" office:value-type="float" office:value="0" calcext:value-type="float">
            <text:p>0</text:p>
          </table:table-cell>
          <table:table-cell table:style-name="ce158" table:formula="of:=+INDEX([$Sheet1.$U$19:.$U$34];COLUMN()-COLUMN([.$B$123])+1)" office:value-type="float" office:value="0" calcext:value-type="float">
            <text:p>0</text:p>
          </table:table-cell>
          <table:table-cell table:style-name="ce158" table:formula="of:=+INDEX([$Sheet1.$U$19:.$U$34];COLUMN()-COLUMN([.$B$123])+1)" office:value-type="float" office:value="0" calcext:value-type="float">
            <text:p>0</text:p>
          </table:table-cell>
          <table:table-cell table:number-columns-repeated="1010"/>
        </table:table-row>
        <table:table-row table:style-name="ro15">
          <table:table-cell office:value-type="string" calcext:value-type="string">
            <text:p>VelocityHome <text:s text:c="4"/></text:p>
          </table:table-cell>
          <table:table-cell table:style-name="ce158" table:formula="of:=+INDEX([$Sheet1.$V$19:.$V$34];COLUMN()-COLUMN([.$B$123])+1)" office:value-type="float" office:value="10" calcext:value-type="float">
            <text:p>10</text:p>
          </table:table-cell>
          <table:table-cell table:style-name="ce158" table:formula="of:=+INDEX([$Sheet1.$V$19:.$V$34];COLUMN()-COLUMN([.$B$123])+1)" office:value-type="float" office:value="10" calcext:value-type="float">
            <text:p>10</text:p>
          </table:table-cell>
          <table:table-cell table:style-name="ce158" table:formula="of:=+INDEX([$Sheet1.$V$19:.$V$34];COLUMN()-COLUMN([.$B$123])+1)" office:value-type="float" office:value="10" calcext:value-type="float">
            <text:p>10</text:p>
          </table:table-cell>
          <table:table-cell table:style-name="ce158" table:formula="of:=+INDEX([$Sheet1.$V$19:.$V$34];COLUMN()-COLUMN([.$B$123])+1)" office:value-type="float" office:value="10" calcext:value-type="float">
            <text:p>10</text:p>
          </table:table-cell>
          <table:table-cell table:style-name="ce158" table:formula="of:=+INDEX([$Sheet1.$V$19:.$V$34];COLUMN()-COLUMN([.$B$123])+1)" office:value-type="float" office:value="30" calcext:value-type="float">
            <text:p>30</text:p>
          </table:table-cell>
          <table:table-cell table:style-name="ce158" table:formula="of:=+INDEX([$Sheet1.$V$19:.$V$34];COLUMN()-COLUMN([.$B$123])+1)" office:value-type="float" office:value="30" calcext:value-type="float">
            <text:p>30</text:p>
          </table:table-cell>
          <table:table-cell table:style-name="ce158" table:formula="of:=+INDEX([$Sheet1.$V$19:.$V$34];COLUMN()-COLUMN([.$B$123])+1)" office:value-type="float" office:value="30" calcext:value-type="float">
            <text:p>30</text:p>
          </table:table-cell>
          <table:table-cell table:style-name="ce158" table:formula="of:=+INDEX([$Sheet1.$V$19:.$V$34];COLUMN()-COLUMN([.$B$123])+1)" office:value-type="float" office:value="100" calcext:value-type="float">
            <text:p>100</text:p>
          </table:table-cell>
          <table:table-cell table:style-name="ce158" table:formula="of:=+INDEX([$Sheet1.$V$19:.$V$34];COLUMN()-COLUMN([.$B$123])+1)" office:value-type="float" office:value="10" calcext:value-type="float">
            <text:p>10</text:p>
          </table:table-cell>
          <table:table-cell table:style-name="ce158" table:formula="of:=+INDEX([$Sheet1.$V$19:.$V$34];COLUMN()-COLUMN([.$B$123])+1)" office:value-type="float" office:value="10" calcext:value-type="float">
            <text:p>10</text:p>
          </table:table-cell>
          <table:table-cell table:style-name="ce158" table:formula="of:=+INDEX([$Sheet1.$V$19:.$V$34];COLUMN()-COLUMN([.$B$123])+1)" office:value-type="float" office:value="10" calcext:value-type="float">
            <text:p>10</text:p>
          </table:table-cell>
          <table:table-cell table:style-name="ce158" table:formula="of:=+INDEX([$Sheet1.$V$19:.$V$34];COLUMN()-COLUMN([.$B$123])+1)" office:value-type="float" office:value="10" calcext:value-type="float">
            <text:p>10</text:p>
          </table:table-cell>
          <table:table-cell table:style-name="ce158" table:formula="of:=+INDEX([$Sheet1.$V$19:.$V$34];COLUMN()-COLUMN([.$B$123])+1)" office:value-type="float" office:value="10" calcext:value-type="float">
            <text:p>10</text:p>
          </table:table-cell>
          <table:table-cell table:number-columns-repeated="1010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[ENDINI] // do not remove this line!</text:p>
          </table:table-cell>
          <table:table-cell table:number-columns-repeated="1023"/>
        </table:table-row>
        <table:table-row table:style-name="ro15" table:number-rows-repeated="10484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right_arm" table:style-name="ta6">
        <office:forms form:automatic-focus="false" form:apply-design-mode="false"/>
        <table:table-column table:style-name="co26" table:default-cell-style-name="ce1"/>
        <table:table-column table:style-name="co29" table:number-columns-repeated="16" table:default-cell-style-name="ce1"/>
        <table:table-column table:style-name="co23" table:number-columns-repeated="1007" table:default-cell-style-name="Default"/>
        <table:table-row table:style-name="ro15">
          <table:table-cell table:number-columns-repeated="1024"/>
        </table:table-row>
        <table:table-row table:style-name="ro15">
          <table:table-cell table:style-name="ce139" office:value-type="string" calcext:value-type="string">
            <text:p>&lt;param name="Encoder"&gt; <text:s text:c="2"/></text:p>
          </table:table-cell>
          <table:table-cell table:style-name="ce158" table:formula="of:=+INDEX([$Sheet1.$K$38:.$K$53];COLUMN()-COLUMN([.$B$123])+1)" office:value-type="float" office:value="182.044" calcext:value-type="float">
            <text:p>182.044</text:p>
          </table:table-cell>
          <table:table-cell table:style-name="ce158" table:formula="of:=+INDEX([$Sheet1.$K$38:.$K$53];COLUMN()-COLUMN([.$B$123])+1)" office:value-type="float" office:value="182.044" calcext:value-type="float">
            <text:p>182.044</text:p>
          </table:table-cell>
          <table:table-cell table:style-name="ce158" table:formula="of:=+INDEX([$Sheet1.$K$38:.$K$53];COLUMN()-COLUMN([.$B$123])+1)" office:value-type="float" office:value="-182.044" calcext:value-type="float">
            <text:p>-182.044</text:p>
          </table:table-cell>
          <table:table-cell table:style-name="ce158" table:formula="of:=+INDEX([$Sheet1.$K$38:.$K$53];COLUMN()-COLUMN([.$B$123])+1)" office:value-type="float" office:value="182.044" calcext:value-type="float">
            <text:p>182.044</text:p>
          </table:table-cell>
          <table:table-cell table:style-name="ce139" office:value-type="string" calcext:value-type="string">
            <text:p>&lt;/param&gt; </text:p>
          </table:table-cell>
          <table:table-cell table:style-name="ce166" table:number-columns-repeated="11"/>
          <table:table-cell table:style-name="ce168" table:number-columns-repeated="2"/>
          <table:table-cell table:number-columns-repeated="1005"/>
        </table:table-row>
        <table:table-row table:style-name="ro15">
          <table:table-cell table:style-name="ce139" office:value-type="string" calcext:value-type="string">
            <text:p>&lt;param name="Zeros"&gt;</text:p>
          </table:table-cell>
          <table:table-cell table:style-name="ce142" table:formula="of:=+INDEX([$Sheet1.$D$38:.$D$53];COLUMN()-COLUMN([.$B$123])+1)++INDEX([$Sheet1.$W$38:.$W$53];COLUMN()-COLUMN([.$B$123])+1)" office:value-type="float" office:value="180" calcext:value-type="float">
            <text:p>180.00</text:p>
          </table:table-cell>
          <table:table-cell table:style-name="ce142" table:formula="of:=+INDEX([$Sheet1.$D$38:.$D$53];COLUMN()-COLUMN([.$B$123])+1)++INDEX([$Sheet1.$W$38:.$W$53];COLUMN()-COLUMN([.$B$123])+1)" office:value-type="float" office:value="45" calcext:value-type="float">
            <text:p>45.00</text:p>
          </table:table-cell>
          <table:table-cell table:style-name="ce142" table:formula="of:=+INDEX([$Sheet1.$D$38:.$D$53];COLUMN()-COLUMN([.$B$123])+1)++INDEX([$Sheet1.$W$38:.$W$53];COLUMN()-COLUMN([.$B$123])+1)" office:value-type="float" office:value="-180" calcext:value-type="float">
            <text:p>-180.00</text:p>
          </table:table-cell>
          <table:table-cell table:style-name="ce142" table:formula="of:=+INDEX([$Sheet1.$D$38:.$D$53];COLUMN()-COLUMN([.$B$123])+1)++INDEX([$Sheet1.$W$38:.$W$53];COLUMN()-COLUMN([.$B$123])+1)" office:value-type="float" office:value="180" calcext:value-type="float">
            <text:p>180.00</text:p>
          </table:table-cell>
          <table:table-cell table:style-name="ce142" office:value-type="string" calcext:value-type="string">
            <text:p>&lt;/param&gt; </text:p>
          </table:table-cell>
          <table:table-cell table:style-name="ce167" table:number-columns-repeated="13"/>
          <table:table-cell table:number-columns-repeated="1005"/>
        </table:table-row>
        <table:table-row table:style-name="ro15">
          <table:table-cell table:number-columns-repeated="6"/>
          <table:table-cell table:style-name="ce22" table:number-columns-repeated="13"/>
          <table:table-cell table:number-columns-repeated="1005"/>
        </table:table-row>
        <table:table-row table:style-name="ro15">
          <table:table-cell table:style-name="ce140"/>
          <table:table-cell table:style-name="ce21" office:value-type="float" office:value="100" calcext:value-type="float">
            <text:p>100</text:p>
          </table:table-cell>
          <table:table-cell table:style-name="ce21" table:number-columns-repeated="3"/>
          <table:table-cell/>
          <table:table-cell table:style-name="ce21" table:number-columns-repeated="11"/>
          <table:table-cell table:style-name="ce22" table:number-columns-repeated="2"/>
          <table:table-cell table:number-columns-repeated="1005"/>
        </table:table-row>
        <table:table-row table:style-name="ro15" table:number-rows-repeated="4">
          <table:table-cell table:style-name="ce21" table:number-columns-repeated="5"/>
          <table:table-cell/>
          <table:table-cell table:style-name="ce21" table:number-columns-repeated="11"/>
          <table:table-cell table:style-name="ce22" table:number-columns-repeated="2"/>
          <table:table-cell table:number-columns-repeated="1005"/>
        </table:table-row>
        <table:table-row table:style-name="ro15">
          <table:table-cell table:number-columns-repeated="6"/>
          <table:table-cell table:style-name="ce21" table:number-columns-repeated="11"/>
          <table:table-cell table:style-name="ce22" table:number-columns-repeated="2"/>
          <table:table-cell table:number-columns-repeated="1005"/>
        </table:table-row>
        <table:table-row table:style-name="ro15">
          <table:table-cell table:number-columns-repeated="6"/>
          <table:table-cell table:style-name="ce166" table:number-columns-repeated="11"/>
          <table:table-cell table:style-name="ce168"/>
          <table:table-cell table:style-name="ce22"/>
          <table:table-cell table:number-columns-repeated="1005"/>
        </table:table-row>
        <table:table-row table:style-name="ro15">
          <table:table-cell table:style-name="ce133" table:number-columns-repeated="6"/>
          <table:table-cell table:style-name="ce143" table:number-columns-repeated="11"/>
          <table:table-cell table:style-name="ce151"/>
          <table:table-cell table:style-name="ce22"/>
          <table:table-cell table:number-columns-repeated="1005"/>
        </table:table-row>
        <table:table-row table:style-name="ro15">
          <table:table-cell table:style-name="ce133" table:number-columns-repeated="6"/>
          <table:table-cell table:style-name="ce132" table:number-columns-repeated="11"/>
          <table:table-cell table:style-name="ce144"/>
          <table:table-cell table:style-name="ce22"/>
          <table:table-cell table:number-columns-repeated="1005"/>
        </table:table-row>
        <table:table-row table:style-name="ro15">
          <table:table-cell table:style-name="ce144"/>
          <table:table-cell table:style-name="ce132" table:number-columns-repeated="4"/>
          <table:table-cell table:style-name="ce133"/>
          <table:table-cell table:style-name="ce132" table:number-columns-repeated="11"/>
          <table:table-cell table:style-name="ce144"/>
          <table:table-cell table:style-name="ce22"/>
          <table:table-cell table:number-columns-repeated="1005"/>
        </table:table-row>
        <table:table-row table:style-name="ro15" table:number-rows-repeated="2">
          <table:table-cell table:style-name="ce133"/>
          <table:table-cell table:style-name="ce132" table:number-columns-repeated="4"/>
          <table:table-cell table:style-name="ce133"/>
          <table:table-cell table:style-name="ce132" table:number-columns-repeated="11"/>
          <table:table-cell table:style-name="ce144"/>
          <table:table-cell table:style-name="ce22"/>
          <table:table-cell table:number-columns-repeated="1005"/>
        </table:table-row>
        <table:table-row table:style-name="ro15">
          <table:table-cell table:style-name="ce133"/>
          <table:table-cell table:style-name="ce132" table:number-columns-repeated="4"/>
          <table:table-cell table:style-name="ce144"/>
          <table:table-cell table:style-name="ce132" table:number-columns-repeated="11"/>
          <table:table-cell table:style-name="ce144"/>
          <table:table-cell table:style-name="ce22"/>
          <table:table-cell table:number-columns-repeated="1005"/>
        </table:table-row>
        <table:table-row table:style-name="ro15">
          <table:table-cell table:style-name="ce133"/>
          <table:table-cell table:style-name="ce143" table:number-columns-repeated="4"/>
          <table:table-cell table:style-name="ce152"/>
          <table:table-cell table:style-name="ce143" table:number-columns-repeated="11"/>
          <table:table-cell table:style-name="ce152"/>
          <table:table-cell table:style-name="ce22"/>
          <table:table-cell table:number-columns-repeated="1005"/>
        </table:table-row>
        <table:table-row table:style-name="ro15">
          <table:table-cell table:style-name="ce133"/>
          <table:table-cell table:style-name="ce143" table:number-columns-repeated="3"/>
          <table:table-cell table:style-name="ce151" table:number-columns-repeated="2"/>
          <table:table-cell table:style-name="ce143" table:number-columns-repeated="3"/>
          <table:table-cell table:style-name="ce151"/>
          <table:table-cell table:style-name="ce143" table:number-columns-repeated="7"/>
          <table:table-cell table:style-name="ce151"/>
          <table:table-cell table:style-name="ce22"/>
          <table:table-cell table:number-columns-repeated="1005"/>
        </table:table-row>
        <table:table-row table:style-name="ro15">
          <table:table-cell table:style-name="ce133"/>
          <table:table-cell table:style-name="ce143" table:number-columns-repeated="4"/>
          <table:table-cell table:style-name="ce152"/>
          <table:table-cell table:style-name="ce143" table:number-columns-repeated="11"/>
          <table:table-cell table:style-name="ce152"/>
          <table:table-cell table:style-name="ce22"/>
          <table:table-cell table:number-columns-repeated="1005"/>
        </table:table-row>
        <table:table-row table:style-name="ro15">
          <table:table-cell table:style-name="ce133"/>
          <table:table-cell table:style-name="ce143" table:number-columns-repeated="4"/>
          <table:table-cell table:style-name="ce151"/>
          <table:table-cell table:style-name="ce143" table:number-columns-repeated="11"/>
          <table:table-cell table:style-name="ce151"/>
          <table:table-cell table:style-name="ce22"/>
          <table:table-cell table:number-columns-repeated="1005"/>
        </table:table-row>
        <table:table-row table:style-name="ro15">
          <table:table-cell table:style-name="ce133"/>
          <table:table-cell table:style-name="ce143" table:number-columns-repeated="4"/>
          <table:table-cell table:style-name="ce152"/>
          <table:table-cell table:style-name="ce143" table:number-columns-repeated="11"/>
          <table:table-cell table:style-name="ce152"/>
          <table:table-cell table:style-name="ce22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group name="HOME"&gt;</text:p>
          </table:table-cell>
          <table:table-cell table:style-name="ce132" table:number-columns-repeated="4"/>
          <table:table-cell table:style-name="ce133"/>
          <table:table-cell table:style-name="ce143" table:number-columns-repeated="11"/>
          <table:table-cell table:style-name="ce151"/>
          <table:table-cell table:style-name="ce22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positionHome"&gt;</text:p>
          </table:table-cell>
          <table:table-cell table:style-name="ce136" table:formula="of:=+INDEX([$Sheet1.$U$38:.$U$53];COLUMN()-COLUMN([.$B$123])+1)" office:value-type="float" office:value="-30" calcext:value-type="float">
            <text:p>-30</text:p>
          </table:table-cell>
          <table:table-cell table:style-name="ce136" table:formula="of:=+INDEX([$Sheet1.$U$38:.$U$53];COLUMN()-COLUMN([.$B$123])+1)" office:value-type="float" office:value="30" calcext:value-type="float">
            <text:p>30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6" table:formula="of:=+INDEX([$Sheet1.$U$38:.$U$53];COLUMN()-COLUMN([.$B$123])+1)" office:value-type="float" office:value="45" calcext:value-type="float">
            <text:p>45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6" table:formula="of:=+INDEX([$Sheet1.$U$38:.$U$53];COLUMN()-COLUMN([.$B$123])+1)" office:value-type="float" office:value="40" calcext:value-type="float">
            <text:p>40</text:p>
          </table:table-cell>
          <table:table-cell table:style-name="ce136" table:formula="of:=+INDEX([$Sheet1.$U$38:.$U$53];COLUMN()-COLUMN([.$B$123])+1)" office:value-type="float" office:value="15" calcext:value-type="float">
            <text:p>15</text:p>
          </table:table-cell>
          <table:table-cell table:style-name="ce136" table:formula="of:=+INDEX([$Sheet1.$U$38:.$U$53];COLUMN()-COLUMN([.$B$123])+1)" office:value-type="float" office:value="30" calcext:value-type="float">
            <text:p>30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6" table:formula="of:=+INDEX([$Sheet1.$U$38:.$U$53];COLUMN()-COLUMN([.$B$123])+1)" office:value-type="float" office:value="0" calcext:value-type="float">
            <text:p>0</text:p>
          </table:table-cell>
          <table:table-cell table:style-name="ce130" office:value-type="string" calcext:value-type="string">
            <text:p>&lt;/param&gt; </text:p>
          </table:table-cell>
          <table:table-cell table:style-name="ce22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param name="velocityHome"&gt;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30" calcext:value-type="float">
            <text:p>30</text:p>
          </table:table-cell>
          <table:table-cell table:style-name="ce136" table:formula="of:=+INDEX([$Sheet1.$V$38:.$V$53];COLUMN()-COLUMN([.$B$123])+1)" office:value-type="float" office:value="30" calcext:value-type="float">
            <text:p>30</text:p>
          </table:table-cell>
          <table:table-cell table:style-name="ce136" table:formula="of:=+INDEX([$Sheet1.$V$38:.$V$53];COLUMN()-COLUMN([.$B$123])+1)" office:value-type="float" office:value="30" calcext:value-type="float">
            <text:p>30</text:p>
          </table:table-cell>
          <table:table-cell table:style-name="ce136" table:formula="of:=+INDEX([$Sheet1.$V$38:.$V$53];COLUMN()-COLUMN([.$B$123])+1)" office:value-type="float" office:value="100" calcext:value-type="float">
            <text:p>10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6" table:formula="of:=+INDEX([$Sheet1.$V$38:.$V$53];COLUMN()-COLUMN([.$B$123])+1)" office:value-type="float" office:value="10" calcext:value-type="float">
            <text:p>10</text:p>
          </table:table-cell>
          <table:table-cell table:style-name="ce135" office:value-type="string" calcext:value-type="string">
            <text:p>&lt;/param&gt; </text:p>
          </table:table-cell>
          <table:table-cell table:style-name="ce22"/>
          <table:table-cell table:number-columns-repeated="1005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32" table:number-columns-repeated="4"/>
          <table:table-cell table:style-name="ce133"/>
          <table:table-cell table:style-name="ce132" table:number-columns-repeated="11"/>
          <table:table-cell table:style-name="ce133"/>
          <table:table-cell table:number-columns-repeated="1006"/>
        </table:table-row>
        <table:table-row table:style-name="ro15">
          <table:table-cell table:style-name="ce133"/>
          <table:table-cell table:style-name="ce165" table:number-columns-repeated="8"/>
          <table:table-cell table:style-name="ce132" table:number-columns-repeated="8"/>
          <table:table-cell table:style-name="ce133"/>
          <table:table-cell table:number-columns-repeated="1006"/>
        </table:table-row>
        <table:table-row table:style-name="ro15">
          <table:table-cell table:style-name="ce133"/>
          <table:table-cell table:style-name="ce132" table:number-columns-repeated="16"/>
          <table:table-cell table:style-name="ce133"/>
          <table:table-cell table:number-columns-repeated="1006"/>
        </table:table-row>
        <table:table-row table:style-name="ro15">
          <table:table-cell table:style-name="ce133" office:value-type="string" calcext:value-type="string">
            <text:p>&lt;group name="CALIBRATION"&gt;</text:p>
          </table:table-cell>
          <table:table-cell table:style-name="ce132" table:number-columns-repeated="4"/>
          <table:table-cell table:style-name="ce133"/>
          <table:table-cell table:style-name="ce132" table:number-columns-repeated="11"/>
          <table:table-cell table:style-name="ce133"/>
          <table:table-cell table:number-columns-repeated="1006"/>
        </table:table-row>
        <table:table-row table:style-name="ro15">
          <table:table-cell table:style-name="ce133" office:value-type="string" calcext:value-type="string">
            <text:p>&lt;param name="calibrationType"&gt;</text:p>
          </table:table-cell>
          <table:table-cell table:style-name="ce136" table:formula="of:=+INDEX([$Sheet1.$O$38:.$O$53];COLUMN()-COLUMN([.$B$123])+1)" office:value-type="float" office:value="3" calcext:value-type="float">
            <text:p>3</text:p>
          </table:table-cell>
          <table:table-cell table:style-name="ce136" table:formula="of:=+INDEX([$Sheet1.$O$38:.$O$53];COLUMN()-COLUMN([.$B$123])+1)" office:value-type="float" office:value="3" calcext:value-type="float">
            <text:p>3</text:p>
          </table:table-cell>
          <table:table-cell table:style-name="ce136" table:formula="of:=+INDEX([$Sheet1.$O$38:.$O$53];COLUMN()-COLUMN([.$B$123])+1)" office:value-type="float" office:value="3" calcext:value-type="float">
            <text:p>3</text:p>
          </table:table-cell>
          <table:table-cell table:style-name="ce136" table:formula="of:=+INDEX([$Sheet1.$O$38:.$O$53];COLUMN()-COLUMN([.$B$123])+1)" office:value-type="float" office:value="3" calcext:value-type="float">
            <text:p>3</text:p>
          </table:table-cell>
          <table:table-cell table:style-name="ce136" table:formula="of:=+INDEX([$Sheet1.$O$38:.$O$53];COLUMN()-COLUMN([.$B$123])+1)" office:value-type="float" office:value="0" calcext:value-type="float">
            <text:p>0</text:p>
          </table:table-cell>
          <table:table-cell table:style-name="ce136" table:formula="of:=+INDEX([$Sheet1.$O$38:.$O$53];COLUMN()-COLUMN([.$B$123])+1)" office:value-type="float" office:value="3" calcext:value-type="float">
            <text:p>3</text:p>
          </table:table-cell>
          <table:table-cell table:style-name="ce136" table:formula="of:=+INDEX([$Sheet1.$O$38:.$O$53];COLUMN()-COLUMN([.$B$123])+1)" office:value-type="float" office:value="3" calcext:value-type="float">
            <text:p>3</text:p>
          </table:table-cell>
          <table:table-cell table:style-name="ce136" table:formula="of:=+INDEX([$Sheet1.$O$38:.$O$53];COLUMN()-COLUMN([.$B$123])+1)" office:value-type="float" office:value="7" calcext:value-type="float">
            <text:p>7</text:p>
          </table:table-cell>
          <table:table-cell table:style-name="ce136" table:formula="of:=+INDEX([$Sheet1.$O$38:.$O$53];COLUMN()-COLUMN([.$B$123])+1)" office:value-type="float" office:value="7" calcext:value-type="float">
            <text:p>7</text:p>
          </table:table-cell>
          <table:table-cell table:style-name="ce136" table:formula="of:=+INDEX([$Sheet1.$O$38:.$O$53];COLUMN()-COLUMN([.$B$123])+1)" office:value-type="float" office:value="6" calcext:value-type="float">
            <text:p>6</text:p>
          </table:table-cell>
          <table:table-cell table:style-name="ce136" table:formula="of:=+INDEX([$Sheet1.$O$38:.$O$53];COLUMN()-COLUMN([.$B$123])+1)" office:value-type="float" office:value="6" calcext:value-type="float">
            <text:p>6</text:p>
          </table:table-cell>
          <table:table-cell table:style-name="ce136" table:formula="of:=+INDEX([$Sheet1.$O$38:.$O$53];COLUMN()-COLUMN([.$B$123])+1)" office:value-type="float" office:value="6" calcext:value-type="float">
            <text:p>6</text:p>
          </table:table-cell>
          <table:table-cell table:style-name="ce136" table:formula="of:=+INDEX([$Sheet1.$O$38:.$O$53];COLUMN()-COLUMN([.$B$123])+1)" office:value-type="float" office:value="6" calcext:value-type="float">
            <text:p>6</text:p>
          </table:table-cell>
          <table:table-cell table:style-name="ce136" table:formula="of:=+INDEX([$Sheet1.$O$38:.$O$53];COLUMN()-COLUMN([.$B$123])+1)" office:value-type="float" office:value="6" calcext:value-type="float">
            <text:p>6</text:p>
          </table:table-cell>
          <table:table-cell table:style-name="ce136" table:formula="of:=+INDEX([$Sheet1.$O$38:.$O$53];COLUMN()-COLUMN([.$B$123])+1)" office:value-type="float" office:value="6" calcext:value-type="float">
            <text:p>6</text:p>
          </table:table-cell>
          <table:table-cell table:style-name="ce136" table:formula="of:=+INDEX([$Sheet1.$O$38:.$O$53];COLUMN()-COLUMN([.$B$123])+1)" office:value-type="float" office:value="6" calcext:value-type="float">
            <text:p>6</text:p>
          </table:table-cell>
          <table:table-cell table:style-name="ce130" office:value-type="string" calcext:value-type="string">
            <text:p>&lt;/param&gt; </text:p>
          </table:table-cell>
          <table:table-cell table:number-columns-repeated="1006"/>
        </table:table-row>
        <table:table-row table:style-name="ro15">
          <table:table-cell table:style-name="ce133" office:value-type="string" calcext:value-type="string">
            <text:p>&lt;param name="calibration1"&gt;</text:p>
          </table:table-cell>
          <table:table-cell table:style-name="ce137" table:formula="of:=+INDEX([$Sheet1.$P$38:.$P$53];COLUMN()-COLUMN([.$B$123])+1)" office:value-type="float" office:value="27306.6" calcext:value-type="float">
            <text:p>27306.6</text:p>
          </table:table-cell>
          <table:table-cell table:style-name="ce137" table:formula="of:=+INDEX([$Sheet1.$P$38:.$P$53];COLUMN()-COLUMN([.$B$123])+1)" office:value-type="float" office:value="13653.3" calcext:value-type="float">
            <text:p>13653.3</text:p>
          </table:table-cell>
          <table:table-cell table:style-name="ce137" table:formula="of:=+INDEX([$Sheet1.$P$38:.$P$53];COLUMN()-COLUMN([.$B$123])+1)" office:value-type="float" office:value="32767.92" calcext:value-type="float">
            <text:p>32767.9</text:p>
          </table:table-cell>
          <table:table-cell table:style-name="ce137" table:formula="of:=+INDEX([$Sheet1.$P$38:.$P$53];COLUMN()-COLUMN([.$B$123])+1)" office:value-type="float" office:value="40959.9" calcext:value-type="float">
            <text:p>40959.9</text:p>
          </table:table-cell>
          <table:table-cell table:style-name="ce137" table:formula="of:=+INDEX([$Sheet1.$P$38:.$P$53];COLUMN()-COLUMN([.$B$123])+1)" office:value-type="float" office:value="500" calcext:value-type="float">
            <text:p>500.0</text:p>
          </table:table-cell>
          <table:table-cell table:style-name="ce137" table:formula="of:=+INDEX([$Sheet1.$P$38:.$P$53];COLUMN()-COLUMN([.$B$123])+1)" office:value-type="float" office:value="32767.92" calcext:value-type="float">
            <text:p>32767.9</text:p>
          </table:table-cell>
          <table:table-cell table:style-name="ce137" table:formula="of:=+INDEX([$Sheet1.$P$38:.$P$53];COLUMN()-COLUMN([.$B$123])+1)" office:value-type="float" office:value="-32767.92" calcext:value-type="float">
            <text:p>-32767.9</text:p>
          </table:table-cell>
          <table:table-cell table:style-name="ce137" table:formula="of:=+INDEX([$Sheet1.$P$38:.$P$53];COLUMN()-COLUMN([.$B$123])+1)" office:value-type="float" office:value="1825" calcext:value-type="float">
            <text:p>1825.0</text:p>
          </table:table-cell>
          <table:table-cell table:style-name="ce137" table:formula="of:=+INDEX([$Sheet1.$P$38:.$P$53];COLUMN()-COLUMN([.$B$123])+1)" office:value-type="float" office:value="1311.11111111111" calcext:value-type="float">
            <text:p>1311.1</text:p>
          </table:table-cell>
          <table:table-cell table:style-name="ce137" table:formula="of:=+INDEX([$Sheet1.$P$38:.$P$53];COLUMN()-COLUMN([.$B$123])+1)" office:value-type="float" office:value="250" calcext:value-type="float">
            <text:p>250.0</text:p>
          </table:table-cell>
          <table:table-cell table:style-name="ce137" table:formula="of:=+INDEX([$Sheet1.$P$38:.$P$53];COLUMN()-COLUMN([.$B$123])+1)" office:value-type="float" office:value="20" calcext:value-type="float">
            <text:p>20.0</text:p>
          </table:table-cell>
          <table:table-cell table:style-name="ce137" table:formula="of:=+INDEX([$Sheet1.$P$38:.$P$53];COLUMN()-COLUMN([.$B$123])+1)" office:value-type="float" office:value="255" calcext:value-type="float">
            <text:p>255.0</text:p>
          </table:table-cell>
          <table:table-cell table:style-name="ce137" table:formula="of:=+INDEX([$Sheet1.$P$38:.$P$53];COLUMN()-COLUMN([.$B$123])+1)" office:value-type="float" office:value="35" calcext:value-type="float">
            <text:p>35.0</text:p>
          </table:table-cell>
          <table:table-cell table:style-name="ce137" table:formula="of:=+INDEX([$Sheet1.$P$38:.$P$53];COLUMN()-COLUMN([.$B$123])+1)" office:value-type="float" office:value="248" calcext:value-type="float">
            <text:p>248.0</text:p>
          </table:table-cell>
          <table:table-cell table:style-name="ce137" table:formula="of:=+INDEX([$Sheet1.$P$38:.$P$53];COLUMN()-COLUMN([.$B$123])+1)" office:value-type="float" office:value="5" calcext:value-type="float">
            <text:p>5.0</text:p>
          </table:table-cell>
          <table:table-cell table:style-name="ce137" table:formula="of:=+INDEX([$Sheet1.$P$38:.$P$53];COLUMN()-COLUMN([.$B$123])+1)" office:value-type="float" office:value="682" calcext:value-type="float">
            <text:p>682.0</text:p>
          </table:table-cell>
          <table:table-cell table:style-name="ce135" office:value-type="string" calcext:value-type="string">
            <text:p>&lt;/param&gt; </text:p>
          </table:table-cell>
          <table:table-cell table:number-columns-repeated="1006"/>
        </table:table-row>
        <table:table-row table:style-name="ro15">
          <table:table-cell table:style-name="ce133" office:value-type="string" calcext:value-type="string">
            <text:p>&lt;param name="calibration2"&gt;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-20" calcext:value-type="float">
            <text:p>-2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0" calcext:value-type="float">
            <text:p>10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30" calcext:value-type="float">
            <text:p>3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7" table:formula="of:=+INDEX([$Sheet1.$Q$38:.$Q$53];COLUMN()-COLUMN([.$B$123])+1)" office:value-type="float" office:value="10" calcext:value-type="float">
            <text:p>10.0</text:p>
          </table:table-cell>
          <table:table-cell table:style-name="ce130" office:value-type="string" calcext:value-type="string">
            <text:p>&lt;/param&gt; </text:p>
          </table:table-cell>
          <table:table-cell table:number-columns-repeated="1006"/>
        </table:table-row>
        <table:table-row table:style-name="ro15">
          <table:table-cell table:style-name="ce133" office:value-type="string" calcext:value-type="string">
            <text:p>&lt;param name="calibration3"&gt;</text:p>
          </table:table-cell>
          <table:table-cell table:style-name="ce137" table:formula="of:=+INDEX([$Sheet1.$R$38:.$R$53];COLUMN()-COLUMN([.$B$123])+1)" office:value-type="float" office:value="40836.92" calcext:value-type="float">
            <text:p>40836.9</text:p>
          </table:table-cell>
          <table:table-cell table:style-name="ce137" table:formula="of:=+INDEX([$Sheet1.$R$38:.$R$53];COLUMN()-COLUMN([.$B$123])+1)" office:value-type="float" office:value="39075.02" calcext:value-type="float">
            <text:p>39075.0</text:p>
          </table:table-cell>
          <table:table-cell table:style-name="ce137" table:formula="of:=+INDEX([$Sheet1.$R$38:.$R$53];COLUMN()-COLUMN([.$B$123])+1)" office:value-type="float" office:value="7182.08" calcext:value-type="float">
            <text:p>7182.1</text:p>
          </table:table-cell>
          <table:table-cell table:style-name="ce137" table:formula="of:=+INDEX([$Sheet1.$R$38:.$R$53];COLUMN()-COLUMN([.$B$123])+1)" office:value-type="float" office:value="60915.92" calcext:value-type="float">
            <text:p>60915.9</text:p>
          </table:table-cell>
          <table:table-cell table:style-name="ce137" table:formula="of:=+INDEX([$Sheet1.$R$38:.$R$53];COLUMN()-COLUMN([.$B$123])+1)" office:value-type="float" office:value="0" calcext:value-type="float">
            <text:p>0.0</text:p>
          </table:table-cell>
          <table:table-cell table:style-name="ce137" table:formula="of:=+INDEX([$Sheet1.$R$38:.$R$53];COLUMN()-COLUMN([.$B$123])+1)" office:value-type="float" office:value="35007.08" calcext:value-type="float">
            <text:p>35007.1</text:p>
          </table:table-cell>
          <table:table-cell table:style-name="ce137" table:formula="of:=+INDEX([$Sheet1.$R$38:.$R$53];COLUMN()-COLUMN([.$B$123])+1)" office:value-type="float" office:value="55902.92" calcext:value-type="float">
            <text:p>55902.9</text:p>
          </table:table-cell>
          <table:table-cell table:style-name="ce137" table:formula="of:=+INDEX([$Sheet1.$R$38:.$R$53];COLUMN()-COLUMN([.$B$123])+1)" office:value-type="float" office:value="0" calcext:value-type="float">
            <text:p>0.0</text:p>
          </table:table-cell>
          <table:table-cell table:style-name="ce137" table:formula="of:=+INDEX([$Sheet1.$R$38:.$R$53];COLUMN()-COLUMN([.$B$123])+1)" office:value-type="float" office:value="0" calcext:value-type="float">
            <text:p>0.0</text:p>
          </table:table-cell>
          <table:table-cell table:style-name="ce137" table:formula="of:=+INDEX([$Sheet1.$R$38:.$R$53];COLUMN()-COLUMN([.$B$123])+1)" office:value-type="float" office:value="6000" calcext:value-type="float">
            <text:p>6000.0</text:p>
          </table:table-cell>
          <table:table-cell table:style-name="ce137" table:formula="of:=+INDEX([$Sheet1.$R$38:.$R$53];COLUMN()-COLUMN([.$B$123])+1)" office:value-type="float" office:value="6600" calcext:value-type="float">
            <text:p>6600.0</text:p>
          </table:table-cell>
          <table:table-cell table:style-name="ce137" table:formula="of:=+INDEX([$Sheet1.$R$38:.$R$53];COLUMN()-COLUMN([.$B$123])+1)" office:value-type="float" office:value="6000" calcext:value-type="float">
            <text:p>6000.0</text:p>
          </table:table-cell>
          <table:table-cell table:style-name="ce137" table:formula="of:=+INDEX([$Sheet1.$R$38:.$R$53];COLUMN()-COLUMN([.$B$123])+1)" office:value-type="float" office:value="-7000" calcext:value-type="float">
            <text:p>-7000.0</text:p>
          </table:table-cell>
          <table:table-cell table:style-name="ce137" table:formula="of:=+INDEX([$Sheet1.$R$38:.$R$53];COLUMN()-COLUMN([.$B$123])+1)" office:value-type="float" office:value="6000" calcext:value-type="float">
            <text:p>6000.0</text:p>
          </table:table-cell>
          <table:table-cell table:style-name="ce137" table:formula="of:=+INDEX([$Sheet1.$R$38:.$R$53];COLUMN()-COLUMN([.$B$123])+1)" office:value-type="float" office:value="7000" calcext:value-type="float">
            <text:p>7000.0</text:p>
          </table:table-cell>
          <table:table-cell table:style-name="ce137" table:formula="of:=+INDEX([$Sheet1.$R$38:.$R$53];COLUMN()-COLUMN([.$B$123])+1)" office:value-type="float" office:value="14000" calcext:value-type="float">
            <text:p>14000.0</text:p>
          </table:table-cell>
          <table:table-cell table:style-name="ce135" office:value-type="string" calcext:value-type="string">
            <text:p>&lt;/param&gt; </text:p>
          </table:table-cell>
          <table:table-cell table:number-columns-repeated="1006"/>
        </table:table-row>
        <table:table-row table:style-name="ro15">
          <table:table-cell table:style-name="ce133" office:value-type="string" calcext:value-type="string">
            <text:p>&lt;param name="positionZero"&gt;</text:p>
          </table:table-cell>
          <table:table-cell table:style-name="ce137" table:formula="of:=+INDEX([$Sheet1.$S$38:.$S$53];COLUMN()-COLUMN([.$B$123])+1)" office:value-type="float" office:value="-30" calcext:value-type="float">
            <text:p>-30.0</text:p>
          </table:table-cell>
          <table:table-cell table:style-name="ce137" table:formula="of:=+INDEX([$Sheet1.$S$38:.$S$53];COLUMN()-COLUMN([.$B$123])+1)" office:value-type="float" office:value="30" calcext:value-type="float">
            <text:p>30.0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45" calcext:value-type="float">
            <text:p>45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15" calcext:value-type="float">
            <text:p>15.0</text:p>
          </table:table-cell>
          <table:table-cell table:style-name="ce137" table:formula="of:=+INDEX([$Sheet1.$S$38:.$S$53];COLUMN()-COLUMN([.$B$123])+1)" office:value-type="float" office:value="30" calcext:value-type="float">
            <text:p>30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7" table:formula="of:=+INDEX([$Sheet1.$S$38:.$S$53];COLUMN()-COLUMN([.$B$123])+1)" office:value-type="float" office:value="0" calcext:value-type="float">
            <text:p>0.0</text:p>
          </table:table-cell>
          <table:table-cell table:style-name="ce130" office:value-type="string" calcext:value-type="string">
            <text:p>&lt;/param&gt; </text:p>
          </table:table-cell>
          <table:table-cell table:number-columns-repeated="1006"/>
        </table:table-row>
        <table:table-row table:style-name="ro15">
          <table:table-cell table:style-name="ce133" office:value-type="string" calcext:value-type="string">
            <text:p>&lt;param name="velocityZero"&gt;</text:p>
          </table:table-cell>
          <table:table-cell table:style-name="ce137" table:formula="of:=+INDEX([$Sheet1.$T$38:.$T$53];COLUMN()-COLUMN([.$B$123])+1)" office:value-type="float" office:value="10" calcext:value-type="float">
            <text:p>10.0</text:p>
          </table:table-cell>
          <table:table-cell table:style-name="ce137" table:formula="of:=+INDEX([$Sheet1.$T$38:.$T$53];COLUMN()-COLUMN([.$B$123])+1)" office:value-type="float" office:value="10" calcext:value-type="float">
            <text:p>10.0</text:p>
          </table:table-cell>
          <table:table-cell table:style-name="ce137" table:formula="of:=+INDEX([$Sheet1.$T$38:.$T$53];COLUMN()-COLUMN([.$B$123])+1)" office:value-type="float" office:value="10" calcext:value-type="float">
            <text:p>10.0</text:p>
          </table:table-cell>
          <table:table-cell table:style-name="ce137" table:formula="of:=+INDEX([$Sheet1.$T$38:.$T$53];COLUMN()-COLUMN([.$B$123])+1)" office:value-type="float" office:value="10" calcext:value-type="float">
            <text:p>10.0</text:p>
          </table:table-cell>
          <table:table-cell table:style-name="ce137" table:formula="of:=+INDEX([$Sheet1.$T$38:.$T$53];COLUMN()-COLUMN([.$B$123])+1)" office:value-type="float" office:value="30" calcext:value-type="float">
            <text:p>30.0</text:p>
          </table:table-cell>
          <table:table-cell table:style-name="ce137" table:formula="of:=+INDEX([$Sheet1.$T$38:.$T$53];COLUMN()-COLUMN([.$B$123])+1)" office:value-type="float" office:value="30" calcext:value-type="float">
            <text:p>30.0</text:p>
          </table:table-cell>
          <table:table-cell table:style-name="ce137" table:formula="of:=+INDEX([$Sheet1.$T$38:.$T$53];COLUMN()-COLUMN([.$B$123])+1)" office:value-type="float" office:value="30" calcext:value-type="float">
            <text:p>30.0</text:p>
          </table:table-cell>
          <table:table-cell table:style-name="ce137" table:formula="of:=+INDEX([$Sheet1.$T$38:.$T$53];COLUMN()-COLUMN([.$B$123])+1)" office:value-type="float" office:value="100" calcext:value-type="float">
            <text:p>100.0</text:p>
          </table:table-cell>
          <table:table-cell table:style-name="ce137" table:formula="of:=+INDEX([$Sheet1.$T$38:.$T$53];COLUMN()-COLUMN([.$B$123])+1)" office:value-type="float" office:value="100" calcext:value-type="float">
            <text:p>100.0</text:p>
          </table:table-cell>
          <table:table-cell table:style-name="ce137" table:formula="of:=+INDEX([$Sheet1.$T$38:.$T$53];COLUMN()-COLUMN([.$B$123])+1)" office:value-type="float" office:value="100" calcext:value-type="float">
            <text:p>100.0</text:p>
          </table:table-cell>
          <table:table-cell table:style-name="ce137" table:formula="of:=+INDEX([$Sheet1.$T$38:.$T$53];COLUMN()-COLUMN([.$B$123])+1)" office:value-type="float" office:value="100" calcext:value-type="float">
            <text:p>100.0</text:p>
          </table:table-cell>
          <table:table-cell table:style-name="ce137" table:formula="of:=+INDEX([$Sheet1.$T$38:.$T$53];COLUMN()-COLUMN([.$B$123])+1)" office:value-type="float" office:value="100" calcext:value-type="float">
            <text:p>100.0</text:p>
          </table:table-cell>
          <table:table-cell table:style-name="ce137" table:formula="of:=+INDEX([$Sheet1.$T$38:.$T$53];COLUMN()-COLUMN([.$B$123])+1)" office:value-type="float" office:value="100" calcext:value-type="float">
            <text:p>100.0</text:p>
          </table:table-cell>
          <table:table-cell table:style-name="ce137" table:formula="of:=+INDEX([$Sheet1.$T$38:.$T$53];COLUMN()-COLUMN([.$B$123])+1)" office:value-type="float" office:value="100" calcext:value-type="float">
            <text:p>100.0</text:p>
          </table:table-cell>
          <table:table-cell table:style-name="ce137" table:formula="of:=+INDEX([$Sheet1.$T$38:.$T$53];COLUMN()-COLUMN([.$B$123])+1)" office:value-type="float" office:value="100" calcext:value-type="float">
            <text:p>100.0</text:p>
          </table:table-cell>
          <table:table-cell table:style-name="ce137" table:formula="of:=+INDEX([$Sheet1.$T$38:.$T$53];COLUMN()-COLUMN([.$B$123])+1)" office:value-type="float" office:value="100" calcext:value-type="float">
            <text:p>100.0</text:p>
          </table:table-cell>
          <table:table-cell table:style-name="ce135" office:value-type="string" calcext:value-type="string">
            <text:p>&lt;/param&gt; </text:p>
          </table:table-cell>
          <table:table-cell table:number-columns-repeated="1006"/>
        </table:table-row>
        <table:table-row table:style-name="ro15">
          <table:table-cell table:style-name="ce133" office:value-type="string" calcext:value-type="string">
            <text:p>&lt;param name="maxPwm"&gt;</text:p>
          </table:table-cell>
          <table:table-cell table:number-columns-repeated="4" table:style-name="ce138" office:value-type="float" office:value="2000" calcext:value-type="float">
            <text:p>2000</text:p>
          </table:table-cell>
          <table:table-cell table:number-columns-repeated="12" table:style-name="ce138" office:value-type="float" office:value="0" calcext:value-type="float">
            <text:p>0</text:p>
          </table:table-cell>
          <table:table-cell table:style-name="ce130" office:value-type="string" calcext:value-type="string">
            <text:p>&lt;/param&gt; </text:p>
          </table:table-cell>
          <table:table-cell table:number-columns-repeated="1006"/>
        </table:table-row>
        <table:table-row table:style-name="ro15">
          <table:table-cell table:style-name="ce133" office:value-type="string" calcext:value-type="string">
            <text:p>&lt;param name="posZeroThreshold"&gt;</text:p>
          </table:table-cell>
          <table:table-cell table:number-columns-repeated="6" table:style-name="ce138" office:value-type="float" office:value="2" calcext:value-type="float">
            <text:p>2</text:p>
          </table:table-cell>
          <table:table-cell table:number-columns-repeated="2" table:style-name="ce138" office:value-type="float" office:value="90" calcext:value-type="float">
            <text:p>90</text:p>
          </table:table-cell>
          <table:table-cell table:number-columns-repeated="8" table:style-name="ce138" office:value-type="float" office:value="1000" calcext:value-type="float">
            <text:p>1000</text:p>
          </table:table-cell>
          <table:table-cell table:style-name="ce135" office:value-type="string" calcext:value-type="string">
            <text:p>&lt;/param&gt; </text:p>
          </table:table-cell>
          <table:table-cell table:number-columns-repeated="1006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32" table:number-columns-repeated="16"/>
          <table:table-cell table:style-name="ce133"/>
          <table:table-cell table:number-columns-repeated="1006"/>
        </table:table-row>
        <table:table-row table:style-name="ro15" table:number-rows-repeated="4">
          <table:table-cell table:style-name="ce132" table:number-columns-repeated="17"/>
          <table:table-cell table:style-name="ce133"/>
          <table:table-cell table:number-columns-repeated="1006"/>
        </table:table-row>
        <table:table-row table:style-name="ro15" table:number-rows-repeated="12">
          <table:table-cell table:style-name="ce21" table:number-columns-repeated="17"/>
          <table:table-cell table:number-columns-repeated="1007"/>
        </table:table-row>
        <table:table-row table:style-name="ro15">
          <table:table-cell table:style-name="ce21"/>
          <table:table-cell table:style-name="ce148" table:number-columns-repeated="16"/>
          <table:table-cell table:number-columns-repeated="1007"/>
        </table:table-row>
        <table:table-row table:style-name="ro15">
          <table:table-cell table:style-name="ce21"/>
          <table:table-cell table:style-name="ce149" table:number-columns-repeated="16"/>
          <table:table-cell table:number-columns-repeated="1007"/>
        </table:table-row>
        <table:table-row table:style-name="ro15" table:number-rows-repeated="2">
          <table:table-cell table:style-name="ce145"/>
          <table:table-cell table:style-name="ce150" table:number-columns-repeated="16"/>
          <table:table-cell table:number-columns-repeated="1007"/>
        </table:table-row>
        <table:table-row table:style-name="ro15">
          <table:table-cell table:style-name="ce146"/>
          <table:table-cell table:style-name="ce150" table:number-columns-repeated="16"/>
          <table:table-cell table:number-columns-repeated="1007"/>
        </table:table-row>
        <table:table-row table:style-name="ro15" table:number-rows-repeated="2">
          <table:table-cell table:style-name="ce147"/>
          <table:table-cell table:style-name="ce149" table:number-columns-repeated="16"/>
          <table:table-cell table:number-columns-repeated="1007"/>
        </table:table-row>
        <table:table-row table:style-name="ro15">
          <table:table-cell table:style-name="ce21" table:number-columns-repeated="17"/>
          <table:table-cell table:number-columns-repeated="1007"/>
        </table:table-row>
        <table:table-row table:style-name="ro15" table:number-rows-repeated="2">
          <table:table-cell table:style-name="ce21" table:number-columns-repeated="17"/>
          <table:table-cell table:style-name="ce1" table:number-columns-repeated="40"/>
          <table:table-cell table:style-name="ce169" table:number-columns-repeated="967"/>
        </table:table-row>
        <table:table-row table:style-name="ro15" table:number-rows-repeated="3">
          <table:table-cell table:style-name="ce21" table:number-columns-repeated="17"/>
          <table:table-cell table:number-columns-repeated="1007"/>
        </table:table-row>
        <table:table-row table:style-name="ro15" table:number-rows-repeated="4">
          <table:table-cell table:style-name="ce21" table:number-columns-repeated="17"/>
          <table:table-cell table:style-name="ce1" table:number-columns-repeated="40"/>
          <table:table-cell table:style-name="ce169" table:number-columns-repeated="967"/>
        </table:table-row>
        <table:table-row table:style-name="ro15" table:number-rows-repeated="21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5" table:number-rows-repeated="3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 table:number-rows-repeated="104844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right_hand" table:style-name="ta7">
        <table:table-column table:style-name="co26" table:default-cell-style-name="ce1"/>
        <table:table-column table:style-name="co36" table:number-columns-repeated="17" table:default-cell-style-name="ce1"/>
        <table:table-column table:style-name="co23" table:number-columns-repeated="1006" table:default-cell-style-name="Default"/>
        <table:table-row table:style-name="ro15">
          <table:table-cell table:style-name="ce133" table:number-columns-repeated="18"/>
          <table:table-cell table:number-columns-repeated="1006"/>
        </table:table-row>
        <table:table-row table:style-name="ro15">
          <table:table-cell table:style-name="ce130" office:value-type="string" calcext:value-type="string">
            <text:p>&lt;param name="Encoder"&gt; <text:s text:c="2"/></text:p>
          </table:table-cell>
          <table:table-cell table:style-name="ce154"/>
          <table:table-cell table:style-name="ce160" table:number-columns-repeated="3"/>
          <table:table-cell table:style-name="ce134" table:formula="of:=+INDEX([$Sheet1.$K$38:.$K$53];COLUMN()-COLUMN([.$B$123])+1)" office:value-type="float" office:value="-706.67" calcext:value-type="float">
            <text:p>-706.670</text:p>
          </table:table-cell>
          <table:table-cell table:style-name="ce134" table:formula="of:=+INDEX([$Sheet1.$K$38:.$K$53];COLUMN()-COLUMN([.$B$123])+1)" office:value-type="float" office:value="182.044" calcext:value-type="float">
            <text:p>182.044</text:p>
          </table:table-cell>
          <table:table-cell table:style-name="ce134" table:formula="of:=+INDEX([$Sheet1.$K$38:.$K$53];COLUMN()-COLUMN([.$B$123])+1)" office:value-type="float" office:value="182.044" calcext:value-type="float">
            <text:p>182.044</text:p>
          </table:table-cell>
          <table:table-cell table:style-name="ce134" table:formula="of:=+INDEX([$Sheet1.$K$38:.$K$53];COLUMN()-COLUMN([.$B$123])+1)" office:value-type="float" office:value="2.08333333333333" calcext:value-type="float">
            <text:p>2.083</text:p>
          </table:table-cell>
          <table:table-cell table:style-name="ce134" table:formula="of:=+INDEX([$Sheet1.$K$38:.$K$53];COLUMN()-COLUMN([.$B$123])+1)" office:value-type="float" office:value="8.61111111111111" calcext:value-type="float">
            <text:p>8.611</text:p>
          </table:table-cell>
          <table:table-cell table:style-name="ce134" table:formula="of:=+INDEX([$Sheet1.$K$38:.$K$53];COLUMN()-COLUMN([.$B$123])+1)" office:value-type="float" office:value="-2.22222222222222" calcext:value-type="float">
            <text:p>-2.222</text:p>
          </table:table-cell>
          <table:table-cell table:style-name="ce134" table:formula="of:=+INDEX([$Sheet1.$K$38:.$K$53];COLUMN()-COLUMN([.$B$123])+1)" office:value-type="float" office:value="-2.76470588235294" calcext:value-type="float">
            <text:p>-2.765</text:p>
          </table:table-cell>
          <table:table-cell table:style-name="ce134" table:formula="of:=+INDEX([$Sheet1.$K$38:.$K$53];COLUMN()-COLUMN([.$B$123])+1)" office:value-type="float" office:value="-2.83333333333333" calcext:value-type="float">
            <text:p>-2.833</text:p>
          </table:table-cell>
          <table:table-cell table:style-name="ce134" table:formula="of:=+INDEX([$Sheet1.$K$38:.$K$53];COLUMN()-COLUMN([.$B$123])+1)" office:value-type="float" office:value="-2.67647058823529" calcext:value-type="float">
            <text:p>-2.676</text:p>
          </table:table-cell>
          <table:table-cell table:style-name="ce134" table:formula="of:=+INDEX([$Sheet1.$K$38:.$K$53];COLUMN()-COLUMN([.$B$123])+1)" office:value-type="float" office:value="-2.64444444444444" calcext:value-type="float">
            <text:p>-2.644</text:p>
          </table:table-cell>
          <table:table-cell table:style-name="ce134" table:formula="of:=+INDEX([$Sheet1.$K$38:.$K$53];COLUMN()-COLUMN([.$B$123])+1)" office:value-type="float" office:value="-2.79411764705882" calcext:value-type="float">
            <text:p>-2.794</text:p>
          </table:table-cell>
          <table:table-cell table:style-name="ce134" table:formula="of:=+INDEX([$Sheet1.$K$38:.$K$53];COLUMN()-COLUMN([.$B$123])+1)" office:value-type="float" office:value="-2.048" calcext:value-type="float">
            <text:p>-2.048</text:p>
          </table:table-cell>
          <table:table-cell table:style-name="ce130" office:value-type="string" calcext:value-type="string">
            <text:p>&lt;/param&gt; </text:p>
          </table:table-cell>
          <table:table-cell table:style-name="ce139"/>
          <table:table-cell table:number-columns-repeated="1005"/>
        </table:table-row>
        <table:table-row table:style-name="ro15">
          <table:table-cell table:style-name="ce130" office:value-type="string" calcext:value-type="string">
            <text:p>&lt;param name="Zeros"&gt;</text:p>
          </table:table-cell>
          <table:table-cell table:style-name="ce154"/>
          <table:table-cell table:style-name="ce160" table:number-columns-repeated="3"/>
          <table:table-cell table:style-name="ce135" table:formula="of:=+INDEX([$Sheet1.$D$38:.$D$53];COLUMN()-COLUMN([.$B$123])+1)++INDEX([$Sheet1.$W$38:.$W$53];COLUMN()-COLUMN([.$B$123])+1)" office:value-type="float" office:value="-75" calcext:value-type="float">
            <text:p>-75.00</text:p>
          </table:table-cell>
          <table:table-cell table:style-name="ce135" table:formula="of:=+INDEX([$Sheet1.$D$38:.$D$53];COLUMN()-COLUMN([.$B$123])+1)++INDEX([$Sheet1.$W$38:.$W$53];COLUMN()-COLUMN([.$B$123])+1)" office:value-type="float" office:value="180" calcext:value-type="float">
            <text:p>180.00</text:p>
          </table:table-cell>
          <table:table-cell table:style-name="ce135" table:formula="of:=+INDEX([$Sheet1.$D$38:.$D$53];COLUMN()-COLUMN([.$B$123])+1)++INDEX([$Sheet1.$W$38:.$W$53];COLUMN()-COLUMN([.$B$123])+1)" office:value-type="float" office:value="-180" calcext:value-type="float">
            <text:p>-180.00</text:p>
          </table:table-cell>
          <table:table-cell table:style-name="ce135" table:formula="of:=+INDEX([$Sheet1.$D$38:.$D$53];COLUMN()-COLUMN([.$B$123])+1)++INDEX([$Sheet1.$W$38:.$W$53];COLUMN()-COLUMN([.$B$123])+1)" office:value-type="float" office:value="876" calcext:value-type="float">
            <text:p>876.00</text:p>
          </table:table-cell>
          <table:table-cell table:style-name="ce135" table:formula="of:=+INDEX([$Sheet1.$D$38:.$D$53];COLUMN()-COLUMN([.$B$123])+1)++INDEX([$Sheet1.$W$38:.$W$53];COLUMN()-COLUMN([.$B$123])+1)" office:value-type="float" office:value="142.258064516129" calcext:value-type="float">
            <text:p>142.26</text:p>
          </table:table-cell>
          <table:table-cell table:style-name="ce135" table:formula="of:=+INDEX([$Sheet1.$D$38:.$D$53];COLUMN()-COLUMN([.$B$123])+1)++INDEX([$Sheet1.$W$38:.$W$53];COLUMN()-COLUMN([.$B$123])+1)" office:value-type="float" office:value="-112.5" calcext:value-type="float">
            <text:p>-112.50</text:p>
          </table:table-cell>
          <table:table-cell table:style-name="ce135" table:formula="of:=+INDEX([$Sheet1.$D$38:.$D$53];COLUMN()-COLUMN([.$B$123])+1)++INDEX([$Sheet1.$W$38:.$W$53];COLUMN()-COLUMN([.$B$123])+1)" office:value-type="float" office:value="-177.234042553192" calcext:value-type="float">
            <text:p>-177.23</text:p>
          </table:table-cell>
          <table:table-cell table:style-name="ce135" table:formula="of:=+INDEX([$Sheet1.$D$38:.$D$53];COLUMN()-COLUMN([.$B$123])+1)++INDEX([$Sheet1.$W$38:.$W$53];COLUMN()-COLUMN([.$B$123])+1)" office:value-type="float" office:value="-90" calcext:value-type="float">
            <text:p>-90.00</text:p>
          </table:table-cell>
          <table:table-cell table:style-name="ce135" table:formula="of:=+INDEX([$Sheet1.$D$38:.$D$53];COLUMN()-COLUMN([.$B$123])+1)++INDEX([$Sheet1.$W$38:.$W$53];COLUMN()-COLUMN([.$B$123])+1)" office:value-type="float" office:value="-183.076923076923" calcext:value-type="float">
            <text:p>-183.08</text:p>
          </table:table-cell>
          <table:table-cell table:style-name="ce135" table:formula="of:=+INDEX([$Sheet1.$D$38:.$D$53];COLUMN()-COLUMN([.$B$123])+1)++INDEX([$Sheet1.$W$38:.$W$53];COLUMN()-COLUMN([.$B$123])+1)" office:value-type="float" office:value="-93.781512605042" calcext:value-type="float">
            <text:p>-93.78</text:p>
          </table:table-cell>
          <table:table-cell table:style-name="ce135" table:formula="of:=+INDEX([$Sheet1.$D$38:.$D$53];COLUMN()-COLUMN([.$B$123])+1)++INDEX([$Sheet1.$W$38:.$W$53];COLUMN()-COLUMN([.$B$123])+1)" office:value-type="float" office:value="-171.789473684211" calcext:value-type="float">
            <text:p>-171.79</text:p>
          </table:table-cell>
          <table:table-cell table:style-name="ce135" table:formula="of:=+INDEX([$Sheet1.$D$38:.$D$53];COLUMN()-COLUMN([.$B$123])+1)++INDEX([$Sheet1.$W$38:.$W$53];COLUMN()-COLUMN([.$B$123])+1)" office:value-type="float" office:value="-333.0078125" calcext:value-type="float">
            <text:p>-333.01</text:p>
          </table:table-cell>
          <table:table-cell table:style-name="ce135" office:value-type="string" calcext:value-type="string">
            <text:p>&lt;/param&gt; </text:p>
          </table:table-cell>
          <table:table-cell table:style-name="ce142"/>
          <table:table-cell table:number-columns-repeated="1005"/>
        </table:table-row>
        <table:table-row table:style-name="ro15">
          <table:table-cell table:style-name="ce133"/>
          <table:table-cell table:style-name="ce144" table:number-columns-repeated="4"/>
          <table:table-cell table:style-name="ce133" table:number-columns-repeated="13"/>
          <table:table-cell table:number-columns-repeated="1006"/>
        </table:table-row>
        <table:table-row table:style-name="ro15">
          <table:table-cell table:style-name="ce131"/>
          <table:table-cell table:style-name="ce132" office:value-type="float" office:value="100" calcext:value-type="float">
            <text:p>100</text:p>
          </table:table-cell>
          <table:table-cell table:style-name="ce132" table:number-columns-repeated="15"/>
          <table:table-cell table:style-name="ce133"/>
          <table:table-cell table:number-columns-repeated="1006"/>
        </table:table-row>
        <table:table-row table:style-name="ro15" table:number-rows-repeated="3">
          <table:table-cell table:style-name="ce132" table:number-columns-repeated="17"/>
          <table:table-cell table:style-name="ce133"/>
          <table:table-cell table:number-columns-repeated="1006"/>
        </table:table-row>
        <table:table-row table:style-name="ro15">
          <table:table-cell table:style-name="ce132" table:number-columns-repeated="17"/>
          <table:table-cell table:style-name="ce144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144"/>
          <table:table-cell table:style-name="ce132" table:number-columns-repeated="16"/>
          <table:table-cell table:style-name="ce144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144"/>
          <table:table-cell table:style-name="ce143" table:number-columns-repeated="16"/>
          <table:table-cell table:style-name="ce152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144"/>
          <table:table-cell table:style-name="ce143" table:number-columns-repeated="16"/>
          <table:table-cell table:style-name="ce151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144"/>
          <table:table-cell table:style-name="ce132" table:number-columns-repeated="16"/>
          <table:table-cell table:style-name="ce144"/>
          <table:table-cell table:style-name="ce22" table:number-columns-repeated="3"/>
          <table:table-cell table:number-columns-repeated="1003"/>
        </table:table-row>
        <table:table-row table:style-name="ro15" table:number-rows-repeated="4">
          <table:table-cell table:style-name="ce22"/>
          <table:table-cell table:style-name="ce21" table:number-columns-repeated="16"/>
          <table:table-cell table:style-name="ce22" table:number-columns-repeated="4"/>
          <table:table-cell table:number-columns-repeated="1003"/>
        </table:table-row>
        <table:table-row table:style-name="ro15">
          <table:table-cell table:style-name="ce22"/>
          <table:table-cell table:style-name="ce166" table:number-columns-repeated="16"/>
          <table:table-cell table:style-name="ce168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22"/>
          <table:table-cell table:style-name="ce166" table:number-columns-repeated="3"/>
          <table:table-cell table:style-name="ce167"/>
          <table:table-cell table:style-name="ce166" table:number-columns-repeated="4"/>
          <table:table-cell table:style-name="ce167"/>
          <table:table-cell table:style-name="ce166" table:number-columns-repeated="7"/>
          <table:table-cell table:style-name="ce167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22"/>
          <table:table-cell table:style-name="ce166" table:number-columns-repeated="16"/>
          <table:table-cell table:style-name="ce168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22"/>
          <table:table-cell table:style-name="ce166" table:number-columns-repeated="16"/>
          <table:table-cell table:style-name="ce167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22"/>
          <table:table-cell table:style-name="ce166" table:number-columns-repeated="16"/>
          <table:table-cell table:style-name="ce168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22"/>
          <table:table-cell table:style-name="ce166" table:number-columns-repeated="16"/>
          <table:table-cell table:style-name="ce167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22"/>
          <table:table-cell table:style-name="ce166" table:number-columns-repeated="16"/>
          <table:table-cell table:style-name="ce168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22"/>
          <table:table-cell table:style-name="ce166" table:number-columns-repeated="16"/>
          <table:table-cell table:style-name="ce167"/>
          <table:table-cell table:style-name="ce22" table:number-columns-repeated="3"/>
          <table:table-cell table:number-columns-repeated="1003"/>
        </table:table-row>
        <table:table-row table:style-name="ro15">
          <table:table-cell table:style-name="ce22"/>
          <table:table-cell table:style-name="ce21" table:number-columns-repeated="16"/>
          <table:table-cell table:style-name="ce22" table:number-columns-repeated="4"/>
          <table:table-cell table:number-columns-repeated="1003"/>
        </table:table-row>
        <table:table-row table:style-name="ro15">
          <table:table-cell table:style-name="ce132"/>
          <table:table-cell table:style-name="ce170" table:number-columns-repeated="8"/>
          <table:table-cell table:style-name="ce21" table:number-columns-repeated="8"/>
          <table:table-cell table:style-name="ce22" table:number-columns-repeated="4"/>
          <table:table-cell table:number-columns-repeated="1003"/>
        </table:table-row>
        <table:table-row table:style-name="ro15">
          <table:table-cell table:style-name="ce132"/>
          <table:table-cell table:style-name="ce171" table:number-columns-repeated="8"/>
          <table:table-cell table:style-name="ce21" table:number-columns-repeated="8"/>
          <table:table-cell table:style-name="ce22" table:number-columns-repeated="4"/>
          <table:table-cell table:number-columns-repeated="1003"/>
        </table:table-row>
        <table:table-row table:style-name="ro15">
          <table:table-cell table:style-name="ce21"/>
          <table:table-cell table:style-name="ce171" table:number-columns-repeated="8"/>
          <table:table-cell table:style-name="ce21" table:number-columns-repeated="8"/>
          <table:table-cell table:style-name="ce22" table:number-columns-repeated="4"/>
          <table:table-cell table:number-columns-repeated="1003"/>
        </table:table-row>
        <table:table-row table:style-name="ro15">
          <table:table-cell table:style-name="ce21" table:number-columns-repeated="17"/>
          <table:table-cell table:style-name="ce22" table:number-columns-repeated="4"/>
          <table:table-cell table:number-columns-repeated="1003"/>
        </table:table-row>
        <table:table-row table:style-name="ro15" table:number-rows-repeated="24">
          <table:table-cell table:style-name="ce21" table:number-columns-repeated="17"/>
          <table:table-cell table:number-columns-repeated="1007"/>
        </table:table-row>
        <table:table-row table:style-name="ro15">
          <table:table-cell table:style-name="ce21"/>
          <table:table-cell table:style-name="ce148" table:number-columns-repeated="16"/>
          <table:table-cell table:number-columns-repeated="1007"/>
        </table:table-row>
        <table:table-row table:style-name="ro15">
          <table:table-cell table:style-name="ce21"/>
          <table:table-cell table:style-name="ce149" table:number-columns-repeated="16"/>
          <table:table-cell table:number-columns-repeated="1007"/>
        </table:table-row>
        <table:table-row table:style-name="ro15" table:number-rows-repeated="2">
          <table:table-cell table:style-name="ce145"/>
          <table:table-cell table:style-name="ce150" table:number-columns-repeated="16"/>
          <table:table-cell table:number-columns-repeated="1007"/>
        </table:table-row>
        <table:table-row table:style-name="ro15">
          <table:table-cell table:style-name="ce146"/>
          <table:table-cell table:style-name="ce150" table:number-columns-repeated="16"/>
          <table:table-cell table:number-columns-repeated="1007"/>
        </table:table-row>
        <table:table-row table:style-name="ro15" table:number-rows-repeated="2">
          <table:table-cell table:style-name="ce147"/>
          <table:table-cell table:style-name="ce149" table:number-columns-repeated="16"/>
          <table:table-cell table:number-columns-repeated="1007"/>
        </table:table-row>
        <table:table-row table:style-name="ro15">
          <table:table-cell table:style-name="ce21" table:number-columns-repeated="17"/>
          <table:table-cell table:number-columns-repeated="1007"/>
        </table:table-row>
        <table:table-row table:style-name="ro15" table:number-rows-repeated="2">
          <table:table-cell table:style-name="ce21" table:number-columns-repeated="17"/>
          <table:table-cell/>
          <table:table-cell table:style-name="ce1" table:number-columns-repeated="39"/>
          <table:table-cell table:style-name="ce169" table:number-columns-repeated="967"/>
        </table:table-row>
        <table:table-row table:style-name="ro15" table:number-rows-repeated="3">
          <table:table-cell table:style-name="ce21" table:number-columns-repeated="17"/>
          <table:table-cell table:number-columns-repeated="1007"/>
        </table:table-row>
        <table:table-row table:style-name="ro15" table:number-rows-repeated="4">
          <table:table-cell table:style-name="ce21" table:number-columns-repeated="17"/>
          <table:table-cell/>
          <table:table-cell table:style-name="ce1" table:number-columns-repeated="39"/>
          <table:table-cell table:style-name="ce169" table:number-columns-repeated="967"/>
        </table:table-row>
        <table:table-row table:style-name="ro15" table:number-rows-repeated="21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5" table:number-rows-repeated="3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 table:number-rows-repeated="104844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eft_leg" table:style-name="ta8">
        <table:table-column table:style-name="co26" table:default-cell-style-name="ce1"/>
        <table:table-column table:style-name="co37" table:default-cell-style-name="ce1"/>
        <table:table-column table:style-name="co28" table:default-cell-style-name="ce1"/>
        <table:table-column table:style-name="co17" table:default-cell-style-name="ce1"/>
        <table:table-column table:style-name="co38" table:default-cell-style-name="ce1"/>
        <table:table-column table:style-name="co25" table:default-cell-style-name="ce1"/>
        <table:table-column table:style-name="co39" table:default-cell-style-name="ce1"/>
        <table:table-column table:style-name="co40" table:default-cell-style-name="ce1"/>
        <table:table-column table:style-name="co23" table:number-columns-repeated="56" table:default-cell-style-name="Default"/>
        <table:table-row table:style-name="ro15" table:number-rows-repeated="2">
          <table:table-cell table:number-columns-repeated="64"/>
        </table:table-row>
        <table:table-row table:style-name="ro15">
          <table:table-cell table:style-name="ce130" office:value-type="string" calcext:value-type="string">
            <text:p>&lt;param name="Encoder"&gt; <text:s text:c="2"/></text:p>
          </table:table-cell>
          <table:table-cell table:style-name="ce172" table:formula="of:=+INDEX([$Sheet1.$K$57:.$K$62];COLUMN()-COLUMN([.$B$99])+1)" office:value-type="float" office:value="182.044" calcext:value-type="float">
            <text:p>182.044</text:p>
          </table:table-cell>
          <table:table-cell table:style-name="ce172" table:formula="of:=+INDEX([$Sheet1.$K$57:.$K$62];COLUMN()-COLUMN([.$B$99])+1)" office:value-type="float" office:value="182.044" calcext:value-type="float">
            <text:p>182.044</text:p>
          </table:table-cell>
          <table:table-cell table:style-name="ce172" table:formula="of:=+INDEX([$Sheet1.$K$57:.$K$62];COLUMN()-COLUMN([.$B$99])+1)" office:value-type="float" office:value="182.044" calcext:value-type="float">
            <text:p>182.044</text:p>
          </table:table-cell>
          <table:table-cell table:style-name="ce172" table:formula="of:=+INDEX([$Sheet1.$K$57:.$K$62];COLUMN()-COLUMN([.$B$99])+1)" office:value-type="float" office:value="-182.044" calcext:value-type="float">
            <text:p>-182.044</text:p>
          </table:table-cell>
          <table:table-cell table:style-name="ce154"/>
          <table:table-cell table:style-name="ce160"/>
          <table:table-cell table:style-name="ce130" office:value-type="string" calcext:value-type="string">
            <text:p>&lt;/param&gt; </text:p>
          </table:table-cell>
          <table:table-cell table:style-name="ce130"/>
          <table:table-cell table:number-columns-repeated="55"/>
        </table:table-row>
        <table:table-row table:style-name="ro15">
          <table:table-cell table:style-name="ce130" office:value-type="string" calcext:value-type="string">
            <text:p>&lt;param name="Zeros"&gt;</text:p>
          </table:table-cell>
          <table:table-cell table:style-name="ce135" table:formula="of:=+INDEX([$Sheet1.$D$57:.$D$62];COLUMN()-COLUMN([.$B$99])+1)++INDEX([$Sheet1.$W$57:.$W$62];COLUMN()-COLUMN([.$B$99])+1)" office:value-type="float" office:value="180" calcext:value-type="float">
            <text:p>180.00</text:p>
          </table:table-cell>
          <table:table-cell table:style-name="ce135" table:formula="of:=+INDEX([$Sheet1.$D$57:.$D$62];COLUMN()-COLUMN([.$B$99])+1)++INDEX([$Sheet1.$W$57:.$W$62];COLUMN()-COLUMN([.$B$99])+1)" office:value-type="float" office:value="180" calcext:value-type="float">
            <text:p>180.00</text:p>
          </table:table-cell>
          <table:table-cell table:style-name="ce135" table:formula="of:=+INDEX([$Sheet1.$D$57:.$D$62];COLUMN()-COLUMN([.$B$99])+1)++INDEX([$Sheet1.$W$57:.$W$62];COLUMN()-COLUMN([.$B$99])+1)" office:value-type="float" office:value="180" calcext:value-type="float">
            <text:p>180.00</text:p>
          </table:table-cell>
          <table:table-cell table:style-name="ce135" table:formula="of:=+INDEX([$Sheet1.$D$57:.$D$62];COLUMN()-COLUMN([.$B$99])+1)++INDEX([$Sheet1.$W$57:.$W$62];COLUMN()-COLUMN([.$B$99])+1)" office:value-type="float" office:value="-180" calcext:value-type="float">
            <text:p>-180.00</text:p>
          </table:table-cell>
          <table:table-cell table:style-name="ce154"/>
          <table:table-cell table:style-name="ce160"/>
          <table:table-cell table:style-name="ce135" office:value-type="string" calcext:value-type="string">
            <text:p>&lt;/param&gt; </text:p>
          </table:table-cell>
          <table:table-cell table:style-name="ce135"/>
          <table:table-cell table:number-columns-repeated="55"/>
        </table:table-row>
        <table:table-row table:style-name="ro15">
          <table:table-cell table:style-name="ce131"/>
          <table:table-cell table:style-name="ce132" table:number-columns-repeated="8"/>
          <table:table-cell table:style-name="ce21" table:number-columns-repeated="5"/>
          <table:table-cell table:number-columns-repeated="50"/>
        </table:table-row>
        <table:table-row table:style-name="ro15" table:number-rows-repeated="4">
          <table:table-cell table:style-name="ce132" table:number-columns-repeated="9"/>
          <table:table-cell table:style-name="ce21" table:number-columns-repeated="5"/>
          <table:table-cell table:number-columns-repeated="50"/>
        </table:table-row>
        <table:table-row table:style-name="ro15">
          <table:table-cell table:style-name="ce133" office:value-type="string" calcext:value-type="string">
            <text:p>&lt;group name="HOME"&gt;</text:p>
          </table:table-cell>
          <table:table-cell table:style-name="ce165" table:number-columns-repeated="8"/>
          <table:table-cell table:style-name="ce147" table:number-columns-repeated="4"/>
          <table:table-cell table:style-name="ce21"/>
          <table:table-cell table:number-columns-repeated="50"/>
        </table:table-row>
        <table:table-row table:style-name="ro15">
          <table:table-cell table:style-name="ce133" office:value-type="string" calcext:value-type="string">
            <text:p>&lt;param name="positionHome"&gt;</text:p>
          </table:table-cell>
          <table:table-cell table:style-name="ce135" table:formula="of:=+INDEX([$Sheet1.$U$57:.$U$62];COLUMN()-COLUMN([.$B$99])+1)" office:value-type="float" office:value="0" calcext:value-type="float">
            <text:p>0.00</text:p>
          </table:table-cell>
          <table:table-cell table:style-name="ce135" table:formula="of:=+INDEX([$Sheet1.$U$57:.$U$62];COLUMN()-COLUMN([.$B$99])+1)" office:value-type="float" office:value="0" calcext:value-type="float">
            <text:p>0.00</text:p>
          </table:table-cell>
          <table:table-cell table:style-name="ce135" table:formula="of:=+INDEX([$Sheet1.$U$57:.$U$62];COLUMN()-COLUMN([.$B$99])+1)" office:value-type="float" office:value="0" calcext:value-type="float">
            <text:p>0.00</text:p>
          </table:table-cell>
          <table:table-cell table:style-name="ce135" table:formula="of:=+INDEX([$Sheet1.$U$57:.$U$62];COLUMN()-COLUMN([.$B$99])+1)" office:value-type="float" office:value="0" calcext:value-type="float">
            <text:p>0.00</text:p>
          </table:table-cell>
          <table:table-cell table:style-name="ce135" table:formula="of:=+INDEX([$Sheet1.$U$57:.$U$62];COLUMN()-COLUMN([.$B$99])+1)" office:value-type="float" office:value="0" calcext:value-type="float">
            <text:p>0.00</text:p>
          </table:table-cell>
          <table:table-cell table:style-name="ce135" table:formula="of:=+INDEX([$Sheet1.$U$57:.$U$62];COLUMN()-COLUMN([.$B$99])+1)" office:value-type="float" office:value="0" calcext:value-type="float">
            <text:p>0.00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style-name="ce21"/>
          <table:table-cell table:number-columns-repeated="50"/>
        </table:table-row>
        <table:table-row table:style-name="ro15">
          <table:table-cell table:style-name="ce133" office:value-type="string" calcext:value-type="string">
            <text:p>&lt;param name="velocityHome"&gt;</text:p>
          </table:table-cell>
          <table:table-cell table:style-name="ce135" table:formula="of:=+INDEX([$Sheet1.$V$57:.$V$62];COLUMN()-COLUMN([.$B$99])+1)" office:value-type="float" office:value="10" calcext:value-type="float">
            <text:p>10.00</text:p>
          </table:table-cell>
          <table:table-cell table:style-name="ce135" table:formula="of:=+INDEX([$Sheet1.$V$57:.$V$62];COLUMN()-COLUMN([.$B$99])+1)" office:value-type="float" office:value="10" calcext:value-type="float">
            <text:p>10.00</text:p>
          </table:table-cell>
          <table:table-cell table:style-name="ce135" table:formula="of:=+INDEX([$Sheet1.$V$57:.$V$62];COLUMN()-COLUMN([.$B$99])+1)" office:value-type="float" office:value="10" calcext:value-type="float">
            <text:p>10.00</text:p>
          </table:table-cell>
          <table:table-cell table:style-name="ce135" table:formula="of:=+INDEX([$Sheet1.$V$57:.$V$62];COLUMN()-COLUMN([.$B$99])+1)" office:value-type="float" office:value="10" calcext:value-type="float">
            <text:p>10.00</text:p>
          </table:table-cell>
          <table:table-cell table:style-name="ce135" table:formula="of:=+INDEX([$Sheet1.$V$57:.$V$62];COLUMN()-COLUMN([.$B$99])+1)" office:value-type="float" office:value="10" calcext:value-type="float">
            <text:p>10.00</text:p>
          </table:table-cell>
          <table:table-cell table:style-name="ce135" table:formula="of:=+INDEX([$Sheet1.$V$57:.$V$62];COLUMN()-COLUMN([.$B$99])+1)" office:value-type="float" office:value="10" calcext:value-type="float">
            <text:p>10.00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style-name="ce21"/>
          <table:table-cell table:number-columns-repeated="50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65" table:number-columns-repeated="8"/>
          <table:table-cell table:style-name="ce147" table:number-columns-repeated="4"/>
          <table:table-cell table:style-name="ce21"/>
          <table:table-cell table:number-columns-repeated="50"/>
        </table:table-row>
        <table:table-row table:style-name="ro15" table:number-rows-repeated="3">
          <table:table-cell table:style-name="ce133"/>
          <table:table-cell table:style-name="ce165" table:number-columns-repeated="8"/>
          <table:table-cell table:style-name="ce147" table:number-columns-repeated="4"/>
          <table:table-cell table:style-name="ce21"/>
          <table:table-cell table:number-columns-repeated="50"/>
        </table:table-row>
        <table:table-row table:style-name="ro15">
          <table:table-cell table:style-name="ce133" office:value-type="string" calcext:value-type="string">
            <text:p>&lt;group name="CALIBRATION"&gt;</text:p>
          </table:table-cell>
          <table:table-cell table:style-name="ce165" table:number-columns-repeated="8"/>
          <table:table-cell table:style-name="ce147" table:number-columns-repeated="4"/>
          <table:table-cell table:style-name="ce21"/>
          <table:table-cell table:number-columns-repeated="50"/>
        </table:table-row>
        <table:table-row table:style-name="ro15">
          <table:table-cell table:style-name="ce133" office:value-type="string" calcext:value-type="string">
            <text:p>&lt;param name="calibrationType"&gt;</text:p>
          </table:table-cell>
          <table:table-cell table:style-name="ce173" table:formula="of:=INDEX([$Sheet1.$O$57:.$O$70];COLUMN()-COLUMN([.$B$99])+1)" office:value-type="float" office:value="3" calcext:value-type="float">
            <text:p>3</text:p>
          </table:table-cell>
          <table:table-cell table:style-name="ce173" table:formula="of:=INDEX([$Sheet1.$O$57:.$O$70];COLUMN()-COLUMN([.$B$99])+1)" office:value-type="float" office:value="3" calcext:value-type="float">
            <text:p>3</text:p>
          </table:table-cell>
          <table:table-cell table:style-name="ce173" table:formula="of:=INDEX([$Sheet1.$O$57:.$O$70];COLUMN()-COLUMN([.$B$99])+1)" office:value-type="float" office:value="3" calcext:value-type="float">
            <text:p>3</text:p>
          </table:table-cell>
          <table:table-cell table:style-name="ce173" table:formula="of:=INDEX([$Sheet1.$O$57:.$O$70];COLUMN()-COLUMN([.$B$99])+1)" office:value-type="float" office:value="3" calcext:value-type="float">
            <text:p>3</text:p>
          </table:table-cell>
          <table:table-cell table:style-name="ce173" table:formula="of:=INDEX([$Sheet1.$O$57:.$O$70];COLUMN()-COLUMN([.$B$99])+1)" office:value-type="float" office:value="3" calcext:value-type="float">
            <text:p>3</text:p>
          </table:table-cell>
          <table:table-cell table:style-name="ce173" table:formula="of:=INDEX([$Sheet1.$O$57:.$O$70];COLUMN()-COLUMN([.$B$99])+1)" office:value-type="float" office:value="3" calcext:value-type="float">
            <text:p>3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style-name="ce21"/>
          <table:table-cell table:number-columns-repeated="50"/>
        </table:table-row>
        <table:table-row table:style-name="ro15">
          <table:table-cell table:style-name="ce133" office:value-type="string" calcext:value-type="string">
            <text:p>&lt;param name="calibration1"&gt;</text:p>
          </table:table-cell>
          <table:table-cell table:style-name="ce174" table:formula="of:=+INDEX([$Sheet1.$P$57:.$P$71];COLUMN()-COLUMN([.$B$99])+1)" office:value-type="float" office:value="32767.92" calcext:value-type="float">
            <text:p>32767.9</text:p>
          </table:table-cell>
          <table:table-cell table:style-name="ce174" table:formula="of:=+INDEX([$Sheet1.$P$57:.$P$71];COLUMN()-COLUMN([.$B$99])+1)" office:value-type="float" office:value="32767.92" calcext:value-type="float">
            <text:p>32767.9</text:p>
          </table:table-cell>
          <table:table-cell table:style-name="ce174" table:formula="of:=+INDEX([$Sheet1.$P$57:.$P$71];COLUMN()-COLUMN([.$B$99])+1)" office:value-type="float" office:value="32767.92" calcext:value-type="float">
            <text:p>32767.9</text:p>
          </table:table-cell>
          <table:table-cell table:style-name="ce174" table:formula="of:=+INDEX([$Sheet1.$P$57:.$P$71];COLUMN()-COLUMN([.$B$99])+1)" office:value-type="float" office:value="32767.92" calcext:value-type="float">
            <text:p>32767.9</text:p>
          </table:table-cell>
          <table:table-cell table:style-name="ce174" table:formula="of:=+INDEX([$Sheet1.$P$57:.$P$71];COLUMN()-COLUMN([.$B$99])+1)" office:value-type="float" office:value="32767.92" calcext:value-type="float">
            <text:p>32767.9</text:p>
          </table:table-cell>
          <table:table-cell table:style-name="ce174" table:formula="of:=+INDEX([$Sheet1.$P$57:.$P$71];COLUMN()-COLUMN([.$B$99])+1)" office:value-type="float" office:value="32767.92" calcext:value-type="float">
            <text:p>32767.9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style-name="ce21"/>
          <table:table-cell table:number-columns-repeated="50"/>
        </table:table-row>
        <table:table-row table:style-name="ro15">
          <table:table-cell table:style-name="ce133" office:value-type="string" calcext:value-type="string">
            <text:p>&lt;param name="calibration2"&gt;</text:p>
          </table:table-cell>
          <table:table-cell table:style-name="ce174" table:formula="of:=INDEX([$Sheet1.$Q$57:.$Q$62];COLUMN()-COLUMN([.$B$99])+1)" office:value-type="float" office:value="10" calcext:value-type="float">
            <text:p>10.0</text:p>
          </table:table-cell>
          <table:table-cell table:style-name="ce174" table:formula="of:=INDEX([$Sheet1.$Q$57:.$Q$62];COLUMN()-COLUMN([.$B$99])+1)" office:value-type="float" office:value="10" calcext:value-type="float">
            <text:p>10.0</text:p>
          </table:table-cell>
          <table:table-cell table:style-name="ce174" table:formula="of:=INDEX([$Sheet1.$Q$57:.$Q$62];COLUMN()-COLUMN([.$B$99])+1)" office:value-type="float" office:value="10" calcext:value-type="float">
            <text:p>10.0</text:p>
          </table:table-cell>
          <table:table-cell table:style-name="ce174" table:formula="of:=INDEX([$Sheet1.$Q$57:.$Q$62];COLUMN()-COLUMN([.$B$99])+1)" office:value-type="float" office:value="10" calcext:value-type="float">
            <text:p>10.0</text:p>
          </table:table-cell>
          <table:table-cell table:style-name="ce174" table:formula="of:=INDEX([$Sheet1.$Q$57:.$Q$62];COLUMN()-COLUMN([.$B$99])+1)" office:value-type="float" office:value="10" calcext:value-type="float">
            <text:p>10.0</text:p>
          </table:table-cell>
          <table:table-cell table:style-name="ce174" table:formula="of:=INDEX([$Sheet1.$Q$57:.$Q$62];COLUMN()-COLUMN([.$B$99])+1)" office:value-type="float" office:value="10" calcext:value-type="float">
            <text:p>10.0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style-name="ce21"/>
          <table:table-cell table:number-columns-repeated="50"/>
        </table:table-row>
        <table:table-row table:style-name="ro15">
          <table:table-cell table:style-name="ce133" office:value-type="string" calcext:value-type="string">
            <text:p>&lt;param name="calibration3"&gt;</text:p>
          </table:table-cell>
          <table:table-cell table:style-name="ce174" table:formula="of:=INDEX([$Sheet1.$R$57:.$R$62];COLUMN()-COLUMN([.$B$99])+1)" office:value-type="float" office:value="50030.92" calcext:value-type="float">
            <text:p>50030.9</text:p>
          </table:table-cell>
          <table:table-cell table:style-name="ce174" table:formula="of:=INDEX([$Sheet1.$R$57:.$R$62];COLUMN()-COLUMN([.$B$99])+1)" office:value-type="float" office:value="5855.08" calcext:value-type="float">
            <text:p>5855.1</text:p>
          </table:table-cell>
          <table:table-cell table:style-name="ce174" table:formula="of:=INDEX([$Sheet1.$R$57:.$R$62];COLUMN()-COLUMN([.$B$99])+1)" office:value-type="float" office:value="33630.92" calcext:value-type="float">
            <text:p>33630.9</text:p>
          </table:table-cell>
          <table:table-cell table:style-name="ce174" table:formula="of:=INDEX([$Sheet1.$R$57:.$R$62];COLUMN()-COLUMN([.$B$99])+1)" office:value-type="float" office:value="18559.08" calcext:value-type="float">
            <text:p>18559.1</text:p>
          </table:table-cell>
          <table:table-cell table:style-name="ce174" table:formula="of:=INDEX([$Sheet1.$R$57:.$R$62];COLUMN()-COLUMN([.$B$99])+1)" office:value-type="float" office:value="1775.08" calcext:value-type="float">
            <text:p>1775.1</text:p>
          </table:table-cell>
          <table:table-cell table:style-name="ce174" table:formula="of:=INDEX([$Sheet1.$R$57:.$R$62];COLUMN()-COLUMN([.$B$99])+1)" office:value-type="float" office:value="55294.92" calcext:value-type="float">
            <text:p>55294.9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positionZero"&gt;</text:p>
          </table:table-cell>
          <table:table-cell table:style-name="ce137" table:formula="of:=+INDEX([$Sheet1.$S$57:.$S$62];COLUMN()-COLUMN([.$B$99])+1)" office:value-type="float" office:value="0" calcext:value-type="float">
            <text:p>0.0</text:p>
          </table:table-cell>
          <table:table-cell table:style-name="ce137" table:formula="of:=+INDEX([$Sheet1.$S$57:.$S$62];COLUMN()-COLUMN([.$B$99])+1)" office:value-type="float" office:value="0" calcext:value-type="float">
            <text:p>0.0</text:p>
          </table:table-cell>
          <table:table-cell table:style-name="ce137" table:formula="of:=+INDEX([$Sheet1.$S$57:.$S$62];COLUMN()-COLUMN([.$B$99])+1)" office:value-type="float" office:value="0" calcext:value-type="float">
            <text:p>0.0</text:p>
          </table:table-cell>
          <table:table-cell table:style-name="ce137" table:formula="of:=+INDEX([$Sheet1.$S$57:.$S$62];COLUMN()-COLUMN([.$B$99])+1)" office:value-type="float" office:value="0" calcext:value-type="float">
            <text:p>0.0</text:p>
          </table:table-cell>
          <table:table-cell table:style-name="ce137" table:formula="of:=+INDEX([$Sheet1.$S$57:.$S$62];COLUMN()-COLUMN([.$B$99])+1)" office:value-type="float" office:value="0" calcext:value-type="float">
            <text:p>0.0</text:p>
          </table:table-cell>
          <table:table-cell table:style-name="ce137" table:formula="of:=+INDEX([$Sheet1.$S$57:.$S$62];COLUMN()-COLUMN([.$B$99])+1)" office:value-type="float" office:value="0" calcext:value-type="float">
            <text:p>0.0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velocityZero"&gt;</text:p>
          </table:table-cell>
          <table:table-cell table:style-name="ce137" table:formula="of:=+INDEX([$Sheet1.$T$57:.$T$62];COLUMN()-COLUMN([.$B$99])+1)" office:value-type="float" office:value="10" calcext:value-type="float">
            <text:p>10.0</text:p>
          </table:table-cell>
          <table:table-cell table:style-name="ce137" table:formula="of:=+INDEX([$Sheet1.$T$57:.$T$62];COLUMN()-COLUMN([.$B$99])+1)" office:value-type="float" office:value="10" calcext:value-type="float">
            <text:p>10.0</text:p>
          </table:table-cell>
          <table:table-cell table:style-name="ce137" table:formula="of:=+INDEX([$Sheet1.$T$57:.$T$62];COLUMN()-COLUMN([.$B$99])+1)" office:value-type="float" office:value="10" calcext:value-type="float">
            <text:p>10.0</text:p>
          </table:table-cell>
          <table:table-cell table:style-name="ce137" table:formula="of:=+INDEX([$Sheet1.$T$57:.$T$62];COLUMN()-COLUMN([.$B$99])+1)" office:value-type="float" office:value="10" calcext:value-type="float">
            <text:p>10.0</text:p>
          </table:table-cell>
          <table:table-cell table:style-name="ce137" table:formula="of:=+INDEX([$Sheet1.$T$57:.$T$62];COLUMN()-COLUMN([.$B$99])+1)" office:value-type="float" office:value="10" calcext:value-type="float">
            <text:p>10.0</text:p>
          </table:table-cell>
          <table:table-cell table:style-name="ce137" table:formula="of:=+INDEX([$Sheet1.$T$57:.$T$62];COLUMN()-COLUMN([.$B$99])+1)" office:value-type="float" office:value="10" calcext:value-type="float">
            <text:p>10.0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maxPwm"&gt;</text:p>
          </table:table-cell>
          <table:table-cell table:number-columns-repeated="6" table:style-name="ce138" office:value-type="float" office:value="1200" calcext:value-type="float">
            <text:p>1200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posZeroThreshold"&gt;</text:p>
          </table:table-cell>
          <table:table-cell table:number-columns-repeated="6" table:style-name="ce138" office:value-type="float" office:value="2" calcext:value-type="float">
            <text:p>2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47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65" table:number-columns-repeated="8"/>
          <table:table-cell table:style-name="ce147" table:number-columns-repeated="4"/>
          <table:table-cell table:number-columns-repeated="51"/>
        </table:table-row>
        <table:table-row table:style-name="ro15" table:number-rows-repeated="36">
          <table:table-cell table:number-columns-repeated="64"/>
        </table:table-row>
        <table:table-row table:style-name="ro14">
          <table:table-cell table:number-columns-repeated="64"/>
        </table:table-row>
        <table:table-row table:style-name="ro15" table:number-rows-repeated="42">
          <table:table-cell table:number-columns-repeated="64"/>
        </table:table-row>
        <table:table-row table:style-name="ro14" table:number-rows-repeated="2">
          <table:table-cell table:number-columns-repeated="64"/>
        </table:table-row>
        <table:table-row table:style-name="ro15" table:number-rows-repeated="1048468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left_lower_leg" table:style-name="ta9">
        <table:table-column table:style-name="co26" table:default-cell-style-name="ce1"/>
        <table:table-column table:style-name="co37" table:default-cell-style-name="ce1"/>
        <table:table-column table:style-name="co28" table:default-cell-style-name="ce1"/>
        <table:table-column table:style-name="co17" table:default-cell-style-name="ce1"/>
        <table:table-column table:style-name="co38" table:default-cell-style-name="ce1"/>
        <table:table-column table:style-name="co25" table:default-cell-style-name="ce1"/>
        <table:table-column table:style-name="co39" table:default-cell-style-name="ce1"/>
        <table:table-column table:style-name="co40" table:default-cell-style-name="ce1"/>
        <table:table-column table:style-name="co23" table:number-columns-repeated="56" table:default-cell-style-name="Default"/>
        <table:table-row table:style-name="ro15">
          <table:table-cell table:number-columns-repeated="64"/>
        </table:table-row>
        <table:table-row table:style-name="ro15">
          <table:table-cell table:style-name="ce133" table:number-columns-repeated="8"/>
          <table:table-cell table:number-columns-repeated="56"/>
        </table:table-row>
        <table:table-row table:style-name="ro15">
          <table:table-cell table:style-name="ce130" office:value-type="string" calcext:value-type="string">
            <text:p>&lt;param name="Encoder"&gt; <text:s text:c="2"/></text:p>
          </table:table-cell>
          <table:table-cell table:style-name="ce154"/>
          <table:table-cell table:style-name="ce160" table:number-columns-repeated="3"/>
          <table:table-cell table:style-name="ce172" table:formula="of:=+INDEX([$Sheet1.$K$57:.$K$62];COLUMN()-COLUMN([.$B$99])+1)" office:value-type="float" office:value="-182.044" calcext:value-type="float">
            <text:p>-182.044</text:p>
          </table:table-cell>
          <table:table-cell table:style-name="ce172" table:formula="of:=+INDEX([$Sheet1.$K$57:.$K$62];COLUMN()-COLUMN([.$B$99])+1)" office:value-type="float" office:value="182.044" calcext:value-type="float">
            <text:p>182.044</text:p>
          </table:table-cell>
          <table:table-cell table:style-name="ce130" office:value-type="string" calcext:value-type="string">
            <text:p>&lt;/param&gt; </text:p>
          </table:table-cell>
          <table:table-cell table:style-name="ce139"/>
          <table:table-cell table:number-columns-repeated="55"/>
        </table:table-row>
        <table:table-row table:style-name="ro15">
          <table:table-cell table:style-name="ce130" office:value-type="string" calcext:value-type="string">
            <text:p>&lt;param name="Zeros"&gt;</text:p>
          </table:table-cell>
          <table:table-cell table:style-name="ce154"/>
          <table:table-cell table:style-name="ce160" table:number-columns-repeated="3"/>
          <table:table-cell table:style-name="ce135" table:formula="of:=+INDEX([$Sheet1.$D$57:.$D$62];COLUMN()-COLUMN([.$B$99])+1)++INDEX([$Sheet1.$W$57:.$W$62];COLUMN()-COLUMN([.$B$99])+1)" office:value-type="float" office:value="-180" calcext:value-type="float">
            <text:p>-180.00</text:p>
          </table:table-cell>
          <table:table-cell table:style-name="ce135" table:formula="of:=+INDEX([$Sheet1.$D$57:.$D$62];COLUMN()-COLUMN([.$B$99])+1)++INDEX([$Sheet1.$W$57:.$W$62];COLUMN()-COLUMN([.$B$99])+1)" office:value-type="float" office:value="180" calcext:value-type="float">
            <text:p>180.00</text:p>
          </table:table-cell>
          <table:table-cell table:style-name="ce135" office:value-type="string" calcext:value-type="string">
            <text:p>&lt;/param&gt; </text:p>
          </table:table-cell>
          <table:table-cell table:style-name="ce142"/>
          <table:table-cell table:number-columns-repeated="55"/>
        </table:table-row>
        <table:table-row table:style-name="ro15" table:number-rows-repeated="58">
          <table:table-cell table:number-columns-repeated="64"/>
        </table:table-row>
        <table:table-row table:style-name="ro14">
          <table:table-cell table:number-columns-repeated="64"/>
        </table:table-row>
        <table:table-row table:style-name="ro15" table:number-rows-repeated="42">
          <table:table-cell table:number-columns-repeated="64"/>
        </table:table-row>
        <table:table-row table:style-name="ro14" table:number-rows-repeated="2">
          <table:table-cell table:number-columns-repeated="64"/>
        </table:table-row>
        <table:table-row table:style-name="ro15" table:number-rows-repeated="1048468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right_leg" table:style-name="ta10">
        <table:table-column table:style-name="co26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7" table:default-cell-style-name="ce1"/>
        <table:table-column table:style-name="co44" table:default-cell-style-name="ce1"/>
        <table:table-column table:style-name="co45" table:default-cell-style-name="ce1"/>
        <table:table-column table:style-name="co23" table:number-columns-repeated="57" table:default-cell-style-name="Default"/>
        <table:table-row table:style-name="ro15">
          <table:table-cell table:number-columns-repeated="64"/>
        </table:table-row>
        <table:table-row table:style-name="ro15">
          <table:table-cell table:style-name="ce133" table:number-columns-repeated="9"/>
          <table:table-cell table:number-columns-repeated="55"/>
        </table:table-row>
        <table:table-row table:style-name="ro15">
          <table:table-cell table:style-name="ce130" office:value-type="string" calcext:value-type="string">
            <text:p>&lt;param name="Encoder"&gt; <text:s text:c="2"/></text:p>
          </table:table-cell>
          <table:table-cell table:style-name="ce172" table:formula="of:=+INDEX([$Sheet1.$K$66:.$K71];COLUMN()-COLUMN([.$B$99])+1)" office:value-type="float" office:value="-182.044" calcext:value-type="float">
            <text:p>-182.044</text:p>
          </table:table-cell>
          <table:table-cell table:style-name="ce172" table:formula="of:=+INDEX([$Sheet1.$K$66:.$K71];COLUMN()-COLUMN([.$B$99])+1)" office:value-type="float" office:value="-182.044" calcext:value-type="float">
            <text:p>-182.044</text:p>
          </table:table-cell>
          <table:table-cell table:style-name="ce172" table:formula="of:=+INDEX([$Sheet1.$K$66:.$K71];COLUMN()-COLUMN([.$B$99])+1)" office:value-type="float" office:value="-182.044" calcext:value-type="float">
            <text:p>-182.044</text:p>
          </table:table-cell>
          <table:table-cell table:style-name="ce172" table:formula="of:=+INDEX([$Sheet1.$K$66:.$K71];COLUMN()-COLUMN([.$B$99])+1)" office:value-type="float" office:value="182.044" calcext:value-type="float">
            <text:p>182.044</text:p>
          </table:table-cell>
          <table:table-cell table:style-name="ce154"/>
          <table:table-cell table:style-name="ce160"/>
          <table:table-cell table:style-name="ce130" office:value-type="string" calcext:value-type="string">
            <text:p>&lt;/param&gt; </text:p>
          </table:table-cell>
          <table:table-cell table:style-name="ce130"/>
          <table:table-cell table:style-name="ce139"/>
          <table:table-cell table:number-columns-repeated="54"/>
        </table:table-row>
        <table:table-row table:style-name="ro15">
          <table:table-cell table:style-name="ce130" office:value-type="string" calcext:value-type="string">
            <text:p>&lt;param name="Zeros"&gt;</text:p>
          </table:table-cell>
          <table:table-cell table:style-name="ce135" table:formula="of:=+INDEX([$Sheet1.$D$66:.$D71];COLUMN()-COLUMN([.$B$99])+1)++INDEX([$Sheet1.$W$66:.$W71];COLUMN()-COLUMN([.$B$99])+1)" office:value-type="float" office:value="-180" calcext:value-type="float">
            <text:p>-180.00</text:p>
          </table:table-cell>
          <table:table-cell table:style-name="ce135" table:formula="of:=+INDEX([$Sheet1.$D$66:.$D71];COLUMN()-COLUMN([.$B$99])+1)++INDEX([$Sheet1.$W$66:.$W71];COLUMN()-COLUMN([.$B$99])+1)" office:value-type="float" office:value="-180" calcext:value-type="float">
            <text:p>-180.00</text:p>
          </table:table-cell>
          <table:table-cell table:style-name="ce135" table:formula="of:=+INDEX([$Sheet1.$D$66:.$D71];COLUMN()-COLUMN([.$B$99])+1)++INDEX([$Sheet1.$W$66:.$W71];COLUMN()-COLUMN([.$B$99])+1)" office:value-type="float" office:value="-180" calcext:value-type="float">
            <text:p>-180.00</text:p>
          </table:table-cell>
          <table:table-cell table:style-name="ce135" table:formula="of:=+INDEX([$Sheet1.$D$66:.$D71];COLUMN()-COLUMN([.$B$99])+1)++INDEX([$Sheet1.$W$66:.$W71];COLUMN()-COLUMN([.$B$99])+1)" office:value-type="float" office:value="180" calcext:value-type="float">
            <text:p>180.00</text:p>
          </table:table-cell>
          <table:table-cell table:style-name="ce154"/>
          <table:table-cell table:style-name="ce160"/>
          <table:table-cell table:style-name="ce135" office:value-type="string" calcext:value-type="string">
            <text:p>&lt;/param&gt; </text:p>
          </table:table-cell>
          <table:table-cell table:style-name="ce135"/>
          <table:table-cell table:style-name="ce142"/>
          <table:table-cell table:number-columns-repeated="54"/>
        </table:table-row>
        <table:table-row table:style-name="ro15">
          <table:table-cell table:style-name="ce131"/>
          <table:table-cell table:style-name="ce132" table:number-columns-repeated="7"/>
          <table:table-cell table:style-name="ce133"/>
          <table:table-cell table:number-columns-repeated="55"/>
        </table:table-row>
        <table:table-row table:style-name="ro15" table:number-rows-repeated="2">
          <table:table-cell table:style-name="ce132" table:number-columns-repeated="8"/>
          <table:table-cell table:style-name="ce133"/>
          <table:table-cell table:number-columns-repeated="55"/>
        </table:table-row>
        <table:table-row table:style-name="ro15" table:number-rows-repeated="2">
          <table:table-cell table:style-name="ce132" table:number-columns-repeated="9"/>
          <table:table-cell table:number-columns-repeated="55"/>
        </table:table-row>
        <table:table-row table:style-name="ro15">
          <table:table-cell table:style-name="ce133" office:value-type="string" calcext:value-type="string">
            <text:p>&lt;group name="HOME"&gt;</text:p>
          </table:table-cell>
          <table:table-cell table:style-name="ce165" table:number-columns-repeated="8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positionHome"&gt;</text:p>
          </table:table-cell>
          <table:table-cell table:style-name="ce135" table:formula="of:=+INDEX([$Sheet1.$U$66:.$U$71];COLUMN()-COLUMN([.$B$99])+1)" office:value-type="float" office:value="0" calcext:value-type="float">
            <text:p>0.00</text:p>
          </table:table-cell>
          <table:table-cell table:style-name="ce135" table:formula="of:=+INDEX([$Sheet1.$U$66:.$U$71];COLUMN()-COLUMN([.$B$99])+1)" office:value-type="float" office:value="0" calcext:value-type="float">
            <text:p>0.00</text:p>
          </table:table-cell>
          <table:table-cell table:style-name="ce135" table:formula="of:=+INDEX([$Sheet1.$U$66:.$U$71];COLUMN()-COLUMN([.$B$99])+1)" office:value-type="float" office:value="0" calcext:value-type="float">
            <text:p>0.00</text:p>
          </table:table-cell>
          <table:table-cell table:style-name="ce135" table:formula="of:=+INDEX([$Sheet1.$U$66:.$U$71];COLUMN()-COLUMN([.$B$99])+1)" office:value-type="float" office:value="0" calcext:value-type="float">
            <text:p>0.00</text:p>
          </table:table-cell>
          <table:table-cell table:style-name="ce135" table:formula="of:=+INDEX([$Sheet1.$U$66:.$U$71];COLUMN()-COLUMN([.$B$99])+1)" office:value-type="float" office:value="0" calcext:value-type="float">
            <text:p>0.00</text:p>
          </table:table-cell>
          <table:table-cell table:style-name="ce135" table:formula="of:=+INDEX([$Sheet1.$U$66:.$U$71];COLUMN()-COLUMN([.$B$99])+1)" office:value-type="float" office:value="0" calcext:value-type="float">
            <text:p>0.00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velocityHome"&gt;</text:p>
          </table:table-cell>
          <table:table-cell table:style-name="ce135" table:formula="of:=+INDEX([$Sheet1.$V$66:.$V$71];COLUMN()-COLUMN([.$B$99])+1)" office:value-type="float" office:value="10" calcext:value-type="float">
            <text:p>10.00</text:p>
          </table:table-cell>
          <table:table-cell table:style-name="ce135" table:formula="of:=+INDEX([$Sheet1.$V$66:.$V$71];COLUMN()-COLUMN([.$B$99])+1)" office:value-type="float" office:value="10" calcext:value-type="float">
            <text:p>10.00</text:p>
          </table:table-cell>
          <table:table-cell table:style-name="ce135" table:formula="of:=+INDEX([$Sheet1.$V$66:.$V$71];COLUMN()-COLUMN([.$B$99])+1)" office:value-type="float" office:value="10" calcext:value-type="float">
            <text:p>10.00</text:p>
          </table:table-cell>
          <table:table-cell table:style-name="ce135" table:formula="of:=+INDEX([$Sheet1.$V$66:.$V$71];COLUMN()-COLUMN([.$B$99])+1)" office:value-type="float" office:value="10" calcext:value-type="float">
            <text:p>10.00</text:p>
          </table:table-cell>
          <table:table-cell table:style-name="ce135" table:formula="of:=+INDEX([$Sheet1.$V$66:.$V$71];COLUMN()-COLUMN([.$B$99])+1)" office:value-type="float" office:value="10" calcext:value-type="float">
            <text:p>10.00</text:p>
          </table:table-cell>
          <table:table-cell table:style-name="ce135" table:formula="of:=+INDEX([$Sheet1.$V$66:.$V$71];COLUMN()-COLUMN([.$B$99])+1)" office:value-type="float" office:value="10" calcext:value-type="float">
            <text:p>10.00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65" table:number-columns-repeated="8"/>
          <table:table-cell table:style-name="ce139" table:number-columns-repeated="4"/>
          <table:table-cell table:number-columns-repeated="51"/>
        </table:table-row>
        <table:table-row table:style-name="ro15" table:number-rows-repeated="3">
          <table:table-cell table:style-name="ce133"/>
          <table:table-cell table:style-name="ce165" table:number-columns-repeated="8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group name="CALIBRATION"&gt;</text:p>
          </table:table-cell>
          <table:table-cell table:style-name="ce165" table:number-columns-repeated="8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calibrationType"&gt;</text:p>
          </table:table-cell>
          <table:table-cell table:style-name="ce173" table:formula="of:=INDEX([$Sheet1.$O$66:.$O$71];COLUMN()-COLUMN([.$B$99])+1)" office:value-type="float" office:value="3" calcext:value-type="float">
            <text:p>3</text:p>
          </table:table-cell>
          <table:table-cell table:style-name="ce173" table:formula="of:=INDEX([$Sheet1.$O$66:.$O$71];COLUMN()-COLUMN([.$B$99])+1)" office:value-type="float" office:value="3" calcext:value-type="float">
            <text:p>3</text:p>
          </table:table-cell>
          <table:table-cell table:style-name="ce173" table:formula="of:=INDEX([$Sheet1.$O$66:.$O$71];COLUMN()-COLUMN([.$B$99])+1)" office:value-type="float" office:value="3" calcext:value-type="float">
            <text:p>3</text:p>
          </table:table-cell>
          <table:table-cell table:style-name="ce173" table:formula="of:=INDEX([$Sheet1.$O$66:.$O$71];COLUMN()-COLUMN([.$B$99])+1)" office:value-type="float" office:value="3" calcext:value-type="float">
            <text:p>3</text:p>
          </table:table-cell>
          <table:table-cell table:style-name="ce173" table:formula="of:=INDEX([$Sheet1.$O$66:.$O$71];COLUMN()-COLUMN([.$B$99])+1)" office:value-type="float" office:value="3" calcext:value-type="float">
            <text:p>3</text:p>
          </table:table-cell>
          <table:table-cell table:style-name="ce173" table:formula="of:=INDEX([$Sheet1.$O$66:.$O$71];COLUMN()-COLUMN([.$B$99])+1)" office:value-type="float" office:value="3" calcext:value-type="float">
            <text:p>3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8">
          <table:table-cell table:style-name="ce133" office:value-type="string" calcext:value-type="string">
            <text:p>&lt;param name="calibration1"&gt;</text:p>
          </table:table-cell>
          <table:table-cell table:style-name="ce174" table:formula="of:=+INDEX([$Sheet1.$P$66:.$P$71];COLUMN()-COLUMN([.$B$99])+1)" office:value-type="float" office:value="32767.92" calcext:value-type="float">
            <text:p>32767.9</text:p>
          </table:table-cell>
          <table:table-cell table:style-name="ce174" table:formula="of:=+INDEX([$Sheet1.$P$66:.$P$71];COLUMN()-COLUMN([.$B$99])+1)" office:value-type="float" office:value="32767.92" calcext:value-type="float">
            <text:p>32767.9</text:p>
          </table:table-cell>
          <table:table-cell table:style-name="ce174" table:formula="of:=+INDEX([$Sheet1.$P$66:.$P$71];COLUMN()-COLUMN([.$B$99])+1)" office:value-type="float" office:value="32767.92" calcext:value-type="float">
            <text:p>32767.9</text:p>
          </table:table-cell>
          <table:table-cell table:style-name="ce174" table:formula="of:=+INDEX([$Sheet1.$P$66:.$P$71];COLUMN()-COLUMN([.$B$99])+1)" office:value-type="float" office:value="32767.92" calcext:value-type="float">
            <text:p>32767.9</text:p>
          </table:table-cell>
          <table:table-cell table:style-name="ce174" table:formula="of:=+INDEX([$Sheet1.$P$66:.$P$71];COLUMN()-COLUMN([.$B$99])+1)" office:value-type="float" office:value="32767.92" calcext:value-type="float">
            <text:p>32767.9</text:p>
          </table:table-cell>
          <table:table-cell table:style-name="ce174" table:formula="of:=+INDEX([$Sheet1.$P$66:.$P$71];COLUMN()-COLUMN([.$B$99])+1)" office:value-type="float" office:value="32767.92" calcext:value-type="float">
            <text:p>32767.9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8">
          <table:table-cell table:style-name="ce133" office:value-type="string" calcext:value-type="string">
            <text:p>&lt;param name="calibration2"&gt;</text:p>
          </table:table-cell>
          <table:table-cell table:style-name="ce174" table:formula="of:=INDEX([$Sheet1.$Q$66:.$Q$71];COLUMN()-COLUMN([.$B$99])+1)" office:value-type="float" office:value="10" calcext:value-type="float">
            <text:p>10.0</text:p>
          </table:table-cell>
          <table:table-cell table:style-name="ce174" table:formula="of:=INDEX([$Sheet1.$Q$66:.$Q$71];COLUMN()-COLUMN([.$B$99])+1)" office:value-type="float" office:value="10" calcext:value-type="float">
            <text:p>10.0</text:p>
          </table:table-cell>
          <table:table-cell table:style-name="ce174" table:formula="of:=INDEX([$Sheet1.$Q$66:.$Q$71];COLUMN()-COLUMN([.$B$99])+1)" office:value-type="float" office:value="10" calcext:value-type="float">
            <text:p>10.0</text:p>
          </table:table-cell>
          <table:table-cell table:style-name="ce174" table:formula="of:=INDEX([$Sheet1.$Q$66:.$Q$71];COLUMN()-COLUMN([.$B$99])+1)" office:value-type="float" office:value="10" calcext:value-type="float">
            <text:p>10.0</text:p>
          </table:table-cell>
          <table:table-cell table:style-name="ce174" table:formula="of:=INDEX([$Sheet1.$Q$66:.$Q$71];COLUMN()-COLUMN([.$B$99])+1)" office:value-type="float" office:value="10" calcext:value-type="float">
            <text:p>10.0</text:p>
          </table:table-cell>
          <table:table-cell table:style-name="ce174" table:formula="of:=INDEX([$Sheet1.$Q$66:.$Q$71];COLUMN()-COLUMN([.$B$99])+1)" office:value-type="float" office:value="10" calcext:value-type="float">
            <text:p>10.0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8">
          <table:table-cell table:style-name="ce133" office:value-type="string" calcext:value-type="string">
            <text:p>&lt;param name="calibration3"&gt;</text:p>
          </table:table-cell>
          <table:table-cell table:style-name="ce174" table:formula="of:=INDEX([$Sheet1.$R$66:.$R$71];COLUMN()-COLUMN([.$B$99])+1)" office:value-type="float" office:value="61502.92" calcext:value-type="float">
            <text:p>61502.9</text:p>
          </table:table-cell>
          <table:table-cell table:style-name="ce174" table:formula="of:=INDEX([$Sheet1.$R$66:.$R$71];COLUMN()-COLUMN([.$B$99])+1)" office:value-type="float" office:value="18079.08" calcext:value-type="float">
            <text:p>18079.1</text:p>
          </table:table-cell>
          <table:table-cell table:style-name="ce174" table:formula="of:=INDEX([$Sheet1.$R$66:.$R$71];COLUMN()-COLUMN([.$B$99])+1)" office:value-type="float" office:value="59902.92" calcext:value-type="float">
            <text:p>59902.9</text:p>
          </table:table-cell>
          <table:table-cell table:style-name="ce174" table:formula="of:=INDEX([$Sheet1.$R$66:.$R$71];COLUMN()-COLUMN([.$B$99])+1)" office:value-type="float" office:value="5679.08" calcext:value-type="float">
            <text:p>5679.1</text:p>
          </table:table-cell>
          <table:table-cell table:style-name="ce174" table:formula="of:=INDEX([$Sheet1.$R$66:.$R$71];COLUMN()-COLUMN([.$B$99])+1)" office:value-type="float" office:value="51198.92" calcext:value-type="float">
            <text:p>51198.9</text:p>
          </table:table-cell>
          <table:table-cell table:style-name="ce174" table:formula="of:=INDEX([$Sheet1.$R$66:.$R$71];COLUMN()-COLUMN([.$B$99])+1)" office:value-type="float" office:value="35790.92" calcext:value-type="float">
            <text:p>35790.9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positionZero"&gt;</text:p>
          </table:table-cell>
          <table:table-cell table:style-name="ce137" table:formula="of:=+INDEX([$Sheet1.$S$66:.$S$71];COLUMN()-COLUMN([.$B$99])+1)" office:value-type="float" office:value="0" calcext:value-type="float">
            <text:p>0.0</text:p>
          </table:table-cell>
          <table:table-cell table:style-name="ce137" table:formula="of:=+INDEX([$Sheet1.$S$66:.$S$71];COLUMN()-COLUMN([.$B$99])+1)" office:value-type="float" office:value="0" calcext:value-type="float">
            <text:p>0.0</text:p>
          </table:table-cell>
          <table:table-cell table:style-name="ce137" table:formula="of:=+INDEX([$Sheet1.$S$66:.$S$71];COLUMN()-COLUMN([.$B$99])+1)" office:value-type="float" office:value="0" calcext:value-type="float">
            <text:p>0.0</text:p>
          </table:table-cell>
          <table:table-cell table:style-name="ce137" table:formula="of:=+INDEX([$Sheet1.$S$66:.$S$71];COLUMN()-COLUMN([.$B$99])+1)" office:value-type="float" office:value="0" calcext:value-type="float">
            <text:p>0.0</text:p>
          </table:table-cell>
          <table:table-cell table:style-name="ce137" table:formula="of:=+INDEX([$Sheet1.$S$66:.$S$71];COLUMN()-COLUMN([.$B$99])+1)" office:value-type="float" office:value="0" calcext:value-type="float">
            <text:p>0.0</text:p>
          </table:table-cell>
          <table:table-cell table:style-name="ce137" table:formula="of:=+INDEX([$Sheet1.$S$66:.$S$71];COLUMN()-COLUMN([.$B$99])+1)" office:value-type="float" office:value="0" calcext:value-type="float">
            <text:p>0.0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velocityZero"&gt;</text:p>
          </table:table-cell>
          <table:table-cell table:style-name="ce137" table:formula="of:=+INDEX([$Sheet1.$T$66:.$T$71];COLUMN()-COLUMN([.$B$99])+1)" office:value-type="float" office:value="10" calcext:value-type="float">
            <text:p>10.0</text:p>
          </table:table-cell>
          <table:table-cell table:style-name="ce137" table:formula="of:=+INDEX([$Sheet1.$T$66:.$T$71];COLUMN()-COLUMN([.$B$99])+1)" office:value-type="float" office:value="10" calcext:value-type="float">
            <text:p>10.0</text:p>
          </table:table-cell>
          <table:table-cell table:style-name="ce137" table:formula="of:=+INDEX([$Sheet1.$T$66:.$T$71];COLUMN()-COLUMN([.$B$99])+1)" office:value-type="float" office:value="10" calcext:value-type="float">
            <text:p>10.0</text:p>
          </table:table-cell>
          <table:table-cell table:style-name="ce137" table:formula="of:=+INDEX([$Sheet1.$T$66:.$T$71];COLUMN()-COLUMN([.$B$99])+1)" office:value-type="float" office:value="10" calcext:value-type="float">
            <text:p>10.0</text:p>
          </table:table-cell>
          <table:table-cell table:style-name="ce137" table:formula="of:=+INDEX([$Sheet1.$T$66:.$T$71];COLUMN()-COLUMN([.$B$99])+1)" office:value-type="float" office:value="10" calcext:value-type="float">
            <text:p>10.0</text:p>
          </table:table-cell>
          <table:table-cell table:style-name="ce137" table:formula="of:=+INDEX([$Sheet1.$T$66:.$T$71];COLUMN()-COLUMN([.$B$99])+1)" office:value-type="float" office:value="10" calcext:value-type="float">
            <text:p>10.0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maxPwm"&gt;</text:p>
          </table:table-cell>
          <table:table-cell table:number-columns-repeated="6" table:style-name="ce138" office:value-type="float" office:value="1200" calcext:value-type="float">
            <text:p>1200</text:p>
          </table:table-cell>
          <table:table-cell table:style-name="ce130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param name="posZeroThreshold"&gt;</text:p>
          </table:table-cell>
          <table:table-cell table:number-columns-repeated="6" table:style-name="ce138" office:value-type="float" office:value="2" calcext:value-type="float">
            <text:p>2</text:p>
          </table:table-cell>
          <table:table-cell table:style-name="ce135" office:value-type="string" calcext:value-type="string">
            <text:p>&lt;/param&gt; </text:p>
          </table:table-cell>
          <table:table-cell table:style-name="ce165"/>
          <table:table-cell table:style-name="ce139" table:number-columns-repeated="4"/>
          <table:table-cell table:number-columns-repeated="51"/>
        </table:table-row>
        <table:table-row table:style-name="ro15">
          <table:table-cell table:style-name="ce133" office:value-type="string" calcext:value-type="string">
            <text:p>&lt;/group&gt;</text:p>
          </table:table-cell>
          <table:table-cell table:style-name="ce165" table:number-columns-repeated="8"/>
          <table:table-cell table:style-name="ce139" table:number-columns-repeated="4"/>
          <table:table-cell table:number-columns-repeated="51"/>
        </table:table-row>
        <table:table-row table:style-name="ro15" table:number-rows-repeated="80">
          <table:table-cell table:number-columns-repeated="64"/>
        </table:table-row>
        <table:table-row table:style-name="ro14">
          <table:table-cell table:number-columns-repeated="64"/>
        </table:table-row>
        <table:table-row table:style-name="ro15" table:number-rows-repeated="1048468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right_lower_leg" table:style-name="ta11">
        <table:table-column table:style-name="co26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7" table:default-cell-style-name="ce1"/>
        <table:table-column table:style-name="co44" table:default-cell-style-name="ce1"/>
        <table:table-column table:style-name="co45" table:default-cell-style-name="ce1"/>
        <table:table-column table:style-name="co23" table:number-columns-repeated="57" table:default-cell-style-name="Default"/>
        <table:table-row table:style-name="ro15" table:number-rows-repeated="2">
          <table:table-cell table:number-columns-repeated="64"/>
        </table:table-row>
        <table:table-row table:style-name="ro15">
          <table:table-cell table:style-name="ce130" office:value-type="string" calcext:value-type="string">
            <text:p>&lt;param name="Encoder"&gt; <text:s text:c="2"/></text:p>
          </table:table-cell>
          <table:table-cell table:style-name="ce154"/>
          <table:table-cell table:style-name="ce160" table:number-columns-repeated="3"/>
          <table:table-cell table:style-name="ce172" table:formula="of:=+INDEX([$Sheet1.$K$66:.$K71];COLUMN()-COLUMN([.$B$99])+1)" office:value-type="float" office:value="182.044" calcext:value-type="float">
            <text:p>182.044</text:p>
          </table:table-cell>
          <table:table-cell table:style-name="ce172" table:formula="of:=+INDEX([$Sheet1.$K$66:.$K71];COLUMN()-COLUMN([.$B$99])+1)" office:value-type="float" office:value="-182.044" calcext:value-type="float">
            <text:p>-182.044</text:p>
          </table:table-cell>
          <table:table-cell table:style-name="ce130" office:value-type="string" calcext:value-type="string">
            <text:p>&lt;/param&gt; </text:p>
          </table:table-cell>
          <table:table-cell table:style-name="ce139" table:number-columns-repeated="2"/>
          <table:table-cell table:number-columns-repeated="54"/>
        </table:table-row>
        <table:table-row table:style-name="ro15">
          <table:table-cell table:style-name="ce130" office:value-type="string" calcext:value-type="string">
            <text:p>&lt;param name="Zeros"&gt;</text:p>
          </table:table-cell>
          <table:table-cell table:style-name="ce154"/>
          <table:table-cell table:style-name="ce160" table:number-columns-repeated="3"/>
          <table:table-cell table:style-name="ce135" table:formula="of:=+INDEX([$Sheet1.$D$66:.$D71];COLUMN()-COLUMN([.$B$99])+1)++INDEX([$Sheet1.$W$66:.$W71];COLUMN()-COLUMN([.$B$99])+1)" office:value-type="float" office:value="180" calcext:value-type="float">
            <text:p>180.00</text:p>
          </table:table-cell>
          <table:table-cell table:style-name="ce135" table:formula="of:=+INDEX([$Sheet1.$D$66:.$D71];COLUMN()-COLUMN([.$B$99])+1)++INDEX([$Sheet1.$W$66:.$W71];COLUMN()-COLUMN([.$B$99])+1)" office:value-type="float" office:value="-180" calcext:value-type="float">
            <text:p>-180.00</text:p>
          </table:table-cell>
          <table:table-cell table:style-name="ce135" office:value-type="string" calcext:value-type="string">
            <text:p>&lt;/param&gt; </text:p>
          </table:table-cell>
          <table:table-cell table:style-name="ce142" table:number-columns-repeated="2"/>
          <table:table-cell table:number-columns-repeated="54"/>
        </table:table-row>
        <table:table-row table:style-name="ro15" table:number-rows-repeated="102">
          <table:table-cell table:number-columns-repeated="64"/>
        </table:table-row>
        <table:table-row table:style-name="ro14">
          <table:table-cell table:number-columns-repeated="64"/>
        </table:table-row>
        <table:table-row table:style-name="ro15" table:number-rows-repeated="1048468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robotmotorgui_ini" table:style-name="ta12">
        <office:forms form:automatic-focus="false" form:apply-design-mode="false"/>
        <table:table-column table:style-name="co46" table:default-cell-style-name="ce1"/>
        <table:table-column table:style-name="co23" table:number-columns-repeated="7" table:default-cell-style-name="Default"/>
        <table:table-column table:style-name="co47" table:default-cell-style-name="ce1"/>
        <table:table-column table:style-name="co23" table:number-columns-repeated="55" table:default-cell-style-name="Default"/>
        <table:table-row table:style-name="ro15">
          <table:table-cell office:value-type="string" calcext:value-type="string">
            <text:p>//name of the robot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name icub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parts to be opened by the GUI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parts (head torso left_arm right_arm right_leg left_leg)</text:p>
          </table:table-cell>
          <table:table-cell table:number-columns-repeated="63"/>
        </table:table-row>
        <table:table-row table:style-name="ro15">
          <table:table-cell/>
          <table:table-cell table:style-name="ce1" office:value-type="float" office:value="100" calcext:value-type="float">
            <text:p>100</text:p>
          </table:table-cell>
          <table:table-cell table:number-columns-repeated="62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[head_calib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 <text:s text:c="12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Type <text:s text:c="4"/></text:p>
          </table:table-cell>
          <table:table-cell table:style-name="ce1" table:formula="of:=[$head.B69]" office:value-type="float" office:value="0" calcext:value-type="float">
            <text:p>0</text:p>
          </table:table-cell>
          <table:table-cell table:style-name="ce1" table:formula="of:=[$head.C69]" office:value-type="float" office:value="0" calcext:value-type="float">
            <text:p>0</text:p>
          </table:table-cell>
          <table:table-cell table:style-name="ce1" table:formula="of:=[$head.D69]" office:value-type="float" office:value="0" calcext:value-type="float">
            <text:p>0</text:p>
          </table:table-cell>
          <table:table-cell table:style-name="ce1" table:formula="of:=[$head.E69]" office:value-type="float" office:value="0" calcext:value-type="float">
            <text:p>0</text:p>
          </table:table-cell>
          <table:table-cell table:style-name="ce1" table:formula="of:=[$head.F69]" office:value-type="float" office:value="0" calcext:value-type="float">
            <text:p>0</text:p>
          </table:table-cell>
          <table:table-cell table:style-name="ce1" table:formula="of:=[$head.G69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1 <text:s/></text:p>
          </table:table-cell>
          <table:table-cell table:style-name="ce1" table:formula="of:=[$head.B70]" office:value-type="float" office:value="0" calcext:value-type="float">
            <text:p>0</text:p>
          </table:table-cell>
          <table:table-cell table:style-name="ce1" table:formula="of:=[$head.C70]" office:value-type="float" office:value="0" calcext:value-type="float">
            <text:p>0</text:p>
          </table:table-cell>
          <table:table-cell table:style-name="ce1" table:formula="of:=[$head.D70]" office:value-type="float" office:value="0" calcext:value-type="float">
            <text:p>0</text:p>
          </table:table-cell>
          <table:table-cell table:style-name="ce1" table:formula="of:=[$head.E70]" office:value-type="float" office:value="0" calcext:value-type="float">
            <text:p>0</text:p>
          </table:table-cell>
          <table:table-cell table:style-name="ce1" table:formula="of:=[$head.F70]" office:value-type="float" office:value="0" calcext:value-type="float">
            <text:p>0</text:p>
          </table:table-cell>
          <table:table-cell table:style-name="ce1" table:formula="of:=[$head.G70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2 <text:s text:c="2"/></text:p>
          </table:table-cell>
          <table:table-cell table:style-name="ce1" table:formula="of:=[$head.B71]" office:value-type="float" office:value="0" calcext:value-type="float">
            <text:p>0</text:p>
          </table:table-cell>
          <table:table-cell table:style-name="ce1" table:formula="of:=[$head.C71]" office:value-type="float" office:value="0" calcext:value-type="float">
            <text:p>0</text:p>
          </table:table-cell>
          <table:table-cell table:style-name="ce1" table:formula="of:=[$head.D71]" office:value-type="float" office:value="0" calcext:value-type="float">
            <text:p>0</text:p>
          </table:table-cell>
          <table:table-cell table:style-name="ce1" table:formula="of:=[$head.E71]" office:value-type="float" office:value="0" calcext:value-type="float">
            <text:p>0</text:p>
          </table:table-cell>
          <table:table-cell table:style-name="ce1" table:formula="of:=[$head.F71]" office:value-type="float" office:value="0" calcext:value-type="float">
            <text:p>0</text:p>
          </table:table-cell>
          <table:table-cell table:style-name="ce1" table:formula="of:=[$head.G71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3 <text:s text:c="5"/></text:p>
          </table:table-cell>
          <table:table-cell table:style-name="ce1" table:formula="of:=[$head.B72]" office:value-type="float" office:value="0" calcext:value-type="float">
            <text:p>0</text:p>
          </table:table-cell>
          <table:table-cell table:style-name="ce1" table:formula="of:=[$head.C72]" office:value-type="float" office:value="0" calcext:value-type="float">
            <text:p>0</text:p>
          </table:table-cell>
          <table:table-cell table:style-name="ce1" table:formula="of:=[$head.D72]" office:value-type="float" office:value="0" calcext:value-type="float">
            <text:p>0</text:p>
          </table:table-cell>
          <table:table-cell table:style-name="ce1" table:formula="of:=[$head.E72]" office:value-type="float" office:value="0" calcext:value-type="float">
            <text:p>0</text:p>
          </table:table-cell>
          <table:table-cell table:style-name="ce1" table:formula="of:=[$head.F72]" office:value-type="float" office:value="0" calcext:value-type="float">
            <text:p>0</text:p>
          </table:table-cell>
          <table:table-cell table:style-name="ce1" table:formula="of:=[$head.G72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[head_zero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 <text:s text:c="12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PositionZero <text:s text:c="2"/></text:p>
          </table:table-cell>
          <table:table-cell table:style-name="ce1" table:formula="of:=[$head.B73]" office:value-type="float" office:value="0" calcext:value-type="float">
            <text:p>0</text:p>
          </table:table-cell>
          <table:table-cell table:style-name="ce1" table:formula="of:=[$head.C73]" office:value-type="float" office:value="0" calcext:value-type="float">
            <text:p>0</text:p>
          </table:table-cell>
          <table:table-cell table:style-name="ce1" table:formula="of:=[$head.D73]" office:value-type="float" office:value="0" calcext:value-type="float">
            <text:p>0</text:p>
          </table:table-cell>
          <table:table-cell table:style-name="ce1" table:formula="of:=[$head.E73]" office:value-type="float" office:value="0" calcext:value-type="float">
            <text:p>0</text:p>
          </table:table-cell>
          <table:table-cell table:style-name="ce1" table:formula="of:=[$head.F73]" office:value-type="float" office:value="0" calcext:value-type="float">
            <text:p>0</text:p>
          </table:table-cell>
          <table:table-cell table:style-name="ce1" table:formula="of:=[$head.G73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VelocityZero <text:s text:c="4"/></text:p>
          </table:table-cell>
          <table:table-cell table:style-name="ce1" table:formula="of:=[$head.B74]" office:value-type="float" office:value="0" calcext:value-type="float">
            <text:p>0</text:p>
          </table:table-cell>
          <table:table-cell table:style-name="ce1" table:formula="of:=[$head.C74]" office:value-type="float" office:value="0" calcext:value-type="float">
            <text:p>0</text:p>
          </table:table-cell>
          <table:table-cell table:style-name="ce1" table:formula="of:=[$head.D74]" office:value-type="float" office:value="0" calcext:value-type="float">
            <text:p>0</text:p>
          </table:table-cell>
          <table:table-cell table:style-name="ce1" table:formula="of:=[$head.E74]" office:value-type="float" office:value="0" calcext:value-type="float">
            <text:p>0</text:p>
          </table:table-cell>
          <table:table-cell table:style-name="ce1" table:formula="of:=[$head.F74]" office:value-type="float" office:value="0" calcext:value-type="float">
            <text:p>0</text:p>
          </table:table-cell>
          <table:table-cell table:style-name="ce1" table:formula="of:=[$head.G74]" office:value-type="float" office:value="0" calcext:value-type="float">
            <text:p>0</text:p>
          </table:table-cell>
          <table:table-cell table:number-columns-repeated="57"/>
        </table:table-row>
        <table:table-row table:style-name="ro15" table:number-rows-repeated="2">
          <table:table-cell table:number-columns-repeated="64"/>
        </table:table-row>
        <table:table-row table:style-name="ro15">
          <table:table-cell office:value-type="string" calcext:value-type="string">
            <text:p>[torso_calib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 <text:s text:c="12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0"/>
        </table:table-row>
        <table:table-row table:style-name="ro15">
          <table:table-cell office:value-type="string" calcext:value-type="string">
            <text:p>CalibrationType</text:p>
          </table:table-cell>
          <table:table-cell table:style-name="ce1" table:formula="of:=[$torso.B82]" office:value-type="float" office:value="0" calcext:value-type="float">
            <text:p>0</text:p>
          </table:table-cell>
          <table:table-cell table:style-name="ce1" table:formula="of:=[$torso.C82]" office:value-type="float" office:value="0" calcext:value-type="float">
            <text:p>0</text:p>
          </table:table-cell>
          <table:table-cell table:style-name="ce1" table:formula="of:=[$torso.D82]" office:value-type="float" office:value="0" calcext:value-type="float">
            <text:p>0</text:p>
          </table:table-cell>
          <table:table-cell table:number-columns-repeated="60"/>
        </table:table-row>
        <table:table-row table:style-name="ro15">
          <table:table-cell office:value-type="string" calcext:value-type="string">
            <text:p>Calibration1 <text:s text:c="3"/></text:p>
          </table:table-cell>
          <table:table-cell table:style-name="ce1" table:formula="of:=[$torso.B83]" office:value-type="float" office:value="0" calcext:value-type="float">
            <text:p>0</text:p>
          </table:table-cell>
          <table:table-cell table:style-name="ce1" table:formula="of:=[$torso.C83]" office:value-type="float" office:value="0" calcext:value-type="float">
            <text:p>0</text:p>
          </table:table-cell>
          <table:table-cell table:style-name="ce1" table:formula="of:=[$torso.D83]" office:value-type="float" office:value="0" calcext:value-type="float">
            <text:p>0</text:p>
          </table:table-cell>
          <table:table-cell table:number-columns-repeated="60"/>
        </table:table-row>
        <table:table-row table:style-name="ro15">
          <table:table-cell office:value-type="string" calcext:value-type="string">
            <text:p>Calibration2 <text:s text:c="3"/></text:p>
          </table:table-cell>
          <table:table-cell table:style-name="ce1" table:formula="of:=[$torso.B84]" office:value-type="float" office:value="0" calcext:value-type="float">
            <text:p>0</text:p>
          </table:table-cell>
          <table:table-cell table:style-name="ce1" table:formula="of:=[$torso.C84]" office:value-type="float" office:value="0" calcext:value-type="float">
            <text:p>0</text:p>
          </table:table-cell>
          <table:table-cell table:style-name="ce1" table:formula="of:=[$torso.D84]" office:value-type="float" office:value="0" calcext:value-type="float">
            <text:p>0</text:p>
          </table:table-cell>
          <table:table-cell table:number-columns-repeated="60"/>
        </table:table-row>
        <table:table-row table:style-name="ro15">
          <table:table-cell office:value-type="string" calcext:value-type="string">
            <text:p>Calibration3 <text:s text:c="2"/></text:p>
          </table:table-cell>
          <table:table-cell table:style-name="ce1" table:formula="of:=[$torso.B85]" office:value-type="float" office:value="0" calcext:value-type="float">
            <text:p>0</text:p>
          </table:table-cell>
          <table:table-cell table:style-name="ce1" table:formula="of:=[$torso.C85]" office:value-type="float" office:value="0" calcext:value-type="float">
            <text:p>0</text:p>
          </table:table-cell>
          <table:table-cell table:style-name="ce1" table:formula="of:=[$torso.D85]" office:value-type="float" office:value="0" calcext:value-type="float">
            <text:p>0</text:p>
          </table:table-cell>
          <table:table-cell table:number-columns-repeated="60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[torso_zero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 <text:s text:c="12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0"/>
        </table:table-row>
        <table:table-row table:style-name="ro15">
          <table:table-cell office:value-type="string" calcext:value-type="string">
            <text:p>PositionZero <text:s text:c="4"/></text:p>
          </table:table-cell>
          <table:table-cell table:style-name="ce1" table:formula="of:=[$torso.B86]" office:value-type="float" office:value="0" calcext:value-type="float">
            <text:p>0</text:p>
          </table:table-cell>
          <table:table-cell table:style-name="ce1" table:formula="of:=[$torso.C86]" office:value-type="float" office:value="0" calcext:value-type="float">
            <text:p>0</text:p>
          </table:table-cell>
          <table:table-cell table:style-name="ce1" table:formula="of:=[$torso.D86]" office:value-type="float" office:value="0" calcext:value-type="float">
            <text:p>0</text:p>
          </table:table-cell>
          <table:table-cell table:number-columns-repeated="60"/>
        </table:table-row>
        <table:table-row table:style-name="ro15">
          <table:table-cell office:value-type="string" calcext:value-type="string">
            <text:p>VelocityZero <text:s text:c="3"/></text:p>
          </table:table-cell>
          <table:table-cell table:style-name="ce1" table:formula="of:=[$torso.B87]" office:value-type="float" office:value="0" calcext:value-type="float">
            <text:p>0</text:p>
          </table:table-cell>
          <table:table-cell table:style-name="ce1" table:formula="of:=[$torso.C87]" office:value-type="float" office:value="0" calcext:value-type="float">
            <text:p>0</text:p>
          </table:table-cell>
          <table:table-cell table:style-name="ce1" table:formula="of:=[$torso.D87]" office:value-type="float" office:value="0" calcext:value-type="float">
            <text:p>0</text:p>
          </table:table-cell>
          <table:table-cell table:number-columns-repeated="60"/>
        </table:table-row>
        <table:table-row table:style-name="ro15" table:number-rows-repeated="2">
          <table:table-cell table:number-columns-repeated="64"/>
        </table:table-row>
        <table:table-row table:style-name="ro15">
          <table:table-cell office:value-type="string" calcext:value-type="string">
            <text:p>[left_arm_calib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Joint <text:s text:c="11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CalibrationType <text:s text:c="4"/></text:p>
          </table:table-cell>
          <table:table-cell table:style-name="ce158" table:formula="of:=[$left_arm.B120]" office:value-type="float" office:value="0" calcext:value-type="float">
            <text:p>0</text:p>
          </table:table-cell>
          <table:table-cell table:style-name="ce158" table:formula="of:=[$left_arm.C120]" office:value-type="float" office:value="0" calcext:value-type="float">
            <text:p>0</text:p>
          </table:table-cell>
          <table:table-cell table:style-name="ce158" table:formula="of:=[$left_arm.D120]" office:value-type="float" office:value="0" calcext:value-type="float">
            <text:p>0</text:p>
          </table:table-cell>
          <table:table-cell table:style-name="ce158" table:formula="of:=[$left_arm.E120]" office:value-type="float" office:value="0" calcext:value-type="float">
            <text:p>0</text:p>
          </table:table-cell>
          <table:table-cell table:style-name="ce158" table:formula="of:=[$left_arm.F120]" office:value-type="float" office:value="0" calcext:value-type="float">
            <text:p>0</text:p>
          </table:table-cell>
          <table:table-cell table:style-name="ce158" table:formula="of:=[$left_arm.G120]" office:value-type="float" office:value="0" calcext:value-type="float">
            <text:p>0</text:p>
          </table:table-cell>
          <table:table-cell table:style-name="ce158" table:formula="of:=[$left_arm.H120]" office:value-type="float" office:value="0" calcext:value-type="float">
            <text:p>0</text:p>
          </table:table-cell>
          <table:table-cell table:style-name="ce158" table:formula="of:=[$left_arm.I120]" office:value-type="float" office:value="0" calcext:value-type="float">
            <text:p>0</text:p>
          </table:table-cell>
          <table:table-cell table:style-name="ce158" table:formula="of:=[$left_arm.J120]" office:value-type="float" office:value="0" calcext:value-type="float">
            <text:p>0</text:p>
          </table:table-cell>
          <table:table-cell table:style-name="ce158" table:formula="of:=[$left_arm.K120]" office:value-type="float" office:value="0" calcext:value-type="float">
            <text:p>0</text:p>
          </table:table-cell>
          <table:table-cell table:style-name="ce158" table:formula="of:=[$left_arm.L120]" office:value-type="float" office:value="0" calcext:value-type="float">
            <text:p>0</text:p>
          </table:table-cell>
          <table:table-cell table:style-name="ce158" table:formula="of:=[$left_arm.M120]" office:value-type="float" office:value="0" calcext:value-type="float">
            <text:p>0</text:p>
          </table:table-cell>
          <table:table-cell table:style-name="ce158" table:formula="of:=[$left_arm.N120]" office:value-type="float" office:value="0" calcext:value-type="float">
            <text:p>0</text:p>
          </table:table-cell>
          <table:table-cell table:style-name="ce158" table:formula="of:=[$left_arm.O120]" office:value-type="float" office:value="0" calcext:value-type="float">
            <text:p>0</text:p>
          </table:table-cell>
          <table:table-cell table:style-name="ce158" table:formula="of:=[$left_arm.P120]" office:value-type="float" office:value="0" calcext:value-type="float">
            <text:p>0</text:p>
          </table:table-cell>
          <table:table-cell table:style-name="ce158" table:formula="of:=[$left_arm.Q120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Calibration1 <text:s text:c="4"/></text:p>
          </table:table-cell>
          <table:table-cell table:style-name="ce158" table:formula="of:=[$left_arm.B121]" office:value-type="float" office:value="0" calcext:value-type="float">
            <text:p>0</text:p>
          </table:table-cell>
          <table:table-cell table:style-name="ce158" table:formula="of:=[$left_arm.C121]" office:value-type="float" office:value="0" calcext:value-type="float">
            <text:p>0</text:p>
          </table:table-cell>
          <table:table-cell table:style-name="ce158" table:formula="of:=[$left_arm.D121]" office:value-type="float" office:value="0" calcext:value-type="float">
            <text:p>0</text:p>
          </table:table-cell>
          <table:table-cell table:style-name="ce158" table:formula="of:=[$left_arm.E121]" office:value-type="float" office:value="0" calcext:value-type="float">
            <text:p>0</text:p>
          </table:table-cell>
          <table:table-cell table:style-name="ce158" table:formula="of:=[$left_arm.F121]" office:value-type="float" office:value="0" calcext:value-type="float">
            <text:p>0</text:p>
          </table:table-cell>
          <table:table-cell table:style-name="ce158" table:formula="of:=[$left_arm.G121]" office:value-type="float" office:value="0" calcext:value-type="float">
            <text:p>0</text:p>
          </table:table-cell>
          <table:table-cell table:style-name="ce158" table:formula="of:=[$left_arm.H121]" office:value-type="float" office:value="0" calcext:value-type="float">
            <text:p>0</text:p>
          </table:table-cell>
          <table:table-cell table:style-name="ce158" table:formula="of:=[$left_arm.I121]" office:value-type="float" office:value="0" calcext:value-type="float">
            <text:p>0</text:p>
          </table:table-cell>
          <table:table-cell table:style-name="ce158" table:formula="of:=[$left_arm.J121]" office:value-type="float" office:value="0" calcext:value-type="float">
            <text:p>0</text:p>
          </table:table-cell>
          <table:table-cell table:style-name="ce158" table:formula="of:=[$left_arm.K121]" office:value-type="float" office:value="0" calcext:value-type="float">
            <text:p>0</text:p>
          </table:table-cell>
          <table:table-cell table:style-name="ce158" table:formula="of:=[$left_arm.L121]" office:value-type="float" office:value="0" calcext:value-type="float">
            <text:p>0</text:p>
          </table:table-cell>
          <table:table-cell table:style-name="ce158" table:formula="of:=[$left_arm.M121]" office:value-type="float" office:value="0" calcext:value-type="float">
            <text:p>0</text:p>
          </table:table-cell>
          <table:table-cell table:style-name="ce158" table:formula="of:=[$left_arm.N121]" office:value-type="float" office:value="0" calcext:value-type="float">
            <text:p>0</text:p>
          </table:table-cell>
          <table:table-cell table:style-name="ce158" table:formula="of:=[$left_arm.O121]" office:value-type="float" office:value="0" calcext:value-type="float">
            <text:p>0</text:p>
          </table:table-cell>
          <table:table-cell table:style-name="ce158" table:formula="of:=[$left_arm.P121]" office:value-type="float" office:value="0" calcext:value-type="float">
            <text:p>0</text:p>
          </table:table-cell>
          <table:table-cell table:style-name="ce158" table:formula="of:=[$left_arm.Q121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Calibration2 <text:s text:c="6"/></text:p>
          </table:table-cell>
          <table:table-cell table:style-name="ce158" table:formula="of:=[$left_arm.B122]" office:value-type="float" office:value="0" calcext:value-type="float">
            <text:p>0</text:p>
          </table:table-cell>
          <table:table-cell table:style-name="ce158" table:formula="of:=[$left_arm.C122]" office:value-type="float" office:value="0" calcext:value-type="float">
            <text:p>0</text:p>
          </table:table-cell>
          <table:table-cell table:style-name="ce158" table:formula="of:=[$left_arm.D122]" office:value-type="float" office:value="0" calcext:value-type="float">
            <text:p>0</text:p>
          </table:table-cell>
          <table:table-cell table:style-name="ce158" table:formula="of:=[$left_arm.E122]" office:value-type="float" office:value="0" calcext:value-type="float">
            <text:p>0</text:p>
          </table:table-cell>
          <table:table-cell table:style-name="ce158" table:formula="of:=[$left_arm.F122]" office:value-type="float" office:value="0" calcext:value-type="float">
            <text:p>0</text:p>
          </table:table-cell>
          <table:table-cell table:style-name="ce158" table:formula="of:=[$left_arm.G122]" office:value-type="float" office:value="0" calcext:value-type="float">
            <text:p>0</text:p>
          </table:table-cell>
          <table:table-cell table:style-name="ce158" table:formula="of:=[$left_arm.H122]" office:value-type="float" office:value="0" calcext:value-type="float">
            <text:p>0</text:p>
          </table:table-cell>
          <table:table-cell table:style-name="ce158" table:formula="of:=[$left_arm.I122]" office:value-type="float" office:value="0" calcext:value-type="float">
            <text:p>0</text:p>
          </table:table-cell>
          <table:table-cell table:style-name="ce158" table:formula="of:=[$left_arm.J122]" office:value-type="float" office:value="0" calcext:value-type="float">
            <text:p>0</text:p>
          </table:table-cell>
          <table:table-cell table:style-name="ce158" table:formula="of:=[$left_arm.K122]" office:value-type="float" office:value="0" calcext:value-type="float">
            <text:p>0</text:p>
          </table:table-cell>
          <table:table-cell table:style-name="ce158" table:formula="of:=[$left_arm.L122]" office:value-type="float" office:value="0" calcext:value-type="float">
            <text:p>0</text:p>
          </table:table-cell>
          <table:table-cell table:style-name="ce158" table:formula="of:=[$left_arm.M122]" office:value-type="float" office:value="0" calcext:value-type="float">
            <text:p>0</text:p>
          </table:table-cell>
          <table:table-cell table:style-name="ce158" table:formula="of:=[$left_arm.N122]" office:value-type="float" office:value="0" calcext:value-type="float">
            <text:p>0</text:p>
          </table:table-cell>
          <table:table-cell table:style-name="ce158" table:formula="of:=[$left_arm.O122]" office:value-type="float" office:value="0" calcext:value-type="float">
            <text:p>0</text:p>
          </table:table-cell>
          <table:table-cell table:style-name="ce158" table:formula="of:=[$left_arm.P122]" office:value-type="float" office:value="0" calcext:value-type="float">
            <text:p>0</text:p>
          </table:table-cell>
          <table:table-cell table:style-name="ce158" table:formula="of:=[$left_arm.Q122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Calibration3 <text:s text:c="2"/></text:p>
          </table:table-cell>
          <table:table-cell table:style-name="ce158" table:formula="of:=[$left_arm.B123]" office:value-type="float" office:value="0" calcext:value-type="float">
            <text:p>0</text:p>
          </table:table-cell>
          <table:table-cell table:style-name="ce158" table:formula="of:=[$left_arm.C123]" office:value-type="float" office:value="0" calcext:value-type="float">
            <text:p>0</text:p>
          </table:table-cell>
          <table:table-cell table:style-name="ce158" table:formula="of:=[$left_arm.D123]" office:value-type="float" office:value="0" calcext:value-type="float">
            <text:p>0</text:p>
          </table:table-cell>
          <table:table-cell table:style-name="ce158" table:formula="of:=[$left_arm.E123]" office:value-type="float" office:value="0" calcext:value-type="float">
            <text:p>0</text:p>
          </table:table-cell>
          <table:table-cell table:style-name="ce158" table:formula="of:=[$left_arm.F123]" office:value-type="float" office:value="0" calcext:value-type="float">
            <text:p>0</text:p>
          </table:table-cell>
          <table:table-cell table:style-name="ce158" table:formula="of:=[$left_arm.G123]" office:value-type="float" office:value="0" calcext:value-type="float">
            <text:p>0</text:p>
          </table:table-cell>
          <table:table-cell table:style-name="ce158" table:formula="of:=[$left_arm.H123]" office:value-type="float" office:value="0" calcext:value-type="float">
            <text:p>0</text:p>
          </table:table-cell>
          <table:table-cell table:style-name="ce158" table:formula="of:=[$left_arm.I123]" office:value-type="float" office:value="0" calcext:value-type="float">
            <text:p>0</text:p>
          </table:table-cell>
          <table:table-cell table:style-name="ce158" table:formula="of:=[$left_arm.J123]" office:value-type="float" office:value="0" calcext:value-type="float">
            <text:p>0</text:p>
          </table:table-cell>
          <table:table-cell table:style-name="ce158" table:formula="of:=[$left_arm.K123]" office:value-type="float" office:value="0" calcext:value-type="float">
            <text:p>0</text:p>
          </table:table-cell>
          <table:table-cell table:style-name="ce158" table:formula="of:=[$left_arm.L123]" office:value-type="float" office:value="0" calcext:value-type="float">
            <text:p>0</text:p>
          </table:table-cell>
          <table:table-cell table:style-name="ce158" table:formula="of:=[$left_arm.M123]" office:value-type="float" office:value="0" calcext:value-type="float">
            <text:p>0</text:p>
          </table:table-cell>
          <table:table-cell table:style-name="ce158" table:formula="of:=[$left_arm.N123]" office:value-type="float" office:value="0" calcext:value-type="float">
            <text:p>0</text:p>
          </table:table-cell>
          <table:table-cell table:style-name="ce158" table:formula="of:=[$left_arm.O123]" office:value-type="float" office:value="0" calcext:value-type="float">
            <text:p>0</text:p>
          </table:table-cell>
          <table:table-cell table:style-name="ce158" table:formula="of:=[$left_arm.P123]" office:value-type="float" office:value="0" calcext:value-type="float">
            <text:p>0</text:p>
          </table:table-cell>
          <table:table-cell table:style-name="ce158" table:formula="of:=[$left_arm.Q123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[left_arm_zero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Joint <text:s text:c="11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PositionZero <text:s text:c="4"/></text:p>
          </table:table-cell>
          <table:table-cell table:style-name="ce158" table:formula="of:=[$left_arm.B124]" office:value-type="float" office:value="0" calcext:value-type="float">
            <text:p>0</text:p>
          </table:table-cell>
          <table:table-cell table:style-name="ce158" table:formula="of:=[$left_arm.C124]" office:value-type="float" office:value="0" calcext:value-type="float">
            <text:p>0</text:p>
          </table:table-cell>
          <table:table-cell table:style-name="ce158" table:formula="of:=[$left_arm.D124]" office:value-type="float" office:value="0" calcext:value-type="float">
            <text:p>0</text:p>
          </table:table-cell>
          <table:table-cell table:style-name="ce158" table:formula="of:=[$left_arm.E124]" office:value-type="float" office:value="0" calcext:value-type="float">
            <text:p>0</text:p>
          </table:table-cell>
          <table:table-cell table:style-name="ce158" table:formula="of:=[$left_arm.F124]" office:value-type="float" office:value="0" calcext:value-type="float">
            <text:p>0</text:p>
          </table:table-cell>
          <table:table-cell table:style-name="ce158" table:formula="of:=[$left_arm.G124]" office:value-type="float" office:value="0" calcext:value-type="float">
            <text:p>0</text:p>
          </table:table-cell>
          <table:table-cell table:style-name="ce158" table:formula="of:=[$left_arm.H124]" office:value-type="float" office:value="0" calcext:value-type="float">
            <text:p>0</text:p>
          </table:table-cell>
          <table:table-cell table:style-name="ce158" table:formula="of:=[$left_arm.I124]" office:value-type="float" office:value="0" calcext:value-type="float">
            <text:p>0</text:p>
          </table:table-cell>
          <table:table-cell table:style-name="ce158" table:formula="of:=[$left_arm.J124]" office:value-type="float" office:value="0" calcext:value-type="float">
            <text:p>0</text:p>
          </table:table-cell>
          <table:table-cell table:style-name="ce158" table:formula="of:=[$left_arm.K124]" office:value-type="float" office:value="0" calcext:value-type="float">
            <text:p>0</text:p>
          </table:table-cell>
          <table:table-cell table:style-name="ce158" table:formula="of:=[$left_arm.L124]" office:value-type="float" office:value="0" calcext:value-type="float">
            <text:p>0</text:p>
          </table:table-cell>
          <table:table-cell table:style-name="ce158" table:formula="of:=[$left_arm.M124]" office:value-type="float" office:value="0" calcext:value-type="float">
            <text:p>0</text:p>
          </table:table-cell>
          <table:table-cell table:style-name="ce158" table:formula="of:=[$left_arm.N124]" office:value-type="float" office:value="0" calcext:value-type="float">
            <text:p>0</text:p>
          </table:table-cell>
          <table:table-cell table:style-name="ce158" table:formula="of:=[$left_arm.O124]" office:value-type="float" office:value="0" calcext:value-type="float">
            <text:p>0</text:p>
          </table:table-cell>
          <table:table-cell table:style-name="ce158" table:formula="of:=[$left_arm.P124]" office:value-type="float" office:value="0" calcext:value-type="float">
            <text:p>0</text:p>
          </table:table-cell>
          <table:table-cell table:style-name="ce158" table:formula="of:=[$left_arm.Q124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VelocityZero <text:s text:c="4"/></text:p>
          </table:table-cell>
          <table:table-cell table:style-name="ce158" table:formula="of:=[$left_arm.B125]" office:value-type="float" office:value="0" calcext:value-type="float">
            <text:p>0</text:p>
          </table:table-cell>
          <table:table-cell table:style-name="ce158" table:formula="of:=[$left_arm.C125]" office:value-type="float" office:value="0" calcext:value-type="float">
            <text:p>0</text:p>
          </table:table-cell>
          <table:table-cell table:style-name="ce158" table:formula="of:=[$left_arm.D125]" office:value-type="float" office:value="0" calcext:value-type="float">
            <text:p>0</text:p>
          </table:table-cell>
          <table:table-cell table:style-name="ce158" table:formula="of:=[$left_arm.E125]" office:value-type="float" office:value="0" calcext:value-type="float">
            <text:p>0</text:p>
          </table:table-cell>
          <table:table-cell table:style-name="ce158" table:formula="of:=[$left_arm.F125]" office:value-type="float" office:value="0" calcext:value-type="float">
            <text:p>0</text:p>
          </table:table-cell>
          <table:table-cell table:style-name="ce158" table:formula="of:=[$left_arm.G125]" office:value-type="float" office:value="0" calcext:value-type="float">
            <text:p>0</text:p>
          </table:table-cell>
          <table:table-cell table:style-name="ce158" table:formula="of:=[$left_arm.H125]" office:value-type="float" office:value="0" calcext:value-type="float">
            <text:p>0</text:p>
          </table:table-cell>
          <table:table-cell table:style-name="ce158" table:formula="of:=[$left_arm.I125]" office:value-type="float" office:value="0" calcext:value-type="float">
            <text:p>0</text:p>
          </table:table-cell>
          <table:table-cell table:style-name="ce158" table:formula="of:=[$left_arm.J125]" office:value-type="float" office:value="0" calcext:value-type="float">
            <text:p>0</text:p>
          </table:table-cell>
          <table:table-cell table:style-name="ce158" table:formula="of:=[$left_arm.K125]" office:value-type="float" office:value="0" calcext:value-type="float">
            <text:p>0</text:p>
          </table:table-cell>
          <table:table-cell table:style-name="ce158" table:formula="of:=[$left_arm.L125]" office:value-type="float" office:value="0" calcext:value-type="float">
            <text:p>0</text:p>
          </table:table-cell>
          <table:table-cell table:style-name="ce158" table:formula="of:=[$left_arm.M125]" office:value-type="float" office:value="0" calcext:value-type="float">
            <text:p>0</text:p>
          </table:table-cell>
          <table:table-cell table:style-name="ce158" table:formula="of:=[$left_arm.N125]" office:value-type="float" office:value="0" calcext:value-type="float">
            <text:p>0</text:p>
          </table:table-cell>
          <table:table-cell table:style-name="ce158" table:formula="of:=[$left_arm.O125]" office:value-type="float" office:value="0" calcext:value-type="float">
            <text:p>0</text:p>
          </table:table-cell>
          <table:table-cell table:style-name="ce158" table:formula="of:=[$left_arm.P125]" office:value-type="float" office:value="0" calcext:value-type="float">
            <text:p>0</text:p>
          </table:table-cell>
          <table:table-cell table:style-name="ce158" table:formula="of:=[$left_arm.Q125]" office:value-type="float" office:value="0" calcext:value-type="float">
            <text:p>0</text:p>
          </table:table-cell>
          <table:table-cell table:number-columns-repeated="47"/>
        </table:table-row>
        <table:table-row table:style-name="ro15" table:number-rows-repeated="2">
          <table:table-cell table:number-columns-repeated="64"/>
        </table:table-row>
        <table:table-row table:style-name="ro15">
          <table:table-cell office:value-type="string" calcext:value-type="string">
            <text:p>[right_arm_calib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Joint <text:s text:c="13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CalibrationType <text:s text:c="3"/></text:p>
          </table:table-cell>
          <table:table-cell table:style-name="ce158" table:formula="of:=[$right_arm.B119]" office:value-type="float" office:value="0" calcext:value-type="float">
            <text:p>0</text:p>
          </table:table-cell>
          <table:table-cell table:style-name="ce158" table:formula="of:=[$right_arm.C119]" office:value-type="float" office:value="0" calcext:value-type="float">
            <text:p>0</text:p>
          </table:table-cell>
          <table:table-cell table:style-name="ce158" table:formula="of:=[$right_arm.D119]" office:value-type="float" office:value="0" calcext:value-type="float">
            <text:p>0</text:p>
          </table:table-cell>
          <table:table-cell table:style-name="ce158" table:formula="of:=[$right_arm.E119]" office:value-type="float" office:value="0" calcext:value-type="float">
            <text:p>0</text:p>
          </table:table-cell>
          <table:table-cell table:style-name="ce158" table:formula="of:=[$right_arm.F119]" office:value-type="float" office:value="0" calcext:value-type="float">
            <text:p>0</text:p>
          </table:table-cell>
          <table:table-cell table:style-name="ce158" table:formula="of:=[$right_arm.G119]" office:value-type="float" office:value="0" calcext:value-type="float">
            <text:p>0</text:p>
          </table:table-cell>
          <table:table-cell table:style-name="ce158" table:formula="of:=[$right_arm.H119]" office:value-type="float" office:value="0" calcext:value-type="float">
            <text:p>0</text:p>
          </table:table-cell>
          <table:table-cell table:style-name="ce158" table:formula="of:=[$right_arm.I119]" office:value-type="float" office:value="0" calcext:value-type="float">
            <text:p>0</text:p>
          </table:table-cell>
          <table:table-cell table:style-name="ce158" table:formula="of:=[$right_arm.J119]" office:value-type="float" office:value="0" calcext:value-type="float">
            <text:p>0</text:p>
          </table:table-cell>
          <table:table-cell table:style-name="ce158" table:formula="of:=[$right_arm.K119]" office:value-type="float" office:value="0" calcext:value-type="float">
            <text:p>0</text:p>
          </table:table-cell>
          <table:table-cell table:style-name="ce158" table:formula="of:=[$right_arm.L119]" office:value-type="float" office:value="0" calcext:value-type="float">
            <text:p>0</text:p>
          </table:table-cell>
          <table:table-cell table:style-name="ce158" table:formula="of:=[$right_arm.M119]" office:value-type="float" office:value="0" calcext:value-type="float">
            <text:p>0</text:p>
          </table:table-cell>
          <table:table-cell table:style-name="ce158" table:formula="of:=[$right_arm.N119]" office:value-type="float" office:value="0" calcext:value-type="float">
            <text:p>0</text:p>
          </table:table-cell>
          <table:table-cell table:style-name="ce158" table:formula="of:=[$right_arm.O119]" office:value-type="float" office:value="0" calcext:value-type="float">
            <text:p>0</text:p>
          </table:table-cell>
          <table:table-cell table:style-name="ce158" table:formula="of:=[$right_arm.P119]" office:value-type="float" office:value="0" calcext:value-type="float">
            <text:p>0</text:p>
          </table:table-cell>
          <table:table-cell table:style-name="ce158" table:formula="of:=[$right_arm.Q119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Calibration1 <text:s text:c="3"/></text:p>
          </table:table-cell>
          <table:table-cell table:style-name="ce158" table:formula="of:=[$right_arm.B120]" office:value-type="float" office:value="0" calcext:value-type="float">
            <text:p>0</text:p>
          </table:table-cell>
          <table:table-cell table:style-name="ce158" table:formula="of:=[$right_arm.C120]" office:value-type="float" office:value="0" calcext:value-type="float">
            <text:p>0</text:p>
          </table:table-cell>
          <table:table-cell table:style-name="ce158" table:formula="of:=[$right_arm.D120]" office:value-type="float" office:value="0" calcext:value-type="float">
            <text:p>0</text:p>
          </table:table-cell>
          <table:table-cell table:style-name="ce158" table:formula="of:=[$right_arm.E120]" office:value-type="float" office:value="0" calcext:value-type="float">
            <text:p>0</text:p>
          </table:table-cell>
          <table:table-cell table:style-name="ce158" table:formula="of:=[$right_arm.F120]" office:value-type="float" office:value="0" calcext:value-type="float">
            <text:p>0</text:p>
          </table:table-cell>
          <table:table-cell table:style-name="ce158" table:formula="of:=[$right_arm.G120]" office:value-type="float" office:value="0" calcext:value-type="float">
            <text:p>0</text:p>
          </table:table-cell>
          <table:table-cell table:style-name="ce158" table:formula="of:=[$right_arm.H120]" office:value-type="float" office:value="0" calcext:value-type="float">
            <text:p>0</text:p>
          </table:table-cell>
          <table:table-cell table:style-name="ce158" table:formula="of:=[$right_arm.I120]" office:value-type="float" office:value="0" calcext:value-type="float">
            <text:p>0</text:p>
          </table:table-cell>
          <table:table-cell table:style-name="ce158" table:formula="of:=[$right_arm.J120]" office:value-type="float" office:value="0" calcext:value-type="float">
            <text:p>0</text:p>
          </table:table-cell>
          <table:table-cell table:style-name="ce158" table:formula="of:=[$right_arm.K120]" office:value-type="float" office:value="0" calcext:value-type="float">
            <text:p>0</text:p>
          </table:table-cell>
          <table:table-cell table:style-name="ce158" table:formula="of:=[$right_arm.L120]" office:value-type="float" office:value="0" calcext:value-type="float">
            <text:p>0</text:p>
          </table:table-cell>
          <table:table-cell table:style-name="ce158" table:formula="of:=[$right_arm.M120]" office:value-type="float" office:value="0" calcext:value-type="float">
            <text:p>0</text:p>
          </table:table-cell>
          <table:table-cell table:style-name="ce158" table:formula="of:=[$right_arm.N120]" office:value-type="float" office:value="0" calcext:value-type="float">
            <text:p>0</text:p>
          </table:table-cell>
          <table:table-cell table:style-name="ce158" table:formula="of:=[$right_arm.O120]" office:value-type="float" office:value="0" calcext:value-type="float">
            <text:p>0</text:p>
          </table:table-cell>
          <table:table-cell table:style-name="ce158" table:formula="of:=[$right_arm.P120]" office:value-type="float" office:value="0" calcext:value-type="float">
            <text:p>0</text:p>
          </table:table-cell>
          <table:table-cell table:style-name="ce158" table:formula="of:=[$right_arm.Q120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Calibration2 <text:s text:c="2"/></text:p>
          </table:table-cell>
          <table:table-cell table:style-name="ce158" table:formula="of:=[$right_arm.B121]" office:value-type="float" office:value="0" calcext:value-type="float">
            <text:p>0</text:p>
          </table:table-cell>
          <table:table-cell table:style-name="ce158" table:formula="of:=[$right_arm.C121]" office:value-type="float" office:value="0" calcext:value-type="float">
            <text:p>0</text:p>
          </table:table-cell>
          <table:table-cell table:style-name="ce158" table:formula="of:=[$right_arm.D121]" office:value-type="float" office:value="0" calcext:value-type="float">
            <text:p>0</text:p>
          </table:table-cell>
          <table:table-cell table:style-name="ce158" table:formula="of:=[$right_arm.E121]" office:value-type="float" office:value="0" calcext:value-type="float">
            <text:p>0</text:p>
          </table:table-cell>
          <table:table-cell table:style-name="ce158" table:formula="of:=[$right_arm.F121]" office:value-type="float" office:value="0" calcext:value-type="float">
            <text:p>0</text:p>
          </table:table-cell>
          <table:table-cell table:style-name="ce158" table:formula="of:=[$right_arm.G121]" office:value-type="float" office:value="0" calcext:value-type="float">
            <text:p>0</text:p>
          </table:table-cell>
          <table:table-cell table:style-name="ce158" table:formula="of:=[$right_arm.H121]" office:value-type="float" office:value="0" calcext:value-type="float">
            <text:p>0</text:p>
          </table:table-cell>
          <table:table-cell table:style-name="ce158" table:formula="of:=[$right_arm.I121]" office:value-type="float" office:value="0" calcext:value-type="float">
            <text:p>0</text:p>
          </table:table-cell>
          <table:table-cell table:style-name="ce158" table:formula="of:=[$right_arm.J121]" office:value-type="float" office:value="0" calcext:value-type="float">
            <text:p>0</text:p>
          </table:table-cell>
          <table:table-cell table:style-name="ce158" table:formula="of:=[$right_arm.K121]" office:value-type="float" office:value="0" calcext:value-type="float">
            <text:p>0</text:p>
          </table:table-cell>
          <table:table-cell table:style-name="ce158" table:formula="of:=[$right_arm.L121]" office:value-type="float" office:value="0" calcext:value-type="float">
            <text:p>0</text:p>
          </table:table-cell>
          <table:table-cell table:style-name="ce158" table:formula="of:=[$right_arm.M121]" office:value-type="float" office:value="0" calcext:value-type="float">
            <text:p>0</text:p>
          </table:table-cell>
          <table:table-cell table:style-name="ce158" table:formula="of:=[$right_arm.N121]" office:value-type="float" office:value="0" calcext:value-type="float">
            <text:p>0</text:p>
          </table:table-cell>
          <table:table-cell table:style-name="ce158" table:formula="of:=[$right_arm.O121]" office:value-type="float" office:value="0" calcext:value-type="float">
            <text:p>0</text:p>
          </table:table-cell>
          <table:table-cell table:style-name="ce158" table:formula="of:=[$right_arm.P121]" office:value-type="float" office:value="0" calcext:value-type="float">
            <text:p>0</text:p>
          </table:table-cell>
          <table:table-cell table:style-name="ce158" table:formula="of:=[$right_arm.Q121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Calibration3 <text:s text:c="5"/></text:p>
          </table:table-cell>
          <table:table-cell table:style-name="ce158" table:formula="of:=[$right_arm.B122]" office:value-type="float" office:value="0" calcext:value-type="float">
            <text:p>0</text:p>
          </table:table-cell>
          <table:table-cell table:style-name="ce158" table:formula="of:=[$right_arm.C122]" office:value-type="float" office:value="0" calcext:value-type="float">
            <text:p>0</text:p>
          </table:table-cell>
          <table:table-cell table:style-name="ce158" table:formula="of:=[$right_arm.D122]" office:value-type="float" office:value="0" calcext:value-type="float">
            <text:p>0</text:p>
          </table:table-cell>
          <table:table-cell table:style-name="ce158" table:formula="of:=[$right_arm.E122]" office:value-type="float" office:value="0" calcext:value-type="float">
            <text:p>0</text:p>
          </table:table-cell>
          <table:table-cell table:style-name="ce158" table:formula="of:=[$right_arm.F122]" office:value-type="float" office:value="0" calcext:value-type="float">
            <text:p>0</text:p>
          </table:table-cell>
          <table:table-cell table:style-name="ce158" table:formula="of:=[$right_arm.G122]" office:value-type="float" office:value="0" calcext:value-type="float">
            <text:p>0</text:p>
          </table:table-cell>
          <table:table-cell table:style-name="ce158" table:formula="of:=[$right_arm.H122]" office:value-type="float" office:value="0" calcext:value-type="float">
            <text:p>0</text:p>
          </table:table-cell>
          <table:table-cell table:style-name="ce158" table:formula="of:=[$right_arm.I122]" office:value-type="float" office:value="0" calcext:value-type="float">
            <text:p>0</text:p>
          </table:table-cell>
          <table:table-cell table:style-name="ce158" table:formula="of:=[$right_arm.J122]" office:value-type="float" office:value="0" calcext:value-type="float">
            <text:p>0</text:p>
          </table:table-cell>
          <table:table-cell table:style-name="ce158" table:formula="of:=[$right_arm.K122]" office:value-type="float" office:value="0" calcext:value-type="float">
            <text:p>0</text:p>
          </table:table-cell>
          <table:table-cell table:style-name="ce158" table:formula="of:=[$right_arm.L122]" office:value-type="float" office:value="0" calcext:value-type="float">
            <text:p>0</text:p>
          </table:table-cell>
          <table:table-cell table:style-name="ce158" table:formula="of:=[$right_arm.M122]" office:value-type="float" office:value="0" calcext:value-type="float">
            <text:p>0</text:p>
          </table:table-cell>
          <table:table-cell table:style-name="ce158" table:formula="of:=[$right_arm.N122]" office:value-type="float" office:value="0" calcext:value-type="float">
            <text:p>0</text:p>
          </table:table-cell>
          <table:table-cell table:style-name="ce158" table:formula="of:=[$right_arm.O122]" office:value-type="float" office:value="0" calcext:value-type="float">
            <text:p>0</text:p>
          </table:table-cell>
          <table:table-cell table:style-name="ce158" table:formula="of:=[$right_arm.P122]" office:value-type="float" office:value="0" calcext:value-type="float">
            <text:p>0</text:p>
          </table:table-cell>
          <table:table-cell table:style-name="ce158" table:formula="of:=[$right_arm.Q122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[right_arm_zero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Joint <text:s text:c="10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PositionZero <text:s text:c="3"/></text:p>
          </table:table-cell>
          <table:table-cell table:style-name="ce158" table:formula="of:=[$right_arm.B123]" office:value-type="float" office:value="0" calcext:value-type="float">
            <text:p>0</text:p>
          </table:table-cell>
          <table:table-cell table:style-name="ce158" table:formula="of:=[$right_arm.C123]" office:value-type="float" office:value="0" calcext:value-type="float">
            <text:p>0</text:p>
          </table:table-cell>
          <table:table-cell table:style-name="ce158" table:formula="of:=[$right_arm.D123]" office:value-type="float" office:value="0" calcext:value-type="float">
            <text:p>0</text:p>
          </table:table-cell>
          <table:table-cell table:style-name="ce158" table:formula="of:=[$right_arm.E123]" office:value-type="float" office:value="0" calcext:value-type="float">
            <text:p>0</text:p>
          </table:table-cell>
          <table:table-cell table:style-name="ce158" table:formula="of:=[$right_arm.F123]" office:value-type="float" office:value="0" calcext:value-type="float">
            <text:p>0</text:p>
          </table:table-cell>
          <table:table-cell table:style-name="ce158" table:formula="of:=[$right_arm.G123]" office:value-type="float" office:value="0" calcext:value-type="float">
            <text:p>0</text:p>
          </table:table-cell>
          <table:table-cell table:style-name="ce158" table:formula="of:=[$right_arm.H123]" office:value-type="float" office:value="0" calcext:value-type="float">
            <text:p>0</text:p>
          </table:table-cell>
          <table:table-cell table:style-name="ce158" table:formula="of:=[$right_arm.I123]" office:value-type="float" office:value="0" calcext:value-type="float">
            <text:p>0</text:p>
          </table:table-cell>
          <table:table-cell table:style-name="ce158" table:formula="of:=[$right_arm.J123]" office:value-type="float" office:value="0" calcext:value-type="float">
            <text:p>0</text:p>
          </table:table-cell>
          <table:table-cell table:style-name="ce158" table:formula="of:=[$right_arm.K123]" office:value-type="float" office:value="0" calcext:value-type="float">
            <text:p>0</text:p>
          </table:table-cell>
          <table:table-cell table:style-name="ce158" table:formula="of:=[$right_arm.L123]" office:value-type="float" office:value="0" calcext:value-type="float">
            <text:p>0</text:p>
          </table:table-cell>
          <table:table-cell table:style-name="ce158" table:formula="of:=[$right_arm.M123]" office:value-type="float" office:value="0" calcext:value-type="float">
            <text:p>0</text:p>
          </table:table-cell>
          <table:table-cell table:style-name="ce158" table:formula="of:=[$right_arm.N123]" office:value-type="float" office:value="0" calcext:value-type="float">
            <text:p>0</text:p>
          </table:table-cell>
          <table:table-cell table:style-name="ce158" table:formula="of:=[$right_arm.O123]" office:value-type="float" office:value="0" calcext:value-type="float">
            <text:p>0</text:p>
          </table:table-cell>
          <table:table-cell table:style-name="ce158" table:formula="of:=[$right_arm.P123]" office:value-type="float" office:value="0" calcext:value-type="float">
            <text:p>0</text:p>
          </table:table-cell>
          <table:table-cell table:style-name="ce158" table:formula="of:=[$right_arm.Q123]" office:value-type="float" office:value="0" calcext:value-type="float">
            <text:p>0</text:p>
          </table:table-cell>
          <table:table-cell table:number-columns-repeated="47"/>
        </table:table-row>
        <table:table-row table:style-name="ro15">
          <table:table-cell office:value-type="string" calcext:value-type="string">
            <text:p>VelocityZero <text:s text:c="4"/></text:p>
          </table:table-cell>
          <table:table-cell table:style-name="ce158" table:formula="of:=[$right_arm.B124]" office:value-type="float" office:value="0" calcext:value-type="float">
            <text:p>0</text:p>
          </table:table-cell>
          <table:table-cell table:style-name="ce158" table:formula="of:=[$right_arm.C124]" office:value-type="float" office:value="0" calcext:value-type="float">
            <text:p>0</text:p>
          </table:table-cell>
          <table:table-cell table:style-name="ce158" table:formula="of:=[$right_arm.D124]" office:value-type="float" office:value="0" calcext:value-type="float">
            <text:p>0</text:p>
          </table:table-cell>
          <table:table-cell table:style-name="ce158" table:formula="of:=[$right_arm.E124]" office:value-type="float" office:value="0" calcext:value-type="float">
            <text:p>0</text:p>
          </table:table-cell>
          <table:table-cell table:style-name="ce158" table:formula="of:=[$right_arm.F124]" office:value-type="float" office:value="0" calcext:value-type="float">
            <text:p>0</text:p>
          </table:table-cell>
          <table:table-cell table:style-name="ce158" table:formula="of:=[$right_arm.G124]" office:value-type="float" office:value="0" calcext:value-type="float">
            <text:p>0</text:p>
          </table:table-cell>
          <table:table-cell table:style-name="ce158" table:formula="of:=[$right_arm.H124]" office:value-type="float" office:value="0" calcext:value-type="float">
            <text:p>0</text:p>
          </table:table-cell>
          <table:table-cell table:style-name="ce158" table:formula="of:=[$right_arm.I124]" office:value-type="float" office:value="0" calcext:value-type="float">
            <text:p>0</text:p>
          </table:table-cell>
          <table:table-cell table:style-name="ce158" table:formula="of:=[$right_arm.J124]" office:value-type="float" office:value="0" calcext:value-type="float">
            <text:p>0</text:p>
          </table:table-cell>
          <table:table-cell table:style-name="ce158" table:formula="of:=[$right_arm.K124]" office:value-type="float" office:value="0" calcext:value-type="float">
            <text:p>0</text:p>
          </table:table-cell>
          <table:table-cell table:style-name="ce158" table:formula="of:=[$right_arm.L124]" office:value-type="float" office:value="0" calcext:value-type="float">
            <text:p>0</text:p>
          </table:table-cell>
          <table:table-cell table:style-name="ce158" table:formula="of:=[$right_arm.M124]" office:value-type="float" office:value="0" calcext:value-type="float">
            <text:p>0</text:p>
          </table:table-cell>
          <table:table-cell table:style-name="ce158" table:formula="of:=[$right_arm.N124]" office:value-type="float" office:value="0" calcext:value-type="float">
            <text:p>0</text:p>
          </table:table-cell>
          <table:table-cell table:style-name="ce158" table:formula="of:=[$right_arm.O124]" office:value-type="float" office:value="0" calcext:value-type="float">
            <text:p>0</text:p>
          </table:table-cell>
          <table:table-cell table:style-name="ce158" table:formula="of:=[$right_arm.P124]" office:value-type="float" office:value="0" calcext:value-type="float">
            <text:p>0</text:p>
          </table:table-cell>
          <table:table-cell table:style-name="ce158" table:formula="of:=[$right_arm.Q124]" office:value-type="float" office:value="0" calcext:value-type="float">
            <text:p>0</text:p>
          </table:table-cell>
          <table:table-cell table:number-columns-repeated="47"/>
        </table:table-row>
        <table:table-row table:style-name="ro15" table:number-rows-repeated="2">
          <table:table-cell table:number-columns-repeated="64"/>
        </table:table-row>
        <table:table-row table:style-name="ro15">
          <table:table-cell office:value-type="string" calcext:value-type="string">
            <text:p>[right_leg_calib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Joint <text:s text:c="11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Type <text:s text:c="2"/></text:p>
          </table:table-cell>
          <table:table-cell table:style-name="ce175" table:formula="of:=[$right_leg.B100]" office:value-type="float" office:value="0" calcext:value-type="float">
            <text:p>0.00</text:p>
          </table:table-cell>
          <table:table-cell table:style-name="ce175" table:formula="of:=[$right_leg.C100]" office:value-type="float" office:value="0" calcext:value-type="float">
            <text:p>0.00</text:p>
          </table:table-cell>
          <table:table-cell table:style-name="ce175" table:formula="of:=[$right_leg.D100]" office:value-type="float" office:value="0" calcext:value-type="float">
            <text:p>0.00</text:p>
          </table:table-cell>
          <table:table-cell table:style-name="ce175" table:formula="of:=[$right_leg.E100]" office:value-type="float" office:value="0" calcext:value-type="float">
            <text:p>0.00</text:p>
          </table:table-cell>
          <table:table-cell table:style-name="ce175" table:formula="of:=[$right_leg.F100]" office:value-type="float" office:value="0" calcext:value-type="float">
            <text:p>0.00</text:p>
          </table:table-cell>
          <table:table-cell table:style-name="ce175" table:formula="of:=[$right_leg.G100]" office:value-type="float" office:value="0" calcext:value-type="float">
            <text:p>0.0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1 <text:s text:c="2"/></text:p>
          </table:table-cell>
          <table:table-cell table:style-name="ce175" table:formula="of:=[$right_leg.B101]" office:value-type="float" office:value="0" calcext:value-type="float">
            <text:p>0.00</text:p>
          </table:table-cell>
          <table:table-cell table:style-name="ce175" table:formula="of:=[$right_leg.C101]" office:value-type="float" office:value="0" calcext:value-type="float">
            <text:p>0.00</text:p>
          </table:table-cell>
          <table:table-cell table:style-name="ce175" table:formula="of:=[$right_leg.D101]" office:value-type="float" office:value="0" calcext:value-type="float">
            <text:p>0.00</text:p>
          </table:table-cell>
          <table:table-cell table:style-name="ce175" table:formula="of:=[$right_leg.E101]" office:value-type="float" office:value="0" calcext:value-type="float">
            <text:p>0.00</text:p>
          </table:table-cell>
          <table:table-cell table:style-name="ce175" table:formula="of:=[$right_leg.F101]" office:value-type="float" office:value="0" calcext:value-type="float">
            <text:p>0.00</text:p>
          </table:table-cell>
          <table:table-cell table:style-name="ce175" table:formula="of:=[$right_leg.G101]" office:value-type="float" office:value="0" calcext:value-type="float">
            <text:p>0.0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2 <text:s text:c="4"/></text:p>
          </table:table-cell>
          <table:table-cell table:style-name="ce175" table:formula="of:=[$right_leg.B102]" office:value-type="float" office:value="0" calcext:value-type="float">
            <text:p>0.00</text:p>
          </table:table-cell>
          <table:table-cell table:style-name="ce175" table:formula="of:=[$right_leg.C102]" office:value-type="float" office:value="0" calcext:value-type="float">
            <text:p>0.00</text:p>
          </table:table-cell>
          <table:table-cell table:style-name="ce175" table:formula="of:=[$right_leg.D102]" office:value-type="float" office:value="0" calcext:value-type="float">
            <text:p>0.00</text:p>
          </table:table-cell>
          <table:table-cell table:style-name="ce175" table:formula="of:=[$right_leg.E102]" office:value-type="float" office:value="0" calcext:value-type="float">
            <text:p>0.00</text:p>
          </table:table-cell>
          <table:table-cell table:style-name="ce175" table:formula="of:=[$right_leg.F102]" office:value-type="float" office:value="0" calcext:value-type="float">
            <text:p>0.00</text:p>
          </table:table-cell>
          <table:table-cell table:style-name="ce175" table:formula="of:=[$right_leg.G102]" office:value-type="float" office:value="0" calcext:value-type="float">
            <text:p>0.0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3 <text:s text:c="3"/></text:p>
          </table:table-cell>
          <table:table-cell table:style-name="ce175" table:formula="of:=[$right_leg.B103]" office:value-type="float" office:value="0" calcext:value-type="float">
            <text:p>0.00</text:p>
          </table:table-cell>
          <table:table-cell table:style-name="ce175" table:formula="of:=[$right_leg.C103]" office:value-type="float" office:value="0" calcext:value-type="float">
            <text:p>0.00</text:p>
          </table:table-cell>
          <table:table-cell table:style-name="ce175" table:formula="of:=[$right_leg.D103]" office:value-type="float" office:value="0" calcext:value-type="float">
            <text:p>0.00</text:p>
          </table:table-cell>
          <table:table-cell table:style-name="ce175" table:formula="of:=[$right_leg.E103]" office:value-type="float" office:value="0" calcext:value-type="float">
            <text:p>0.00</text:p>
          </table:table-cell>
          <table:table-cell table:style-name="ce175" table:formula="of:=[$right_leg.F103]" office:value-type="float" office:value="0" calcext:value-type="float">
            <text:p>0.00</text:p>
          </table:table-cell>
          <table:table-cell table:style-name="ce175" table:formula="of:=[$right_leg.G103]" office:value-type="float" office:value="0" calcext:value-type="float">
            <text:p>0.00</text:p>
          </table:table-cell>
          <table:table-cell table:number-columns-repeated="57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[right_leg_zero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Joint <text:s text:c="10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PositionZero <text:s text:c="5"/></text:p>
          </table:table-cell>
          <table:table-cell table:style-name="ce142" table:formula="of:=[$right_leg.B104]" office:value-type="float" office:value="0" calcext:value-type="float">
            <text:p>0.00</text:p>
          </table:table-cell>
          <table:table-cell table:style-name="ce142" table:formula="of:=[$right_leg.C104]" office:value-type="float" office:value="0" calcext:value-type="float">
            <text:p>0.00</text:p>
          </table:table-cell>
          <table:table-cell table:style-name="ce142" table:formula="of:=[$right_leg.D104]" office:value-type="float" office:value="0" calcext:value-type="float">
            <text:p>0.00</text:p>
          </table:table-cell>
          <table:table-cell table:style-name="ce142" table:formula="of:=[$right_leg.E104]" office:value-type="float" office:value="0" calcext:value-type="float">
            <text:p>0.00</text:p>
          </table:table-cell>
          <table:table-cell table:style-name="ce142" table:formula="of:=[$right_leg.F104]" office:value-type="float" office:value="0" calcext:value-type="float">
            <text:p>0.00</text:p>
          </table:table-cell>
          <table:table-cell table:style-name="ce142" table:formula="of:=[$right_leg.G104]" office:value-type="float" office:value="0" calcext:value-type="float">
            <text:p>0.0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VelocityZero <text:s text:c="2"/></text:p>
          </table:table-cell>
          <table:table-cell table:style-name="ce142" table:formula="of:=[$right_leg.B105]" office:value-type="float" office:value="0" calcext:value-type="float">
            <text:p>0.00</text:p>
          </table:table-cell>
          <table:table-cell table:style-name="ce142" table:formula="of:=[$right_leg.C105]" office:value-type="float" office:value="0" calcext:value-type="float">
            <text:p>0.00</text:p>
          </table:table-cell>
          <table:table-cell table:style-name="ce142" table:formula="of:=[$right_leg.D105]" office:value-type="float" office:value="0" calcext:value-type="float">
            <text:p>0.00</text:p>
          </table:table-cell>
          <table:table-cell table:style-name="ce142" table:formula="of:=[$right_leg.E105]" office:value-type="float" office:value="0" calcext:value-type="float">
            <text:p>0.00</text:p>
          </table:table-cell>
          <table:table-cell table:style-name="ce142" table:formula="of:=[$right_leg.F105]" office:value-type="float" office:value="0" calcext:value-type="float">
            <text:p>0.00</text:p>
          </table:table-cell>
          <table:table-cell table:style-name="ce142" table:formula="of:=[$right_leg.G105]" office:value-type="float" office:value="0" calcext:value-type="float">
            <text:p>0.00</text:p>
          </table:table-cell>
          <table:table-cell table:number-columns-repeated="57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[left_leg_calib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Joint <text:s text:c="7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Type <text:s text:c="3"/></text:p>
          </table:table-cell>
          <table:table-cell table:style-name="ce1" table:formula="of:=[$left_leg.B100]" office:value-type="float" office:value="0" calcext:value-type="float">
            <text:p>0</text:p>
          </table:table-cell>
          <table:table-cell table:style-name="ce1" table:formula="of:=[$left_leg.C100]" office:value-type="float" office:value="0" calcext:value-type="float">
            <text:p>0</text:p>
          </table:table-cell>
          <table:table-cell table:style-name="ce1" table:formula="of:=[$left_leg.D100]" office:value-type="float" office:value="0" calcext:value-type="float">
            <text:p>0</text:p>
          </table:table-cell>
          <table:table-cell table:style-name="ce1" table:formula="of:=[$left_leg.E100]" office:value-type="float" office:value="0" calcext:value-type="float">
            <text:p>0</text:p>
          </table:table-cell>
          <table:table-cell table:style-name="ce1" table:formula="of:=[$left_leg.F100]" office:value-type="float" office:value="0" calcext:value-type="float">
            <text:p>0</text:p>
          </table:table-cell>
          <table:table-cell table:style-name="ce1" table:formula="of:=[$left_leg.G100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1 <text:s text:c="2"/></text:p>
          </table:table-cell>
          <table:table-cell table:style-name="ce1" table:formula="of:=[$left_leg.B101]" office:value-type="float" office:value="0" calcext:value-type="float">
            <text:p>0</text:p>
          </table:table-cell>
          <table:table-cell table:style-name="ce1" table:formula="of:=[$left_leg.C101]" office:value-type="float" office:value="0" calcext:value-type="float">
            <text:p>0</text:p>
          </table:table-cell>
          <table:table-cell table:style-name="ce1" table:formula="of:=[$left_leg.D101]" office:value-type="float" office:value="0" calcext:value-type="float">
            <text:p>0</text:p>
          </table:table-cell>
          <table:table-cell table:style-name="ce1" table:formula="of:=[$left_leg.E101]" office:value-type="float" office:value="0" calcext:value-type="float">
            <text:p>0</text:p>
          </table:table-cell>
          <table:table-cell table:style-name="ce1" table:formula="of:=[$left_leg.F101]" office:value-type="float" office:value="0" calcext:value-type="float">
            <text:p>0</text:p>
          </table:table-cell>
          <table:table-cell table:style-name="ce1" table:formula="of:=[$left_leg.G101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2 <text:s text:c="5"/></text:p>
          </table:table-cell>
          <table:table-cell table:style-name="ce1" table:formula="of:=[$left_leg.B102]" office:value-type="float" office:value="0" calcext:value-type="float">
            <text:p>0</text:p>
          </table:table-cell>
          <table:table-cell table:style-name="ce1" table:formula="of:=[$left_leg.C102]" office:value-type="float" office:value="0" calcext:value-type="float">
            <text:p>0</text:p>
          </table:table-cell>
          <table:table-cell table:style-name="ce1" table:formula="of:=[$left_leg.D102]" office:value-type="float" office:value="0" calcext:value-type="float">
            <text:p>0</text:p>
          </table:table-cell>
          <table:table-cell table:style-name="ce1" table:formula="of:=[$left_leg.E102]" office:value-type="float" office:value="0" calcext:value-type="float">
            <text:p>0</text:p>
          </table:table-cell>
          <table:table-cell table:style-name="ce1" table:formula="of:=[$left_leg.F102]" office:value-type="float" office:value="0" calcext:value-type="float">
            <text:p>0</text:p>
          </table:table-cell>
          <table:table-cell table:style-name="ce1" table:formula="of:=[$left_leg.G102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Calibration3 <text:s text:c="2"/></text:p>
          </table:table-cell>
          <table:table-cell table:style-name="ce1" table:formula="of:=[$left_leg.B103]" office:value-type="float" office:value="0" calcext:value-type="float">
            <text:p>0</text:p>
          </table:table-cell>
          <table:table-cell table:style-name="ce1" table:formula="of:=[$left_leg.C103]" office:value-type="float" office:value="0" calcext:value-type="float">
            <text:p>0</text:p>
          </table:table-cell>
          <table:table-cell table:style-name="ce1" table:formula="of:=[$left_leg.D103]" office:value-type="float" office:value="0" calcext:value-type="float">
            <text:p>0</text:p>
          </table:table-cell>
          <table:table-cell table:style-name="ce1" table:formula="of:=[$left_leg.E103]" office:value-type="float" office:value="0" calcext:value-type="float">
            <text:p>0</text:p>
          </table:table-cell>
          <table:table-cell table:style-name="ce1" table:formula="of:=[$left_leg.F103]" office:value-type="float" office:value="0" calcext:value-type="float">
            <text:p>0</text:p>
          </table:table-cell>
          <table:table-cell table:style-name="ce1" table:formula="of:=[$left_leg.G103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[left_leg_zero]</text:p>
          </table:table-cell>
          <table:table-cell table:number-columns-repeated="63"/>
        </table:table-row>
        <table:table-row table:style-name="ro15">
          <table:table-cell office:value-type="string" calcext:value-type="string">
            <text:p>//Joint <text:s text:c="12"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PositionZero <text:s text:c="4"/></text:p>
          </table:table-cell>
          <table:table-cell table:style-name="ce158" table:formula="of:=[$left_leg.B104]" office:value-type="float" office:value="0" calcext:value-type="float">
            <text:p>0</text:p>
          </table:table-cell>
          <table:table-cell table:style-name="ce158" table:formula="of:=[$left_leg.C104]" office:value-type="float" office:value="0" calcext:value-type="float">
            <text:p>0</text:p>
          </table:table-cell>
          <table:table-cell table:style-name="ce158" table:formula="of:=[$left_leg.D104]" office:value-type="float" office:value="0" calcext:value-type="float">
            <text:p>0</text:p>
          </table:table-cell>
          <table:table-cell table:style-name="ce158" table:formula="of:=[$left_leg.E104]" office:value-type="float" office:value="0" calcext:value-type="float">
            <text:p>0</text:p>
          </table:table-cell>
          <table:table-cell table:style-name="ce158" table:formula="of:=[$left_leg.F104]" office:value-type="float" office:value="0" calcext:value-type="float">
            <text:p>0</text:p>
          </table:table-cell>
          <table:table-cell table:style-name="ce158" table:formula="of:=[$left_leg.G104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office:value-type="string" calcext:value-type="string">
            <text:p>VelocityZero <text:s text:c="3"/></text:p>
          </table:table-cell>
          <table:table-cell table:style-name="ce158" table:formula="of:=[$left_leg.B105]" office:value-type="float" office:value="0" calcext:value-type="float">
            <text:p>0</text:p>
          </table:table-cell>
          <table:table-cell table:style-name="ce158" table:formula="of:=[$left_leg.C105]" office:value-type="float" office:value="0" calcext:value-type="float">
            <text:p>0</text:p>
          </table:table-cell>
          <table:table-cell table:style-name="ce158" table:formula="of:=[$left_leg.D105]" office:value-type="float" office:value="0" calcext:value-type="float">
            <text:p>0</text:p>
          </table:table-cell>
          <table:table-cell table:style-name="ce158" table:formula="of:=[$left_leg.E105]" office:value-type="float" office:value="0" calcext:value-type="float">
            <text:p>0</text:p>
          </table:table-cell>
          <table:table-cell table:style-name="ce158" table:formula="of:=[$left_leg.F105]" office:value-type="float" office:value="0" calcext:value-type="float">
            <text:p>0</text:p>
          </table:table-cell>
          <table:table-cell table:style-name="ce158" table:formula="of:=[$left_leg.G105]" office:value-type="float" office:value="0" calcext:value-type="float">
            <text:p>0</text:p>
          </table:table-cell>
          <table:table-cell table:number-columns-repeated="57"/>
        </table:table-row>
        <table:table-row table:style-name="ro15">
          <table:table-cell table:number-columns-repeated="64"/>
        </table:table-row>
        <table:table-row table:style-name="ro15">
          <table:table-cell office:value-type="string" calcext:value-type="string">
            <text:p>//DO NOT REMOVE THIS LINE</text:p>
          </table:table-cell>
          <table:table-cell table:number-columns-repeated="63"/>
        </table:table-row>
        <table:table-row table:style-name="ro15" table:number-rows-repeated="1048492">
          <table:table-cell table:number-columns-repeated="64"/>
        </table:table-row>
        <table:table-row table:style-name="ro1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3" number:min-decimal-places="3" number:min-integer-digits="3"/>
    </number:number-style>
    <number:date-style style:name="N127">
      <number:month/>
      <number:text>/</number:text>
      <number:day/>
      <number:text>/</number:text>
      <number:year number:style="long"/>
    </number:date-style>
    <number:number-style style:name="N126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d_20_2" style:display-name="Bad 2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ff0000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ff0000"/>
      <style:text-properties fo:color="#000000" fo:font-size="11pt" style:font-size-asian="11pt" style:font-size-complex="11pt"/>
    </style:style>
    <style:style style:name="Excel_5f_CondFormat_5f_1_5f_3_5f_1" style:display-name="Excel_CondFormat_1_3_1" style:family="table-cell" style:parent-style-name="Default">
      <style:table-cell-properties fo:background-color="#ff0000"/>
      <style:text-properties fo:color="#000000" fo:font-size="11pt" style:font-size-asian="11pt" style:font-size-complex="11pt"/>
    </style:style>
    <style:style style:name="Excel_5f_CondFormat_5f_1_5f_4_5f_1" style:display-name="Excel_CondFormat_1_4_1" style:family="table-cell" style:parent-style-name="Default">
      <style:table-cell-properties fo:background-color="#ff0000"/>
      <style:text-properties fo:color="#000000" fo:font-size="11pt" style:font-size-asian="11pt" style:font-size-complex="11pt"/>
    </style:style>
    <style:style style:name="Excel_5f_CondFormat_5f_1_5f_5_5f_1" style:display-name="Excel_CondFormat_1_5_1" style:family="table-cell" style:parent-style-name="Default">
      <style:table-cell-properties fo:background-color="#ff0000"/>
      <style:text-properties fo:color="#000000" fo:font-size="11pt" style:font-size-asian="11pt" style:font-size-complex="11pt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ead" style:display-name="PageStyle_hea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rso" style:display-name="PageStyle_tors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ft_5f_arm" style:display-name="PageStyle_left_ar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ft_5f_hand" style:display-name="PageStyle_left_han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ght_5f_arm" style:display-name="PageStyle_right_ar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ght_5f_hand" style:display-name="PageStyle_right_han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ft_5f_leg" style:display-name="PageStyle_left_le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ft_5f_lower_5f_leg" style:display-name="PageStyle_left_lower_le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ght_5f_leg" style:display-name="PageStyle_right_le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ght_5f_lower_5f_leg" style:display-name="PageStyle_right_lower_le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botmotorgui_5f_ini" style:display-name="PageStyle_robotmotorgui_in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ggia</meta:initial-creator>
    <meta:creation-date>2011-07-06T10:14:56</meta:creation-date>
    <dc:date>2022-07-25T12:17:05.174606412</dc:date>
    <meta:editing-cycles>18</meta:editing-cycles>
    <meta:editing-duration>PT3H6M14S</meta:editing-duration>
    <meta:document-statistic meta:table-count="12" meta:cell-count="2528" meta:object-count="7"/>
    <meta:generator>LibreOffice/7.3.4.2$Linux_X86_64 LibreOffice_project/30$Build-2</meta:generator>
  </office:meta>
</office:document-meta>
</file>